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08cm"/>
    </style:style>
    <style:style style:name="co3" style:family="table-column">
      <style:table-column-properties fo:break-before="auto" style:column-width="1.307cm"/>
    </style:style>
    <style:style style:name="co4" style:family="table-column">
      <style:table-column-properties fo:break-before="auto" style:column-width="1.824cm"/>
    </style:style>
    <style:style style:name="co5" style:family="table-column">
      <style:table-column-properties fo:break-before="auto" style:column-width="1.252cm"/>
    </style:style>
    <style:style style:name="co6" style:family="table-column">
      <style:table-column-properties fo:break-before="auto" style:column-width="1.797cm"/>
    </style:style>
    <style:style style:name="co7" style:family="table-column">
      <style:table-column-properties fo:break-before="auto" style:column-width="1.279cm"/>
    </style:style>
    <style:style style:name="co8" style:family="table-column">
      <style:table-column-properties fo:break-before="auto" style:column-width="3.267cm"/>
    </style:style>
    <style:style style:name="co9" style:family="table-column">
      <style:table-column-properties fo:break-before="auto" style:column-width="5.637cm"/>
    </style:style>
    <style:style style:name="co10" style:family="table-column">
      <style:table-column-properties fo:break-before="auto" style:column-width="4.276cm"/>
    </style:style>
    <style:style style:name="co11" style:family="table-column">
      <style:table-column-properties fo:break-before="auto" style:column-width="18cm"/>
    </style:style>
    <style:style style:name="co12" style:family="table-column">
      <style:table-column-properties fo:break-before="auto" style:column-width="12.146cm"/>
    </style:style>
    <style:style style:name="ro1" style:family="table-row">
      <style:table-row-properties style:row-height="0.452cm" fo:break-before="auto" style:use-optimal-row-height="false"/>
    </style:style>
    <style:style style:name="ro2" style:family="table-row">
      <style:table-row-properties style:row-height="6.627cm" fo:break-before="auto" style:use-optimal-row-height="false"/>
    </style:style>
    <style:style style:name="ro3" style:family="table-row">
      <style:table-row-properties style:row-height="0.868cm" fo:break-before="auto" style:use-optimal-row-height="false"/>
    </style:style>
    <style:style style:name="ro4" style:family="table-row">
      <style:table-row-properties style:row-height="1.603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1.79cm" fo:break-before="auto" style:use-optimal-row-height="false"/>
    </style:style>
    <style:style style:name="ro7" style:family="table-row">
      <style:table-row-properties style:row-height="0.974cm" fo:break-before="auto" style:use-optimal-row-height="false"/>
    </style:style>
    <style:style style:name="ro8" style:family="table-row">
      <style:table-row-properties style:row-height="1.236cm" fo:break-before="auto" style:use-optimal-row-height="false"/>
    </style:style>
    <style:style style:name="ro9" style:family="table-row">
      <style:table-row-properties style:row-height="1.014cm" fo:break-before="auto" style:use-optimal-row-height="false"/>
    </style:style>
    <style:style style:name="ro10" style:family="table-row">
      <style:table-row-properties style:row-height="0.631cm" fo:break-before="auto" style:use-optimal-row-height="false"/>
    </style:style>
    <style:style style:name="ro11" style:family="table-row">
      <style:table-row-properties style:row-height="0.529cm" fo:break-before="auto" style:use-optimal-row-height="true"/>
    </style:style>
    <style:style style:name="ro12" style:family="table-row">
      <style:table-row-properties style:row-height="0.801cm" fo:break-before="auto" style:use-optimal-row-height="false"/>
    </style:style>
    <style:style style:name="ro13" style:family="table-row">
      <style:table-row-properties style:row-height="1.473cm" fo:break-before="auto" style:use-optimal-row-height="false"/>
    </style:style>
    <style:style style:name="ro14" style:family="table-row">
      <style:table-row-properties style:row-height="0.263cm" fo:break-before="auto" style:use-optimal-row-height="false"/>
    </style:style>
    <style:style style:name="ro15" style:family="table-row">
      <style:table-row-properties style:row-height="7.054cm" fo:break-before="auto" style:use-optimal-row-height="false"/>
    </style:style>
    <style:style style:name="ro16" style:family="table-row">
      <style:table-row-properties style:row-height="1.632cm" fo:break-before="auto" style:use-optimal-row-height="true"/>
    </style:style>
    <style:style style:name="ro17" style:family="table-row">
      <style:table-row-properties style:row-height="0.453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6" style:family="table-cell" style:parent-style-name="Default">
      <style:table-cell-properties fo:wrap-option="wrap"/>
      <style:text-properties fo:color="#000000" style:text-outline="false" style:text-line-through-style="none" style:text-line-through-type="none" style:font-name="Liberation Serif" fo:font-size="12pt" fo:language="en" fo:country="IE"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fo:wrap-option="wrap"/>
      <style:text-properties fo:color="#c9211e" style:text-outline="false" style:text-line-through-style="none" style:text-line-through-type="none" style:font-name="Liberation Serif" fo:font-size="12pt" fo:language="en" fo:country="IE"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paragraph-properties fo:text-align="center"/>
      <style:text-properties fo:color="#000000" style:text-outline="false" style:text-line-through-style="none" style:text-line-through-type="none" style:font-name="Liberation Serif" fo:font-size="10pt" fo:language="en" fo:country="I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fo:color="#000000"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IE"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I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2pt" fo:language="en" fo:country="IE"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ext-properties fo:color="#000000"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style>
    <style:style style:name="ce22" style:family="table-cell" style:parent-style-name="Default">
      <style:table-cell-properties fo:wrap-option="wrap"/>
    </style:style>
    <style:style style:name="ce15" style:family="table-cell" style:parent-style-name="Default">
      <style:table-cell-properties style:text-align-source="fix" style:repeat-content="false"/>
      <style:paragraph-properties fo:text-align="start" fo:margin-left="0cm"/>
    </style:style>
    <style:style style:name="ce35" style:family="table-cell" style:parent-style-name="Default">
      <style:text-properties fo:color="#000000" style:text-outline="false" style:text-line-through-style="none" style:text-line-through-type="none" style:font-name="Liberation Serif" fo:font-size="12pt" fo:language="en" fo:country="IE"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8" style:family="table-cell" style:parent-style-name="Default">
      <style:text-properties style:use-window-font-color="true" style:text-outline="false" style:text-line-through-style="none" style:text-line-through-type="none" style:font-name="Liberation Serif" fo:font-size="12pt" fo:language="en" fo:country="IE"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style:vertical-align="middle"/>
    </style:style>
    <style:style style:name="ce38" style:family="table-cell" style:parent-style-name="Default">
      <style:table-cell-properties style:vertical-align="middle"/>
      <style:text-properties fo:color="#000000"/>
    </style:style>
    <style:style style:name="ce39" style:family="table-cell" style:parent-style-name="Default">
      <style:text-properties fo:color="#000000"/>
    </style:style>
    <style:style style:name="ce21" style:family="table-cell" style:parent-style-name="Default">
      <style:table-cell-properties style:vertical-align="middle"/>
      <style:text-properties fo:font-weight="bold" style:font-weight-asian="bold" style:font-weight-complex="bold"/>
    </style:style>
    <style:style style:name="ce41" style:family="table-cell" style:parent-style-name="Default" style:data-style-name="N99">
      <style:text-properties fo:color="#000000"/>
    </style:style>
    <style:style style:name="ce9" style:family="table-cell" style:parent-style-name="Default" style:data-style-name="N99"/>
    <style:style style:name="ce25"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I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0"/>
    <style:style style:name="ce29" style:family="table-cell" style:parent-style-name="Default" style:data-style-name="N0">
      <style:table-cell-properties style:vertical-align="middle"/>
    </style:style>
    <style:style style:name="ce30" style:family="table-cell" style:parent-style-name="Default">
      <style:text-properties fo:font-weight="bold" style:font-weight-asian="bold" style:font-weight-complex="bold"/>
    </style:style>
    <style:style style:name="ce16" style:family="table-cell" style:parent-style-name="Default" style:data-style-name="N99">
      <style:table-cell-properties fo:wrap-option="wrap"/>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data-style-name="N0">
      <style:table-cell-properties fo:wrap-option="wrap"/>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normal" fo:font-style="italic" style:font-weight-asian="normal" style:font-weight-complex="normal" style:font-style-asian="italic" style:font-style-complex="italic"/>
    </style:style>
    <style:style style:name="T2" style:family="text">
      <style:text-properties fo:color="#000000" fo:font-weight="normal" style:font-weight-asian="normal" style:font-weight-complex="normal"/>
    </style:style>
    <style:style style:name="T3" style:family="text">
      <style:text-properties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Modules by Master Areas" table:style-name="ta1">
        <table:table-column table:style-name="co1" table:default-cell-style-name="Default"/>
        <table:table-column table:style-name="co1" table:visibility="collapse" table:default-cell-style-name="Default"/>
        <table:table-column table:style-name="co2" table:default-cell-style-name="ce22"/>
        <table:table-column table:style-name="co3" table:default-cell-style-name="Default"/>
        <table:table-column table:style-name="co4" table:default-cell-style-name="Default"/>
        <table:table-column table:style-name="co5" table:default-cell-style-name="ce15"/>
        <table:table-column table:style-name="co6" table:default-cell-style-name="Default"/>
        <table:table-column table:style-name="co7" table:default-cell-style-name="Default"/>
        <table:table-column table:style-name="co1" table:default-cell-style-name="Default"/>
        <table:table-column table:style-name="co8" table:default-cell-style-name="Default"/>
        <table:table-column table:style-name="co1" table:number-columns-repeated="4" table:default-cell-style-name="Default"/>
        <table:table-column table:style-name="co9" table:default-cell-style-name="Default"/>
        <table:table-column table:style-name="co1" table:number-columns-repeated="1009" table:default-cell-style-name="Default"/>
        <table:table-row table:style-name="ro1">
          <table:table-cell table:style-name="ce6" office:value-type="string" calcext:value-type="string" table:number-columns-spanned="8" table:number-rows-spanned="1">
            <text:p>TUM Informatics Master – Modules offered in SS23 by area</text:p>
          </table:table-cell>
          <table:covered-table-cell/>
          <table:covered-table-cell table:style-name="ce32"/>
          <table:covered-table-cell table:number-columns-repeated="2"/>
          <table:covered-table-cell table:style-name="Default"/>
          <table:covered-table-cell table:number-columns-repeated="2"/>
          <table:table-cell table:style-name="ce20"/>
          <table:table-cell table:style-name="ce21"/>
          <table:table-cell table:style-name="ce20" table:number-columns-repeated="5"/>
          <table:table-cell table:style-name="ce25" table:number-columns-repeated="3"/>
          <table:table-cell table:style-name="ce20" table:number-columns-repeated="1006"/>
        </table:table-row>
        <table:table-row table:style-name="ro2">
          <table:table-cell table:style-name="ce11" office:value-type="string" calcext:value-type="string" table:number-columns-spanned="8" table:number-rows-spanned="1">
            <text:p><text:span text:style-name="T1">This list is not official, might be incomplete or have errors, use with care!</text:span></text:p>
            <text:p/>
            <text:p><text:span text:style-name="T2">I created this list by matching modules from TUMonline that will actually be offered with the list of elective modules. I only included lectures (VO) and lectures with integrated exercises (VI). There may be errors: For example, new courses might be missing if they are not yet associated with the correct curriculum on TUMonline, or (rarely) courses are present in TUMonline, but have been cancelled.</text:span></text:p>
            <text:p/>
            <text:p><text:span text:style-name="T2">Below the main table there are modules that are not mentioned above. There are several possible reasons:</text:span></text:p>
            <text:p><text:span text:style-name="T2">- some are bachelor courses that must be taken by some to start the master</text:span></text:p>
            <text:p><text:span text:style-name="T2">- some are IN courses, but only counts towards other degrees</text:span></text:p>
            <text:p><text:span text:style-name="T2">- some are new courses that count towards the Informatics master, which are not yet mentioned in the official FPSO table or not yet correctly registered in TUM online</text:span></text:p>
          </table:table-cell>
          <table:covered-table-cell/>
          <table:covered-table-cell table:style-name="ce32"/>
          <table:covered-table-cell table:number-columns-repeated="2"/>
          <table:covered-table-cell table:style-name="Default"/>
          <table:covered-table-cell table:number-columns-repeated="2"/>
          <table:table-cell table:style-name="ce20"/>
          <table:table-cell table:style-name="ce21"/>
          <table:table-cell table:style-name="ce20" table:number-columns-repeated="5"/>
          <table:table-cell table:style-name="ce25" table:number-columns-repeated="3"/>
          <table:table-cell table:style-name="ce20" table:number-columns-repeated="1006"/>
        </table:table-row>
        <table:table-row table:style-name="ro3">
          <table:table-cell table:style-name="ce6" office:value-type="string" calcext:value-type="string" table:number-columns-spanned="8" table:number-rows-spanned="1">
            <text:p>Elective Modules of the Area "Computer Graphics and Vision" (CGV): </text:p>
          </table:table-cell>
          <table:covered-table-cell/>
          <table:covered-table-cell table:style-name="Default"/>
          <table:covered-table-cell table:number-columns-repeated="2"/>
          <table:covered-table-cell table:style-name="Default"/>
          <table:covered-table-cell table:number-columns-repeated="2"/>
          <table:table-cell table:style-name="ce20"/>
          <table:table-cell table:style-name="ce21" office:value-type="string" calcext:value-type="string">
            <text:p>Offered in the current semester?</text:p>
          </table:table-cell>
          <table:table-cell table:style-name="ce20" table:number-columns-repeated="5"/>
          <table:table-cell table:style-name="ce25" table:number-columns-repeated="3"/>
          <table:table-cell table:style-name="ce20" table:number-columns-repeated="1006"/>
        </table:table-row>
        <table:table-row table:style-name="ro4">
          <table:table-cell table:style-name="ce12" office:value-type="string" calcext:value-type="string">
            <text:p>ID </text:p>
          </table:table-cell>
          <table:table-cell table:style-name="ce24"/>
          <table:table-cell table:style-name="ce12" office:value-type="string" calcext:value-type="string">
            <text:p>Title </text:p>
          </table:table-cell>
          <table:table-cell table:style-name="ce12" office:value-type="string" calcext:value-type="string">
            <text:p>Term </text:p>
          </table:table-cell>
          <table:table-cell table:style-name="ce12" office:value-type="string" calcext:value-type="string">
            <text:p>Contact Hours</text:p>
          </table:table-cell>
          <table:table-cell table:style-name="ce12" office:value-type="string" calcext:value-type="string">
            <text:p>Credits </text:p>
          </table:table-cell>
          <table:table-cell table:style-name="ce12" office:value-type="string" calcext:value-type="string">
            <text:p>Language </text:p>
          </table:table-cell>
          <table:table-cell table:style-name="ce12" office:value-type="string" calcext:value-type="string">
            <text:p>THEO </text:p>
          </table:table-cell>
          <table:table-cell table:style-name="ce38"/>
          <table:table-cell table:style-name="ce41" table:formula="of:=OR(ISNUMBER(FIND(TRIM([.A4]);COM.MICROSOFT.CONCAT(['Offered modules from TUM online (Master)'.A$5:.A$150]))); ISNUMBER(FIND(&quot;Area&quot;; [.A4])); ISNUMBER(FIND(&quot;You can choose ONE&quot;; [.A4])); ISNUMBER(FIND(&quot;ID&quot;; [.A4])))" office:value-type="boolean" office:boolean-value="true" calcext:value-type="boolean">
            <text:p>TRUE</text:p>
          </table:table-cell>
          <table:table-cell table:style-name="ce20" table:number-columns-repeated="5"/>
          <table:table-cell table:style-name="ce25" table:number-columns-repeated="3"/>
          <table:table-cell table:style-name="ce20" table:number-columns-repeated="1006"/>
        </table:table-row>
        <table:table-row table:style-name="ro5">
          <table:table-cell table:style-name="ce13" office:value-type="string" calcext:value-type="string">
            <text:p><text:a xlink:href="https://campus.tum.de/tumonline/WBMODHB.wbShowMHBReadOnly?pKnotenNr=1412259" xlink:type="simple">IN2354 </text:a> </text:p>
          </table:table-cell>
          <table:table-cell table:style-name="ce27"/>
          <table:table-cell table:style-name="ce13" office:value-type="string" calcext:value-type="string">
            <text:p>3D Scanning &amp; Motion Capture </text:p>
          </table:table-cell>
          <table:table-cell table:style-name="ce13" office:value-type="string" calcext:value-type="string">
            <text:p>WS/SS </text:p>
          </table:table-cell>
          <table:table-cell table:style-name="ce13" office:value-type="string" calcext:value-type="string">
            <text:p>2V+1Ü+1P </text:p>
          </table:table-cell>
          <table:table-cell table:style-name="ce13" office:value-type="float" office:value="6" calcext:value-type="float">
            <text:p>6</text:p>
          </table:table-cell>
          <table:table-cell table:style-name="ce13" office:value-type="string" calcext:value-type="string">
            <text:p>EN </text:p>
          </table:table-cell>
          <table:table-cell table:style-name="ce27" office:value-type="string" calcext:value-type="string">
            <text:p/>
          </table:table-cell>
          <table:table-cell table:style-name="ce39"/>
          <table:table-cell table:style-name="ce41" table:formula="of:=OR(ISNUMBER(FIND(TRIM([.A5]);COM.MICROSOFT.CONCAT(['Offered modules from TUM online (Master)'.A$5:.A$150]))); ISNUMBER(FIND(&quot;Area&quot;; [.A5])); ISNUMBER(FIND(&quot;You can choose ONE&quot;; [.A5])); ISNUMBER(FIND(&quot;ID&quot;; [.A5])))"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6" table:visibility="filter">
          <table:table-cell table:style-name="ce13" office:value-type="string" calcext:value-type="string">
            <text:p><text:a xlink:href="https://campus.tum.de/tumonline/WBMODHB.wbShowMHBReadOnly?pKnotenNr=608652" xlink:type="simple">IN2238 </text:a> </text:p>
          </table:table-cell>
          <table:table-cell table:style-name="ce27"/>
          <table:table-cell table:style-name="ce13" office:value-type="string" calcext:value-type="string">
            <text:p>Analysis of Three-Dimensional Shapes </text:p>
          </table:table-cell>
          <table:table-cell table:style-name="ce13" office:value-type="string" calcext:value-type="string">
            <text:p>unreg </text:p>
          </table:table-cell>
          <table:table-cell table:style-name="ce13" office:value-type="string" calcext:value-type="string">
            <text:p>4V+2Ü </text:p>
          </table:table-cell>
          <table:table-cell table:style-name="ce13" office:value-type="float" office:value="8" calcext:value-type="float">
            <text:p>8</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6]);COM.MICROSOFT.CONCAT(['Offered modules from TUM online (Master)'.A$5:.A$150]))); ISNUMBER(FIND(&quot;Area&quot;; [.A6])); ISNUMBER(FIND(&quot;You can choose ONE&quot;; [.A6])); ISNUMBER(FIND(&quot;ID&quot;; [.A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80428" xlink:type="simple">IN3200 </text:a> </text:p>
          </table:table-cell>
          <table:table-cell table:style-name="ce27"/>
          <table:table-cell table:style-name="ce13" office:value-type="string" calcext:value-type="string">
            <text:p>Selected Topics in Computer Graphics and Vision </text:p>
          </table:table-cell>
          <table:table-cell table:style-name="ce13" office:value-type="string" calcext:value-type="string">
            <text:p>unreg </text:p>
          </table:table-cell>
          <table:table-cell table:style-name="ce27"/>
          <table:table-cell table:style-name="ce13" office:value-type="float" office:value="5" calcext:value-type="float">
            <text:p>5</text:p>
          </table:table-cell>
          <table:table-cell table:style-name="ce13" office:value-type="string" calcext:value-type="string">
            <text:p>DE/EN </text:p>
          </table:table-cell>
          <table:table-cell table:style-name="ce27" office:value-type="string" calcext:value-type="string">
            <text:p/>
          </table:table-cell>
          <table:table-cell/>
          <table:table-cell table:style-name="ce41" table:formula="of:=OR(ISNUMBER(FIND(TRIM([.A7]);COM.MICROSOFT.CONCAT(['Offered modules from TUM online (Master)'.A$5:.A$150]))); ISNUMBER(FIND(&quot;Area&quot;; [.A7])); ISNUMBER(FIND(&quot;You can choose ONE&quot;; [.A7])); ISNUMBER(FIND(&quot;ID&quot;; [.A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56368" xlink:type="simple">IN2015 </text:a> </text:p>
          </table:table-cell>
          <table:table-cell table:style-name="ce27"/>
          <table:table-cell table:style-name="ce13" office:value-type="string" calcext:value-type="string">
            <text:p>Image Synthesis </text:p>
          </table:table-cell>
          <table:table-cell table:style-name="ce13" office:value-type="string" calcext:value-type="string">
            <text:p>WS </text:p>
          </table:table-cell>
          <table:table-cell table:style-name="ce13" office:value-type="string" calcext:value-type="string">
            <text:p>4V </text:p>
          </table:table-cell>
          <table:table-cell table:style-name="ce13" office:value-type="float" office:value="5" calcext:value-type="float">
            <text:p>5</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8]);COM.MICROSOFT.CONCAT(['Offered modules from TUM online (Master)'.A$5:.A$150]))); ISNUMBER(FIND(&quot;Area&quot;; [.A8])); ISNUMBER(FIND(&quot;You can choose ONE&quot;; [.A8])); ISNUMBER(FIND(&quot;ID&quot;; [.A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73853" xlink:type="simple">IN2023 </text:a> </text:p>
          </table:table-cell>
          <table:table-cell table:style-name="ce27"/>
          <table:table-cell table:style-name="ce13" office:value-type="string" calcext:value-type="string">
            <text:p>Image Understanding I: Machine Vision Algorithms </text:p>
          </table:table-cell>
          <table:table-cell table:style-name="ce13" office:value-type="string" calcext:value-type="string">
            <text:p>SS </text:p>
          </table:table-cell>
          <table:table-cell table:style-name="ce13" office:value-type="string" calcext:value-type="string">
            <text:p>2V </text:p>
          </table:table-cell>
          <table:table-cell table:style-name="ce13" office:value-type="float" office:value="3" calcext:value-type="float">
            <text:p>3</text:p>
          </table:table-cell>
          <table:table-cell table:style-name="ce13" office:value-type="string" calcext:value-type="string">
            <text:p>DE </text:p>
          </table:table-cell>
          <table:table-cell table:style-name="ce27" office:value-type="string" calcext:value-type="string">
            <text:p/>
          </table:table-cell>
          <table:table-cell/>
          <table:table-cell table:style-name="ce41" table:formula="of:=OR(ISNUMBER(FIND(TRIM([.A9]);COM.MICROSOFT.CONCAT(['Offered modules from TUM online (Master)'.A$5:.A$150]))); ISNUMBER(FIND(&quot;Area&quot;; [.A9])); ISNUMBER(FIND(&quot;You can choose ONE&quot;; [.A9])); ISNUMBER(FIND(&quot;ID&quot;; [.A9])))"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58310" xlink:type="simple">IN2016 </text:a> </text:p>
          </table:table-cell>
          <table:table-cell table:style-name="ce27"/>
          <table:table-cell table:style-name="ce13" office:value-type="string" calcext:value-type="string">
            <text:p>Image Understanding II: Robot Vision </text:p>
          </table:table-cell>
          <table:table-cell table:style-name="ce13" office:value-type="string" calcext:value-type="string">
            <text:p>WS </text:p>
          </table:table-cell>
          <table:table-cell table:style-name="ce13" office:value-type="string" calcext:value-type="string">
            <text:p>3V </text:p>
          </table:table-cell>
          <table:table-cell table:style-name="ce13" office:value-type="float" office:value="4" calcext:value-type="float">
            <text:p>4</text:p>
          </table:table-cell>
          <table:table-cell table:style-name="ce13" office:value-type="string" calcext:value-type="string">
            <text:p>DE/EN </text:p>
          </table:table-cell>
          <table:table-cell table:style-name="ce27" office:value-type="string" calcext:value-type="string">
            <text:p/>
          </table:table-cell>
          <table:table-cell/>
          <table:table-cell table:style-name="ce41" table:formula="of:=OR(ISNUMBER(FIND(TRIM([.A10]);COM.MICROSOFT.CONCAT(['Offered modules from TUM online (Master)'.A$5:.A$150]))); ISNUMBER(FIND(&quot;Area&quot;; [.A10])); ISNUMBER(FIND(&quot;You can choose ONE&quot;; [.A10])); ISNUMBER(FIND(&quot;ID&quot;; [.A10])))"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672363" xlink:type="simple">IN2246 </text:a> </text:p>
          </table:table-cell>
          <table:table-cell table:style-name="ce27"/>
          <table:table-cell table:style-name="ce13" office:value-type="string" calcext:value-type="string">
            <text:p>Computer Vision I: Variational Methods </text:p>
          </table:table-cell>
          <table:table-cell table:style-name="ce13" office:value-type="string" calcext:value-type="string">
            <text:p>unreg </text:p>
          </table:table-cell>
          <table:table-cell table:style-name="ce13" office:value-type="string" calcext:value-type="string">
            <text:p>4V+2Ü </text:p>
          </table:table-cell>
          <table:table-cell table:style-name="ce13" office:value-type="float" office:value="8" calcext:value-type="float">
            <text:p>8</text:p>
          </table:table-cell>
          <table:table-cell table:style-name="ce13" office:value-type="string" calcext:value-type="string">
            <text:p>EN </text:p>
          </table:table-cell>
          <table:table-cell table:style-name="ce13" office:value-type="string" calcext:value-type="string">
            <text:p>THEO </text:p>
          </table:table-cell>
          <table:table-cell/>
          <table:table-cell table:style-name="ce41" table:formula="of:=OR(ISNUMBER(FIND(TRIM([.A11]);COM.MICROSOFT.CONCAT(['Offered modules from TUM online (Master)'.A$5:.A$150]))); ISNUMBER(FIND(&quot;Area&quot;; [.A11])); ISNUMBER(FIND(&quot;You can choose ONE&quot;; [.A11])); ISNUMBER(FIND(&quot;ID&quot;; [.A11])))"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608655" xlink:type="simple">IN2228 </text:a> </text:p>
          </table:table-cell>
          <table:table-cell table:style-name="ce27"/>
          <table:table-cell table:style-name="ce13" office:value-type="string" calcext:value-type="string">
            <text:p>Computer Vision II: Multiple View Geometry </text:p>
          </table:table-cell>
          <table:table-cell table:style-name="ce13" office:value-type="string" calcext:value-type="string">
            <text:p>unreg </text:p>
          </table:table-cell>
          <table:table-cell table:style-name="ce13" office:value-type="string" calcext:value-type="string">
            <text:p>4V+2Ü </text:p>
          </table:table-cell>
          <table:table-cell table:style-name="ce13" office:value-type="float" office:value="8" calcext:value-type="float">
            <text:p>8</text:p>
          </table:table-cell>
          <table:table-cell table:style-name="ce13" office:value-type="string" calcext:value-type="string">
            <text:p>EN </text:p>
          </table:table-cell>
          <table:table-cell table:style-name="ce13" office:value-type="string" calcext:value-type="string">
            <text:p>THEO </text:p>
          </table:table-cell>
          <table:table-cell table:style-name="ce39"/>
          <table:table-cell table:style-name="ce41" table:formula="of:=OR(ISNUMBER(FIND(TRIM([.A12]);COM.MICROSOFT.CONCAT(['Offered modules from TUM online (Master)'.A$5:.A$150]))); ISNUMBER(FIND(&quot;Area&quot;; [.A12])); ISNUMBER(FIND(&quot;You can choose ONE&quot;; [.A12])); ISNUMBER(FIND(&quot;ID&quot;; [.A12])))"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733754" xlink:type="simple">IN2375 </text:a> </text:p>
          </table:table-cell>
          <table:table-cell table:style-name="ce27"/>
          <table:table-cell table:style-name="ce13" office:value-type="string" calcext:value-type="string">
            <text:p>Computer Vision III: Detection, Segmentation, and Tracking </text:p>
          </table:table-cell>
          <table:table-cell table:style-name="ce13" office:value-type="string" calcext:value-type="string">
            <text:p>WS </text:p>
          </table:table-cell>
          <table:table-cell table:style-name="ce13" office:value-type="string" calcext:value-type="string">
            <text:p>2V+2Ü </text:p>
          </table:table-cell>
          <table:table-cell table:style-name="ce13" office:value-type="float" office:value="6" calcext:value-type="float">
            <text:p>6</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13]);COM.MICROSOFT.CONCAT(['Offered modules from TUM online (Master)'.A$5:.A$150]))); ISNUMBER(FIND(&quot;Area&quot;; [.A13])); ISNUMBER(FIND(&quot;You can choose ONE&quot;; [.A13])); ISNUMBER(FIND(&quot;ID&quot;; [.A13])))"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1528921" xlink:type="simple">IN2297 </text:a> </text:p>
          </table:table-cell>
          <table:table-cell table:style-name="ce27"/>
          <table:table-cell table:style-name="ce13" office:value-type="string" calcext:value-type="string">
            <text:p>Geometry Processing </text:p>
          </table:table-cell>
          <table:table-cell table:style-name="ce13" office:value-type="string" calcext:value-type="string">
            <text:p>SS </text:p>
          </table:table-cell>
          <table:table-cell table:style-name="ce13" office:value-type="string" calcext:value-type="string">
            <text:p>4V </text:p>
          </table:table-cell>
          <table:table-cell table:style-name="ce13" office:value-type="float" office:value="6" calcext:value-type="float">
            <text:p>6</text:p>
          </table:table-cell>
          <table:table-cell table:style-name="ce13" office:value-type="string" calcext:value-type="string">
            <text:p>EN </text:p>
          </table:table-cell>
          <table:table-cell table:style-name="ce27" office:value-type="string" calcext:value-type="string">
            <text:p/>
          </table:table-cell>
          <table:table-cell table:style-name="ce39"/>
          <table:table-cell table:style-name="ce41" table:formula="of:=OR(ISNUMBER(FIND(TRIM([.A14]);COM.MICROSOFT.CONCAT(['Offered modules from TUM online (Master)'.A$5:.A$150]))); ISNUMBER(FIND(&quot;Area&quot;; [.A14])); ISNUMBER(FIND(&quot;You can choose ONE&quot;; [.A14])); ISNUMBER(FIND(&quot;ID&quot;; [.A14])))"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73871" xlink:type="simple">IN2133 </text:a> </text:p>
          </table:table-cell>
          <table:table-cell table:style-name="ce27"/>
          <table:table-cell table:style-name="ce13" office:value-type="string" calcext:value-type="string">
            <text:p>Principles of Computer Vision </text:p>
          </table:table-cell>
          <table:table-cell table:style-name="ce13" office:value-type="string" calcext:value-type="string">
            <text:p>WS </text:p>
          </table:table-cell>
          <table:table-cell table:style-name="ce13" office:value-type="string" calcext:value-type="string">
            <text:p>3V </text:p>
          </table:table-cell>
          <table:table-cell table:style-name="ce13" office:value-type="float" office:value="4" calcext:value-type="float">
            <text:p>4</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15]);COM.MICROSOFT.CONCAT(['Offered modules from TUM online (Master)'.A$5:.A$150]))); ISNUMBER(FIND(&quot;Area&quot;; [.A15])); ISNUMBER(FIND(&quot;You can choose ONE&quot;; [.A15])); ISNUMBER(FIND(&quot;ID&quot;; [.A1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80825" xlink:type="simple">IN2124 </text:a> </text:p>
          </table:table-cell>
          <table:table-cell table:style-name="ce27"/>
          <table:table-cell table:style-name="ce13" office:value-type="string" calcext:value-type="string">
            <text:p>Basic Mathematical Methods for Imaging and Visualization </text:p>
          </table:table-cell>
          <table:table-cell table:style-name="ce13" office:value-type="string" calcext:value-type="string">
            <text:p>WS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16]);COM.MICROSOFT.CONCAT(['Offered modules from TUM online (Master)'.A$5:.A$150]))); ISNUMBER(FIND(&quot;Area&quot;; [.A16])); ISNUMBER(FIND(&quot;You can choose ONE&quot;; [.A16])); ISNUMBER(FIND(&quot;ID&quot;; [.A1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199527" xlink:type="simple">IN2330 </text:a> </text:p>
          </table:table-cell>
          <table:table-cell table:style-name="ce27"/>
          <table:table-cell table:style-name="ce13" office:value-type="string" calcext:value-type="string">
            <text:p>Convex Optimization for Computer Vision </text:p>
          </table:table-cell>
          <table:table-cell table:style-name="ce13" office:value-type="string" calcext:value-type="string">
            <text:p>SS </text:p>
          </table:table-cell>
          <table:table-cell table:style-name="ce13" office:value-type="string" calcext:value-type="string">
            <text:p>2V+2Ü </text:p>
          </table:table-cell>
          <table:table-cell table:style-name="ce13" office:value-type="float" office:value="6" calcext:value-type="float">
            <text:p>6</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17]);COM.MICROSOFT.CONCAT(['Offered modules from TUM online (Master)'.A$5:.A$150]))); ISNUMBER(FIND(&quot;Area&quot;; [.A17])); ISNUMBER(FIND(&quot;You can choose ONE&quot;; [.A17])); ISNUMBER(FIND(&quot;ID&quot;; [.A1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2808442" xlink:type="simple">IN2392 </text:a> </text:p>
          </table:table-cell>
          <table:table-cell table:style-name="ce27"/>
          <table:table-cell table:style-name="ce13" office:value-type="string" calcext:value-type="string">
            <text:p>Machine Learning for 3D Geometry </text:p>
          </table:table-cell>
          <table:table-cell table:style-name="ce13" office:value-type="string" calcext:value-type="string">
            <text:p>SS </text:p>
          </table:table-cell>
          <table:table-cell table:style-name="ce13" office:value-type="string" calcext:value-type="string">
            <text:p>2V+1Ü+1P </text:p>
          </table:table-cell>
          <table:table-cell table:style-name="ce13" office:value-type="float" office:value="6" calcext:value-type="float">
            <text:p>6</text:p>
          </table:table-cell>
          <table:table-cell table:style-name="ce13" office:value-type="string" calcext:value-type="string">
            <text:p>EN </text:p>
          </table:table-cell>
          <table:table-cell table:style-name="ce27" office:value-type="string" calcext:value-type="string">
            <text:p/>
          </table:table-cell>
          <table:table-cell table:style-name="ce39"/>
          <table:table-cell table:style-name="ce41" table:formula="of:=OR(ISNUMBER(FIND(TRIM([.A18]);COM.MICROSOFT.CONCAT(['Offered modules from TUM online (Master)'.A$5:.A$150]))); ISNUMBER(FIND(&quot;Area&quot;; [.A18])); ISNUMBER(FIND(&quot;You can choose ONE&quot;; [.A18])); ISNUMBER(FIND(&quot;ID&quot;; [.A18])))"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2632102" xlink:type="simple">IN2384 </text:a> </text:p>
          </table:table-cell>
          <table:table-cell table:style-name="ce27"/>
          <table:table-cell table:style-name="ce13" office:value-type="string" calcext:value-type="string">
            <text:p>Numerical Algorithms in Computer Vision and Machine Learning </text:p>
          </table:table-cell>
          <table:table-cell table:style-name="ce13" office:value-type="string" calcext:value-type="string">
            <text:p>WS </text:p>
          </table:table-cell>
          <table:table-cell table:style-name="ce13" office:value-type="string" calcext:value-type="string">
            <text:p>3V+1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27" office:value-type="string" calcext:value-type="string">
            <text:p/>
          </table:table-cell>
          <table:table-cell table:style-name="ce20"/>
          <table:table-cell table:style-name="ce41" table:formula="of:=OR(ISNUMBER(FIND(TRIM([.A19]);COM.MICROSOFT.CONCAT(['Offered modules from TUM online (Master)'.A$5:.A$150]))); ISNUMBER(FIND(&quot;Area&quot;; [.A19])); ISNUMBER(FIND(&quot;You can choose ONE&quot;; [.A19])); ISNUMBER(FIND(&quot;ID&quot;; [.A19])))" office:value-type="boolean" office:boolean-value="false" calcext:value-type="boolean">
            <text:p>FALSE</text:p>
          </table:table-cell>
          <table:table-cell table:style-name="ce20" table:number-columns-repeated="5"/>
          <table:table-cell table:style-name="ce26" table:number-columns-repeated="3"/>
          <table:table-cell table:style-name="ce20"/>
          <table:table-cell table:style-name="ce29"/>
          <table:table-cell table:style-name="ce20" table:number-columns-repeated="1004"/>
        </table:table-row>
        <table:table-row table:style-name="ro7" table:visibility="filter">
          <table:table-cell table:style-name="ce13" office:value-type="string" calcext:value-type="string">
            <text:p><text:a xlink:href="https://campus.tum.de/tumonline/WBMODHB.wbShowMHBReadOnly?pKnotenNr=708343" xlink:type="simple">IN0037 </text:a> </text:p>
          </table:table-cell>
          <table:table-cell table:style-name="ce27"/>
          <table:table-cell table:style-name="ce13" office:value-type="string" calcext:value-type="string">
            <text:p>Game Physics </text:p>
          </table:table-cell>
          <table:table-cell table:style-name="ce13" office:value-type="string" calcext:value-type="string">
            <text:p>WS </text:p>
          </table:table-cell>
          <table:table-cell table:style-name="ce13" office:value-type="string" calcext:value-type="string">
            <text:p>3V+2Ü </text:p>
          </table:table-cell>
          <table:table-cell table:style-name="ce13" office:value-type="float" office:value="6" calcext:value-type="float">
            <text:p>6</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20]);COM.MICROSOFT.CONCAT(['Offered modules from TUM online (Master)'.A$5:.A$150]))); ISNUMBER(FIND(&quot;Area&quot;; [.A20])); ISNUMBER(FIND(&quot;You can choose ONE&quot;; [.A20])); ISNUMBER(FIND(&quot;ID&quot;; [.A20])))"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199485" xlink:type="simple">IN2329 </text:a> </text:p>
          </table:table-cell>
          <table:table-cell table:style-name="ce27"/>
          <table:table-cell table:style-name="ce13" office:value-type="string" calcext:value-type="string">
            <text:p>Probabilistic Graphical Models in Computer Vision </text:p>
          </table:table-cell>
          <table:table-cell table:style-name="ce13" office:value-type="string" calcext:value-type="string">
            <text:p>unreg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21]);COM.MICROSOFT.CONCAT(['Offered modules from TUM online (Master)'.A$5:.A$150]))); ISNUMBER(FIND(&quot;Area&quot;; [.A21])); ISNUMBER(FIND(&quot;You can choose ONE&quot;; [.A21])); ISNUMBER(FIND(&quot;ID&quot;; [.A21])))"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433527" xlink:type="simple">IN2355 </text:a> </text:p>
          </table:table-cell>
          <table:table-cell table:style-name="ce27"/>
          <table:table-cell table:style-name="ce13" office:value-type="string" calcext:value-type="string">
            <text:p>Robotic 3D Vision </text:p>
          </table:table-cell>
          <table:table-cell table:style-name="ce13" office:value-type="string" calcext:value-type="string">
            <text:p>WS </text:p>
          </table:table-cell>
          <table:table-cell table:style-name="ce13" office:value-type="string" calcext:value-type="string">
            <text:p>3V+1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22]);COM.MICROSOFT.CONCAT(['Offered modules from TUM online (Master)'.A$5:.A$150]))); ISNUMBER(FIND(&quot;Area&quot;; [.A22])); ISNUMBER(FIND(&quot;You can choose ONE&quot;; [.A22])); ISNUMBER(FIND(&quot;ID&quot;; [.A22])))"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87473" xlink:type="simple">IN2210 </text:a> </text:p>
          </table:table-cell>
          <table:table-cell table:style-name="ce27"/>
          <table:table-cell table:style-name="ce13" office:value-type="string" calcext:value-type="string">
            <text:p>Tracking and Detection in Computer Vision </text:p>
          </table:table-cell>
          <table:table-cell table:style-name="ce13" office:value-type="string" calcext:value-type="string">
            <text:p>WS </text:p>
          </table:table-cell>
          <table:table-cell table:style-name="ce13" office:value-type="string" calcext:value-type="string">
            <text:p>2V+4Ü </text:p>
          </table:table-cell>
          <table:table-cell table:style-name="ce13" office:value-type="float" office:value="7" calcext:value-type="float">
            <text:p>7</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23]);COM.MICROSOFT.CONCAT(['Offered modules from TUM online (Master)'.A$5:.A$150]))); ISNUMBER(FIND(&quot;Area&quot;; [.A23])); ISNUMBER(FIND(&quot;You can choose ONE&quot;; [.A23])); ISNUMBER(FIND(&quot;ID&quot;; [.A23])))"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611935" xlink:type="simple">IN2236 </text:a> </text:p>
          </table:table-cell>
          <table:table-cell table:style-name="ce27"/>
          <table:table-cell table:style-name="ce13" office:value-type="string" calcext:value-type="string">
            <text:p>Virtual Physics: Using Modern Modeling Methodologies for Computer Simulation </text:p>
          </table:table-cell>
          <table:table-cell table:style-name="ce13" office:value-type="string" calcext:value-type="string">
            <text:p>WS </text:p>
          </table:table-cell>
          <table:table-cell table:style-name="ce13" office:value-type="string" calcext:value-type="string">
            <text:p>2V+1Ü </text:p>
          </table:table-cell>
          <table:table-cell table:style-name="ce13" office:value-type="float" office:value="4" calcext:value-type="float">
            <text:p>4</text:p>
          </table:table-cell>
          <table:table-cell table:style-name="ce13" office:value-type="string" calcext:value-type="string">
            <text:p>DE/EN </text:p>
          </table:table-cell>
          <table:table-cell table:style-name="ce27" office:value-type="string" calcext:value-type="string">
            <text:p/>
          </table:table-cell>
          <table:table-cell/>
          <table:table-cell table:style-name="ce41" table:formula="of:=OR(ISNUMBER(FIND(TRIM([.A24]);COM.MICROSOFT.CONCAT(['Offered modules from TUM online (Master)'.A$5:.A$150]))); ISNUMBER(FIND(&quot;Area&quot;; [.A24])); ISNUMBER(FIND(&quot;You can choose ONE&quot;; [.A24])); ISNUMBER(FIND(&quot;ID&quot;; [.A2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528428" xlink:type="simple">IN2026 </text:a> </text:p>
          </table:table-cell>
          <table:table-cell table:style-name="ce27"/>
          <table:table-cell table:style-name="ce13" office:value-type="string" calcext:value-type="string">
            <text:p>Visual Data Analytics </text:p>
          </table:table-cell>
          <table:table-cell table:style-name="ce13" office:value-type="string" calcext:value-type="string">
            <text:p>WS </text:p>
          </table:table-cell>
          <table:table-cell table:style-name="ce13" office:value-type="string" calcext:value-type="string">
            <text:p>3V+1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27"/>
          <table:table-cell/>
          <table:table-cell table:style-name="ce41" table:formula="of:=OR(ISNUMBER(FIND(TRIM([.A25]);COM.MICROSOFT.CONCAT(['Offered modules from TUM online (Master)'.A$5:.A$150]))); ISNUMBER(FIND(&quot;Area&quot;; [.A25])); ISNUMBER(FIND(&quot;You can choose ONE&quot;; [.A25])); ISNUMBER(FIND(&quot;ID&quot;; [.A2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able:number-columns-spanned="8" table:number-rows-spanned="1">
            <text:p>You can choose ONE (not more) of the following modules for CGV in addition to the modules mentioned above: </text:p>
          </table:table-cell>
          <table:covered-table-cell/>
          <table:covered-table-cell table:style-name="Default"/>
          <table:covered-table-cell table:number-columns-repeated="2"/>
          <table:covered-table-cell table:style-name="Default"/>
          <table:covered-table-cell table:number-columns-repeated="2"/>
          <table:table-cell/>
          <table:table-cell table:style-name="ce41" table:formula="of:=OR(ISNUMBER(FIND(TRIM([.A26]);COM.MICROSOFT.CONCAT(['Offered modules from TUM online (Master)'.A$5:.A$150]))); ISNUMBER(FIND(&quot;Area&quot;; [.A26])); ISNUMBER(FIND(&quot;You can choose ONE&quot;; [.A26])); ISNUMBER(FIND(&quot;ID&quot;; [.A26])))"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2" office:value-type="string" calcext:value-type="string">
            <text:p>ID </text:p>
          </table:table-cell>
          <table:table-cell table:style-name="ce24"/>
          <table:table-cell table:style-name="ce12" office:value-type="string" calcext:value-type="string">
            <text:p>Title </text:p>
          </table:table-cell>
          <table:table-cell table:style-name="ce12" office:value-type="string" calcext:value-type="string">
            <text:p>Term </text:p>
          </table:table-cell>
          <table:table-cell table:style-name="ce12" office:value-type="string" calcext:value-type="string">
            <text:p>Contact Hours</text:p>
          </table:table-cell>
          <table:table-cell table:style-name="ce12" office:value-type="string" calcext:value-type="string">
            <text:p>Credits </text:p>
          </table:table-cell>
          <table:table-cell table:style-name="ce12" office:value-type="string" calcext:value-type="string">
            <text:p>Language </text:p>
          </table:table-cell>
          <table:table-cell table:style-name="ce12" office:value-type="string" calcext:value-type="string">
            <text:p>THEO </text:p>
          </table:table-cell>
          <table:table-cell table:style-name="ce39"/>
          <table:table-cell table:style-name="ce41" table:formula="of:=OR(ISNUMBER(FIND(TRIM([.A27]);COM.MICROSOFT.CONCAT(['Offered modules from TUM online (Master)'.A$5:.A$150]))); ISNUMBER(FIND(&quot;Area&quot;; [.A27])); ISNUMBER(FIND(&quot;You can choose ONE&quot;; [.A27])); ISNUMBER(FIND(&quot;ID&quot;; [.A27])))"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506888" xlink:type="simple">IN2364 </text:a> </text:p>
          </table:table-cell>
          <table:table-cell table:style-name="ce27"/>
          <table:table-cell table:style-name="ce13" office:value-type="string" calcext:value-type="string">
            <text:p>Advanced Deep Learning for Computer Vision </text:p>
          </table:table-cell>
          <table:table-cell table:style-name="ce13" office:value-type="string" calcext:value-type="string">
            <text:p>WS </text:p>
          </table:table-cell>
          <table:table-cell table:style-name="ce13" office:value-type="string" calcext:value-type="string">
            <text:p>2V+3P </text:p>
          </table:table-cell>
          <table:table-cell table:style-name="ce13" office:value-type="float" office:value="8" calcext:value-type="float">
            <text:p>8</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28]);COM.MICROSOFT.CONCAT(['Offered modules from TUM online (Master)'.A$5:.A$150]))); ISNUMBER(FIND(&quot;Area&quot;; [.A28])); ISNUMBER(FIND(&quot;You can choose ONE&quot;; [.A28])); ISNUMBER(FIND(&quot;ID&quot;; [.A2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2809077" xlink:type="simple">IN2389 </text:a> </text:p>
          </table:table-cell>
          <table:table-cell table:style-name="ce27"/>
          <table:table-cell table:style-name="ce13" office:value-type="string" calcext:value-type="string">
            <text:p>Advanced Deep Learning for Computer Vision: Dynamic Vision </text:p>
          </table:table-cell>
          <table:table-cell table:style-name="ce13" office:value-type="string" calcext:value-type="string">
            <text:p>WS/SS </text:p>
          </table:table-cell>
          <table:table-cell table:style-name="ce13" office:value-type="string" calcext:value-type="string">
            <text:p>2V+3P </text:p>
          </table:table-cell>
          <table:table-cell table:style-name="ce13" office:value-type="float" office:value="8" calcext:value-type="float">
            <text:p>8</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29]);COM.MICROSOFT.CONCAT(['Offered modules from TUM online (Master)'.A$5:.A$150]))); ISNUMBER(FIND(&quot;Area&quot;; [.A29])); ISNUMBER(FIND(&quot;You can choose ONE&quot;; [.A29])); ISNUMBER(FIND(&quot;ID&quot;; [.A29])))"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2808965" xlink:type="simple">IN2390 </text:a> </text:p>
          </table:table-cell>
          <table:table-cell table:style-name="ce27"/>
          <table:table-cell table:style-name="ce13" office:value-type="string" calcext:value-type="string">
            <text:p>Advanced Deep Learning for Computer Vision: Visual Computing </text:p>
          </table:table-cell>
          <table:table-cell table:style-name="ce13" office:value-type="string" calcext:value-type="string">
            <text:p>WS/SS </text:p>
          </table:table-cell>
          <table:table-cell table:style-name="ce13" office:value-type="string" calcext:value-type="string">
            <text:p>2V+3P </text:p>
          </table:table-cell>
          <table:table-cell table:style-name="ce13" office:value-type="float" office:value="8" calcext:value-type="float">
            <text:p>8</text:p>
          </table:table-cell>
          <table:table-cell table:style-name="ce13" office:value-type="string" calcext:value-type="string">
            <text:p>EN </text:p>
          </table:table-cell>
          <table:table-cell table:style-name="ce35"/>
          <table:table-cell table:style-name="ce39"/>
          <table:table-cell table:style-name="ce41" table:formula="of:=OR(ISNUMBER(FIND(TRIM([.A30]);COM.MICROSOFT.CONCAT(['Offered modules from TUM online (Master)'.A$5:.A$150]))); ISNUMBER(FIND(&quot;Area&quot;; [.A30])); ISNUMBER(FIND(&quot;You can choose ONE&quot;; [.A30])); ISNUMBER(FIND(&quot;ID&quot;; [.A30])))"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6" office:value-type="string" calcext:value-type="string" table:number-columns-spanned="8" table:number-rows-spanned="1">
            <text:p>Elective Modules of the Area "Databases and Information Systems" (DBI): </text:p>
          </table:table-cell>
          <table:covered-table-cell/>
          <table:covered-table-cell table:style-name="Default"/>
          <table:covered-table-cell table:number-columns-repeated="2"/>
          <table:covered-table-cell table:style-name="Default"/>
          <table:covered-table-cell table:number-columns-repeated="2"/>
          <table:table-cell table:style-name="ce39"/>
          <table:table-cell table:style-name="ce41" table:formula="of:=OR(ISNUMBER(FIND(TRIM([.A31]);COM.MICROSOFT.CONCAT(['Offered modules from TUM online (Master)'.A$5:.A$150]))); ISNUMBER(FIND(&quot;Area&quot;; [.A31])); ISNUMBER(FIND(&quot;You can choose ONE&quot;; [.A31])); ISNUMBER(FIND(&quot;ID&quot;; [.A31])))"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2" office:value-type="string" calcext:value-type="string">
            <text:p>ID </text:p>
          </table:table-cell>
          <table:table-cell table:style-name="ce24"/>
          <table:table-cell table:style-name="ce12" office:value-type="string" calcext:value-type="string">
            <text:p>Title </text:p>
          </table:table-cell>
          <table:table-cell table:style-name="ce12" office:value-type="string" calcext:value-type="string">
            <text:p>Term </text:p>
          </table:table-cell>
          <table:table-cell table:style-name="ce12" office:value-type="string" calcext:value-type="string">
            <text:p>Contact Hours</text:p>
          </table:table-cell>
          <table:table-cell table:style-name="ce12" office:value-type="string" calcext:value-type="string">
            <text:p>Credits </text:p>
          </table:table-cell>
          <table:table-cell table:style-name="ce12" office:value-type="string" calcext:value-type="string">
            <text:p>Language </text:p>
          </table:table-cell>
          <table:table-cell table:style-name="ce12" office:value-type="string" calcext:value-type="string">
            <text:p>THEO </text:p>
          </table:table-cell>
          <table:table-cell table:style-name="ce39"/>
          <table:table-cell table:style-name="ce41" table:formula="of:=OR(ISNUMBER(FIND(TRIM([.A32]);COM.MICROSOFT.CONCAT(['Offered modules from TUM online (Master)'.A$5:.A$150]))); ISNUMBER(FIND(&quot;Area&quot;; [.A32])); ISNUMBER(FIND(&quot;You can choose ONE&quot;; [.A32])); ISNUMBER(FIND(&quot;ID&quot;; [.A32])))"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87478" xlink:type="simple">IN2219 </text:a> </text:p>
          </table:table-cell>
          <table:table-cell table:style-name="ce27"/>
          <table:table-cell table:style-name="ce13" office:value-type="string" calcext:value-type="string">
            <text:p>Query Optimization </text:p>
          </table:table-cell>
          <table:table-cell table:style-name="ce13" office:value-type="string" calcext:value-type="string">
            <text:p>WS </text:p>
          </table:table-cell>
          <table:table-cell table:style-name="ce13" office:value-type="string" calcext:value-type="string">
            <text:p>3V+2Ü </text:p>
          </table:table-cell>
          <table:table-cell table:style-name="ce13" office:value-type="float" office:value="6" calcext:value-type="float">
            <text:p>6</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33]);COM.MICROSOFT.CONCAT(['Offered modules from TUM online (Master)'.A$5:.A$150]))); ISNUMBER(FIND(&quot;Area&quot;; [.A33])); ISNUMBER(FIND(&quot;You can choose ONE&quot;; [.A33])); ISNUMBER(FIND(&quot;ID&quot;; [.A33])))"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767880" xlink:type="simple">IN3100 </text:a> </text:p>
          </table:table-cell>
          <table:table-cell table:style-name="ce27"/>
          <table:table-cell table:style-name="ce13" office:value-type="string" calcext:value-type="string">
            <text:p>Selected Topics in Databases and Information Systems </text:p>
          </table:table-cell>
          <table:table-cell table:style-name="ce13" office:value-type="string" calcext:value-type="string">
            <text:p>unreg </text:p>
          </table:table-cell>
          <table:table-cell table:style-name="ce27"/>
          <table:table-cell table:style-name="ce13" office:value-type="float" office:value="5" calcext:value-type="float">
            <text:p>5</text:p>
          </table:table-cell>
          <table:table-cell table:style-name="ce13" office:value-type="string" calcext:value-type="string">
            <text:p>DE/EN </text:p>
          </table:table-cell>
          <table:table-cell table:style-name="ce27" office:value-type="string" calcext:value-type="string">
            <text:p/>
          </table:table-cell>
          <table:table-cell table:style-name="ce39"/>
          <table:table-cell table:style-name="ce41" table:formula="of:=OR(ISNUMBER(FIND(TRIM([.A34]);COM.MICROSOFT.CONCAT(['Offered modules from TUM online (Master)'.A$5:.A$150]))); ISNUMBER(FIND(&quot;Area&quot;; [.A34])); ISNUMBER(FIND(&quot;You can choose ONE&quot;; [.A34])); ISNUMBER(FIND(&quot;ID&quot;; [.A34])))"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2690341" xlink:type="simple">IN2386 </text:a> </text:p>
          </table:table-cell>
          <table:table-cell table:style-name="ce27"/>
          <table:table-cell table:style-name="ce13" office:value-type="string" calcext:value-type="string">
            <text:p>Cloud-Based Data Processing </text:p>
          </table:table-cell>
          <table:table-cell table:style-name="ce13" office:value-type="string" calcext:value-type="string">
            <text:p>WS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35]);COM.MICROSOFT.CONCAT(['Offered modules from TUM online (Master)'.A$5:.A$150]))); ISNUMBER(FIND(&quot;Area&quot;; [.A35])); ISNUMBER(FIND(&quot;You can choose ONE&quot;; [.A35])); ISNUMBER(FIND(&quot;ID&quot;; [.A3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473867" xlink:type="simple">IN2118 </text:a> </text:p>
          </table:table-cell>
          <table:table-cell table:style-name="ce27"/>
          <table:table-cell table:style-name="ce13" office:value-type="string" calcext:value-type="string">
            <text:p>Database Systems on Modern CPU Architectures </text:p>
          </table:table-cell>
          <table:table-cell table:style-name="ce13" office:value-type="string" calcext:value-type="string">
            <text:p>SS </text:p>
          </table:table-cell>
          <table:table-cell table:style-name="ce13" office:value-type="string" calcext:value-type="string">
            <text:p>3V+2Ü </text:p>
          </table:table-cell>
          <table:table-cell table:style-name="ce13" office:value-type="float" office:value="6" calcext:value-type="float">
            <text:p>6</text:p>
          </table:table-cell>
          <table:table-cell table:style-name="ce13" office:value-type="string" calcext:value-type="string">
            <text:p>EN </text:p>
          </table:table-cell>
          <table:table-cell table:style-name="ce27" office:value-type="string" calcext:value-type="string">
            <text:p/>
          </table:table-cell>
          <table:table-cell table:style-name="ce39"/>
          <table:table-cell table:style-name="ce41" table:formula="of:=OR(ISNUMBER(FIND(TRIM([.A36]);COM.MICROSOFT.CONCAT(['Offered modules from TUM online (Master)'.A$5:.A$150]))); ISNUMBER(FIND(&quot;Area&quot;; [.A36])); ISNUMBER(FIND(&quot;You can choose ONE&quot;; [.A36])); ISNUMBER(FIND(&quot;ID&quot;; [.A36])))"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261475" xlink:type="simple">IN2031 </text:a> </text:p>
          </table:table-cell>
          <table:table-cell table:style-name="ce27"/>
          <table:table-cell table:style-name="ce13" office:value-type="string" calcext:value-type="string">
            <text:p>Application and Implementation of Database Systems </text:p>
          </table:table-cell>
          <table:table-cell table:style-name="ce13" office:value-type="string" calcext:value-type="string">
            <text:p>SS </text:p>
          </table:table-cell>
          <table:table-cell table:style-name="ce13" office:value-type="string" calcext:value-type="string">
            <text:p>3V+2Ü </text:p>
          </table:table-cell>
          <table:table-cell table:style-name="ce13" office:value-type="float" office:value="6" calcext:value-type="float">
            <text:p>6</text:p>
          </table:table-cell>
          <table:table-cell table:style-name="ce13" office:value-type="string" calcext:value-type="string">
            <text:p>DE </text:p>
          </table:table-cell>
          <table:table-cell table:style-name="ce27" office:value-type="string" calcext:value-type="string">
            <text:p/>
          </table:table-cell>
          <table:table-cell table:style-name="ce39"/>
          <table:table-cell table:style-name="ce41" table:formula="of:=OR(ISNUMBER(FIND(TRIM([.A37]);COM.MICROSOFT.CONCAT(['Offered modules from TUM online (Master)'.A$5:.A$150]))); ISNUMBER(FIND(&quot;Area&quot;; [.A37])); ISNUMBER(FIND(&quot;You can choose ONE&quot;; [.A37])); ISNUMBER(FIND(&quot;ID&quot;; [.A37])))"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56388" xlink:type="simple">IN2032 </text:a> </text:p>
          </table:table-cell>
          <table:table-cell table:style-name="ce27"/>
          <table:table-cell table:style-name="ce13" office:value-type="string" calcext:value-type="string">
            <text:p>Electronic Publishing / Document Engineering and the World-Wide Web </text:p>
          </table:table-cell>
          <table:table-cell table:style-name="ce13" office:value-type="string" calcext:value-type="string">
            <text:p>WS/SS </text:p>
          </table:table-cell>
          <table:table-cell table:style-name="ce13" office:value-type="string" calcext:value-type="string">
            <text:p>3V+1Ü </text:p>
          </table:table-cell>
          <table:table-cell table:style-name="ce13" office:value-type="float" office:value="5" calcext:value-type="float">
            <text:p>5</text:p>
          </table:table-cell>
          <table:table-cell table:style-name="ce13" office:value-type="string" calcext:value-type="string">
            <text:p>DE </text:p>
          </table:table-cell>
          <table:table-cell table:style-name="ce27" office:value-type="string" calcext:value-type="string">
            <text:p/>
          </table:table-cell>
          <table:table-cell/>
          <table:table-cell table:style-name="ce41" table:formula="of:=OR(ISNUMBER(FIND(TRIM([.A38]);COM.MICROSOFT.CONCAT(['Offered modules from TUM online (Master)'.A$5:.A$150]))); ISNUMBER(FIND(&quot;Area&quot;; [.A38])); ISNUMBER(FIND(&quot;You can choose ONE&quot;; [.A38])); ISNUMBER(FIND(&quot;ID&quot;; [.A3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819263" xlink:type="simple">IN2288 </text:a> </text:p>
          </table:table-cell>
          <table:table-cell table:style-name="ce27"/>
          <table:table-cell table:style-name="ce13" office:value-type="string" calcext:value-type="string">
            <text:p>Event Processing </text:p>
          </table:table-cell>
          <table:table-cell table:style-name="ce13" office:value-type="string" calcext:value-type="string">
            <text:p>SS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39]);COM.MICROSOFT.CONCAT(['Offered modules from TUM online (Master)'.A$5:.A$150]))); ISNUMBER(FIND(&quot;Area&quot;; [.A39])); ISNUMBER(FIND(&quot;You can choose ONE&quot;; [.A39])); ISNUMBER(FIND(&quot;ID&quot;; [.A39])))"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56390" xlink:type="simple">IN2033 </text:a> </text:p>
          </table:table-cell>
          <table:table-cell table:style-name="ce27"/>
          <table:table-cell table:style-name="ce13" office:value-type="string" calcext:value-type="string">
            <text:p>Information Management </text:p>
          </table:table-cell>
          <table:table-cell table:style-name="ce13" office:value-type="string" calcext:value-type="string">
            <text:p>SS </text:p>
          </table:table-cell>
          <table:table-cell table:style-name="ce13" office:value-type="string" calcext:value-type="string">
            <text:p>2V+3Ü </text:p>
          </table:table-cell>
          <table:table-cell table:style-name="ce13" office:value-type="float" office:value="6" calcext:value-type="float">
            <text:p>6</text:p>
          </table:table-cell>
          <table:table-cell table:style-name="ce13" office:value-type="string" calcext:value-type="string">
            <text:p>DE </text:p>
          </table:table-cell>
          <table:table-cell table:style-name="ce27" office:value-type="string" calcext:value-type="string">
            <text:p/>
          </table:table-cell>
          <table:table-cell/>
          <table:table-cell table:style-name="ce41" table:formula="of:=OR(ISNUMBER(FIND(TRIM([.A40]);COM.MICROSOFT.CONCAT(['Offered modules from TUM online (Master)'.A$5:.A$150]))); ISNUMBER(FIND(&quot;Area&quot;; [.A40])); ISNUMBER(FIND(&quot;You can choose ONE&quot;; [.A40])); ISNUMBER(FIND(&quot;ID&quot;; [.A40])))"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757477" xlink:type="simple">IN2267 </text:a> </text:p>
          </table:table-cell>
          <table:table-cell table:style-name="ce27"/>
          <table:table-cell table:style-name="ce13" office:value-type="string" calcext:value-type="string">
            <text:p>Transaction Systems </text:p>
          </table:table-cell>
          <table:table-cell table:style-name="ce13" office:value-type="string" calcext:value-type="string">
            <text:p>SS </text:p>
          </table:table-cell>
          <table:table-cell table:style-name="ce13" office:value-type="string" calcext:value-type="string">
            <text:p>3V+2Ü </text:p>
          </table:table-cell>
          <table:table-cell table:style-name="ce13" office:value-type="float" office:value="6" calcext:value-type="float">
            <text:p>6</text:p>
          </table:table-cell>
          <table:table-cell table:style-name="ce13" office:value-type="string" calcext:value-type="string">
            <text:p>EN </text:p>
          </table:table-cell>
          <table:table-cell table:style-name="ce35"/>
          <table:table-cell table:style-name="ce38"/>
          <table:table-cell table:style-name="ce41" table:formula="of:=OR(ISNUMBER(FIND(TRIM([.A41]);COM.MICROSOFT.CONCAT(['Offered modules from TUM online (Master)'.A$5:.A$150]))); ISNUMBER(FIND(&quot;Area&quot;; [.A41])); ISNUMBER(FIND(&quot;You can choose ONE&quot;; [.A41])); ISNUMBER(FIND(&quot;ID&quot;; [.A41])))" office:value-type="boolean" office:boolean-value="true" calcext:value-type="boolean">
            <text:p>TRUE</text:p>
          </table:table-cell>
          <table:table-cell table:style-name="ce20" table:number-columns-repeated="5"/>
          <table:table-cell table:style-name="ce26" table:number-columns-repeated="3"/>
          <table:table-cell table:style-name="ce20"/>
          <table:table-cell table:style-name="ce29"/>
          <table:table-cell table:style-name="ce20" table:number-columns-repeated="1004"/>
        </table:table-row>
        <table:table-row table:style-name="ro7">
          <table:table-cell table:style-name="ce6" office:value-type="string" calcext:value-type="string" table:number-columns-spanned="8" table:number-rows-spanned="1">
            <text:p>Elective Modules of the Area "Digital Biology and Digital Medicine" (DBM): </text:p>
          </table:table-cell>
          <table:covered-table-cell/>
          <table:covered-table-cell table:style-name="Default"/>
          <table:covered-table-cell table:number-columns-repeated="2"/>
          <table:covered-table-cell table:style-name="Default"/>
          <table:covered-table-cell table:number-columns-repeated="2"/>
          <table:table-cell table:style-name="ce39"/>
          <table:table-cell table:style-name="ce41" table:formula="of:=OR(ISNUMBER(FIND(TRIM([.A42]);COM.MICROSOFT.CONCAT(['Offered modules from TUM online (Master)'.A$5:.A$150]))); ISNUMBER(FIND(&quot;Area&quot;; [.A42])); ISNUMBER(FIND(&quot;You can choose ONE&quot;; [.A42])); ISNUMBER(FIND(&quot;ID&quot;; [.A42])))"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2" office:value-type="string" calcext:value-type="string">
            <text:p>ID </text:p>
          </table:table-cell>
          <table:table-cell table:style-name="ce24"/>
          <table:table-cell table:style-name="ce12" office:value-type="string" calcext:value-type="string">
            <text:p>Title </text:p>
          </table:table-cell>
          <table:table-cell table:style-name="ce12" office:value-type="string" calcext:value-type="string">
            <text:p>Term </text:p>
          </table:table-cell>
          <table:table-cell table:style-name="ce12" office:value-type="string" calcext:value-type="string">
            <text:p>Contact Hours</text:p>
          </table:table-cell>
          <table:table-cell table:style-name="ce12" office:value-type="string" calcext:value-type="string">
            <text:p>Credits </text:p>
          </table:table-cell>
          <table:table-cell table:style-name="ce12" office:value-type="string" calcext:value-type="string">
            <text:p>Language </text:p>
          </table:table-cell>
          <table:table-cell table:style-name="ce12" office:value-type="string" calcext:value-type="string">
            <text:p>THEO </text:p>
          </table:table-cell>
          <table:table-cell table:style-name="ce39"/>
          <table:table-cell table:style-name="ce41" table:formula="of:=OR(ISNUMBER(FIND(TRIM([.A43]);COM.MICROSOFT.CONCAT(['Offered modules from TUM online (Master)'.A$5:.A$150]))); ISNUMBER(FIND(&quot;Area&quot;; [.A43])); ISNUMBER(FIND(&quot;You can choose ONE&quot;; [.A43])); ISNUMBER(FIND(&quot;ID&quot;; [.A43])))"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498120" xlink:type="simple">IN3420 </text:a> </text:p>
          </table:table-cell>
          <table:table-cell table:style-name="ce27"/>
          <table:table-cell table:style-name="ce13" office:value-type="string" calcext:value-type="string">
            <text:p>Selected Topics in Digital Biology and Digital Medicine </text:p>
          </table:table-cell>
          <table:table-cell table:style-name="ce13" office:value-type="string" calcext:value-type="string">
            <text:p>unreg </text:p>
          </table:table-cell>
          <table:table-cell table:style-name="ce27"/>
          <table:table-cell table:style-name="ce13" office:value-type="float" office:value="5" calcext:value-type="float">
            <text:p>5</text:p>
          </table:table-cell>
          <table:table-cell table:style-name="ce13" office:value-type="string" calcext:value-type="string">
            <text:p>DE/EN </text:p>
          </table:table-cell>
          <table:table-cell table:style-name="ce27" office:value-type="string" calcext:value-type="string">
            <text:p/>
          </table:table-cell>
          <table:table-cell/>
          <table:table-cell table:style-name="ce41" table:formula="of:=OR(ISNUMBER(FIND(TRIM([.A44]);COM.MICROSOFT.CONCAT(['Offered modules from TUM online (Master)'.A$5:.A$150]))); ISNUMBER(FIND(&quot;Area&quot;; [.A44])); ISNUMBER(FIND(&quot;You can choose ONE&quot;; [.A44])); ISNUMBER(FIND(&quot;ID&quot;; [.A4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102305" xlink:type="simple">IN2319 </text:a> </text:p>
          </table:table-cell>
          <table:table-cell table:style-name="ce27"/>
          <table:table-cell table:style-name="ce13" office:value-type="string" calcext:value-type="string">
            <text:p>Computational Physiology for Medical Image Computing </text:p>
          </table:table-cell>
          <table:table-cell table:style-name="ce13" office:value-type="string" calcext:value-type="string">
            <text:p>unreg </text:p>
          </table:table-cell>
          <table:table-cell table:style-name="ce13" office:value-type="string" calcext:value-type="string">
            <text:p>2V+2P </text:p>
          </table:table-cell>
          <table:table-cell table:style-name="ce13" office:value-type="float" office:value="6" calcext:value-type="float">
            <text:p>6</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45]);COM.MICROSOFT.CONCAT(['Offered modules from TUM online (Master)'.A$5:.A$150]))); ISNUMBER(FIND(&quot;Area&quot;; [.A45])); ISNUMBER(FIND(&quot;You can choose ONE&quot;; [.A45])); ISNUMBER(FIND(&quot;ID&quot;; [.A4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802708" xlink:type="simple">IN2286 </text:a> </text:p>
          </table:table-cell>
          <table:table-cell table:style-name="ce27"/>
          <table:table-cell table:style-name="ce13" office:value-type="string" calcext:value-type="string">
            <text:p>Image Guided Surgery </text:p>
          </table:table-cell>
          <table:table-cell table:style-name="ce13" office:value-type="string" calcext:value-type="string">
            <text:p>SS </text:p>
          </table:table-cell>
          <table:table-cell table:style-name="ce13" office:value-type="string" calcext:value-type="string">
            <text:p>2V+2P </text:p>
          </table:table-cell>
          <table:table-cell table:style-name="ce13" office:value-type="float" office:value="6" calcext:value-type="float">
            <text:p>6</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46]);COM.MICROSOFT.CONCAT(['Offered modules from TUM online (Master)'.A$5:.A$150]))); ISNUMBER(FIND(&quot;Area&quot;; [.A46])); ISNUMBER(FIND(&quot;You can choose ONE&quot;; [.A46])); ISNUMBER(FIND(&quot;ID&quot;; [.A4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73851" xlink:type="simple">IN2021 </text:a> </text:p>
          </table:table-cell>
          <table:table-cell table:style-name="ce27"/>
          <table:table-cell table:style-name="ce13" office:value-type="string" calcext:value-type="string">
            <text:p>Computer Aided Medical Procedures </text:p>
          </table:table-cell>
          <table:table-cell table:style-name="ce13" office:value-type="string" calcext:value-type="string">
            <text:p>WS </text:p>
          </table:table-cell>
          <table:table-cell table:style-name="ce13" office:value-type="string" calcext:value-type="string">
            <text:p>4V </text:p>
          </table:table-cell>
          <table:table-cell table:style-name="ce13" office:value-type="float" office:value="6" calcext:value-type="float">
            <text:p>6</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47]);COM.MICROSOFT.CONCAT(['Offered modules from TUM online (Master)'.A$5:.A$150]))); ISNUMBER(FIND(&quot;Area&quot;; [.A47])); ISNUMBER(FIND(&quot;You can choose ONE&quot;; [.A47])); ISNUMBER(FIND(&quot;ID&quot;; [.A4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456378" xlink:type="simple">IN2022 </text:a> </text:p>
          </table:table-cell>
          <table:table-cell table:style-name="ce27"/>
          <table:table-cell table:style-name="ce13" office:value-type="string" calcext:value-type="string">
            <text:p>Computer Aided Medical Procedures II </text:p>
          </table:table-cell>
          <table:table-cell table:style-name="ce13" office:value-type="string" calcext:value-type="string">
            <text:p>SS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27" office:value-type="string" calcext:value-type="string">
            <text:p/>
          </table:table-cell>
          <table:table-cell table:style-name="ce39"/>
          <table:table-cell table:style-name="ce41" table:formula="of:=OR(ISNUMBER(FIND(TRIM([.A48]);COM.MICROSOFT.CONCAT(['Offered modules from TUM online (Master)'.A$5:.A$150]))); ISNUMBER(FIND(&quot;Area&quot;; [.A48])); ISNUMBER(FIND(&quot;You can choose ONE&quot;; [.A48])); ISNUMBER(FIND(&quot;ID&quot;; [.A48])))"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936739" xlink:type="simple">IN2292 </text:a> </text:p>
          </table:table-cell>
          <table:table-cell table:style-name="ce27"/>
          <table:table-cell table:style-name="ce13" office:value-type="string" calcext:value-type="string">
            <text:p>Introduction to Surgical Robotics </text:p>
          </table:table-cell>
          <table:table-cell table:style-name="ce13" office:value-type="string" calcext:value-type="string">
            <text:p>WS </text:p>
          </table:table-cell>
          <table:table-cell table:style-name="ce13" office:value-type="string" calcext:value-type="string">
            <text:p>2V+2P </text:p>
          </table:table-cell>
          <table:table-cell table:style-name="ce13" office:value-type="float" office:value="6" calcext:value-type="float">
            <text:p>6</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49]);COM.MICROSOFT.CONCAT(['Offered modules from TUM online (Master)'.A$5:.A$150]))); ISNUMBER(FIND(&quot;Area&quot;; [.A49])); ISNUMBER(FIND(&quot;You can choose ONE&quot;; [.A49])); ISNUMBER(FIND(&quot;ID&quot;; [.A49])))"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2806034" xlink:type="simple">IN2393 </text:a> </text:p>
          </table:table-cell>
          <table:table-cell table:style-name="ce27"/>
          <table:table-cell table:style-name="ce13" office:value-type="string" calcext:value-type="string">
            <text:p>Machine Learning for Regulatory Genomics </text:p>
          </table:table-cell>
          <table:table-cell table:style-name="ce13" office:value-type="string" calcext:value-type="string">
            <text:p>SS </text:p>
          </table:table-cell>
          <table:table-cell table:style-name="ce13" office:value-type="string" calcext:value-type="string">
            <text:p>2V+2P </text:p>
          </table:table-cell>
          <table:table-cell table:style-name="ce13" office:value-type="float" office:value="6" calcext:value-type="float">
            <text:p>6</text:p>
          </table:table-cell>
          <table:table-cell table:style-name="ce13" office:value-type="string" calcext:value-type="string">
            <text:p>EN </text:p>
          </table:table-cell>
          <table:table-cell table:style-name="ce27" office:value-type="string" calcext:value-type="string">
            <text:p/>
          </table:table-cell>
          <table:table-cell table:style-name="ce39"/>
          <table:table-cell table:style-name="ce41" table:formula="of:=OR(ISNUMBER(FIND(TRIM([.A50]);COM.MICROSOFT.CONCAT(['Offered modules from TUM online (Master)'.A$5:.A$150]))); ISNUMBER(FIND(&quot;Area&quot;; [.A50])); ISNUMBER(FIND(&quot;You can choose ONE&quot;; [.A50])); ISNUMBER(FIND(&quot;ID&quot;; [.A50])))"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936744" xlink:type="simple">IN2293 </text:a> </text:p>
          </table:table-cell>
          <table:table-cell table:style-name="ce27"/>
          <table:table-cell table:style-name="ce13" office:value-type="string" calcext:value-type="string">
            <text:p>Medical Augmented Reality </text:p>
          </table:table-cell>
          <table:table-cell table:style-name="ce13" office:value-type="string" calcext:value-type="string">
            <text:p>WS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27" office:value-type="string" calcext:value-type="string">
            <text:p/>
          </table:table-cell>
          <table:table-cell table:style-name="ce20"/>
          <table:table-cell table:style-name="ce41" table:formula="of:=OR(ISNUMBER(FIND(TRIM([.A51]);COM.MICROSOFT.CONCAT(['Offered modules from TUM online (Master)'.A$5:.A$150]))); ISNUMBER(FIND(&quot;Area&quot;; [.A51])); ISNUMBER(FIND(&quot;You can choose ONE&quot;; [.A51])); ISNUMBER(FIND(&quot;ID&quot;; [.A51])))" office:value-type="boolean" office:boolean-value="false" calcext:value-type="boolean">
            <text:p>FALSE</text:p>
          </table:table-cell>
          <table:table-cell table:style-name="ce20" table:number-columns-repeated="5"/>
          <table:table-cell table:style-name="ce26" table:number-columns-repeated="3"/>
          <table:table-cell table:style-name="ce20"/>
          <table:table-cell table:style-name="ce29"/>
          <table:table-cell table:style-name="ce20" table:number-columns-repeated="1004"/>
        </table:table-row>
        <table:table-row table:style-name="ro7">
          <table:table-cell table:style-name="ce13" office:value-type="string" calcext:value-type="string">
            <text:p><text:a xlink:href="https://campus.tum.de/tumonline/WBMODHB.wbShowMHBReadOnly?pKnotenNr=1149546" xlink:type="simple">IN2322 </text:a> </text:p>
          </table:table-cell>
          <table:table-cell table:style-name="ce27"/>
          <table:table-cell table:style-name="ce13" office:value-type="string" calcext:value-type="string">
            <text:p>Protein Prediction I for Computer Scientists </text:p>
          </table:table-cell>
          <table:table-cell table:style-name="ce13" office:value-type="string" calcext:value-type="string">
            <text:p>SS </text:p>
          </table:table-cell>
          <table:table-cell table:style-name="ce13" office:value-type="string" calcext:value-type="string">
            <text:p>4V+2Ü </text:p>
          </table:table-cell>
          <table:table-cell table:style-name="ce13" office:value-type="float" office:value="8" calcext:value-type="float">
            <text:p>8</text:p>
          </table:table-cell>
          <table:table-cell table:style-name="ce13" office:value-type="string" calcext:value-type="string">
            <text:p>EN </text:p>
          </table:table-cell>
          <table:table-cell table:style-name="ce27" office:value-type="string" calcext:value-type="string">
            <text:p/>
          </table:table-cell>
          <table:table-cell table:style-name="ce39"/>
          <table:table-cell table:style-name="ce41" table:formula="of:=OR(ISNUMBER(FIND(TRIM([.A52]);COM.MICROSOFT.CONCAT(['Offered modules from TUM online (Master)'.A$5:.A$150]))); ISNUMBER(FIND(&quot;Area&quot;; [.A52])); ISNUMBER(FIND(&quot;You can choose ONE&quot;; [.A52])); ISNUMBER(FIND(&quot;ID&quot;; [.A52])))"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930647" xlink:type="simple">IN2291 </text:a> </text:p>
          </table:table-cell>
          <table:table-cell table:style-name="ce27"/>
          <table:table-cell table:style-name="ce13" office:value-type="string" calcext:value-type="string">
            <text:p>Protein Prediction II for Computer Scientists </text:p>
          </table:table-cell>
          <table:table-cell table:style-name="ce13" office:value-type="string" calcext:value-type="string">
            <text:p>WS </text:p>
          </table:table-cell>
          <table:table-cell table:style-name="ce13" office:value-type="string" calcext:value-type="string">
            <text:p>4V+2Ü </text:p>
          </table:table-cell>
          <table:table-cell table:style-name="ce13" office:value-type="float" office:value="8" calcext:value-type="float">
            <text:p>8</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53]);COM.MICROSOFT.CONCAT(['Offered modules from TUM online (Master)'.A$5:.A$150]))); ISNUMBER(FIND(&quot;Area&quot;; [.A53])); ISNUMBER(FIND(&quot;You can choose ONE&quot;; [.A53])); ISNUMBER(FIND(&quot;ID&quot;; [.A53])))"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331781" xlink:type="simple">IN2344 </text:a> </text:p>
          </table:table-cell>
          <table:table-cell table:style-name="ce27"/>
          <table:table-cell table:style-name="ce13" office:value-type="string" calcext:value-type="string">
            <text:p>Statistical Methods for Systems Genetics </text:p>
          </table:table-cell>
          <table:table-cell table:style-name="ce13" office:value-type="string" calcext:value-type="string">
            <text:p>WS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35"/>
          <table:table-cell/>
          <table:table-cell table:style-name="ce41" table:formula="of:=OR(ISNUMBER(FIND(TRIM([.A54]);COM.MICROSOFT.CONCAT(['Offered modules from TUM online (Master)'.A$5:.A$150]))); ISNUMBER(FIND(&quot;Area&quot;; [.A54])); ISNUMBER(FIND(&quot;You can choose ONE&quot;; [.A54])); ISNUMBER(FIND(&quot;ID&quot;; [.A5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6" office:value-type="string" calcext:value-type="string" table:number-columns-spanned="8" table:number-rows-spanned="1">
            <text:p>Elective Modules of the Area "Engineering Software-intensive Systems" (SE): </text:p>
          </table:table-cell>
          <table:covered-table-cell/>
          <table:covered-table-cell table:style-name="Default"/>
          <table:covered-table-cell table:number-columns-repeated="2"/>
          <table:covered-table-cell table:style-name="Default"/>
          <table:covered-table-cell table:number-columns-repeated="2"/>
          <table:table-cell table:style-name="ce39"/>
          <table:table-cell table:style-name="ce41" table:formula="of:=OR(ISNUMBER(FIND(TRIM([.A55]);COM.MICROSOFT.CONCAT(['Offered modules from TUM online (Master)'.A$5:.A$150]))); ISNUMBER(FIND(&quot;Area&quot;; [.A55])); ISNUMBER(FIND(&quot;You can choose ONE&quot;; [.A55])); ISNUMBER(FIND(&quot;ID&quot;; [.A55])))"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2" office:value-type="string" calcext:value-type="string">
            <text:p>ID </text:p>
          </table:table-cell>
          <table:table-cell table:style-name="ce24"/>
          <table:table-cell table:style-name="ce12" office:value-type="string" calcext:value-type="string">
            <text:p>Title </text:p>
          </table:table-cell>
          <table:table-cell table:style-name="ce12" office:value-type="string" calcext:value-type="string">
            <text:p>Term </text:p>
          </table:table-cell>
          <table:table-cell table:style-name="ce12" office:value-type="string" calcext:value-type="string">
            <text:p>Contact Hours</text:p>
          </table:table-cell>
          <table:table-cell table:style-name="ce12" office:value-type="string" calcext:value-type="string">
            <text:p>Credits </text:p>
          </table:table-cell>
          <table:table-cell table:style-name="ce12" office:value-type="string" calcext:value-type="string">
            <text:p>Language </text:p>
          </table:table-cell>
          <table:table-cell table:style-name="ce12" office:value-type="string" calcext:value-type="string">
            <text:p>THEO </text:p>
          </table:table-cell>
          <table:table-cell table:style-name="ce39"/>
          <table:table-cell table:style-name="ce41" table:formula="of:=OR(ISNUMBER(FIND(TRIM([.A56]);COM.MICROSOFT.CONCAT(['Offered modules from TUM online (Master)'.A$5:.A$150]))); ISNUMBER(FIND(&quot;Area&quot;; [.A56])); ISNUMBER(FIND(&quot;You can choose ONE&quot;; [.A56])); ISNUMBER(FIND(&quot;ID&quot;; [.A56])))"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060130" xlink:type="simple">IN2309 </text:a> </text:p>
          </table:table-cell>
          <table:table-cell table:style-name="ce27"/>
          <table:table-cell table:style-name="ce13" office:value-type="string" calcext:value-type="string">
            <text:p>Advanced Topics of Software Engineering </text:p>
          </table:table-cell>
          <table:table-cell table:style-name="ce13" office:value-type="string" calcext:value-type="string">
            <text:p>WS </text:p>
          </table:table-cell>
          <table:table-cell table:style-name="ce13" office:value-type="string" calcext:value-type="string">
            <text:p>4V+2Ü </text:p>
          </table:table-cell>
          <table:table-cell table:style-name="ce13" office:value-type="float" office:value="8" calcext:value-type="float">
            <text:p>8</text:p>
          </table:table-cell>
          <table:table-cell table:style-name="ce13" office:value-type="string" calcext:value-type="string">
            <text:p>DE/EN </text:p>
          </table:table-cell>
          <table:table-cell table:style-name="ce27" office:value-type="string" calcext:value-type="string">
            <text:p/>
          </table:table-cell>
          <table:table-cell/>
          <table:table-cell table:style-name="ce41" table:formula="of:=OR(ISNUMBER(FIND(TRIM([.A57]);COM.MICROSOFT.CONCAT(['Offered modules from TUM online (Master)'.A$5:.A$150]))); ISNUMBER(FIND(&quot;Area&quot;; [.A57])); ISNUMBER(FIND(&quot;You can choose ONE&quot;; [.A57])); ISNUMBER(FIND(&quot;ID&quot;; [.A5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498126" xlink:type="simple">IN3430 </text:a> </text:p>
          </table:table-cell>
          <table:table-cell table:style-name="ce27"/>
          <table:table-cell table:style-name="ce13" office:value-type="string" calcext:value-type="string">
            <text:p>Selected Topics in Engineering Software-intensive Systems </text:p>
          </table:table-cell>
          <table:table-cell table:style-name="ce13" office:value-type="string" calcext:value-type="string">
            <text:p>unreg </text:p>
          </table:table-cell>
          <table:table-cell table:style-name="ce27"/>
          <table:table-cell table:style-name="ce13" office:value-type="float" office:value="5" calcext:value-type="float">
            <text:p>5</text:p>
          </table:table-cell>
          <table:table-cell table:style-name="ce13" office:value-type="string" calcext:value-type="string">
            <text:p>DE/EN </text:p>
          </table:table-cell>
          <table:table-cell table:style-name="ce27" office:value-type="string" calcext:value-type="string">
            <text:p/>
          </table:table-cell>
          <table:table-cell/>
          <table:table-cell table:style-name="ce41" table:formula="of:=OR(ISNUMBER(FIND(TRIM([.A58]);COM.MICROSOFT.CONCAT(['Offered modules from TUM online (Master)'.A$5:.A$150]))); ISNUMBER(FIND(&quot;Area&quot;; [.A58])); ISNUMBER(FIND(&quot;You can choose ONE&quot;; [.A58])); ISNUMBER(FIND(&quot;ID&quot;; [.A5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629492" xlink:type="simple">IN2367 </text:a> </text:p>
          </table:table-cell>
          <table:table-cell table:style-name="ce27"/>
          <table:table-cell table:style-name="ce13" office:value-type="string" calcext:value-type="string">
            <text:p>Automated Programming </text:p>
          </table:table-cell>
          <table:table-cell table:style-name="ce13" office:value-type="string" calcext:value-type="string">
            <text:p>SS </text:p>
          </table:table-cell>
          <table:table-cell table:style-name="ce13" office:value-type="string" calcext:value-type="string">
            <text:p>2V </text:p>
          </table:table-cell>
          <table:table-cell table:style-name="ce13" office:value-type="float" office:value="2" calcext:value-type="float">
            <text:p>2</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59]);COM.MICROSOFT.CONCAT(['Offered modules from TUM online (Master)'.A$5:.A$150]))); ISNUMBER(FIND(&quot;Area&quot;; [.A59])); ISNUMBER(FIND(&quot;You can choose ONE&quot;; [.A59])); ISNUMBER(FIND(&quot;ID&quot;; [.A59])))"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261483" xlink:type="simple">IN2114 </text:a> </text:p>
          </table:table-cell>
          <table:table-cell table:style-name="ce27"/>
          <table:table-cell table:style-name="ce13" office:value-type="string" calcext:value-type="string">
            <text:p>Automotive Software - Methods and Technology </text:p>
          </table:table-cell>
          <table:table-cell table:style-name="ce13" office:value-type="string" calcext:value-type="string">
            <text:p>SS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DE </text:p>
          </table:table-cell>
          <table:table-cell table:style-name="ce27" office:value-type="string" calcext:value-type="string">
            <text:p/>
          </table:table-cell>
          <table:table-cell/>
          <table:table-cell table:style-name="ce41" table:formula="of:=OR(ISNUMBER(FIND(TRIM([.A60]);COM.MICROSOFT.CONCAT(['Offered modules from TUM online (Master)'.A$5:.A$150]))); ISNUMBER(FIND(&quot;Area&quot;; [.A60])); ISNUMBER(FIND(&quot;You can choose ONE&quot;; [.A60])); ISNUMBER(FIND(&quot;ID&quot;; [.A60])))"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1616748" xlink:type="simple">IN2359 </text:a> </text:p>
          </table:table-cell>
          <table:table-cell table:style-name="ce27"/>
          <table:table-cell table:style-name="ce13" office:value-type="string" calcext:value-type="string">
            <text:p>Blockchain-based Systems Engineering </text:p>
          </table:table-cell>
          <table:table-cell table:style-name="ce13" office:value-type="string" calcext:value-type="string">
            <text:p>unreg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27" office:value-type="string" calcext:value-type="string">
            <text:p/>
          </table:table-cell>
          <table:table-cell table:style-name="ce39"/>
          <table:table-cell table:style-name="ce41" table:formula="of:=OR(ISNUMBER(FIND(TRIM([.A61]);COM.MICROSOFT.CONCAT(['Offered modules from TUM online (Master)'.A$5:.A$150]))); ISNUMBER(FIND(&quot;Area&quot;; [.A61])); ISNUMBER(FIND(&quot;You can choose ONE&quot;; [.A61])); ISNUMBER(FIND(&quot;ID&quot;; [.A61])))"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698351" xlink:type="simple">IN2372 </text:a> </text:p>
          </table:table-cell>
          <table:table-cell table:style-name="ce27"/>
          <table:table-cell table:style-name="ce13" office:value-type="string" calcext:value-type="string">
            <text:p>Introduction to Large-Scale Agile Software Development </text:p>
          </table:table-cell>
          <table:table-cell table:style-name="ce13" office:value-type="string" calcext:value-type="string">
            <text:p>WS </text:p>
          </table:table-cell>
          <table:table-cell table:style-name="ce13" office:value-type="string" calcext:value-type="string">
            <text:p>2V </text:p>
          </table:table-cell>
          <table:table-cell table:style-name="ce13" office:value-type="float" office:value="3" calcext:value-type="float">
            <text:p>3</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62]);COM.MICROSOFT.CONCAT(['Offered modules from TUM online (Master)'.A$5:.A$150]))); ISNUMBER(FIND(&quot;Area&quot;; [.A62])); ISNUMBER(FIND(&quot;You can choose ONE&quot;; [.A62])); ISNUMBER(FIND(&quot;ID&quot;; [.A62])))"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261731" xlink:type="simple">IN2084 </text:a> </text:p>
          </table:table-cell>
          <table:table-cell table:style-name="ce27"/>
          <table:table-cell table:style-name="ce13" office:value-type="string" calcext:value-type="string">
            <text:p>Advanced Topics of Software Testing </text:p>
          </table:table-cell>
          <table:table-cell table:style-name="ce13" office:value-type="string" calcext:value-type="string">
            <text:p>SS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DE </text:p>
          </table:table-cell>
          <table:table-cell table:style-name="ce27" office:value-type="string" calcext:value-type="string">
            <text:p/>
          </table:table-cell>
          <table:table-cell table:style-name="ce38"/>
          <table:table-cell table:style-name="ce41" table:formula="of:=OR(ISNUMBER(FIND(TRIM([.A63]);COM.MICROSOFT.CONCAT(['Offered modules from TUM online (Master)'.A$5:.A$150]))); ISNUMBER(FIND(&quot;Area&quot;; [.A63])); ISNUMBER(FIND(&quot;You can choose ONE&quot;; [.A63])); ISNUMBER(FIND(&quot;ID&quot;; [.A63])))" office:value-type="boolean" office:boolean-value="true" calcext:value-type="boolean">
            <text:p>TRUE</text:p>
          </table:table-cell>
          <table:table-cell table:style-name="ce20" table:number-columns-repeated="5"/>
          <table:table-cell table:style-name="ce26" table:number-columns-repeated="3"/>
          <table:table-cell table:style-name="ce20"/>
          <table:table-cell table:style-name="ce29"/>
          <table:table-cell table:style-name="ce20" table:number-columns-repeated="1004"/>
        </table:table-row>
        <table:table-row table:style-name="ro7" table:visibility="filter">
          <table:table-cell table:style-name="ce13" office:value-type="string" calcext:value-type="string">
            <text:p><text:a xlink:href="https://campus.tum.de/tumonline/WBMODHB.wbShowMHBReadOnly?pKnotenNr=2636231" xlink:type="simple">IN2385 </text:a> </text:p>
          </table:table-cell>
          <table:table-cell table:style-name="ce27"/>
          <table:table-cell table:style-name="ce13" office:value-type="string" calcext:value-type="string">
            <text:p>Safety and Security for Cyber-Physical Systems </text:p>
          </table:table-cell>
          <table:table-cell table:style-name="ce13" office:value-type="string" calcext:value-type="string">
            <text:p>WS </text:p>
          </table:table-cell>
          <table:table-cell table:style-name="ce13" office:value-type="string" calcext:value-type="string">
            <text:p>2V </text:p>
          </table:table-cell>
          <table:table-cell table:style-name="ce13" office:value-type="float" office:value="3" calcext:value-type="float">
            <text:p>3</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64]);COM.MICROSOFT.CONCAT(['Offered modules from TUM online (Master)'.A$5:.A$150]))); ISNUMBER(FIND(&quot;Area&quot;; [.A64])); ISNUMBER(FIND(&quot;You can choose ONE&quot;; [.A64])); ISNUMBER(FIND(&quot;ID&quot;; [.A6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56922" xlink:type="simple">IN2078 </text:a> </text:p>
          </table:table-cell>
          <table:table-cell table:style-name="ce27"/>
          <table:table-cell table:style-name="ce13" office:value-type="string" calcext:value-type="string">
            <text:p>Foundations of program and system development </text:p>
          </table:table-cell>
          <table:table-cell table:style-name="ce13" office:value-type="string" calcext:value-type="string">
            <text:p>WS </text:p>
          </table:table-cell>
          <table:table-cell table:style-name="ce13" office:value-type="string" calcext:value-type="string">
            <text:p>3V </text:p>
          </table:table-cell>
          <table:table-cell table:style-name="ce13" office:value-type="float" office:value="4" calcext:value-type="float">
            <text:p>4</text:p>
          </table:table-cell>
          <table:table-cell table:style-name="ce13" office:value-type="string" calcext:value-type="string">
            <text:p>DE </text:p>
          </table:table-cell>
          <table:table-cell table:style-name="ce27" office:value-type="string" calcext:value-type="string">
            <text:p/>
          </table:table-cell>
          <table:table-cell/>
          <table:table-cell table:style-name="ce41" table:formula="of:=OR(ISNUMBER(FIND(TRIM([.A65]);COM.MICROSOFT.CONCAT(['Offered modules from TUM online (Master)'.A$5:.A$150]))); ISNUMBER(FIND(&quot;Area&quot;; [.A65])); ISNUMBER(FIND(&quot;You can choose ONE&quot;; [.A65])); ISNUMBER(FIND(&quot;ID&quot;; [.A6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56924" xlink:type="simple">IN2079 </text:a> </text:p>
          </table:table-cell>
          <table:table-cell table:style-name="ce27"/>
          <table:table-cell table:style-name="ce13" office:value-type="string" calcext:value-type="string">
            <text:p>IT-Consulting </text:p>
          </table:table-cell>
          <table:table-cell table:style-name="ce13" office:value-type="string" calcext:value-type="string">
            <text:p>WS </text:p>
          </table:table-cell>
          <table:table-cell table:style-name="ce13" office:value-type="string" calcext:value-type="string">
            <text:p>2V </text:p>
          </table:table-cell>
          <table:table-cell table:style-name="ce13" office:value-type="float" office:value="3" calcext:value-type="float">
            <text:p>3</text:p>
          </table:table-cell>
          <table:table-cell table:style-name="ce13" office:value-type="string" calcext:value-type="string">
            <text:p>DE </text:p>
          </table:table-cell>
          <table:table-cell table:style-name="ce27" office:value-type="string" calcext:value-type="string">
            <text:p/>
          </table:table-cell>
          <table:table-cell/>
          <table:table-cell table:style-name="ce41" table:formula="of:=OR(ISNUMBER(FIND(TRIM([.A66]);COM.MICROSOFT.CONCAT(['Offered modules from TUM online (Master)'.A$5:.A$150]))); ISNUMBER(FIND(&quot;Area&quot;; [.A66])); ISNUMBER(FIND(&quot;You can choose ONE&quot;; [.A66])); ISNUMBER(FIND(&quot;ID&quot;; [.A6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56926" xlink:type="simple">IN2080 </text:a> </text:p>
          </table:table-cell>
          <table:table-cell table:style-name="ce27"/>
          <table:table-cell table:style-name="ce13" office:value-type="string" calcext:value-type="string">
            <text:p>Modelling of Distributed Systems </text:p>
          </table:table-cell>
          <table:table-cell table:style-name="ce13" office:value-type="string" calcext:value-type="string">
            <text:p>SS </text:p>
          </table:table-cell>
          <table:table-cell table:style-name="ce13" office:value-type="string" calcext:value-type="string">
            <text:p>2V+1Ü </text:p>
          </table:table-cell>
          <table:table-cell table:style-name="ce13" office:value-type="float" office:value="4" calcext:value-type="float">
            <text:p>4</text:p>
          </table:table-cell>
          <table:table-cell table:style-name="ce13" office:value-type="string" calcext:value-type="string">
            <text:p>DE </text:p>
          </table:table-cell>
          <table:table-cell table:style-name="ce27" office:value-type="string" calcext:value-type="string">
            <text:p/>
          </table:table-cell>
          <table:table-cell/>
          <table:table-cell table:style-name="ce41" table:formula="of:=OR(ISNUMBER(FIND(TRIM([.A67]);COM.MICROSOFT.CONCAT(['Offered modules from TUM online (Master)'.A$5:.A$150]))); ISNUMBER(FIND(&quot;Area&quot;; [.A67])); ISNUMBER(FIND(&quot;You can choose ONE&quot;; [.A67])); ISNUMBER(FIND(&quot;ID&quot;; [.A6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73855" xlink:type="simple">IN2081 </text:a> </text:p>
          </table:table-cell>
          <table:table-cell table:style-name="ce27"/>
          <table:table-cell table:style-name="ce13" office:value-type="string" calcext:value-type="string">
            <text:p>Patterns in Software Engineering </text:p>
          </table:table-cell>
          <table:table-cell table:style-name="ce13" office:value-type="string" calcext:value-type="string">
            <text:p>WS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68]);COM.MICROSOFT.CONCAT(['Offered modules from TUM online (Master)'.A$5:.A$150]))); ISNUMBER(FIND(&quot;Area&quot;; [.A68])); ISNUMBER(FIND(&quot;You can choose ONE&quot;; [.A68])); ISNUMBER(FIND(&quot;ID&quot;; [.A6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261729" xlink:type="simple">IN2083 </text:a> </text:p>
          </table:table-cell>
          <table:table-cell table:style-name="ce27"/>
          <table:table-cell table:style-name="ce13" office:value-type="string" calcext:value-type="string">
            <text:p>Project Organisation and Management in Software Engineering </text:p>
          </table:table-cell>
          <table:table-cell table:style-name="ce13" office:value-type="string" calcext:value-type="string">
            <text:p>SS </text:p>
          </table:table-cell>
          <table:table-cell table:style-name="ce13" office:value-type="string" calcext:value-type="string">
            <text:p>3V+2Ü </text:p>
          </table:table-cell>
          <table:table-cell table:style-name="ce13" office:value-type="float" office:value="6" calcext:value-type="float">
            <text:p>6</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69]);COM.MICROSOFT.CONCAT(['Offered modules from TUM online (Master)'.A$5:.A$150]))); ISNUMBER(FIND(&quot;Area&quot;; [.A69])); ISNUMBER(FIND(&quot;You can choose ONE&quot;; [.A69])); ISNUMBER(FIND(&quot;ID&quot;; [.A69])))"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2809336" xlink:type="simple">IN2394 </text:a> </text:p>
          </table:table-cell>
          <table:table-cell table:style-name="ce27"/>
          <table:table-cell table:style-name="ce13" office:value-type="string" calcext:value-type="string">
            <text:p>Requirements Engineering </text:p>
          </table:table-cell>
          <table:table-cell table:style-name="ce13" office:value-type="string" calcext:value-type="string">
            <text:p>SS </text:p>
          </table:table-cell>
          <table:table-cell table:style-name="ce13" office:value-type="string" calcext:value-type="string">
            <text:p>2V </text:p>
          </table:table-cell>
          <table:table-cell table:style-name="ce13" office:value-type="float" office:value="3" calcext:value-type="float">
            <text:p>3</text:p>
          </table:table-cell>
          <table:table-cell table:style-name="ce13" office:value-type="string" calcext:value-type="string">
            <text:p>EN </text:p>
          </table:table-cell>
          <table:table-cell table:style-name="ce27" office:value-type="string" calcext:value-type="string">
            <text:p/>
          </table:table-cell>
          <table:table-cell table:style-name="ce39"/>
          <table:table-cell table:style-name="ce41" table:formula="of:=OR(ISNUMBER(FIND(TRIM([.A70]);COM.MICROSOFT.CONCAT(['Offered modules from TUM online (Master)'.A$5:.A$150]))); ISNUMBER(FIND(&quot;Area&quot;; [.A70])); ISNUMBER(FIND(&quot;You can choose ONE&quot;; [.A70])); ISNUMBER(FIND(&quot;ID&quot;; [.A70])))"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8">
          <table:table-cell table:style-name="ce13" office:value-type="string" calcext:value-type="string">
            <text:p><text:a xlink:href="https://campus.tum.de/tumonline/WBMODHB.wbShowMHBReadOnly?pKnotenNr=456950" xlink:type="simple">IN2087 </text:a> </text:p>
          </table:table-cell>
          <table:table-cell table:style-name="ce27"/>
          <table:table-cell table:style-name="ce13" office:value-type="string" calcext:value-type="string">
            <text:p>Software Engineering for Business Applications - Master's Course: Web Application Engineering </text:p>
          </table:table-cell>
          <table:table-cell table:style-name="ce13" office:value-type="string" calcext:value-type="string">
            <text:p>SS </text:p>
          </table:table-cell>
          <table:table-cell table:style-name="ce13" office:value-type="string" calcext:value-type="string">
            <text:p>2V+2Ü </text:p>
          </table:table-cell>
          <table:table-cell table:style-name="ce13" office:value-type="float" office:value="8" calcext:value-type="float">
            <text:p>8</text:p>
          </table:table-cell>
          <table:table-cell table:style-name="ce13" office:value-type="string" calcext:value-type="string">
            <text:p>EN </text:p>
          </table:table-cell>
          <table:table-cell table:style-name="ce27" office:value-type="string" calcext:value-type="string">
            <text:p/>
          </table:table-cell>
          <table:table-cell table:style-name="ce39"/>
          <table:table-cell table:style-name="ce41" table:formula="of:=OR(ISNUMBER(FIND(TRIM([.A71]);COM.MICROSOFT.CONCAT(['Offered modules from TUM online (Master)'.A$5:.A$150]))); ISNUMBER(FIND(&quot;Area&quot;; [.A71])); ISNUMBER(FIND(&quot;You can choose ONE&quot;; [.A71])); ISNUMBER(FIND(&quot;ID&quot;; [.A71])))"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608628" xlink:type="simple">IN2235 </text:a> </text:p>
          </table:table-cell>
          <table:table-cell table:style-name="ce27"/>
          <table:table-cell table:style-name="ce13" office:value-type="string" calcext:value-type="string">
            <text:p>Software Engineering in an Industrial Setting </text:p>
          </table:table-cell>
          <table:table-cell table:style-name="ce13" office:value-type="string" calcext:value-type="string">
            <text:p>WS </text:p>
          </table:table-cell>
          <table:table-cell table:style-name="ce13" office:value-type="string" calcext:value-type="string">
            <text:p>2V </text:p>
          </table:table-cell>
          <table:table-cell table:style-name="ce13" office:value-type="float" office:value="3" calcext:value-type="float">
            <text:p>3</text:p>
          </table:table-cell>
          <table:table-cell table:style-name="ce13" office:value-type="string" calcext:value-type="string">
            <text:p>DE </text:p>
          </table:table-cell>
          <table:table-cell table:style-name="ce27" office:value-type="string" calcext:value-type="string">
            <text:p/>
          </table:table-cell>
          <table:table-cell/>
          <table:table-cell table:style-name="ce41" table:formula="of:=OR(ISNUMBER(FIND(TRIM([.A72]);COM.MICROSOFT.CONCAT(['Offered modules from TUM online (Master)'.A$5:.A$150]))); ISNUMBER(FIND(&quot;Area&quot;; [.A72])); ISNUMBER(FIND(&quot;You can choose ONE&quot;; [.A72])); ISNUMBER(FIND(&quot;ID&quot;; [.A72])))"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56952" xlink:type="simple">IN2089 </text:a> </text:p>
          </table:table-cell>
          <table:table-cell table:style-name="ce27"/>
          <table:table-cell table:style-name="ce13" office:value-type="string" calcext:value-type="string">
            <text:p>Strategic IT Management </text:p>
          </table:table-cell>
          <table:table-cell table:style-name="ce13" office:value-type="string" calcext:value-type="string">
            <text:p>WS </text:p>
          </table:table-cell>
          <table:table-cell table:style-name="ce13" office:value-type="string" calcext:value-type="string">
            <text:p>2V </text:p>
          </table:table-cell>
          <table:table-cell table:style-name="ce13" office:value-type="float" office:value="3" calcext:value-type="float">
            <text:p>3</text:p>
          </table:table-cell>
          <table:table-cell table:style-name="ce13" office:value-type="string" calcext:value-type="string">
            <text:p>DE </text:p>
          </table:table-cell>
          <table:table-cell table:style-name="ce35"/>
          <table:table-cell/>
          <table:table-cell table:style-name="ce41" table:formula="of:=OR(ISNUMBER(FIND(TRIM([.A73]);COM.MICROSOFT.CONCAT(['Offered modules from TUM online (Master)'.A$5:.A$150]))); ISNUMBER(FIND(&quot;Area&quot;; [.A73])); ISNUMBER(FIND(&quot;You can choose ONE&quot;; [.A73])); ISNUMBER(FIND(&quot;ID&quot;; [.A73])))"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6" office:value-type="string" calcext:value-type="string" table:number-columns-spanned="8" table:number-rows-spanned="1">
            <text:p>Elective Modules of the Area "Formal Methods and their Applications" (FMA): </text:p>
          </table:table-cell>
          <table:covered-table-cell/>
          <table:covered-table-cell table:style-name="Default"/>
          <table:covered-table-cell table:number-columns-repeated="2"/>
          <table:covered-table-cell table:style-name="Default"/>
          <table:covered-table-cell table:number-columns-repeated="2"/>
          <table:table-cell table:style-name="ce39"/>
          <table:table-cell table:style-name="ce41" table:formula="of:=OR(ISNUMBER(FIND(TRIM([.A74]);COM.MICROSOFT.CONCAT(['Offered modules from TUM online (Master)'.A$5:.A$150]))); ISNUMBER(FIND(&quot;Area&quot;; [.A74])); ISNUMBER(FIND(&quot;You can choose ONE&quot;; [.A74])); ISNUMBER(FIND(&quot;ID&quot;; [.A74])))"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2" office:value-type="string" calcext:value-type="string">
            <text:p>ID </text:p>
          </table:table-cell>
          <table:table-cell table:style-name="ce24"/>
          <table:table-cell table:style-name="ce12" office:value-type="string" calcext:value-type="string">
            <text:p>Title </text:p>
          </table:table-cell>
          <table:table-cell table:style-name="ce12" office:value-type="string" calcext:value-type="string">
            <text:p>Term </text:p>
          </table:table-cell>
          <table:table-cell table:style-name="ce12" office:value-type="string" calcext:value-type="string">
            <text:p>Contact Hours</text:p>
          </table:table-cell>
          <table:table-cell table:style-name="ce12" office:value-type="string" calcext:value-type="string">
            <text:p>Credits </text:p>
          </table:table-cell>
          <table:table-cell table:style-name="ce12" office:value-type="string" calcext:value-type="string">
            <text:p>Language </text:p>
          </table:table-cell>
          <table:table-cell table:style-name="ce12" office:value-type="string" calcext:value-type="string">
            <text:p>THEO </text:p>
          </table:table-cell>
          <table:table-cell table:style-name="ce39"/>
          <table:table-cell table:style-name="ce41" table:formula="of:=OR(ISNUMBER(FIND(TRIM([.A75]);COM.MICROSOFT.CONCAT(['Offered modules from TUM online (Master)'.A$5:.A$150]))); ISNUMBER(FIND(&quot;Area&quot;; [.A75])); ISNUMBER(FIND(&quot;You can choose ONE&quot;; [.A75])); ISNUMBER(FIND(&quot;ID&quot;; [.A75])))"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80385" xlink:type="simple">IN3350 </text:a> </text:p>
          </table:table-cell>
          <table:table-cell table:style-name="ce27"/>
          <table:table-cell table:style-name="ce13" office:value-type="string" calcext:value-type="string">
            <text:p>Selected Topics in Formal Methods and their Applications </text:p>
          </table:table-cell>
          <table:table-cell table:style-name="ce13" office:value-type="string" calcext:value-type="string">
            <text:p>unreg </text:p>
          </table:table-cell>
          <table:table-cell table:style-name="ce27"/>
          <table:table-cell table:style-name="ce13" office:value-type="float" office:value="5" calcext:value-type="float">
            <text:p>5</text:p>
          </table:table-cell>
          <table:table-cell table:style-name="ce13" office:value-type="string" calcext:value-type="string">
            <text:p>DE/EN </text:p>
          </table:table-cell>
          <table:table-cell table:style-name="ce27" office:value-type="string" calcext:value-type="string">
            <text:p/>
          </table:table-cell>
          <table:table-cell/>
          <table:table-cell table:style-name="ce41" table:formula="of:=OR(ISNUMBER(FIND(TRIM([.A76]);COM.MICROSOFT.CONCAT(['Offered modules from TUM online (Master)'.A$5:.A$150]))); ISNUMBER(FIND(&quot;Area&quot;; [.A76])); ISNUMBER(FIND(&quot;You can choose ONE&quot;; [.A76])); ISNUMBER(FIND(&quot;ID&quot;; [.A7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56400" xlink:type="simple">IN2041 </text:a> </text:p>
          </table:table-cell>
          <table:table-cell table:style-name="ce27"/>
          <table:table-cell table:style-name="ce13" office:value-type="string" calcext:value-type="string">
            <text:p>Automata and Formal Languages </text:p>
          </table:table-cell>
          <table:table-cell table:style-name="ce13" office:value-type="string" calcext:value-type="string">
            <text:p>WS </text:p>
          </table:table-cell>
          <table:table-cell table:style-name="ce13" office:value-type="string" calcext:value-type="string">
            <text:p>4V+2Ü </text:p>
          </table:table-cell>
          <table:table-cell table:style-name="ce13" office:value-type="float" office:value="8" calcext:value-type="float">
            <text:p>8</text:p>
          </table:table-cell>
          <table:table-cell table:style-name="ce13" office:value-type="string" calcext:value-type="string">
            <text:p>EN </text:p>
          </table:table-cell>
          <table:table-cell table:style-name="ce13" office:value-type="string" calcext:value-type="string">
            <text:p>THEO </text:p>
          </table:table-cell>
          <table:table-cell/>
          <table:table-cell table:style-name="ce41" table:formula="of:=OR(ISNUMBER(FIND(TRIM([.A77]);COM.MICROSOFT.CONCAT(['Offered modules from TUM online (Master)'.A$5:.A$150]))); ISNUMBER(FIND(&quot;Area&quot;; [.A77])); ISNUMBER(FIND(&quot;You can choose ONE&quot;; [.A77])); ISNUMBER(FIND(&quot;ID&quot;; [.A7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56408" xlink:type="simple">IN2042 </text:a> </text:p>
          </table:table-cell>
          <table:table-cell table:style-name="ce27"/>
          <table:table-cell table:style-name="ce13" office:value-type="string" calcext:value-type="string">
            <text:p>Automata and Formal Languages II </text:p>
          </table:table-cell>
          <table:table-cell table:style-name="ce13" office:value-type="string" calcext:value-type="string">
            <text:p>unreg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13" office:value-type="string" calcext:value-type="string">
            <text:p>THEO </text:p>
          </table:table-cell>
          <table:table-cell/>
          <table:table-cell table:style-name="ce41" table:formula="of:=OR(ISNUMBER(FIND(TRIM([.A78]);COM.MICROSOFT.CONCAT(['Offered modules from TUM online (Master)'.A$5:.A$150]))); ISNUMBER(FIND(&quot;Area&quot;; [.A78])); ISNUMBER(FIND(&quot;You can choose ONE&quot;; [.A78])); ISNUMBER(FIND(&quot;ID&quot;; [.A7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520233" xlink:type="simple">IN2227 </text:a> </text:p>
          </table:table-cell>
          <table:table-cell table:style-name="ce27"/>
          <table:table-cell table:style-name="ce13" office:value-type="string" calcext:value-type="string">
            <text:p>Compiler construction I </text:p>
          </table:table-cell>
          <table:table-cell table:style-name="ce13" office:value-type="string" calcext:value-type="string">
            <text:p>SS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DE/EN </text:p>
          </table:table-cell>
          <table:table-cell table:style-name="ce13" office:value-type="string" calcext:value-type="string">
            <text:p>THEO </text:p>
          </table:table-cell>
          <table:table-cell table:style-name="ce39"/>
          <table:table-cell table:style-name="ce41" table:formula="of:=OR(ISNUMBER(FIND(TRIM([.A79]);COM.MICROSOFT.CONCAT(['Offered modules from TUM online (Master)'.A$5:.A$150]))); ISNUMBER(FIND(&quot;Area&quot;; [.A79])); ISNUMBER(FIND(&quot;You can choose ONE&quot;; [.A79])); ISNUMBER(FIND(&quot;ID&quot;; [.A79])))"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1338241" xlink:type="simple">IN2347 </text:a> </text:p>
          </table:table-cell>
          <table:table-cell table:style-name="ce27"/>
          <table:table-cell table:style-name="ce13" office:value-type="string" calcext:value-type="string">
            <text:p>Functional Data Structures </text:p>
          </table:table-cell>
          <table:table-cell table:style-name="ce13" office:value-type="string" calcext:value-type="string">
            <text:p>SS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13" office:value-type="string" calcext:value-type="string">
            <text:p>THEO </text:p>
          </table:table-cell>
          <table:table-cell table:style-name="ce39"/>
          <table:table-cell table:style-name="ce41" table:formula="of:=OR(ISNUMBER(FIND(TRIM([.A80]);COM.MICROSOFT.CONCAT(['Offered modules from TUM online (Master)'.A$5:.A$150]))); ISNUMBER(FIND(&quot;Area&quot;; [.A80])); ISNUMBER(FIND(&quot;You can choose ONE&quot;; [.A80])); ISNUMBER(FIND(&quot;ID&quot;; [.A80])))"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930144" xlink:type="simple">IN2296 </text:a> </text:p>
          </table:table-cell>
          <table:table-cell table:style-name="ce27"/>
          <table:table-cell table:style-name="ce13" office:value-type="string" calcext:value-type="string">
            <text:p>Games on Graphs </text:p>
          </table:table-cell>
          <table:table-cell table:style-name="ce13" office:value-type="string" calcext:value-type="string">
            <text:p>SS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DE/EN </text:p>
          </table:table-cell>
          <table:table-cell table:style-name="ce27" office:value-type="string" calcext:value-type="string">
            <text:p/>
          </table:table-cell>
          <table:table-cell table:style-name="ce20"/>
          <table:table-cell table:style-name="ce41" table:formula="of:=OR(ISNUMBER(FIND(TRIM([.A81]);COM.MICROSOFT.CONCAT(['Offered modules from TUM online (Master)'.A$5:.A$150]))); ISNUMBER(FIND(&quot;Area&quot;; [.A81])); ISNUMBER(FIND(&quot;You can choose ONE&quot;; [.A81])); ISNUMBER(FIND(&quot;ID&quot;; [.A81])))" office:value-type="boolean" office:boolean-value="false" calcext:value-type="boolean">
            <text:p>FALSE</text:p>
          </table:table-cell>
          <table:table-cell table:style-name="ce20" table:number-columns-repeated="5"/>
          <table:table-cell table:style-name="ce26" table:number-columns-repeated="3"/>
          <table:table-cell table:style-name="ce20"/>
          <table:table-cell table:style-name="ce29"/>
          <table:table-cell table:style-name="ce20" table:number-columns-repeated="1004"/>
        </table:table-row>
        <table:table-row table:style-name="ro7">
          <table:table-cell table:style-name="ce13" office:value-type="string" calcext:value-type="string">
            <text:p><text:a xlink:href="https://campus.tum.de/tumonline/WBMODHB.wbShowMHBReadOnly?pKnotenNr=456426" xlink:type="simple">IN2049 </text:a> </text:p>
          </table:table-cell>
          <table:table-cell table:style-name="ce27"/>
          <table:table-cell table:style-name="ce13" office:value-type="string" calcext:value-type="string">
            <text:p>Logic </text:p>
          </table:table-cell>
          <table:table-cell table:style-name="ce13" office:value-type="string" calcext:value-type="string">
            <text:p>SS </text:p>
          </table:table-cell>
          <table:table-cell table:style-name="ce13" office:value-type="string" calcext:value-type="string">
            <text:p>4V+2Ü </text:p>
          </table:table-cell>
          <table:table-cell table:style-name="ce13" office:value-type="float" office:value="8" calcext:value-type="float">
            <text:p>8</text:p>
          </table:table-cell>
          <table:table-cell table:style-name="ce13" office:value-type="string" calcext:value-type="string">
            <text:p>EN </text:p>
          </table:table-cell>
          <table:table-cell table:style-name="ce13" office:value-type="string" calcext:value-type="string">
            <text:p>THEO </text:p>
          </table:table-cell>
          <table:table-cell table:style-name="ce39"/>
          <table:table-cell table:style-name="ce41" table:formula="of:=OR(ISNUMBER(FIND(TRIM([.A82]);COM.MICROSOFT.CONCAT(['Offered modules from TUM online (Master)'.A$5:.A$150]))); ISNUMBER(FIND(&quot;Area&quot;; [.A82])); ISNUMBER(FIND(&quot;You can choose ONE&quot;; [.A82])); ISNUMBER(FIND(&quot;ID&quot;; [.A82])))"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56482" xlink:type="simple">IN2050 </text:a> </text:p>
          </table:table-cell>
          <table:table-cell table:style-name="ce27"/>
          <table:table-cell table:style-name="ce13" office:value-type="string" calcext:value-type="string">
            <text:p>Model Checking </text:p>
          </table:table-cell>
          <table:table-cell table:style-name="ce13" office:value-type="string" calcext:value-type="string">
            <text:p>SS </text:p>
          </table:table-cell>
          <table:table-cell table:style-name="ce13" office:value-type="string" calcext:value-type="string">
            <text:p>4V+2Ü </text:p>
          </table:table-cell>
          <table:table-cell table:style-name="ce13" office:value-type="float" office:value="8" calcext:value-type="float">
            <text:p>8</text:p>
          </table:table-cell>
          <table:table-cell table:style-name="ce13" office:value-type="string" calcext:value-type="string">
            <text:p>EN </text:p>
          </table:table-cell>
          <table:table-cell table:style-name="ce13" office:value-type="string" calcext:value-type="string">
            <text:p>THEO </text:p>
          </table:table-cell>
          <table:table-cell/>
          <table:table-cell table:style-name="ce41" table:formula="of:=OR(ISNUMBER(FIND(TRIM([.A83]);COM.MICROSOFT.CONCAT(['Offered modules from TUM online (Master)'.A$5:.A$150]))); ISNUMBER(FIND(&quot;Area&quot;; [.A83])); ISNUMBER(FIND(&quot;You can choose ONE&quot;; [.A83])); ISNUMBER(FIND(&quot;ID&quot;; [.A83])))"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56414" xlink:type="simple">IN2045 </text:a> </text:p>
          </table:table-cell>
          <table:table-cell table:style-name="ce27"/>
          <table:table-cell table:style-name="ce13" office:value-type="string" calcext:value-type="string">
            <text:p>Network Analysis - Statistical and Formal Models and Methods </text:p>
          </table:table-cell>
          <table:table-cell table:style-name="ce13" office:value-type="string" calcext:value-type="string">
            <text:p>SS </text:p>
          </table:table-cell>
          <table:table-cell table:style-name="ce13" office:value-type="string" calcext:value-type="string">
            <text:p>3V+1Ü </text:p>
          </table:table-cell>
          <table:table-cell table:style-name="ce13" office:value-type="float" office:value="5" calcext:value-type="float">
            <text:p>5</text:p>
          </table:table-cell>
          <table:table-cell table:style-name="ce13" office:value-type="string" calcext:value-type="string">
            <text:p>DE </text:p>
          </table:table-cell>
          <table:table-cell table:style-name="ce13" office:value-type="string" calcext:value-type="string">
            <text:p>THEO </text:p>
          </table:table-cell>
          <table:table-cell/>
          <table:table-cell table:style-name="ce41" table:formula="of:=OR(ISNUMBER(FIND(TRIM([.A84]);COM.MICROSOFT.CONCAT(['Offered modules from TUM online (Master)'.A$5:.A$150]))); ISNUMBER(FIND(&quot;Area&quot;; [.A84])); ISNUMBER(FIND(&quot;You can choose ONE&quot;; [.A84])); ISNUMBER(FIND(&quot;ID&quot;; [.A8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56506" xlink:type="simple">IN2052 </text:a> </text:p>
          </table:table-cell>
          <table:table-cell table:style-name="ce27"/>
          <table:table-cell table:style-name="ce13" office:value-type="string" calcext:value-type="string">
            <text:p>Petri Nets </text:p>
          </table:table-cell>
          <table:table-cell table:style-name="ce13" office:value-type="string" calcext:value-type="string">
            <text:p>unreg </text:p>
          </table:table-cell>
          <table:table-cell table:style-name="ce13" office:value-type="string" calcext:value-type="string">
            <text:p>3V+1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13" office:value-type="string" calcext:value-type="string">
            <text:p>THEO </text:p>
          </table:table-cell>
          <table:table-cell/>
          <table:table-cell table:style-name="ce41" table:formula="of:=OR(ISNUMBER(FIND(TRIM([.A85]);COM.MICROSOFT.CONCAT(['Offered modules from TUM online (Master)'.A$5:.A$150]))); ISNUMBER(FIND(&quot;Area&quot;; [.A85])); ISNUMBER(FIND(&quot;You can choose ONE&quot;; [.A85])); ISNUMBER(FIND(&quot;ID&quot;; [.A8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73863" xlink:type="simple">IN2113 </text:a> </text:p>
          </table:table-cell>
          <table:table-cell table:style-name="ce27"/>
          <table:table-cell table:style-name="ce13" office:value-type="string" calcext:value-type="string">
            <text:p>Programming Languages </text:p>
          </table:table-cell>
          <table:table-cell table:style-name="ce13" office:value-type="string" calcext:value-type="string">
            <text:p>WS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DE/EN </text:p>
          </table:table-cell>
          <table:table-cell table:style-name="ce27" office:value-type="string" calcext:value-type="string">
            <text:p/>
          </table:table-cell>
          <table:table-cell/>
          <table:table-cell table:style-name="ce41" table:formula="of:=OR(ISNUMBER(FIND(TRIM([.A86]);COM.MICROSOFT.CONCAT(['Offered modules from TUM online (Master)'.A$5:.A$150]))); ISNUMBER(FIND(&quot;Area&quot;; [.A86])); ISNUMBER(FIND(&quot;You can choose ONE&quot;; [.A86])); ISNUMBER(FIND(&quot;ID&quot;; [.A8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56509" xlink:type="simple">IN2053 </text:a> </text:p>
          </table:table-cell>
          <table:table-cell table:style-name="ce27"/>
          <table:table-cell table:style-name="ce13" office:value-type="string" calcext:value-type="string">
            <text:p>Program Optimization </text:p>
          </table:table-cell>
          <table:table-cell table:style-name="ce13" office:value-type="string" calcext:value-type="string">
            <text:p>WS </text:p>
          </table:table-cell>
          <table:table-cell table:style-name="ce13" office:value-type="string" calcext:value-type="string">
            <text:p>4V+2Ü </text:p>
          </table:table-cell>
          <table:table-cell table:style-name="ce13" office:value-type="float" office:value="8" calcext:value-type="float">
            <text:p>8</text:p>
          </table:table-cell>
          <table:table-cell table:style-name="ce13" office:value-type="string" calcext:value-type="string">
            <text:p>EN </text:p>
          </table:table-cell>
          <table:table-cell table:style-name="ce13" office:value-type="string" calcext:value-type="string">
            <text:p>THEO </text:p>
          </table:table-cell>
          <table:table-cell/>
          <table:table-cell table:style-name="ce41" table:formula="of:=OR(ISNUMBER(FIND(TRIM([.A87]);COM.MICROSOFT.CONCAT(['Offered modules from TUM online (Master)'.A$5:.A$150]))); ISNUMBER(FIND(&quot;Area&quot;; [.A87])); ISNUMBER(FIND(&quot;You can choose ONE&quot;; [.A87])); ISNUMBER(FIND(&quot;ID&quot;; [.A8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254191" xlink:type="simple">IN2340 </text:a> </text:p>
          </table:table-cell>
          <table:table-cell table:style-name="ce27"/>
          <table:table-cell table:style-name="ce13" office:value-type="string" calcext:value-type="string">
            <text:p>Quantitative Verification </text:p>
          </table:table-cell>
          <table:table-cell table:style-name="ce13" office:value-type="string" calcext:value-type="string">
            <text:p>WS </text:p>
          </table:table-cell>
          <table:table-cell table:style-name="ce13" office:value-type="string" calcext:value-type="string">
            <text:p>3V+1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13" office:value-type="string" calcext:value-type="string">
            <text:p>THEO </text:p>
          </table:table-cell>
          <table:table-cell/>
          <table:table-cell table:style-name="ce41" table:formula="of:=OR(ISNUMBER(FIND(TRIM([.A88]);COM.MICROSOFT.CONCAT(['Offered modules from TUM online (Master)'.A$5:.A$150]))); ISNUMBER(FIND(&quot;Area&quot;; [.A88])); ISNUMBER(FIND(&quot;You can choose ONE&quot;; [.A88])); ISNUMBER(FIND(&quot;ID&quot;; [.A8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56513" xlink:type="simple">IN2055 </text:a> </text:p>
          </table:table-cell>
          <table:table-cell table:style-name="ce27"/>
          <table:table-cell table:style-name="ce13" office:value-type="string" calcext:value-type="string">
            <text:p>Semantics </text:p>
          </table:table-cell>
          <table:table-cell table:style-name="ce13" office:value-type="string" calcext:value-type="string">
            <text:p>WS </text:p>
          </table:table-cell>
          <table:table-cell table:style-name="ce13" office:value-type="string" calcext:value-type="string">
            <text:p>4V+2Ü </text:p>
          </table:table-cell>
          <table:table-cell table:style-name="ce13" office:value-type="float" office:value="8" calcext:value-type="float">
            <text:p>8</text:p>
          </table:table-cell>
          <table:table-cell table:style-name="ce13" office:value-type="string" calcext:value-type="string">
            <text:p>EN </text:p>
          </table:table-cell>
          <table:table-cell table:style-name="ce13" office:value-type="string" calcext:value-type="string">
            <text:p>THEO </text:p>
          </table:table-cell>
          <table:table-cell/>
          <table:table-cell table:style-name="ce41" table:formula="of:=OR(ISNUMBER(FIND(TRIM([.A89]);COM.MICROSOFT.CONCAT(['Offered modules from TUM online (Master)'.A$5:.A$150]))); ISNUMBER(FIND(&quot;Area&quot;; [.A89])); ISNUMBER(FIND(&quot;You can choose ONE&quot;; [.A89])); ISNUMBER(FIND(&quot;ID&quot;; [.A89])))"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456398" xlink:type="simple">IN2040 </text:a> </text:p>
          </table:table-cell>
          <table:table-cell table:style-name="ce27"/>
          <table:table-cell table:style-name="ce13" office:value-type="string" calcext:value-type="string">
            <text:p>Virtual Machines </text:p>
          </table:table-cell>
          <table:table-cell table:style-name="ce13" office:value-type="string" calcext:value-type="string">
            <text:p>SS </text:p>
          </table:table-cell>
          <table:table-cell table:style-name="ce13" office:value-type="string" calcext:value-type="string">
            <text:p>3V+2Ü </text:p>
          </table:table-cell>
          <table:table-cell table:style-name="ce13" office:value-type="float" office:value="6" calcext:value-type="float">
            <text:p>6</text:p>
          </table:table-cell>
          <table:table-cell table:style-name="ce13" office:value-type="string" calcext:value-type="string">
            <text:p>EN </text:p>
          </table:table-cell>
          <table:table-cell table:style-name="ce13" office:value-type="string" calcext:value-type="string">
            <text:p>THEO </text:p>
          </table:table-cell>
          <table:table-cell table:style-name="ce39"/>
          <table:table-cell table:style-name="ce41" table:formula="of:=OR(ISNUMBER(FIND(TRIM([.A90]);COM.MICROSOFT.CONCAT(['Offered modules from TUM online (Master)'.A$5:.A$150]))); ISNUMBER(FIND(&quot;Area&quot;; [.A90])); ISNUMBER(FIND(&quot;You can choose ONE&quot;; [.A90])); ISNUMBER(FIND(&quot;ID&quot;; [.A90])))"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able:number-columns-spanned="8" table:number-rows-spanned="1">
            <text:p>You can choose ONE (not more) of the following modules for FMA in addition to the modules mentioned above: </text:p>
          </table:table-cell>
          <table:covered-table-cell/>
          <table:covered-table-cell table:style-name="Default"/>
          <table:covered-table-cell table:number-columns-repeated="2"/>
          <table:covered-table-cell table:style-name="Default"/>
          <table:covered-table-cell table:number-columns-repeated="2"/>
          <table:table-cell/>
          <table:table-cell table:style-name="ce41" table:formula="of:=OR(ISNUMBER(FIND(TRIM([.A91]);COM.MICROSOFT.CONCAT(['Offered modules from TUM online (Master)'.A$5:.A$150]))); ISNUMBER(FIND(&quot;Area&quot;; [.A91])); ISNUMBER(FIND(&quot;You can choose ONE&quot;; [.A91])); ISNUMBER(FIND(&quot;ID&quot;; [.A91])))"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2" office:value-type="string" calcext:value-type="string">
            <text:p>ID </text:p>
          </table:table-cell>
          <table:table-cell table:style-name="ce24"/>
          <table:table-cell table:style-name="ce12" office:value-type="string" calcext:value-type="string">
            <text:p>Title </text:p>
          </table:table-cell>
          <table:table-cell table:style-name="ce12" office:value-type="string" calcext:value-type="string">
            <text:p>Term </text:p>
          </table:table-cell>
          <table:table-cell table:style-name="ce12" office:value-type="string" calcext:value-type="string">
            <text:p>Contact Hours</text:p>
          </table:table-cell>
          <table:table-cell table:style-name="ce12" office:value-type="string" calcext:value-type="string">
            <text:p>Credits </text:p>
          </table:table-cell>
          <table:table-cell table:style-name="ce12" office:value-type="string" calcext:value-type="string">
            <text:p>Language </text:p>
          </table:table-cell>
          <table:table-cell table:style-name="ce12" office:value-type="string" calcext:value-type="string">
            <text:p>THEO </text:p>
          </table:table-cell>
          <table:table-cell table:style-name="ce39"/>
          <table:table-cell table:style-name="ce41" table:formula="of:=OR(ISNUMBER(FIND(TRIM([.A92]);COM.MICROSOFT.CONCAT(['Offered modules from TUM online (Master)'.A$5:.A$150]))); ISNUMBER(FIND(&quot;Area&quot;; [.A92])); ISNUMBER(FIND(&quot;You can choose ONE&quot;; [.A92])); ISNUMBER(FIND(&quot;ID&quot;; [.A92])))"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56422" xlink:type="simple">IN2048 </text:a> </text:p>
          </table:table-cell>
          <table:table-cell table:style-name="ce27"/>
          <table:table-cell table:style-name="ce13" office:value-type="string" calcext:value-type="string">
            <text:p>Equational logic and lambda calculus </text:p>
          </table:table-cell>
          <table:table-cell table:style-name="ce13" office:value-type="string" calcext:value-type="string">
            <text:p>unreg </text:p>
          </table:table-cell>
          <table:table-cell table:style-name="ce13" office:value-type="string" calcext:value-type="string">
            <text:p>4V+2Ü </text:p>
          </table:table-cell>
          <table:table-cell table:style-name="ce13" office:value-type="float" office:value="8" calcext:value-type="float">
            <text:p>8</text:p>
          </table:table-cell>
          <table:table-cell table:style-name="ce13" office:value-type="string" calcext:value-type="string">
            <text:p>EN </text:p>
          </table:table-cell>
          <table:table-cell table:style-name="ce13" office:value-type="string" calcext:value-type="string">
            <text:p>THEO </text:p>
          </table:table-cell>
          <table:table-cell/>
          <table:table-cell table:style-name="ce41" table:formula="of:=OR(ISNUMBER(FIND(TRIM([.A93]);COM.MICROSOFT.CONCAT(['Offered modules from TUM online (Master)'.A$5:.A$150]))); ISNUMBER(FIND(&quot;Area&quot;; [.A93])); ISNUMBER(FIND(&quot;You can choose ONE&quot;; [.A93])); ISNUMBER(FIND(&quot;ID&quot;; [.A93])))"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446511" xlink:type="simple">IN2358 </text:a> </text:p>
          </table:table-cell>
          <table:table-cell table:style-name="ce27"/>
          <table:table-cell table:style-name="ce13" office:value-type="string" calcext:value-type="string">
            <text:p>Lambda Calculus </text:p>
          </table:table-cell>
          <table:table-cell table:style-name="ce13" office:value-type="string" calcext:value-type="string">
            <text:p>unreg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13" office:value-type="string" calcext:value-type="string">
            <text:p>THEO </text:p>
          </table:table-cell>
          <table:table-cell/>
          <table:table-cell table:style-name="ce41" table:formula="of:=OR(ISNUMBER(FIND(TRIM([.A94]);COM.MICROSOFT.CONCAT(['Offered modules from TUM online (Master)'.A$5:.A$150]))); ISNUMBER(FIND(&quot;Area&quot;; [.A94])); ISNUMBER(FIND(&quot;You can choose ONE&quot;; [.A94])); ISNUMBER(FIND(&quot;ID&quot;; [.A9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6" office:value-type="string" calcext:value-type="string" table:number-columns-spanned="8" table:number-rows-spanned="1">
            <text:p>Elective Modules of the Area "Machine Learning and Analytics" (MLA): </text:p>
          </table:table-cell>
          <table:covered-table-cell/>
          <table:covered-table-cell table:style-name="Default"/>
          <table:covered-table-cell table:number-columns-repeated="2"/>
          <table:covered-table-cell table:style-name="Default"/>
          <table:covered-table-cell table:number-columns-repeated="2"/>
          <table:table-cell table:style-name="ce39"/>
          <table:table-cell table:style-name="ce41" table:formula="of:=OR(ISNUMBER(FIND(TRIM([.A95]);COM.MICROSOFT.CONCAT(['Offered modules from TUM online (Master)'.A$5:.A$150]))); ISNUMBER(FIND(&quot;Area&quot;; [.A95])); ISNUMBER(FIND(&quot;You can choose ONE&quot;; [.A95])); ISNUMBER(FIND(&quot;ID&quot;; [.A95])))"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2" office:value-type="string" calcext:value-type="string">
            <text:p>ID </text:p>
          </table:table-cell>
          <table:table-cell table:style-name="ce24"/>
          <table:table-cell table:style-name="ce12" office:value-type="string" calcext:value-type="string">
            <text:p>Title </text:p>
          </table:table-cell>
          <table:table-cell table:style-name="ce12" office:value-type="string" calcext:value-type="string">
            <text:p>Term </text:p>
          </table:table-cell>
          <table:table-cell table:style-name="ce12" office:value-type="string" calcext:value-type="string">
            <text:p>Contact Hours</text:p>
          </table:table-cell>
          <table:table-cell table:style-name="ce12" office:value-type="string" calcext:value-type="string">
            <text:p>Credits </text:p>
          </table:table-cell>
          <table:table-cell table:style-name="ce12" office:value-type="string" calcext:value-type="string">
            <text:p>Language </text:p>
          </table:table-cell>
          <table:table-cell table:style-name="ce12" office:value-type="string" calcext:value-type="string">
            <text:p>THEO </text:p>
          </table:table-cell>
          <table:table-cell table:style-name="ce39"/>
          <table:table-cell table:style-name="ce41" table:formula="of:=OR(ISNUMBER(FIND(TRIM([.A96]);COM.MICROSOFT.CONCAT(['Offered modules from TUM online (Master)'.A$5:.A$150]))); ISNUMBER(FIND(&quot;Area&quot;; [.A96])); ISNUMBER(FIND(&quot;You can choose ONE&quot;; [.A96])); ISNUMBER(FIND(&quot;ID&quot;; [.A96])))"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930142" xlink:type="simple">IN2298 </text:a> </text:p>
          </table:table-cell>
          <table:table-cell table:style-name="ce27"/>
          <table:table-cell table:style-name="ce13" office:value-type="string" calcext:value-type="string">
            <text:p>Advanced Deep Learning for Physics </text:p>
          </table:table-cell>
          <table:table-cell table:style-name="ce13" office:value-type="string" calcext:value-type="string">
            <text:p>SS </text:p>
          </table:table-cell>
          <table:table-cell table:style-name="ce13" office:value-type="string" calcext:value-type="string">
            <text:p>4V </text:p>
          </table:table-cell>
          <table:table-cell table:style-name="ce13" office:value-type="float" office:value="6" calcext:value-type="float">
            <text:p>6</text:p>
          </table:table-cell>
          <table:table-cell table:style-name="ce13" office:value-type="string" calcext:value-type="string">
            <text:p>EN </text:p>
          </table:table-cell>
          <table:table-cell table:style-name="ce27" office:value-type="string" calcext:value-type="string">
            <text:p/>
          </table:table-cell>
          <table:table-cell table:style-name="ce39"/>
          <table:table-cell table:style-name="ce41" table:formula="of:=OR(ISNUMBER(FIND(TRIM([.A97]);COM.MICROSOFT.CONCAT(['Offered modules from TUM online (Master)'.A$5:.A$150]))); ISNUMBER(FIND(&quot;Area&quot;; [.A97])); ISNUMBER(FIND(&quot;You can choose ONE&quot;; [.A97])); ISNUMBER(FIND(&quot;ID&quot;; [.A97])))"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2930921" xlink:type="simple">IN2403 </text:a> </text:p>
          </table:table-cell>
          <table:table-cell table:style-name="ce27"/>
          <table:table-cell table:style-name="ce13" office:value-type="string" calcext:value-type="string">
            <text:p>Artificial Intelligence in Medicine </text:p>
          </table:table-cell>
          <table:table-cell table:style-name="ce13" office:value-type="string" calcext:value-type="string">
            <text:p>WS/SS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98]);COM.MICROSOFT.CONCAT(['Offered modules from TUM online (Master)'.A$5:.A$150]))); ISNUMBER(FIND(&quot;Area&quot;; [.A98])); ISNUMBER(FIND(&quot;You can choose ONE&quot;; [.A98])); ISNUMBER(FIND(&quot;ID&quot;; [.A9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498129" xlink:type="simple">IN3440 </text:a> </text:p>
          </table:table-cell>
          <table:table-cell table:style-name="ce27"/>
          <table:table-cell table:style-name="ce13" office:value-type="string" calcext:value-type="string">
            <text:p>Selected Topics in Machine Learning and Analytics </text:p>
          </table:table-cell>
          <table:table-cell table:style-name="ce13" office:value-type="string" calcext:value-type="string">
            <text:p>unreg </text:p>
          </table:table-cell>
          <table:table-cell table:style-name="ce27"/>
          <table:table-cell table:style-name="ce13" office:value-type="float" office:value="5" calcext:value-type="float">
            <text:p>5</text:p>
          </table:table-cell>
          <table:table-cell table:style-name="ce13" office:value-type="string" calcext:value-type="string">
            <text:p>DE/EN </text:p>
          </table:table-cell>
          <table:table-cell table:style-name="ce27" office:value-type="string" calcext:value-type="string">
            <text:p/>
          </table:table-cell>
          <table:table-cell/>
          <table:table-cell table:style-name="ce41" table:formula="of:=OR(ISNUMBER(FIND(TRIM([.A99]);COM.MICROSOFT.CONCAT(['Offered modules from TUM online (Master)'.A$5:.A$150]))); ISNUMBER(FIND(&quot;Area&quot;; [.A99])); ISNUMBER(FIND(&quot;You can choose ONE&quot;; [.A99])); ISNUMBER(FIND(&quot;ID&quot;; [.A99])))"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1334293" xlink:type="simple">IN2346 </text:a> </text:p>
          </table:table-cell>
          <table:table-cell table:style-name="ce27"/>
          <table:table-cell table:style-name="ce13" office:value-type="string" calcext:value-type="string">
            <text:p>Introduction to Deep Learning </text:p>
          </table:table-cell>
          <table:table-cell table:style-name="ce13" office:value-type="string" calcext:value-type="string">
            <text:p>SS </text:p>
          </table:table-cell>
          <table:table-cell table:style-name="ce13" office:value-type="string" calcext:value-type="string">
            <text:p>2V+2Ü </text:p>
          </table:table-cell>
          <table:table-cell table:style-name="ce13" office:value-type="float" office:value="6" calcext:value-type="float">
            <text:p>6</text:p>
          </table:table-cell>
          <table:table-cell table:style-name="ce13" office:value-type="string" calcext:value-type="string">
            <text:p>EN </text:p>
          </table:table-cell>
          <table:table-cell table:style-name="ce27" office:value-type="string" calcext:value-type="string">
            <text:p/>
          </table:table-cell>
          <table:table-cell table:style-name="ce39"/>
          <table:table-cell table:style-name="ce41" table:formula="of:=OR(ISNUMBER(FIND(TRIM([.A100]);COM.MICROSOFT.CONCAT(['Offered modules from TUM online (Master)'.A$5:.A$150]))); ISNUMBER(FIND(&quot;Area&quot;; [.A100])); ISNUMBER(FIND(&quot;You can choose ONE&quot;; [.A100])); ISNUMBER(FIND(&quot;ID&quot;; [.A100])))"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2805476" xlink:type="simple">IN2395 </text:a> </text:p>
          </table:table-cell>
          <table:table-cell table:style-name="ce27"/>
          <table:table-cell table:style-name="ce13" office:value-type="string" calcext:value-type="string">
            <text:p>Legal Data Science and Informatics </text:p>
          </table:table-cell>
          <table:table-cell table:style-name="ce13" office:value-type="string" calcext:value-type="string">
            <text:p>WS/SS </text:p>
          </table:table-cell>
          <table:table-cell table:style-name="ce13" office:value-type="string" calcext:value-type="string">
            <text:p>4V </text:p>
          </table:table-cell>
          <table:table-cell table:style-name="ce13" office:value-type="float" office:value="6" calcext:value-type="float">
            <text:p>6</text:p>
          </table:table-cell>
          <table:table-cell table:style-name="ce13" office:value-type="string" calcext:value-type="string">
            <text:p>EN </text:p>
          </table:table-cell>
          <table:table-cell table:style-name="ce27" office:value-type="string" calcext:value-type="string">
            <text:p/>
          </table:table-cell>
          <table:table-cell table:style-name="ce39"/>
          <table:table-cell table:style-name="ce41" table:formula="of:=OR(ISNUMBER(FIND(TRIM([.A101]);COM.MICROSOFT.CONCAT(['Offered modules from TUM online (Master)'.A$5:.A$150]))); ISNUMBER(FIND(&quot;Area&quot;; [.A101])); ISNUMBER(FIND(&quot;You can choose ONE&quot;; [.A101])); ISNUMBER(FIND(&quot;ID&quot;; [.A101])))"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1799629" xlink:type="simple">IN2323 </text:a> </text:p>
          </table:table-cell>
          <table:table-cell table:style-name="ce27"/>
          <table:table-cell table:style-name="ce13" office:value-type="string" calcext:value-type="string">
            <text:p>Machine Learning for Graphs and Sequential Data </text:p>
          </table:table-cell>
          <table:table-cell table:style-name="ce13" office:value-type="string" calcext:value-type="string">
            <text:p>SS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27" office:value-type="string" calcext:value-type="string">
            <text:p/>
          </table:table-cell>
          <table:table-cell table:style-name="ce38"/>
          <table:table-cell table:style-name="ce41" table:formula="of:=OR(ISNUMBER(FIND(TRIM([.A102]);COM.MICROSOFT.CONCAT(['Offered modules from TUM online (Master)'.A$5:.A$150]))); ISNUMBER(FIND(&quot;Area&quot;; [.A102])); ISNUMBER(FIND(&quot;You can choose ONE&quot;; [.A102])); ISNUMBER(FIND(&quot;ID&quot;; [.A102])))" office:value-type="boolean" office:boolean-value="true" calcext:value-type="boolean">
            <text:p>TRUE</text:p>
          </table:table-cell>
          <table:table-cell table:style-name="ce20" table:number-columns-repeated="5"/>
          <table:table-cell table:style-name="ce26" table:number-columns-repeated="3"/>
          <table:table-cell table:style-name="ce20"/>
          <table:table-cell table:style-name="ce29"/>
          <table:table-cell table:style-name="ce20" table:number-columns-repeated="1004"/>
        </table:table-row>
        <table:table-row table:style-name="ro7" table:visibility="filter">
          <table:table-cell table:style-name="ce13" office:value-type="string" calcext:value-type="string">
            <text:p><text:a xlink:href="https://campus.tum.de/tumonline/WBMODHB.wbShowMHBReadOnly?pKnotenNr=1446338" xlink:type="simple">IN2357 </text:a> </text:p>
          </table:table-cell>
          <table:table-cell table:style-name="ce27"/>
          <table:table-cell table:style-name="ce13" office:value-type="string" calcext:value-type="string">
            <text:p>Machine Learning for Computer Vision </text:p>
          </table:table-cell>
          <table:table-cell table:style-name="ce13" office:value-type="string" calcext:value-type="string">
            <text:p>WS/SS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103]);COM.MICROSOFT.CONCAT(['Offered modules from TUM online (Master)'.A$5:.A$150]))); ISNUMBER(FIND(&quot;Area&quot;; [.A103])); ISNUMBER(FIND(&quot;You can choose ONE&quot;; [.A103])); ISNUMBER(FIND(&quot;ID&quot;; [.A103])))"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493755" xlink:type="simple">IN2361 </text:a> </text:p>
          </table:table-cell>
          <table:table-cell table:style-name="ce27"/>
          <table:table-cell table:style-name="ce13" office:value-type="string" calcext:value-type="string">
            <text:p>Natural Language Processing </text:p>
          </table:table-cell>
          <table:table-cell table:style-name="ce13" office:value-type="string" calcext:value-type="string">
            <text:p>WS </text:p>
          </table:table-cell>
          <table:table-cell table:style-name="ce13" office:value-type="string" calcext:value-type="string">
            <text:p>4V </text:p>
          </table:table-cell>
          <table:table-cell table:style-name="ce13" office:value-type="float" office:value="6" calcext:value-type="float">
            <text:p>6</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104]);COM.MICROSOFT.CONCAT(['Offered modules from TUM online (Master)'.A$5:.A$150]))); ISNUMBER(FIND(&quot;Area&quot;; [.A104])); ISNUMBER(FIND(&quot;You can choose ONE&quot;; [.A104])); ISNUMBER(FIND(&quot;ID&quot;; [.A10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2808925" xlink:type="simple">IN2391 </text:a> </text:p>
          </table:table-cell>
          <table:table-cell table:style-name="ce27"/>
          <table:table-cell table:style-name="ce13" office:value-type="string" calcext:value-type="string">
            <text:p>Predictive Analytics </text:p>
          </table:table-cell>
          <table:table-cell table:style-name="ce13" office:value-type="string" calcext:value-type="string">
            <text:p>SS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105]);COM.MICROSOFT.CONCAT(['Offered modules from TUM online (Master)'.A$5:.A$150]))); ISNUMBER(FIND(&quot;Area&quot;; [.A105])); ISNUMBER(FIND(&quot;You can choose ONE&quot;; [.A105])); ISNUMBER(FIND(&quot;ID&quot;; [.A10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764854" xlink:type="simple">IN2378 </text:a> </text:p>
          </table:table-cell>
          <table:table-cell table:style-name="ce27"/>
          <table:table-cell table:style-name="ce13" office:value-type="string" calcext:value-type="string">
            <text:p>Statistical Foundations of Learning </text:p>
          </table:table-cell>
          <table:table-cell table:style-name="ce13" office:value-type="string" calcext:value-type="string">
            <text:p>SS </text:p>
          </table:table-cell>
          <table:table-cell table:style-name="ce13" office:value-type="string" calcext:value-type="string">
            <text:p>3V+1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13" office:value-type="string" calcext:value-type="string">
            <text:p>THEO </text:p>
          </table:table-cell>
          <table:table-cell/>
          <table:table-cell table:style-name="ce41" table:formula="of:=OR(ISNUMBER(FIND(TRIM([.A106]);COM.MICROSOFT.CONCAT(['Offered modules from TUM online (Master)'.A$5:.A$150]))); ISNUMBER(FIND(&quot;Area&quot;; [.A106])); ISNUMBER(FIND(&quot;You can choose ONE&quot;; [.A106])); ISNUMBER(FIND(&quot;ID&quot;; [.A10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1816261" xlink:type="simple">IN2349 </text:a> </text:p>
          </table:table-cell>
          <table:table-cell table:style-name="ce27"/>
          <table:table-cell table:style-name="ce13" office:value-type="string" calcext:value-type="string">
            <text:p>Advanced Deep Learning for Robotics </text:p>
          </table:table-cell>
          <table:table-cell table:style-name="ce13" office:value-type="string" calcext:value-type="string">
            <text:p>SS </text:p>
          </table:table-cell>
          <table:table-cell table:style-name="ce13" office:value-type="string" calcext:value-type="string">
            <text:p>2V+2P </text:p>
          </table:table-cell>
          <table:table-cell table:style-name="ce13" office:value-type="float" office:value="6" calcext:value-type="float">
            <text:p>6</text:p>
          </table:table-cell>
          <table:table-cell table:style-name="ce13" office:value-type="string" calcext:value-type="string">
            <text:p>EN </text:p>
          </table:table-cell>
          <table:table-cell table:style-name="ce27"/>
          <table:table-cell table:style-name="ce39"/>
          <table:table-cell table:style-name="ce41" table:formula="of:=OR(ISNUMBER(FIND(TRIM([.A107]);COM.MICROSOFT.CONCAT(['Offered modules from TUM online (Master)'.A$5:.A$150]))); ISNUMBER(FIND(&quot;Area&quot;; [.A107])); ISNUMBER(FIND(&quot;You can choose ONE&quot;; [.A107])); ISNUMBER(FIND(&quot;ID&quot;; [.A107])))"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able:number-columns-spanned="8" table:number-rows-spanned="1">
            <text:p>You can choose ONE (not more) of the following modules for MLA in addition to the modules mentioned above: </text:p>
          </table:table-cell>
          <table:covered-table-cell/>
          <table:covered-table-cell table:style-name="Default"/>
          <table:covered-table-cell table:number-columns-repeated="2"/>
          <table:covered-table-cell table:style-name="Default"/>
          <table:covered-table-cell table:number-columns-repeated="2"/>
          <table:table-cell/>
          <table:table-cell table:style-name="ce41" table:formula="of:=OR(ISNUMBER(FIND(TRIM([.A108]);COM.MICROSOFT.CONCAT(['Offered modules from TUM online (Master)'.A$5:.A$150]))); ISNUMBER(FIND(&quot;Area&quot;; [.A108])); ISNUMBER(FIND(&quot;You can choose ONE&quot;; [.A108])); ISNUMBER(FIND(&quot;ID&quot;; [.A108])))"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2" office:value-type="string" calcext:value-type="string">
            <text:p>ID </text:p>
          </table:table-cell>
          <table:table-cell table:style-name="ce24"/>
          <table:table-cell table:style-name="ce12" office:value-type="string" calcext:value-type="string">
            <text:p>Title </text:p>
          </table:table-cell>
          <table:table-cell table:style-name="ce12" office:value-type="string" calcext:value-type="string">
            <text:p>Term </text:p>
          </table:table-cell>
          <table:table-cell table:style-name="ce12" office:value-type="string" calcext:value-type="string">
            <text:p>Contact Hours</text:p>
          </table:table-cell>
          <table:table-cell table:style-name="ce12" office:value-type="string" calcext:value-type="string">
            <text:p>Credits </text:p>
          </table:table-cell>
          <table:table-cell table:style-name="ce12" office:value-type="string" calcext:value-type="string">
            <text:p>Language </text:p>
          </table:table-cell>
          <table:table-cell table:style-name="ce12" office:value-type="string" calcext:value-type="string">
            <text:p>THEO </text:p>
          </table:table-cell>
          <table:table-cell table:style-name="ce39"/>
          <table:table-cell table:style-name="ce41" table:formula="of:=OR(ISNUMBER(FIND(TRIM([.A109]);COM.MICROSOFT.CONCAT(['Offered modules from TUM online (Master)'.A$5:.A$150]))); ISNUMBER(FIND(&quot;Area&quot;; [.A109])); ISNUMBER(FIND(&quot;You can choose ONE&quot;; [.A109])); ISNUMBER(FIND(&quot;ID&quot;; [.A109])))"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2863073" xlink:type="simple">IN2028 </text:a> </text:p>
          </table:table-cell>
          <table:table-cell table:style-name="ce27"/>
          <table:table-cell table:style-name="ce13" office:value-type="string" calcext:value-type="string">
            <text:p>Business Analytics and Machine Learning </text:p>
          </table:table-cell>
          <table:table-cell table:style-name="ce13" office:value-type="string" calcext:value-type="string">
            <text:p>WS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110]);COM.MICROSOFT.CONCAT(['Offered modules from TUM online (Master)'.A$5:.A$150]))); ISNUMBER(FIND(&quot;Area&quot;; [.A110])); ISNUMBER(FIND(&quot;You can choose ONE&quot;; [.A110])); ISNUMBER(FIND(&quot;ID&quot;; [.A110])))"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254188" xlink:type="simple">IN2339 </text:a> </text:p>
          </table:table-cell>
          <table:table-cell table:style-name="ce27"/>
          <table:table-cell table:style-name="ce13" office:value-type="string" calcext:value-type="string">
            <text:p>Data Analysis and Visualization in R </text:p>
          </table:table-cell>
          <table:table-cell table:style-name="ce13" office:value-type="string" calcext:value-type="string">
            <text:p>WS </text:p>
          </table:table-cell>
          <table:table-cell table:style-name="ce13" office:value-type="string" calcext:value-type="string">
            <text:p>2V+4Ü </text:p>
          </table:table-cell>
          <table:table-cell table:style-name="ce13" office:value-type="float" office:value="6" calcext:value-type="float">
            <text:p>6</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111]);COM.MICROSOFT.CONCAT(['Offered modules from TUM online (Master)'.A$5:.A$150]))); ISNUMBER(FIND(&quot;Area&quot;; [.A111])); ISNUMBER(FIND(&quot;You can choose ONE&quot;; [.A111])); ISNUMBER(FIND(&quot;ID&quot;; [.A111])))"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76873" xlink:type="simple">IN2030 </text:a> </text:p>
          </table:table-cell>
          <table:table-cell table:style-name="ce27"/>
          <table:table-cell table:style-name="ce13" office:value-type="string" calcext:value-type="string">
            <text:p>Data Mining and Knowledge Discovery </text:p>
          </table:table-cell>
          <table:table-cell table:style-name="ce13" office:value-type="string" calcext:value-type="string">
            <text:p>WS </text:p>
          </table:table-cell>
          <table:table-cell table:style-name="ce13" office:value-type="string" calcext:value-type="string">
            <text:p>2V </text:p>
          </table:table-cell>
          <table:table-cell table:style-name="ce13" office:value-type="float" office:value="3" calcext:value-type="float">
            <text:p>3</text:p>
          </table:table-cell>
          <table:table-cell table:style-name="ce13" office:value-type="string" calcext:value-type="string">
            <text:p>EN </text:p>
          </table:table-cell>
          <table:table-cell table:style-name="ce27"/>
          <table:table-cell/>
          <table:table-cell table:style-name="ce41" table:formula="of:=OR(ISNUMBER(FIND(TRIM([.A112]);COM.MICROSOFT.CONCAT(['Offered modules from TUM online (Master)'.A$5:.A$150]))); ISNUMBER(FIND(&quot;Area&quot;; [.A112])); ISNUMBER(FIND(&quot;You can choose ONE&quot;; [.A112])); ISNUMBER(FIND(&quot;ID&quot;; [.A112])))"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able:number-columns-spanned="8" table:number-rows-spanned="1">
            <text:p>You can choose ONE (not more) of the following modules for MLA in addition to the modules mentioned above: </text:p>
          </table:table-cell>
          <table:covered-table-cell/>
          <table:covered-table-cell table:style-name="Default"/>
          <table:covered-table-cell table:number-columns-repeated="2"/>
          <table:covered-table-cell table:style-name="Default"/>
          <table:covered-table-cell table:number-columns-repeated="2"/>
          <table:table-cell/>
          <table:table-cell table:style-name="ce41" table:formula="of:=OR(ISNUMBER(FIND(TRIM([.A113]);COM.MICROSOFT.CONCAT(['Offered modules from TUM online (Master)'.A$5:.A$150]))); ISNUMBER(FIND(&quot;Area&quot;; [.A113])); ISNUMBER(FIND(&quot;You can choose ONE&quot;; [.A113])); ISNUMBER(FIND(&quot;ID&quot;; [.A113])))"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2" office:value-type="string" calcext:value-type="string">
            <text:p>ID </text:p>
          </table:table-cell>
          <table:table-cell table:style-name="ce24"/>
          <table:table-cell table:style-name="ce12" office:value-type="string" calcext:value-type="string">
            <text:p>Title </text:p>
          </table:table-cell>
          <table:table-cell table:style-name="ce12" office:value-type="string" calcext:value-type="string">
            <text:p>Term </text:p>
          </table:table-cell>
          <table:table-cell table:style-name="ce12" office:value-type="string" calcext:value-type="string">
            <text:p>Contact Hours</text:p>
          </table:table-cell>
          <table:table-cell table:style-name="ce12" office:value-type="string" calcext:value-type="string">
            <text:p>Credits </text:p>
          </table:table-cell>
          <table:table-cell table:style-name="ce12" office:value-type="string" calcext:value-type="string">
            <text:p>Language </text:p>
          </table:table-cell>
          <table:table-cell table:style-name="ce12" office:value-type="string" calcext:value-type="string">
            <text:p>THEO </text:p>
          </table:table-cell>
          <table:table-cell table:style-name="ce39"/>
          <table:table-cell table:style-name="ce41" table:formula="of:=OR(ISNUMBER(FIND(TRIM([.A114]);COM.MICROSOFT.CONCAT(['Offered modules from TUM online (Master)'.A$5:.A$150]))); ISNUMBER(FIND(&quot;Area&quot;; [.A114])); ISNUMBER(FIND(&quot;You can choose ONE&quot;; [.A114])); ISNUMBER(FIND(&quot;ID&quot;; [.A114])))"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56537" xlink:type="simple">IN2064 </text:a> </text:p>
          </table:table-cell>
          <table:table-cell table:style-name="ce27"/>
          <table:table-cell table:style-name="ce13" office:value-type="string" calcext:value-type="string">
            <text:p>Machine Learning </text:p>
          </table:table-cell>
          <table:table-cell table:style-name="ce13" office:value-type="string" calcext:value-type="string">
            <text:p>WS </text:p>
          </table:table-cell>
          <table:table-cell table:style-name="ce13" office:value-type="string" calcext:value-type="string">
            <text:p>4V+2Ü </text:p>
          </table:table-cell>
          <table:table-cell table:style-name="ce13" office:value-type="float" office:value="8" calcext:value-type="float">
            <text:p>8</text:p>
          </table:table-cell>
          <table:table-cell table:style-name="ce13" office:value-type="string" calcext:value-type="string">
            <text:p>EN </text:p>
          </table:table-cell>
          <table:table-cell table:style-name="ce35"/>
          <table:table-cell/>
          <table:table-cell table:style-name="ce41" table:formula="of:=OR(ISNUMBER(FIND(TRIM([.A115]);COM.MICROSOFT.CONCAT(['Offered modules from TUM online (Master)'.A$5:.A$150]))); ISNUMBER(FIND(&quot;Area&quot;; [.A115])); ISNUMBER(FIND(&quot;You can choose ONE&quot;; [.A115])); ISNUMBER(FIND(&quot;ID&quot;; [.A11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6" office:value-type="string" calcext:value-type="string" table:number-columns-spanned="8" table:number-rows-spanned="1">
            <text:p>Elective Modules of the Area "Computer Architecture, Computer Networks and Distributed Systems" (RRV): </text:p>
          </table:table-cell>
          <table:covered-table-cell/>
          <table:covered-table-cell table:style-name="Default"/>
          <table:covered-table-cell table:number-columns-repeated="2"/>
          <table:covered-table-cell table:style-name="Default"/>
          <table:covered-table-cell table:number-columns-repeated="2"/>
          <table:table-cell table:style-name="ce39"/>
          <table:table-cell table:style-name="ce41" table:formula="of:=OR(ISNUMBER(FIND(TRIM([.A116]);COM.MICROSOFT.CONCAT(['Offered modules from TUM online (Master)'.A$5:.A$150]))); ISNUMBER(FIND(&quot;Area&quot;; [.A116])); ISNUMBER(FIND(&quot;You can choose ONE&quot;; [.A116])); ISNUMBER(FIND(&quot;ID&quot;; [.A116])))"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2" office:value-type="string" calcext:value-type="string">
            <text:p>ID </text:p>
          </table:table-cell>
          <table:table-cell table:style-name="ce24"/>
          <table:table-cell table:style-name="ce12" office:value-type="string" calcext:value-type="string">
            <text:p>Title </text:p>
          </table:table-cell>
          <table:table-cell table:style-name="ce12" office:value-type="string" calcext:value-type="string">
            <text:p>Term </text:p>
          </table:table-cell>
          <table:table-cell table:style-name="ce12" office:value-type="string" calcext:value-type="string">
            <text:p>Contact Hours</text:p>
          </table:table-cell>
          <table:table-cell table:style-name="ce12" office:value-type="string" calcext:value-type="string">
            <text:p>Credits </text:p>
          </table:table-cell>
          <table:table-cell table:style-name="ce12" office:value-type="string" calcext:value-type="string">
            <text:p>Language </text:p>
          </table:table-cell>
          <table:table-cell table:style-name="ce12" office:value-type="string" calcext:value-type="string">
            <text:p>THEO </text:p>
          </table:table-cell>
          <table:table-cell table:style-name="ce39"/>
          <table:table-cell table:style-name="ce41" table:formula="of:=OR(ISNUMBER(FIND(TRIM([.A117]);COM.MICROSOFT.CONCAT(['Offered modules from TUM online (Master)'.A$5:.A$150]))); ISNUMBER(FIND(&quot;Area&quot;; [.A117])); ISNUMBER(FIND(&quot;You can choose ONE&quot;; [.A117])); ISNUMBER(FIND(&quot;ID&quot;; [.A117])))"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498135" xlink:type="simple">IN3450 </text:a> </text:p>
          </table:table-cell>
          <table:table-cell table:style-name="ce27"/>
          <table:table-cell table:style-name="ce13" office:value-type="string" calcext:value-type="string">
            <text:p>Selected Topics in Computer Architecture, Computer Networks and Distributed Systems </text:p>
          </table:table-cell>
          <table:table-cell table:style-name="ce13" office:value-type="string" calcext:value-type="string">
            <text:p>unreg </text:p>
          </table:table-cell>
          <table:table-cell table:style-name="ce27"/>
          <table:table-cell table:style-name="ce13" office:value-type="float" office:value="5" calcext:value-type="float">
            <text:p>5</text:p>
          </table:table-cell>
          <table:table-cell table:style-name="ce13" office:value-type="string" calcext:value-type="string">
            <text:p>DE/EN </text:p>
          </table:table-cell>
          <table:table-cell table:style-name="ce27" office:value-type="string" calcext:value-type="string">
            <text:p/>
          </table:table-cell>
          <table:table-cell/>
          <table:table-cell table:style-name="ce41" table:formula="of:=OR(ISNUMBER(FIND(TRIM([.A118]);COM.MICROSOFT.CONCAT(['Offered modules from TUM online (Master)'.A$5:.A$150]))); ISNUMBER(FIND(&quot;Area&quot;; [.A118])); ISNUMBER(FIND(&quot;You can choose ONE&quot;; [.A118])); ISNUMBER(FIND(&quot;ID&quot;; [.A11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456656" xlink:type="simple">IN2073 </text:a> </text:p>
          </table:table-cell>
          <table:table-cell table:style-name="ce27"/>
          <table:table-cell table:style-name="ce13" office:value-type="string" calcext:value-type="string">
            <text:p>Cloud Computing </text:p>
          </table:table-cell>
          <table:table-cell table:style-name="ce13" office:value-type="string" calcext:value-type="string">
            <text:p>WS </text:p>
          </table:table-cell>
          <table:table-cell table:style-name="ce13" office:value-type="string" calcext:value-type="string">
            <text:p>2V+1Ü </text:p>
          </table:table-cell>
          <table:table-cell table:style-name="ce13" office:value-type="float" office:value="4" calcext:value-type="float">
            <text:p>4</text:p>
          </table:table-cell>
          <table:table-cell table:style-name="ce13" office:value-type="string" calcext:value-type="string">
            <text:p>EN </text:p>
          </table:table-cell>
          <table:table-cell table:style-name="ce27" office:value-type="string" calcext:value-type="string">
            <text:p/>
          </table:table-cell>
          <table:table-cell table:style-name="ce39"/>
          <table:table-cell table:style-name="ce41" table:formula="of:=OR(ISNUMBER(FIND(TRIM([.A119]);COM.MICROSOFT.CONCAT(['Offered modules from TUM online (Master)'.A$5:.A$150]))); ISNUMBER(FIND(&quot;Area&quot;; [.A119])); ISNUMBER(FIND(&quot;You can choose ONE&quot;; [.A119])); ISNUMBER(FIND(&quot;ID&quot;; [.A119])))"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150616" xlink:type="simple">IN2324 </text:a> </text:p>
          </table:table-cell>
          <table:table-cell table:style-name="ce27"/>
          <table:table-cell table:style-name="ce13" office:value-type="string" calcext:value-type="string">
            <text:p>Connected Mobility Basics </text:p>
          </table:table-cell>
          <table:table-cell table:style-name="ce13" office:value-type="string" calcext:value-type="string">
            <text:p>WS </text:p>
          </table:table-cell>
          <table:table-cell table:style-name="ce13" office:value-type="string" calcext:value-type="string">
            <text:p>4V+2Ü </text:p>
          </table:table-cell>
          <table:table-cell table:style-name="ce13" office:value-type="float" office:value="8" calcext:value-type="float">
            <text:p>8</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120]);COM.MICROSOFT.CONCAT(['Offered modules from TUM online (Master)'.A$5:.A$150]))); ISNUMBER(FIND(&quot;Area&quot;; [.A120])); ISNUMBER(FIND(&quot;You can choose ONE&quot;; [.A120])); ISNUMBER(FIND(&quot;ID&quot;; [.A120])))"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757591" xlink:type="simple">IN2280 </text:a> </text:p>
          </table:table-cell>
          <table:table-cell table:style-name="ce27"/>
          <table:table-cell table:style-name="ce13" office:value-type="string" calcext:value-type="string">
            <text:p>Energy Informatics </text:p>
          </table:table-cell>
          <table:table-cell table:style-name="ce13" office:value-type="string" calcext:value-type="string">
            <text:p>WS/SS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27" office:value-type="string" calcext:value-type="string">
            <text:p/>
          </table:table-cell>
          <table:table-cell table:style-name="ce20"/>
          <table:table-cell table:style-name="ce41" table:formula="of:=OR(ISNUMBER(FIND(TRIM([.A121]);COM.MICROSOFT.CONCAT(['Offered modules from TUM online (Master)'.A$5:.A$150]))); ISNUMBER(FIND(&quot;Area&quot;; [.A121])); ISNUMBER(FIND(&quot;You can choose ONE&quot;; [.A121])); ISNUMBER(FIND(&quot;ID&quot;; [.A121])))" office:value-type="boolean" office:boolean-value="false" calcext:value-type="boolean">
            <text:p>FALSE</text:p>
          </table:table-cell>
          <table:table-cell table:style-name="ce20" table:number-columns-repeated="5"/>
          <table:table-cell table:style-name="ce26" table:number-columns-repeated="3"/>
          <table:table-cell table:style-name="ce20"/>
          <table:table-cell table:style-name="ce29"/>
          <table:table-cell table:style-name="ce20" table:number-columns-repeated="1004"/>
        </table:table-row>
        <table:table-row table:style-name="ro7" table:visibility="filter">
          <table:table-cell table:style-name="ce13" office:value-type="string" calcext:value-type="string">
            <text:p><text:a xlink:href="https://campus.tum.de/tumonline/WBMODHB.wbShowMHBReadOnly?pKnotenNr=1743552" xlink:type="simple">EI70630 </text:a> </text:p>
          </table:table-cell>
          <table:table-cell table:style-name="ce27"/>
          <table:table-cell table:style-name="ce13" office:value-type="string" calcext:value-type="string">
            <text:p>HW/SW Codesign </text:p>
          </table:table-cell>
          <table:table-cell table:style-name="ce13" office:value-type="string" calcext:value-type="string">
            <text:p>WS/SS </text:p>
          </table:table-cell>
          <table:table-cell table:style-name="ce13" office:value-type="string" calcext:value-type="string">
            <text:p>2V+1Ü </text:p>
          </table:table-cell>
          <table:table-cell table:style-name="ce13" office:value-type="float" office:value="5" calcext:value-type="float">
            <text:p>5</text:p>
          </table:table-cell>
          <table:table-cell table:style-name="ce13" office:value-type="string" calcext:value-type="string">
            <text:p>DE/EN </text:p>
          </table:table-cell>
          <table:table-cell table:style-name="ce27" office:value-type="string" calcext:value-type="string">
            <text:p/>
          </table:table-cell>
          <table:table-cell/>
          <table:table-cell table:style-name="ce41" table:formula="of:=OR(ISNUMBER(FIND(TRIM([.A122]);COM.MICROSOFT.CONCAT(['Offered modules from TUM online (Master)'.A$5:.A$150]))); ISNUMBER(FIND(&quot;Area&quot;; [.A122])); ISNUMBER(FIND(&quot;You can choose ONE&quot;; [.A122])); ISNUMBER(FIND(&quot;ID&quot;; [.A122])))"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816258" xlink:type="simple">IN2380 </text:a> </text:p>
          </table:table-cell>
          <table:table-cell table:style-name="ce27"/>
          <table:table-cell table:style-name="ce13" office:value-type="string" calcext:value-type="string">
            <text:p>Internet Operations: Protocols, Applications, and Users </text:p>
          </table:table-cell>
          <table:table-cell table:style-name="ce13" office:value-type="string" calcext:value-type="string">
            <text:p>unreg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123]);COM.MICROSOFT.CONCAT(['Offered modules from TUM online (Master)'.A$5:.A$150]))); ISNUMBER(FIND(&quot;Area&quot;; [.A123])); ISNUMBER(FIND(&quot;You can choose ONE&quot;; [.A123])); ISNUMBER(FIND(&quot;ID&quot;; [.A123])))"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60544" xlink:type="simple">IN2097 </text:a> </text:p>
          </table:table-cell>
          <table:table-cell table:style-name="ce27"/>
          <table:table-cell table:style-name="ce13" office:value-type="string" calcext:value-type="string">
            <text:p>Advanced Computer Networking </text:p>
          </table:table-cell>
          <table:table-cell table:style-name="ce13" office:value-type="string" calcext:value-type="string">
            <text:p>WS </text:p>
          </table:table-cell>
          <table:table-cell table:style-name="ce13" office:value-type="string" calcext:value-type="string">
            <text:p>3V+1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124]);COM.MICROSOFT.CONCAT(['Offered modules from TUM online (Master)'.A$5:.A$150]))); ISNUMBER(FIND(&quot;Area&quot;; [.A124])); ISNUMBER(FIND(&quot;You can choose ONE&quot;; [.A124])); ISNUMBER(FIND(&quot;ID&quot;; [.A12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60548" xlink:type="simple">IN2098 </text:a> </text:p>
          </table:table-cell>
          <table:table-cell table:style-name="ce27"/>
          <table:table-cell table:style-name="ce13" office:value-type="string" calcext:value-type="string">
            <text:p>Mobile Distributed Systems </text:p>
          </table:table-cell>
          <table:table-cell table:style-name="ce13" office:value-type="string" calcext:value-type="string">
            <text:p>SS </text:p>
          </table:table-cell>
          <table:table-cell table:style-name="ce13" office:value-type="string" calcext:value-type="string">
            <text:p>3V+1Ü </text:p>
          </table:table-cell>
          <table:table-cell table:style-name="ce13" office:value-type="float" office:value="5" calcext:value-type="float">
            <text:p>5</text:p>
          </table:table-cell>
          <table:table-cell table:style-name="ce13" office:value-type="string" calcext:value-type="string">
            <text:p>DE </text:p>
          </table:table-cell>
          <table:table-cell table:style-name="ce27" office:value-type="string" calcext:value-type="string">
            <text:p/>
          </table:table-cell>
          <table:table-cell/>
          <table:table-cell table:style-name="ce41" table:formula="of:=OR(ISNUMBER(FIND(TRIM([.A125]);COM.MICROSOFT.CONCAT(['Offered modules from TUM online (Master)'.A$5:.A$150]))); ISNUMBER(FIND(&quot;Area&quot;; [.A125])); ISNUMBER(FIND(&quot;You can choose ONE&quot;; [.A125])); ISNUMBER(FIND(&quot;ID&quot;; [.A12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070916" xlink:type="simple">IN2315 </text:a> </text:p>
          </table:table-cell>
          <table:table-cell table:style-name="ce27"/>
          <table:table-cell table:style-name="ce13" office:value-type="string" calcext:value-type="string">
            <text:p>Network Coding </text:p>
          </table:table-cell>
          <table:table-cell table:style-name="ce13" office:value-type="string" calcext:value-type="string">
            <text:p>WS </text:p>
          </table:table-cell>
          <table:table-cell table:style-name="ce13" office:value-type="string" calcext:value-type="string">
            <text:p>3V+2Ü </text:p>
          </table:table-cell>
          <table:table-cell table:style-name="ce13" office:value-type="float" office:value="6" calcext:value-type="float">
            <text:p>6</text:p>
          </table:table-cell>
          <table:table-cell table:style-name="ce13" office:value-type="string" calcext:value-type="string">
            <text:p>DE/EN </text:p>
          </table:table-cell>
          <table:table-cell table:style-name="ce13" office:value-type="string" calcext:value-type="string">
            <text:p>THEO </text:p>
          </table:table-cell>
          <table:table-cell/>
          <table:table-cell table:style-name="ce41" table:formula="of:=OR(ISNUMBER(FIND(TRIM([.A126]);COM.MICROSOFT.CONCAT(['Offered modules from TUM online (Master)'.A$5:.A$150]))); ISNUMBER(FIND(&quot;Area&quot;; [.A126])); ISNUMBER(FIND(&quot;You can choose ONE&quot;; [.A126])); ISNUMBER(FIND(&quot;ID&quot;; [.A12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56992" xlink:type="simple">IN2099 </text:a> </text:p>
          </table:table-cell>
          <table:table-cell table:style-name="ce27"/>
          <table:table-cell table:style-name="ce13" office:value-type="string" calcext:value-type="string">
            <text:p>Network and System Management </text:p>
          </table:table-cell>
          <table:table-cell table:style-name="ce13" office:value-type="string" calcext:value-type="string">
            <text:p>unreg </text:p>
          </table:table-cell>
          <table:table-cell table:style-name="ce13" office:value-type="string" calcext:value-type="string">
            <text:p>3V </text:p>
          </table:table-cell>
          <table:table-cell table:style-name="ce13" office:value-type="float" office:value="4" calcext:value-type="float">
            <text:p>4</text:p>
          </table:table-cell>
          <table:table-cell table:style-name="ce13" office:value-type="string" calcext:value-type="string">
            <text:p>DE </text:p>
          </table:table-cell>
          <table:table-cell table:style-name="ce27" office:value-type="string" calcext:value-type="string">
            <text:p/>
          </table:table-cell>
          <table:table-cell/>
          <table:table-cell table:style-name="ce41" table:formula="of:=OR(ISNUMBER(FIND(TRIM([.A127]);COM.MICROSOFT.CONCAT(['Offered modules from TUM online (Master)'.A$5:.A$150]))); ISNUMBER(FIND(&quot;Area&quot;; [.A127])); ISNUMBER(FIND(&quot;You can choose ONE&quot;; [.A127])); ISNUMBER(FIND(&quot;ID&quot;; [.A12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826031" xlink:type="simple">IN2333 </text:a> </text:p>
          </table:table-cell>
          <table:table-cell table:style-name="ce27"/>
          <table:table-cell table:style-name="ce13" office:value-type="string" calcext:value-type="string">
            <text:p>Protocol Design </text:p>
          </table:table-cell>
          <table:table-cell table:style-name="ce13" office:value-type="string" calcext:value-type="string">
            <text:p>unreg </text:p>
          </table:table-cell>
          <table:table-cell table:style-name="ce13" office:value-type="string" calcext:value-type="string">
            <text:p>4V+2Ü </text:p>
          </table:table-cell>
          <table:table-cell table:style-name="ce13" office:value-type="float" office:value="8" calcext:value-type="float">
            <text:p>8</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128]);COM.MICROSOFT.CONCAT(['Offered modules from TUM online (Master)'.A$5:.A$150]))); ISNUMBER(FIND(&quot;Area&quot;; [.A128])); ISNUMBER(FIND(&quot;You can choose ONE&quot;; [.A128])); ISNUMBER(FIND(&quot;ID&quot;; [.A12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56670" xlink:type="simple">IN2075 </text:a> </text:p>
          </table:table-cell>
          <table:table-cell table:style-name="ce27"/>
          <table:table-cell table:style-name="ce13" office:value-type="string" calcext:value-type="string">
            <text:p>Microprocessors </text:p>
          </table:table-cell>
          <table:table-cell table:style-name="ce13" office:value-type="string" calcext:value-type="string">
            <text:p>WS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129]);COM.MICROSOFT.CONCAT(['Offered modules from TUM online (Master)'.A$5:.A$150]))); ISNUMBER(FIND(&quot;Area&quot;; [.A129])); ISNUMBER(FIND(&quot;You can choose ONE&quot;; [.A129])); ISNUMBER(FIND(&quot;ID&quot;; [.A129])))"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56672" xlink:type="simple">IN2076 </text:a> </text:p>
          </table:table-cell>
          <table:table-cell table:style-name="ce27"/>
          <table:table-cell table:style-name="ce13" office:value-type="string" calcext:value-type="string">
            <text:p>Advanced Computer Architecture </text:p>
          </table:table-cell>
          <table:table-cell table:style-name="ce13" office:value-type="string" calcext:value-type="string">
            <text:p>WS </text:p>
          </table:table-cell>
          <table:table-cell table:style-name="ce13" office:value-type="string" calcext:value-type="string">
            <text:p>4V </text:p>
          </table:table-cell>
          <table:table-cell table:style-name="ce13" office:value-type="float" office:value="6" calcext:value-type="float">
            <text:p>6</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130]);COM.MICROSOFT.CONCAT(['Offered modules from TUM online (Master)'.A$5:.A$150]))); ISNUMBER(FIND(&quot;Area&quot;; [.A130])); ISNUMBER(FIND(&quot;You can choose ONE&quot;; [.A130])); ISNUMBER(FIND(&quot;ID&quot;; [.A130])))"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756837" xlink:type="simple">IN2259 </text:a> </text:p>
          </table:table-cell>
          <table:table-cell table:style-name="ce27"/>
          <table:table-cell table:style-name="ce13" office:value-type="string" calcext:value-type="string">
            <text:p>Distributed Systems </text:p>
          </table:table-cell>
          <table:table-cell table:style-name="ce13" office:value-type="string" calcext:value-type="string">
            <text:p>WS </text:p>
          </table:table-cell>
          <table:table-cell table:style-name="ce13" office:value-type="string" calcext:value-type="string">
            <text:p>3V+1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131]);COM.MICROSOFT.CONCAT(['Offered modules from TUM online (Master)'.A$5:.A$150]))); ISNUMBER(FIND(&quot;Area&quot;; [.A131])); ISNUMBER(FIND(&quot;You can choose ONE&quot;; [.A131])); ISNUMBER(FIND(&quot;ID&quot;; [.A131])))"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57032" xlink:type="simple">IN2125 </text:a> </text:p>
          </table:table-cell>
          <table:table-cell table:style-name="ce27"/>
          <table:table-cell table:style-name="ce13" office:value-type="string" calcext:value-type="string">
            <text:p>Virtualization Techniques </text:p>
          </table:table-cell>
          <table:table-cell table:style-name="ce13" office:value-type="string" calcext:value-type="string">
            <text:p>WS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35"/>
          <table:table-cell/>
          <table:table-cell table:style-name="ce41" table:formula="of:=OR(ISNUMBER(FIND(TRIM([.A132]);COM.MICROSOFT.CONCAT(['Offered modules from TUM online (Master)'.A$5:.A$150]))); ISNUMBER(FIND(&quot;Area&quot;; [.A132])); ISNUMBER(FIND(&quot;You can choose ONE&quot;; [.A132])); ISNUMBER(FIND(&quot;ID&quot;; [.A132])))"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6" office:value-type="string" calcext:value-type="string" table:number-columns-spanned="8" table:number-rows-spanned="1">
            <text:p>Elective Modules of the Area "Robotics" (ROB): </text:p>
          </table:table-cell>
          <table:covered-table-cell/>
          <table:covered-table-cell table:style-name="Default"/>
          <table:covered-table-cell table:number-columns-repeated="2"/>
          <table:covered-table-cell table:style-name="Default"/>
          <table:covered-table-cell table:number-columns-repeated="2"/>
          <table:table-cell table:style-name="ce39"/>
          <table:table-cell table:style-name="ce41" table:formula="of:=OR(ISNUMBER(FIND(TRIM([.A133]);COM.MICROSOFT.CONCAT(['Offered modules from TUM online (Master)'.A$5:.A$150]))); ISNUMBER(FIND(&quot;Area&quot;; [.A133])); ISNUMBER(FIND(&quot;You can choose ONE&quot;; [.A133])); ISNUMBER(FIND(&quot;ID&quot;; [.A133])))"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2" office:value-type="string" calcext:value-type="string">
            <text:p>ID </text:p>
          </table:table-cell>
          <table:table-cell table:style-name="ce24"/>
          <table:table-cell table:style-name="ce12" office:value-type="string" calcext:value-type="string">
            <text:p>Title </text:p>
          </table:table-cell>
          <table:table-cell table:style-name="ce12" office:value-type="string" calcext:value-type="string">
            <text:p>Term </text:p>
          </table:table-cell>
          <table:table-cell table:style-name="ce12" office:value-type="string" calcext:value-type="string">
            <text:p>Contact Hours</text:p>
          </table:table-cell>
          <table:table-cell table:style-name="ce12" office:value-type="string" calcext:value-type="string">
            <text:p>Credits </text:p>
          </table:table-cell>
          <table:table-cell table:style-name="ce12" office:value-type="string" calcext:value-type="string">
            <text:p>Language </text:p>
          </table:table-cell>
          <table:table-cell table:style-name="ce12" office:value-type="string" calcext:value-type="string">
            <text:p>THEO </text:p>
          </table:table-cell>
          <table:table-cell table:style-name="ce39"/>
          <table:table-cell table:style-name="ce41" table:formula="of:=OR(ISNUMBER(FIND(TRIM([.A134]);COM.MICROSOFT.CONCAT(['Offered modules from TUM online (Master)'.A$5:.A$150]))); ISNUMBER(FIND(&quot;Area&quot;; [.A134])); ISNUMBER(FIND(&quot;You can choose ONE&quot;; [.A134])); ISNUMBER(FIND(&quot;ID&quot;; [.A134])))"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734236" xlink:type="simple">IN2376 </text:a> </text:p>
          </table:table-cell>
          <table:table-cell table:style-name="ce27"/>
          <table:table-cell table:style-name="ce13" office:value-type="string" calcext:value-type="string">
            <text:p>Advanced Robot Control and Learning </text:p>
          </table:table-cell>
          <table:table-cell table:style-name="ce13" office:value-type="string" calcext:value-type="string">
            <text:p>WS </text:p>
          </table:table-cell>
          <table:table-cell table:style-name="ce13" office:value-type="string" calcext:value-type="string">
            <text:p>2V+2Ü+2P </text:p>
          </table:table-cell>
          <table:table-cell table:style-name="ce13" office:value-type="float" office:value="6" calcext:value-type="float">
            <text:p>6</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135]);COM.MICROSOFT.CONCAT(['Offered modules from TUM online (Master)'.A$5:.A$150]))); ISNUMBER(FIND(&quot;Area&quot;; [.A135])); ISNUMBER(FIND(&quot;You can choose ONE&quot;; [.A135])); ISNUMBER(FIND(&quot;ID&quot;; [.A13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392538" xlink:type="simple">IN2352 </text:a> </text:p>
          </table:table-cell>
          <table:table-cell table:style-name="ce27"/>
          <table:table-cell table:style-name="ce13" office:value-type="string" calcext:value-type="string">
            <text:p>Applied Biorobotics </text:p>
          </table:table-cell>
          <table:table-cell table:style-name="ce13" office:value-type="string" calcext:value-type="string">
            <text:p>WS </text:p>
          </table:table-cell>
          <table:table-cell table:style-name="ce13" office:value-type="string" calcext:value-type="string">
            <text:p>2V+2S </text:p>
          </table:table-cell>
          <table:table-cell table:style-name="ce13" office:value-type="float" office:value="6" calcext:value-type="float">
            <text:p>6</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136]);COM.MICROSOFT.CONCAT(['Offered modules from TUM online (Master)'.A$5:.A$150]))); ISNUMBER(FIND(&quot;Area&quot;; [.A136])); ISNUMBER(FIND(&quot;You can choose ONE&quot;; [.A136])); ISNUMBER(FIND(&quot;ID&quot;; [.A13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498138" xlink:type="simple">IN3460 </text:a> </text:p>
          </table:table-cell>
          <table:table-cell table:style-name="ce27"/>
          <table:table-cell table:style-name="ce13" office:value-type="string" calcext:value-type="string">
            <text:p>Selected Topics in Robotics </text:p>
          </table:table-cell>
          <table:table-cell table:style-name="ce13" office:value-type="string" calcext:value-type="string">
            <text:p>unreg </text:p>
          </table:table-cell>
          <table:table-cell table:style-name="ce27"/>
          <table:table-cell table:style-name="ce13" office:value-type="float" office:value="5" calcext:value-type="float">
            <text:p>5</text:p>
          </table:table-cell>
          <table:table-cell table:style-name="ce13" office:value-type="string" calcext:value-type="string">
            <text:p>DE/EN </text:p>
          </table:table-cell>
          <table:table-cell table:style-name="ce27" office:value-type="string" calcext:value-type="string">
            <text:p/>
          </table:table-cell>
          <table:table-cell/>
          <table:table-cell table:style-name="ce41" table:formula="of:=OR(ISNUMBER(FIND(TRIM([.A137]);COM.MICROSOFT.CONCAT(['Offered modules from TUM online (Master)'.A$5:.A$150]))); ISNUMBER(FIND(&quot;Area&quot;; [.A137])); ISNUMBER(FIND(&quot;You can choose ONE&quot;; [.A137])); ISNUMBER(FIND(&quot;ID&quot;; [.A13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1446290" xlink:type="simple">IN2356 </text:a> </text:p>
          </table:table-cell>
          <table:table-cell table:style-name="ce27"/>
          <table:table-cell table:style-name="ce13" office:value-type="string" calcext:value-type="string">
            <text:p>Autonomous Driving </text:p>
          </table:table-cell>
          <table:table-cell table:style-name="ce13" office:value-type="string" calcext:value-type="string">
            <text:p>SS </text:p>
          </table:table-cell>
          <table:table-cell table:style-name="ce13" office:value-type="string" calcext:value-type="string">
            <text:p>2V </text:p>
          </table:table-cell>
          <table:table-cell table:style-name="ce13" office:value-type="float" office:value="3" calcext:value-type="float">
            <text:p>3</text:p>
          </table:table-cell>
          <table:table-cell table:style-name="ce13" office:value-type="string" calcext:value-type="string">
            <text:p>EN </text:p>
          </table:table-cell>
          <table:table-cell table:style-name="ce27" office:value-type="string" calcext:value-type="string">
            <text:p/>
          </table:table-cell>
          <table:table-cell table:style-name="ce38"/>
          <table:table-cell table:style-name="ce41" table:formula="of:=OR(ISNUMBER(FIND(TRIM([.A138]);COM.MICROSOFT.CONCAT(['Offered modules from TUM online (Master)'.A$5:.A$150]))); ISNUMBER(FIND(&quot;Area&quot;; [.A138])); ISNUMBER(FIND(&quot;You can choose ONE&quot;; [.A138])); ISNUMBER(FIND(&quot;ID&quot;; [.A138])))" office:value-type="boolean" office:boolean-value="true" calcext:value-type="boolean">
            <text:p>TRUE</text:p>
          </table:table-cell>
          <table:table-cell table:style-name="ce20" table:number-columns-repeated="5"/>
          <table:table-cell table:style-name="ce26" table:number-columns-repeated="3"/>
          <table:table-cell table:style-name="ce20"/>
          <table:table-cell table:style-name="ce29"/>
          <table:table-cell table:style-name="ce20" table:number-columns-repeated="1004"/>
        </table:table-row>
        <table:table-row table:style-name="ro7" table:visibility="filter">
          <table:table-cell table:style-name="ce13" office:value-type="string" calcext:value-type="string">
            <text:p><text:a xlink:href="https://campus.tum.de/tumonline/WBMODHB.wbShowMHBReadOnly?pKnotenNr=1126210" xlink:type="simple">IN2318 </text:a> </text:p>
          </table:table-cell>
          <table:table-cell table:style-name="ce27"/>
          <table:table-cell table:style-name="ce13" office:value-type="string" calcext:value-type="string">
            <text:p>Autonomous Navigation for Flying Robots </text:p>
          </table:table-cell>
          <table:table-cell table:style-name="ce13" office:value-type="string" calcext:value-type="string">
            <text:p>unreg </text:p>
          </table:table-cell>
          <table:table-cell table:style-name="ce27"/>
          <table:table-cell table:style-name="ce13" office:value-type="float" office:value="2" calcext:value-type="float">
            <text:p>2</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139]);COM.MICROSOFT.CONCAT(['Offered modules from TUM online (Master)'.A$5:.A$150]))); ISNUMBER(FIND(&quot;Area&quot;; [.A139])); ISNUMBER(FIND(&quot;You can choose ONE&quot;; [.A139])); ISNUMBER(FIND(&quot;ID&quot;; [.A139])))"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473874" xlink:type="simple">IN2138 </text:a> </text:p>
          </table:table-cell>
          <table:table-cell table:style-name="ce27"/>
          <table:table-cell table:style-name="ce13" office:value-type="string" calcext:value-type="string">
            <text:p>Robot Motion Planning </text:p>
          </table:table-cell>
          <table:table-cell table:style-name="ce13" office:value-type="string" calcext:value-type="string">
            <text:p>SS </text:p>
          </table:table-cell>
          <table:table-cell table:style-name="ce13" office:value-type="string" calcext:value-type="string">
            <text:p>3V+1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27" office:value-type="string" calcext:value-type="string">
            <text:p/>
          </table:table-cell>
          <table:table-cell table:style-name="ce39"/>
          <table:table-cell table:style-name="ce41" table:formula="of:=OR(ISNUMBER(FIND(TRIM([.A140]);COM.MICROSOFT.CONCAT(['Offered modules from TUM online (Master)'.A$5:.A$150]))); ISNUMBER(FIND(&quot;Area&quot;; [.A140])); ISNUMBER(FIND(&quot;You can choose ONE&quot;; [.A140])); ISNUMBER(FIND(&quot;ID&quot;; [.A140])))"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977331" xlink:type="simple">IN2305 </text:a> </text:p>
          </table:table-cell>
          <table:table-cell table:style-name="ce27"/>
          <table:table-cell table:style-name="ce13" office:value-type="string" calcext:value-type="string">
            <text:p>Cyber-Physical Systems </text:p>
          </table:table-cell>
          <table:table-cell table:style-name="ce13" office:value-type="string" calcext:value-type="string">
            <text:p>SS </text:p>
          </table:table-cell>
          <table:table-cell table:style-name="ce13" office:value-type="string" calcext:value-type="string">
            <text:p>3V+2Ü </text:p>
          </table:table-cell>
          <table:table-cell table:style-name="ce13" office:value-type="float" office:value="6" calcext:value-type="float">
            <text:p>6</text:p>
          </table:table-cell>
          <table:table-cell table:style-name="ce13" office:value-type="string" calcext:value-type="string">
            <text:p>EN </text:p>
          </table:table-cell>
          <table:table-cell table:style-name="ce27" office:value-type="string" calcext:value-type="string">
            <text:p/>
          </table:table-cell>
          <table:table-cell table:style-name="ce39"/>
          <table:table-cell table:style-name="ce41" table:formula="of:=OR(ISNUMBER(FIND(TRIM([.A141]);COM.MICROSOFT.CONCAT(['Offered modules from TUM online (Master)'.A$5:.A$150]))); ISNUMBER(FIND(&quot;Area&quot;; [.A141])); ISNUMBER(FIND(&quot;You can choose ONE&quot;; [.A141])); ISNUMBER(FIND(&quot;ID&quot;; [.A141])))"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261091" xlink:type="simple">IN2060 </text:a> </text:p>
          </table:table-cell>
          <table:table-cell table:style-name="ce27"/>
          <table:table-cell table:style-name="ce13" office:value-type="string" calcext:value-type="string">
            <text:p>Real-Time Systems </text:p>
          </table:table-cell>
          <table:table-cell table:style-name="ce13" office:value-type="string" calcext:value-type="string">
            <text:p>WS </text:p>
          </table:table-cell>
          <table:table-cell table:style-name="ce13" office:value-type="string" calcext:value-type="string">
            <text:p>3V+2Ü </text:p>
          </table:table-cell>
          <table:table-cell table:style-name="ce13" office:value-type="float" office:value="6" calcext:value-type="float">
            <text:p>6</text:p>
          </table:table-cell>
          <table:table-cell table:style-name="ce13" office:value-type="string" calcext:value-type="string">
            <text:p>DE/EN </text:p>
          </table:table-cell>
          <table:table-cell table:style-name="ce27" office:value-type="string" calcext:value-type="string">
            <text:p/>
          </table:table-cell>
          <table:table-cell/>
          <table:table-cell table:style-name="ce41" table:formula="of:=OR(ISNUMBER(FIND(TRIM([.A142]);COM.MICROSOFT.CONCAT(['Offered modules from TUM online (Master)'.A$5:.A$150]))); ISNUMBER(FIND(&quot;Area&quot;; [.A142])); ISNUMBER(FIND(&quot;You can choose ONE&quot;; [.A142])); ISNUMBER(FIND(&quot;ID&quot;; [.A142])))"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456531" xlink:type="simple">IN2061 </text:a> </text:p>
          </table:table-cell>
          <table:table-cell table:style-name="ce27"/>
          <table:table-cell table:style-name="ce13" office:value-type="string" calcext:value-type="string">
            <text:p>Introduction to digital signal processing </text:p>
          </table:table-cell>
          <table:table-cell table:style-name="ce13" office:value-type="string" calcext:value-type="string">
            <text:p>SS </text:p>
          </table:table-cell>
          <table:table-cell table:style-name="ce13" office:value-type="string" calcext:value-type="string">
            <text:p>3V+3Ü </text:p>
          </table:table-cell>
          <table:table-cell table:style-name="ce13" office:value-type="float" office:value="7" calcext:value-type="float">
            <text:p>7</text:p>
          </table:table-cell>
          <table:table-cell table:style-name="ce13" office:value-type="string" calcext:value-type="string">
            <text:p>DE/EN </text:p>
          </table:table-cell>
          <table:table-cell table:style-name="ce27" office:value-type="string" calcext:value-type="string">
            <text:p/>
          </table:table-cell>
          <table:table-cell table:style-name="ce39"/>
          <table:table-cell table:style-name="ce41" table:formula="of:=OR(ISNUMBER(FIND(TRIM([.A143]);COM.MICROSOFT.CONCAT(['Offered modules from TUM online (Master)'.A$5:.A$150]))); ISNUMBER(FIND(&quot;Area&quot;; [.A143])); ISNUMBER(FIND(&quot;You can choose ONE&quot;; [.A143])); ISNUMBER(FIND(&quot;ID&quot;; [.A143])))"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56533" xlink:type="simple">IN2062 </text:a> </text:p>
          </table:table-cell>
          <table:table-cell table:style-name="ce27"/>
          <table:table-cell table:style-name="ce13" office:value-type="string" calcext:value-type="string">
            <text:p>Techniques in Artificial Intelligence </text:p>
          </table:table-cell>
          <table:table-cell table:style-name="ce13" office:value-type="string" calcext:value-type="string">
            <text:p>WS </text:p>
          </table:table-cell>
          <table:table-cell table:style-name="ce13" office:value-type="string" calcext:value-type="string">
            <text:p>3V+1Ü </text:p>
          </table:table-cell>
          <table:table-cell table:style-name="ce13" office:value-type="float" office:value="5" calcext:value-type="float">
            <text:p>5</text:p>
          </table:table-cell>
          <table:table-cell table:style-name="ce13" office:value-type="string" calcext:value-type="string">
            <text:p>DE/EN </text:p>
          </table:table-cell>
          <table:table-cell table:style-name="ce27" office:value-type="string" calcext:value-type="string">
            <text:p/>
          </table:table-cell>
          <table:table-cell/>
          <table:table-cell table:style-name="ce41" table:formula="of:=OR(ISNUMBER(FIND(TRIM([.A144]);COM.MICROSOFT.CONCAT(['Offered modules from TUM online (Master)'.A$5:.A$150]))); ISNUMBER(FIND(&quot;Area&quot;; [.A144])); ISNUMBER(FIND(&quot;You can choose ONE&quot;; [.A144])); ISNUMBER(FIND(&quot;ID&quot;; [.A14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487482" xlink:type="simple">IN2222 </text:a> </text:p>
          </table:table-cell>
          <table:table-cell table:style-name="ce27"/>
          <table:table-cell table:style-name="ce13" office:value-type="string" calcext:value-type="string">
            <text:p>Cognitive Systems </text:p>
          </table:table-cell>
          <table:table-cell table:style-name="ce13" office:value-type="string" calcext:value-type="string">
            <text:p>SS </text:p>
          </table:table-cell>
          <table:table-cell table:style-name="ce13" office:value-type="string" calcext:value-type="string">
            <text:p>3V+1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27" office:value-type="string" calcext:value-type="string">
            <text:p/>
          </table:table-cell>
          <table:table-cell table:style-name="ce39"/>
          <table:table-cell table:style-name="ce41" table:formula="of:=OR(ISNUMBER(FIND(TRIM([.A145]);COM.MICROSOFT.CONCAT(['Offered modules from TUM online (Master)'.A$5:.A$150]))); ISNUMBER(FIND(&quot;Area&quot;; [.A145])); ISNUMBER(FIND(&quot;You can choose ONE&quot;; [.A145])); ISNUMBER(FIND(&quot;ID&quot;; [.A145])))"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624241" xlink:type="simple">MW2411 </text:a> </text:p>
          </table:table-cell>
          <table:table-cell table:style-name="ce27"/>
          <table:table-cell table:style-name="ce13" office:value-type="string" calcext:value-type="string">
            <text:p>Concepts and Software Design for Cyber-Physical Systems </text:p>
          </table:table-cell>
          <table:table-cell table:style-name="ce13" office:value-type="string" calcext:value-type="string">
            <text:p>WS/SS </text:p>
          </table:table-cell>
          <table:table-cell table:style-name="ce27"/>
          <table:table-cell table:style-name="ce13" office:value-type="float" office:value="5" calcext:value-type="float">
            <text:p>5</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146]);COM.MICROSOFT.CONCAT(['Offered modules from TUM online (Master)'.A$5:.A$150]))); ISNUMBER(FIND(&quot;Area&quot;; [.A146])); ISNUMBER(FIND(&quot;You can choose ONE&quot;; [.A146])); ISNUMBER(FIND(&quot;ID&quot;; [.A14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3018441" xlink:type="simple">IN2405 </text:a> </text:p>
          </table:table-cell>
          <table:table-cell table:style-name="ce27"/>
          <table:table-cell table:style-name="ce13" office:value-type="string" calcext:value-type="string">
            <text:p>Neuroprosthetics: Artificial Limbs </text:p>
          </table:table-cell>
          <table:table-cell table:style-name="ce13" office:value-type="string" calcext:value-type="string">
            <text:p>WS </text:p>
          </table:table-cell>
          <table:table-cell table:style-name="ce13" office:value-type="string" calcext:value-type="string">
            <text:p>2V </text:p>
          </table:table-cell>
          <table:table-cell table:style-name="ce13" office:value-type="float" office:value="5" calcext:value-type="float">
            <text:p>5</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147]);COM.MICROSOFT.CONCAT(['Offered modules from TUM online (Master)'.A$5:.A$150]))); ISNUMBER(FIND(&quot;Area&quot;; [.A147])); ISNUMBER(FIND(&quot;You can choose ONE&quot;; [.A147])); ISNUMBER(FIND(&quot;ID&quot;; [.A14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977264" xlink:type="simple">IN2308 </text:a> </text:p>
          </table:table-cell>
          <table:table-cell table:style-name="ce27"/>
          <table:table-cell table:style-name="ce13" office:value-type="string" calcext:value-type="string">
            <text:p>Robot Programming and Control for Human Interaction </text:p>
          </table:table-cell>
          <table:table-cell table:style-name="ce13" office:value-type="string" calcext:value-type="string">
            <text:p>SS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148]);COM.MICROSOFT.CONCAT(['Offered modules from TUM online (Master)'.A$5:.A$150]))); ISNUMBER(FIND(&quot;Area&quot;; [.A148])); ISNUMBER(FIND(&quot;You can choose ONE&quot;; [.A148])); ISNUMBER(FIND(&quot;ID&quot;; [.A14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261359" xlink:type="simple">IN2067 </text:a> </text:p>
          </table:table-cell>
          <table:table-cell table:style-name="ce27"/>
          <table:table-cell table:style-name="ce13" office:value-type="string" calcext:value-type="string">
            <text:p>Robotics </text:p>
          </table:table-cell>
          <table:table-cell table:style-name="ce13" office:value-type="string" calcext:value-type="string">
            <text:p>WS </text:p>
          </table:table-cell>
          <table:table-cell table:style-name="ce13" office:value-type="string" calcext:value-type="string">
            <text:p>3V+2Ü </text:p>
          </table:table-cell>
          <table:table-cell table:style-name="ce13" office:value-type="float" office:value="6" calcext:value-type="float">
            <text:p>6</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149]);COM.MICROSOFT.CONCAT(['Offered modules from TUM online (Master)'.A$5:.A$150]))); ISNUMBER(FIND(&quot;Area&quot;; [.A149])); ISNUMBER(FIND(&quot;You can choose ONE&quot;; [.A149])); ISNUMBER(FIND(&quot;ID&quot;; [.A149])))"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261771" xlink:type="simple">IN2068 </text:a> </text:p>
          </table:table-cell>
          <table:table-cell table:style-name="ce27"/>
          <table:table-cell table:style-name="ce13" office:value-type="string" calcext:value-type="string">
            <text:p>Sensor-based Robotic Manipulation and Locomotion </text:p>
          </table:table-cell>
          <table:table-cell table:style-name="ce13" office:value-type="string" calcext:value-type="string">
            <text:p>WS </text:p>
          </table:table-cell>
          <table:table-cell table:style-name="ce13" office:value-type="string" calcext:value-type="string">
            <text:p>2V </text:p>
          </table:table-cell>
          <table:table-cell table:style-name="ce13" office:value-type="float" office:value="3" calcext:value-type="float">
            <text:p>3</text:p>
          </table:table-cell>
          <table:table-cell table:style-name="ce13" office:value-type="string" calcext:value-type="string">
            <text:p>EN </text:p>
          </table:table-cell>
          <table:table-cell table:style-name="ce27" office:value-type="string" calcext:value-type="string">
            <text:p/>
          </table:table-cell>
          <table:table-cell table:style-name="ce39"/>
          <table:table-cell table:style-name="ce41" table:formula="of:=OR(ISNUMBER(FIND(TRIM([.A150]);COM.MICROSOFT.CONCAT(['Offered modules from TUM online (Master)'.A$5:.A$150]))); ISNUMBER(FIND(&quot;Area&quot;; [.A150])); ISNUMBER(FIND(&quot;You can choose ONE&quot;; [.A150])); ISNUMBER(FIND(&quot;ID&quot;; [.A150])))"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76903" xlink:type="simple">IN2071 </text:a> </text:p>
          </table:table-cell>
          <table:table-cell table:style-name="ce27"/>
          <table:table-cell table:style-name="ce13" office:value-type="string" calcext:value-type="string">
            <text:p>Knowledge-based Systems for Industrial Applications </text:p>
          </table:table-cell>
          <table:table-cell table:style-name="ce13" office:value-type="string" calcext:value-type="string">
            <text:p>WS </text:p>
          </table:table-cell>
          <table:table-cell table:style-name="ce13" office:value-type="string" calcext:value-type="string">
            <text:p>3V </text:p>
          </table:table-cell>
          <table:table-cell table:style-name="ce13" office:value-type="float" office:value="4" calcext:value-type="float">
            <text:p>4</text:p>
          </table:table-cell>
          <table:table-cell table:style-name="ce13" office:value-type="string" calcext:value-type="string">
            <text:p>EN </text:p>
          </table:table-cell>
          <table:table-cell table:style-name="ce35"/>
          <table:table-cell/>
          <table:table-cell table:style-name="ce41" table:formula="of:=OR(ISNUMBER(FIND(TRIM([.A151]);COM.MICROSOFT.CONCAT(['Offered modules from TUM online (Master)'.A$5:.A$150]))); ISNUMBER(FIND(&quot;Area&quot;; [.A151])); ISNUMBER(FIND(&quot;You can choose ONE&quot;; [.A151])); ISNUMBER(FIND(&quot;ID&quot;; [.A151])))"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6" office:value-type="string" calcext:value-type="string" table:number-columns-spanned="8" table:number-rows-spanned="1">
            <text:p>Elective Modules of the Area "Security and Privacy" (SP): </text:p>
          </table:table-cell>
          <table:covered-table-cell/>
          <table:covered-table-cell table:style-name="Default"/>
          <table:covered-table-cell table:number-columns-repeated="2"/>
          <table:covered-table-cell table:style-name="Default"/>
          <table:covered-table-cell table:number-columns-repeated="2"/>
          <table:table-cell table:style-name="ce39"/>
          <table:table-cell table:style-name="ce41" table:formula="of:=OR(ISNUMBER(FIND(TRIM([.A152]);COM.MICROSOFT.CONCAT(['Offered modules from TUM online (Master)'.A$5:.A$150]))); ISNUMBER(FIND(&quot;Area&quot;; [.A152])); ISNUMBER(FIND(&quot;You can choose ONE&quot;; [.A152])); ISNUMBER(FIND(&quot;ID&quot;; [.A152])))"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2" office:value-type="string" calcext:value-type="string">
            <text:p>ID </text:p>
          </table:table-cell>
          <table:table-cell table:style-name="ce24"/>
          <table:table-cell table:style-name="ce12" office:value-type="string" calcext:value-type="string">
            <text:p>Title </text:p>
          </table:table-cell>
          <table:table-cell table:style-name="ce12" office:value-type="string" calcext:value-type="string">
            <text:p>Term </text:p>
          </table:table-cell>
          <table:table-cell table:style-name="ce12" office:value-type="string" calcext:value-type="string">
            <text:p>Contact Hours</text:p>
          </table:table-cell>
          <table:table-cell table:style-name="ce12" office:value-type="string" calcext:value-type="string">
            <text:p>Credits </text:p>
          </table:table-cell>
          <table:table-cell table:style-name="ce12" office:value-type="string" calcext:value-type="string">
            <text:p>Language </text:p>
          </table:table-cell>
          <table:table-cell table:style-name="ce12" office:value-type="string" calcext:value-type="string">
            <text:p>THEO </text:p>
          </table:table-cell>
          <table:table-cell table:style-name="ce39"/>
          <table:table-cell table:style-name="ce41" table:formula="of:=OR(ISNUMBER(FIND(TRIM([.A153]);COM.MICROSOFT.CONCAT(['Offered modules from TUM online (Master)'.A$5:.A$150]))); ISNUMBER(FIND(&quot;Area&quot;; [.A153])); ISNUMBER(FIND(&quot;You can choose ONE&quot;; [.A153])); ISNUMBER(FIND(&quot;ID&quot;; [.A153])))"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498142" xlink:type="simple">IN3470 </text:a> </text:p>
          </table:table-cell>
          <table:table-cell table:style-name="ce27"/>
          <table:table-cell table:style-name="ce13" office:value-type="string" calcext:value-type="string">
            <text:p>Selected Topics in Security and Privacy </text:p>
          </table:table-cell>
          <table:table-cell table:style-name="ce13" office:value-type="string" calcext:value-type="string">
            <text:p>unreg </text:p>
          </table:table-cell>
          <table:table-cell table:style-name="ce27"/>
          <table:table-cell table:style-name="ce13" office:value-type="float" office:value="5" calcext:value-type="float">
            <text:p>5</text:p>
          </table:table-cell>
          <table:table-cell table:style-name="ce13" office:value-type="string" calcext:value-type="string">
            <text:p>DE/EN </text:p>
          </table:table-cell>
          <table:table-cell table:style-name="ce27" office:value-type="string" calcext:value-type="string">
            <text:p/>
          </table:table-cell>
          <table:table-cell/>
          <table:table-cell table:style-name="ce41" table:formula="of:=OR(ISNUMBER(FIND(TRIM([.A154]);COM.MICROSOFT.CONCAT(['Offered modules from TUM online (Master)'.A$5:.A$150]))); ISNUMBER(FIND(&quot;Area&quot;; [.A154])); ISNUMBER(FIND(&quot;You can choose ONE&quot;; [.A154])); ISNUMBER(FIND(&quot;ID&quot;; [.A15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264715" xlink:type="simple">IN2341 </text:a> </text:p>
          </table:table-cell>
          <table:table-cell table:style-name="ce27"/>
          <table:table-cell table:style-name="ce13" office:value-type="string" calcext:value-type="string">
            <text:p>Current Trends in IT Security </text:p>
          </table:table-cell>
          <table:table-cell table:style-name="ce13" office:value-type="string" calcext:value-type="string">
            <text:p>WS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155]);COM.MICROSOFT.CONCAT(['Offered modules from TUM online (Master)'.A$5:.A$150]))); ISNUMBER(FIND(&quot;Area&quot;; [.A155])); ISNUMBER(FIND(&quot;You can choose ONE&quot;; [.A155])); ISNUMBER(FIND(&quot;ID&quot;; [.A15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87469" xlink:type="simple">IN2209 </text:a> </text:p>
          </table:table-cell>
          <table:table-cell table:style-name="ce27"/>
          <table:table-cell table:style-name="ce13" office:value-type="string" calcext:value-type="string">
            <text:p>IT Security </text:p>
          </table:table-cell>
          <table:table-cell table:style-name="ce13" office:value-type="string" calcext:value-type="string">
            <text:p>WS </text:p>
          </table:table-cell>
          <table:table-cell table:style-name="ce13" office:value-type="string" calcext:value-type="string">
            <text:p>4V+1Ü </text:p>
          </table:table-cell>
          <table:table-cell table:style-name="ce13" office:value-type="float" office:value="7" calcext:value-type="float">
            <text:p>7</text:p>
          </table:table-cell>
          <table:table-cell table:style-name="ce13" office:value-type="string" calcext:value-type="string">
            <text:p>DE </text:p>
          </table:table-cell>
          <table:table-cell table:style-name="ce27" office:value-type="string" calcext:value-type="string">
            <text:p/>
          </table:table-cell>
          <table:table-cell table:style-name="ce20"/>
          <table:table-cell table:style-name="ce41" table:formula="of:=OR(ISNUMBER(FIND(TRIM([.A156]);COM.MICROSOFT.CONCAT(['Offered modules from TUM online (Master)'.A$5:.A$150]))); ISNUMBER(FIND(&quot;Area&quot;; [.A156])); ISNUMBER(FIND(&quot;You can choose ONE&quot;; [.A156])); ISNUMBER(FIND(&quot;ID&quot;; [.A156])))" office:value-type="boolean" office:boolean-value="false" calcext:value-type="boolean">
            <text:p>FALSE</text:p>
          </table:table-cell>
          <table:table-cell table:style-name="ce20" table:number-columns-repeated="5"/>
          <table:table-cell table:style-name="ce26" table:number-columns-repeated="3"/>
          <table:table-cell table:style-name="ce20"/>
          <table:table-cell table:style-name="ce29"/>
          <table:table-cell table:style-name="ce20" table:number-columns-repeated="1004"/>
        </table:table-row>
        <table:table-row table:style-name="ro7" table:visibility="filter">
          <table:table-cell table:style-name="ce13" office:value-type="string" calcext:value-type="string">
            <text:p><text:a xlink:href="https://campus.tum.de/tumonline/WBMODHB.wbShowMHBReadOnly?pKnotenNr=487463" xlink:type="simple">IN2197 </text:a> </text:p>
          </table:table-cell>
          <table:table-cell table:style-name="ce27"/>
          <table:table-cell table:style-name="ce13" office:value-type="string" calcext:value-type="string">
            <text:p>Cryptography </text:p>
          </table:table-cell>
          <table:table-cell table:style-name="ce13" office:value-type="string" calcext:value-type="string">
            <text:p>WS </text:p>
          </table:table-cell>
          <table:table-cell table:style-name="ce13" office:value-type="string" calcext:value-type="string">
            <text:p>3V+1Ü </text:p>
          </table:table-cell>
          <table:table-cell table:style-name="ce13" office:value-type="float" office:value="5" calcext:value-type="float">
            <text:p>5</text:p>
          </table:table-cell>
          <table:table-cell table:style-name="ce13" office:value-type="string" calcext:value-type="string">
            <text:p>DE/EN </text:p>
          </table:table-cell>
          <table:table-cell table:style-name="ce13" office:value-type="string" calcext:value-type="string">
            <text:p>THEO </text:p>
          </table:table-cell>
          <table:table-cell/>
          <table:table-cell table:style-name="ce41" table:formula="of:=OR(ISNUMBER(FIND(TRIM([.A157]);COM.MICROSOFT.CONCAT(['Offered modules from TUM online (Master)'.A$5:.A$150]))); ISNUMBER(FIND(&quot;Area&quot;; [.A157])); ISNUMBER(FIND(&quot;You can choose ONE&quot;; [.A157])); ISNUMBER(FIND(&quot;ID&quot;; [.A15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56996" xlink:type="simple">IN2101 </text:a> </text:p>
          </table:table-cell>
          <table:table-cell table:style-name="ce27"/>
          <table:table-cell table:style-name="ce13" office:value-type="string" calcext:value-type="string">
            <text:p>Network Security </text:p>
          </table:table-cell>
          <table:table-cell table:style-name="ce13" office:value-type="string" calcext:value-type="string">
            <text:p>WS </text:p>
          </table:table-cell>
          <table:table-cell table:style-name="ce13" office:value-type="string" calcext:value-type="string">
            <text:p>3V+1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158]);COM.MICROSOFT.CONCAT(['Offered modules from TUM online (Master)'.A$5:.A$150]))); ISNUMBER(FIND(&quot;Area&quot;; [.A158])); ISNUMBER(FIND(&quot;You can choose ONE&quot;; [.A158])); ISNUMBER(FIND(&quot;ID&quot;; [.A15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458249" xlink:type="simple">IN2161 </text:a> </text:p>
          </table:table-cell>
          <table:table-cell table:style-name="ce27"/>
          <table:table-cell table:style-name="ce13" office:value-type="string" calcext:value-type="string">
            <text:p>Networks for Monetary Transactions </text:p>
          </table:table-cell>
          <table:table-cell table:style-name="ce13" office:value-type="string" calcext:value-type="string">
            <text:p>SS </text:p>
          </table:table-cell>
          <table:table-cell table:style-name="ce13" office:value-type="string" calcext:value-type="string">
            <text:p>2V </text:p>
          </table:table-cell>
          <table:table-cell table:style-name="ce13" office:value-type="float" office:value="3" calcext:value-type="float">
            <text:p>3</text:p>
          </table:table-cell>
          <table:table-cell table:style-name="ce13" office:value-type="string" calcext:value-type="string">
            <text:p>EN </text:p>
          </table:table-cell>
          <table:table-cell table:style-name="ce27" office:value-type="string" calcext:value-type="string">
            <text:p/>
          </table:table-cell>
          <table:table-cell table:style-name="ce39"/>
          <table:table-cell table:style-name="ce41" table:formula="of:=OR(ISNUMBER(FIND(TRIM([.A159]);COM.MICROSOFT.CONCAT(['Offered modules from TUM online (Master)'.A$5:.A$150]))); ISNUMBER(FIND(&quot;Area&quot;; [.A159])); ISNUMBER(FIND(&quot;You can choose ONE&quot;; [.A159])); ISNUMBER(FIND(&quot;ID&quot;; [.A159])))"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487459" xlink:type="simple">IN2194 </text:a> </text:p>
          </table:table-cell>
          <table:table-cell table:style-name="ce27"/>
          <table:table-cell table:style-name="ce13" office:value-type="string" calcext:value-type="string">
            <text:p>Peer-to-Peer-Systems and Security </text:p>
          </table:table-cell>
          <table:table-cell table:style-name="ce13" office:value-type="string" calcext:value-type="string">
            <text:p>SS </text:p>
          </table:table-cell>
          <table:table-cell table:style-name="ce13" office:value-type="string" calcext:value-type="string">
            <text:p>3V+2Ü </text:p>
          </table:table-cell>
          <table:table-cell table:style-name="ce13" office:value-type="float" office:value="6" calcext:value-type="float">
            <text:p>6</text:p>
          </table:table-cell>
          <table:table-cell table:style-name="ce13" office:value-type="string" calcext:value-type="string">
            <text:p>EN </text:p>
          </table:table-cell>
          <table:table-cell table:style-name="ce27" office:value-type="string" calcext:value-type="string">
            <text:p/>
          </table:table-cell>
          <table:table-cell table:style-name="ce39"/>
          <table:table-cell table:style-name="ce41" table:formula="of:=OR(ISNUMBER(FIND(TRIM([.A160]);COM.MICROSOFT.CONCAT(['Offered modules from TUM online (Master)'.A$5:.A$150]))); ISNUMBER(FIND(&quot;Area&quot;; [.A160])); ISNUMBER(FIND(&quot;You can choose ONE&quot;; [.A160])); ISNUMBER(FIND(&quot;ID&quot;; [.A160])))"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020200" xlink:type="simple">IN2313 </text:a> </text:p>
          </table:table-cell>
          <table:table-cell table:style-name="ce27"/>
          <table:table-cell table:style-name="ce13" office:value-type="string" calcext:value-type="string">
            <text:p>Secure Coding </text:p>
          </table:table-cell>
          <table:table-cell table:style-name="ce13" office:value-type="string" calcext:value-type="string">
            <text:p>WS </text:p>
          </table:table-cell>
          <table:table-cell table:style-name="ce13" office:value-type="string" calcext:value-type="string">
            <text:p>3V+2Ü </text:p>
          </table:table-cell>
          <table:table-cell table:style-name="ce13" office:value-type="float" office:value="6" calcext:value-type="float">
            <text:p>6</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161]);COM.MICROSOFT.CONCAT(['Offered modules from TUM online (Master)'.A$5:.A$150]))); ISNUMBER(FIND(&quot;Area&quot;; [.A161])); ISNUMBER(FIND(&quot;You can choose ONE&quot;; [.A161])); ISNUMBER(FIND(&quot;ID&quot;; [.A161])))"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460596" xlink:type="simple">IN2178 </text:a> </text:p>
          </table:table-cell>
          <table:table-cell table:style-name="ce27"/>
          <table:table-cell table:style-name="ce13" office:value-type="string" calcext:value-type="string">
            <text:p>Security Engineering </text:p>
          </table:table-cell>
          <table:table-cell table:style-name="ce13" office:value-type="string" calcext:value-type="string">
            <text:p>SS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27" office:value-type="string" calcext:value-type="string">
            <text:p/>
          </table:table-cell>
          <table:table-cell table:style-name="ce39"/>
          <table:table-cell table:style-name="ce41" table:formula="of:=OR(ISNUMBER(FIND(TRIM([.A162]);COM.MICROSOFT.CONCAT(['Offered modules from TUM online (Master)'.A$5:.A$150]))); ISNUMBER(FIND(&quot;Area&quot;; [.A162])); ISNUMBER(FIND(&quot;You can choose ONE&quot;; [.A162])); ISNUMBER(FIND(&quot;ID&quot;; [.A162])))"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87461" xlink:type="simple">IN2196 </text:a> </text:p>
          </table:table-cell>
          <table:table-cell table:style-name="ce27"/>
          <table:table-cell table:style-name="ce13" office:value-type="string" calcext:value-type="string">
            <text:p>Secure mobile systems </text:p>
          </table:table-cell>
          <table:table-cell table:style-name="ce13" office:value-type="string" calcext:value-type="string">
            <text:p>SS </text:p>
          </table:table-cell>
          <table:table-cell table:style-name="ce13" office:value-type="string" calcext:value-type="string">
            <text:p>2V+1Ü </text:p>
          </table:table-cell>
          <table:table-cell table:style-name="ce13" office:value-type="float" office:value="4" calcext:value-type="float">
            <text:p>4</text:p>
          </table:table-cell>
          <table:table-cell table:style-name="ce13" office:value-type="string" calcext:value-type="string">
            <text:p>DE </text:p>
          </table:table-cell>
          <table:table-cell table:style-name="ce27" office:value-type="string" calcext:value-type="string">
            <text:p/>
          </table:table-cell>
          <table:table-cell/>
          <table:table-cell table:style-name="ce41" table:formula="of:=OR(ISNUMBER(FIND(TRIM([.A163]);COM.MICROSOFT.CONCAT(['Offered modules from TUM online (Master)'.A$5:.A$150]))); ISNUMBER(FIND(&quot;Area&quot;; [.A163])); ISNUMBER(FIND(&quot;You can choose ONE&quot;; [.A163])); ISNUMBER(FIND(&quot;ID&quot;; [.A163])))"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1536250" xlink:type="simple">IN2362 </text:a> </text:p>
          </table:table-cell>
          <table:table-cell table:style-name="ce27"/>
          <table:table-cell table:style-name="ce13" office:value-type="string" calcext:value-type="string">
            <text:p>Language-based Security </text:p>
          </table:table-cell>
          <table:table-cell table:style-name="ce13" office:value-type="string" calcext:value-type="string">
            <text:p>unreg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35"/>
          <table:table-cell table:style-name="ce39"/>
          <table:table-cell table:style-name="ce41" table:formula="of:=OR(ISNUMBER(FIND(TRIM([.A164]);COM.MICROSOFT.CONCAT(['Offered modules from TUM online (Master)'.A$5:.A$150]))); ISNUMBER(FIND(&quot;Area&quot;; [.A164])); ISNUMBER(FIND(&quot;You can choose ONE&quot;; [.A164])); ISNUMBER(FIND(&quot;ID&quot;; [.A164])))"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6" office:value-type="string" calcext:value-type="string" table:number-columns-spanned="8" table:number-rows-spanned="1">
            <text:p>Elective Modules of the Area "Scientific Computing and High Performance Computing" (HPC): </text:p>
          </table:table-cell>
          <table:covered-table-cell/>
          <table:covered-table-cell table:style-name="Default"/>
          <table:covered-table-cell table:number-columns-repeated="2"/>
          <table:covered-table-cell table:style-name="Default"/>
          <table:covered-table-cell table:number-columns-repeated="2"/>
          <table:table-cell table:style-name="ce39"/>
          <table:table-cell table:style-name="ce41" table:formula="of:=OR(ISNUMBER(FIND(TRIM([.A165]);COM.MICROSOFT.CONCAT(['Offered modules from TUM online (Master)'.A$5:.A$150]))); ISNUMBER(FIND(&quot;Area&quot;; [.A165])); ISNUMBER(FIND(&quot;You can choose ONE&quot;; [.A165])); ISNUMBER(FIND(&quot;ID&quot;; [.A165])))"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2" office:value-type="string" calcext:value-type="string">
            <text:p>ID </text:p>
          </table:table-cell>
          <table:table-cell table:style-name="ce24"/>
          <table:table-cell table:style-name="ce12" office:value-type="string" calcext:value-type="string">
            <text:p>Title </text:p>
          </table:table-cell>
          <table:table-cell table:style-name="ce12" office:value-type="string" calcext:value-type="string">
            <text:p>Term </text:p>
          </table:table-cell>
          <table:table-cell table:style-name="ce12" office:value-type="string" calcext:value-type="string">
            <text:p>Contact Hours</text:p>
          </table:table-cell>
          <table:table-cell table:style-name="ce12" office:value-type="string" calcext:value-type="string">
            <text:p>Credits </text:p>
          </table:table-cell>
          <table:table-cell table:style-name="ce12" office:value-type="string" calcext:value-type="string">
            <text:p>Language </text:p>
          </table:table-cell>
          <table:table-cell table:style-name="ce12" office:value-type="string" calcext:value-type="string">
            <text:p>THEO </text:p>
          </table:table-cell>
          <table:table-cell table:style-name="ce39"/>
          <table:table-cell table:style-name="ce41" table:formula="of:=OR(ISNUMBER(FIND(TRIM([.A166]);COM.MICROSOFT.CONCAT(['Offered modules from TUM online (Master)'.A$5:.A$150]))); ISNUMBER(FIND(&quot;Area&quot;; [.A166])); ISNUMBER(FIND(&quot;You can choose ONE&quot;; [.A166])); ISNUMBER(FIND(&quot;ID&quot;; [.A166])))"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1333663" xlink:type="simple">IN2345 </text:a> </text:p>
          </table:table-cell>
          <table:table-cell table:style-name="ce27"/>
          <table:table-cell table:style-name="ce13" office:value-type="string" calcext:value-type="string">
            <text:p>Algorithms for Uncertainty Quantification </text:p>
          </table:table-cell>
          <table:table-cell table:style-name="ce13" office:value-type="string" calcext:value-type="string">
            <text:p>unreg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13" office:value-type="string" calcext:value-type="string">
            <text:p>THEO </text:p>
          </table:table-cell>
          <table:table-cell table:style-name="ce39"/>
          <table:table-cell table:style-name="ce41" table:formula="of:=OR(ISNUMBER(FIND(TRIM([.A167]);COM.MICROSOFT.CONCAT(['Offered modules from TUM online (Master)'.A$5:.A$150]))); ISNUMBER(FIND(&quot;Area&quot;; [.A167])); ISNUMBER(FIND(&quot;You can choose ONE&quot;; [.A167])); ISNUMBER(FIND(&quot;ID&quot;; [.A167])))"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456346" xlink:type="simple">IN2001 </text:a> </text:p>
          </table:table-cell>
          <table:table-cell table:style-name="ce27"/>
          <table:table-cell table:style-name="ce13" office:value-type="string" calcext:value-type="string">
            <text:p>Algorithms for Scientific Computing </text:p>
          </table:table-cell>
          <table:table-cell table:style-name="ce13" office:value-type="string" calcext:value-type="string">
            <text:p>SS </text:p>
          </table:table-cell>
          <table:table-cell table:style-name="ce13" office:value-type="string" calcext:value-type="string">
            <text:p>4V+2Ü </text:p>
          </table:table-cell>
          <table:table-cell table:style-name="ce13" office:value-type="float" office:value="8" calcext:value-type="float">
            <text:p>8</text:p>
          </table:table-cell>
          <table:table-cell table:style-name="ce13" office:value-type="string" calcext:value-type="string">
            <text:p>EN </text:p>
          </table:table-cell>
          <table:table-cell table:style-name="ce13" office:value-type="string" calcext:value-type="string">
            <text:p>THEO </text:p>
          </table:table-cell>
          <table:table-cell table:style-name="ce39"/>
          <table:table-cell table:style-name="ce41" table:formula="of:=OR(ISNUMBER(FIND(TRIM([.A168]);COM.MICROSOFT.CONCAT(['Offered modules from TUM online (Master)'.A$5:.A$150]))); ISNUMBER(FIND(&quot;Area&quot;; [.A168])); ISNUMBER(FIND(&quot;You can choose ONE&quot;; [.A168])); ISNUMBER(FIND(&quot;ID&quot;; [.A168])))"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56348" xlink:type="simple">IN2002 </text:a> </text:p>
          </table:table-cell>
          <table:table-cell table:style-name="ce27"/>
          <table:table-cell table:style-name="ce13" office:value-type="string" calcext:value-type="string">
            <text:p>Algorithms for Scientific Computing II </text:p>
          </table:table-cell>
          <table:table-cell table:style-name="ce13" office:value-type="string" calcext:value-type="string">
            <text:p>WS </text:p>
          </table:table-cell>
          <table:table-cell table:style-name="ce13" office:value-type="string" calcext:value-type="string">
            <text:p>2V+1Ü </text:p>
          </table:table-cell>
          <table:table-cell table:style-name="ce13" office:value-type="float" office:value="4" calcext:value-type="float">
            <text:p>4</text:p>
          </table:table-cell>
          <table:table-cell table:style-name="ce13" office:value-type="string" calcext:value-type="string">
            <text:p>EN </text:p>
          </table:table-cell>
          <table:table-cell table:style-name="ce13" office:value-type="string" calcext:value-type="string">
            <text:p>THEO </text:p>
          </table:table-cell>
          <table:table-cell table:style-name="ce20"/>
          <table:table-cell table:style-name="ce41" table:formula="of:=OR(ISNUMBER(FIND(TRIM([.A169]);COM.MICROSOFT.CONCAT(['Offered modules from TUM online (Master)'.A$5:.A$150]))); ISNUMBER(FIND(&quot;Area&quot;; [.A169])); ISNUMBER(FIND(&quot;You can choose ONE&quot;; [.A169])); ISNUMBER(FIND(&quot;ID&quot;; [.A169])))" office:value-type="boolean" office:boolean-value="false" calcext:value-type="boolean">
            <text:p>FALSE</text:p>
          </table:table-cell>
          <table:table-cell table:style-name="ce20" table:number-columns-repeated="5"/>
          <table:table-cell table:style-name="ce26" table:number-columns-repeated="3"/>
          <table:table-cell table:style-name="ce20"/>
          <table:table-cell table:style-name="ce29"/>
          <table:table-cell table:style-name="ce20" table:number-columns-repeated="1004"/>
        </table:table-row>
        <table:table-row table:style-name="ro7" table:visibility="filter">
          <table:table-cell table:style-name="ce13" office:value-type="string" calcext:value-type="string">
            <text:p><text:a xlink:href="https://campus.tum.de/tumonline/WBMODHB.wbShowMHBReadOnly?pKnotenNr=1498144" xlink:type="simple">IN3480 </text:a> </text:p>
          </table:table-cell>
          <table:table-cell table:style-name="ce27"/>
          <table:table-cell table:style-name="ce13" office:value-type="string" calcext:value-type="string">
            <text:p>Selected Topics in Scientific Computing </text:p>
          </table:table-cell>
          <table:table-cell table:style-name="ce13" office:value-type="string" calcext:value-type="string">
            <text:p>unreg </text:p>
          </table:table-cell>
          <table:table-cell table:style-name="ce27"/>
          <table:table-cell table:style-name="ce13" office:value-type="float" office:value="5" calcext:value-type="float">
            <text:p>5</text:p>
          </table:table-cell>
          <table:table-cell table:style-name="ce13" office:value-type="string" calcext:value-type="string">
            <text:p>DE/EN </text:p>
          </table:table-cell>
          <table:table-cell table:style-name="ce27" office:value-type="string" calcext:value-type="string">
            <text:p/>
          </table:table-cell>
          <table:table-cell/>
          <table:table-cell table:style-name="ce41" table:formula="of:=OR(ISNUMBER(FIND(TRIM([.A170]);COM.MICROSOFT.CONCAT(['Offered modules from TUM online (Master)'.A$5:.A$150]))); ISNUMBER(FIND(&quot;Area&quot;; [.A170])); ISNUMBER(FIND(&quot;You can choose ONE&quot;; [.A170])); ISNUMBER(FIND(&quot;ID&quot;; [.A170])))"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816255" xlink:type="simple">IN2381 </text:a> </text:p>
          </table:table-cell>
          <table:table-cell table:style-name="ce27"/>
          <table:table-cell table:style-name="ce13" office:value-type="string" calcext:value-type="string">
            <text:p>Introduction to Quantum Computing </text:p>
          </table:table-cell>
          <table:table-cell table:style-name="ce13" office:value-type="string" calcext:value-type="string">
            <text:p>WS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13" office:value-type="string" calcext:value-type="string">
            <text:p>THEO </text:p>
          </table:table-cell>
          <table:table-cell/>
          <table:table-cell table:style-name="ce41" table:formula="of:=OR(ISNUMBER(FIND(TRIM([.A171]);COM.MICROSOFT.CONCAT(['Offered modules from TUM online (Master)'.A$5:.A$150]))); ISNUMBER(FIND(&quot;Area&quot;; [.A171])); ISNUMBER(FIND(&quot;You can choose ONE&quot;; [.A171])); ISNUMBER(FIND(&quot;ID&quot;; [.A171])))"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2981021" xlink:type="simple">IN2400 </text:a> </text:p>
          </table:table-cell>
          <table:table-cell table:style-name="ce27"/>
          <table:table-cell table:style-name="ce13" office:value-type="string" calcext:value-type="string">
            <text:p>Advanced Concepts of Quantum Computing </text:p>
          </table:table-cell>
          <table:table-cell table:style-name="ce13" office:value-type="string" calcext:value-type="string">
            <text:p>SS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13" office:value-type="string" calcext:value-type="string">
            <text:p>THEO </text:p>
          </table:table-cell>
          <table:table-cell table:style-name="ce39"/>
          <table:table-cell table:style-name="ce41" table:formula="of:=OR(ISNUMBER(FIND(TRIM([.A172]);COM.MICROSOFT.CONCAT(['Offered modules from TUM online (Master)'.A$5:.A$150]))); ISNUMBER(FIND(&quot;Area&quot;; [.A172])); ISNUMBER(FIND(&quot;You can choose ONE&quot;; [.A172])); ISNUMBER(FIND(&quot;ID&quot;; [.A172])))"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705979" xlink:type="simple">IN2252 </text:a> </text:p>
          </table:table-cell>
          <table:table-cell table:style-name="ce27"/>
          <table:table-cell table:style-name="ce13" office:value-type="string" calcext:value-type="string">
            <text:p>High Performance Computing Algorithms and Applications </text:p>
          </table:table-cell>
          <table:table-cell table:style-name="ce13" office:value-type="string" calcext:value-type="string">
            <text:p>WS </text:p>
          </table:table-cell>
          <table:table-cell table:style-name="ce13" office:value-type="string" calcext:value-type="string">
            <text:p>2V+1Ü </text:p>
          </table:table-cell>
          <table:table-cell table:style-name="ce13" office:value-type="float" office:value="4" calcext:value-type="float">
            <text:p>4</text:p>
          </table:table-cell>
          <table:table-cell table:style-name="ce13" office:value-type="string" calcext:value-type="string">
            <text:p>DE/EN </text:p>
          </table:table-cell>
          <table:table-cell table:style-name="ce13" office:value-type="string" calcext:value-type="string">
            <text:p>THEO </text:p>
          </table:table-cell>
          <table:table-cell/>
          <table:table-cell table:style-name="ce41" table:formula="of:=OR(ISNUMBER(FIND(TRIM([.A173]);COM.MICROSOFT.CONCAT(['Offered modules from TUM online (Master)'.A$5:.A$150]))); ISNUMBER(FIND(&quot;Area&quot;; [.A173])); ISNUMBER(FIND(&quot;You can choose ONE&quot;; [.A173])); ISNUMBER(FIND(&quot;ID&quot;; [.A173])))"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58316" xlink:type="simple">IN2013 </text:a> </text:p>
          </table:table-cell>
          <table:table-cell table:style-name="ce27"/>
          <table:table-cell table:style-name="ce13" office:value-type="string" calcext:value-type="string">
            <text:p>High Performance Computing - Programming Paradigms and Scalability </text:p>
          </table:table-cell>
          <table:table-cell table:style-name="ce13" office:value-type="string" calcext:value-type="string">
            <text:p>SS </text:p>
          </table:table-cell>
          <table:table-cell table:style-name="ce13" office:value-type="string" calcext:value-type="string">
            <text:p>2V+1Ü </text:p>
          </table:table-cell>
          <table:table-cell table:style-name="ce13" office:value-type="float" office:value="4" calcext:value-type="float">
            <text:p>4</text:p>
          </table:table-cell>
          <table:table-cell table:style-name="ce13" office:value-type="string" calcext:value-type="string">
            <text:p>DE/EN </text:p>
          </table:table-cell>
          <table:table-cell table:style-name="ce13" office:value-type="string" calcext:value-type="string">
            <text:p>THEO </text:p>
          </table:table-cell>
          <table:table-cell/>
          <table:table-cell table:style-name="ce41" table:formula="of:=OR(ISNUMBER(FIND(TRIM([.A174]);COM.MICROSOFT.CONCAT(['Offered modules from TUM online (Master)'.A$5:.A$150]))); ISNUMBER(FIND(&quot;Area&quot;; [.A174])); ISNUMBER(FIND(&quot;You can choose ONE&quot;; [.A174])); ISNUMBER(FIND(&quot;ID&quot;; [.A17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456362" xlink:type="simple">IN2010 </text:a> </text:p>
          </table:table-cell>
          <table:table-cell table:style-name="ce27"/>
          <table:table-cell table:style-name="ce13" office:value-type="string" calcext:value-type="string">
            <text:p>Modelling and Simulation </text:p>
          </table:table-cell>
          <table:table-cell table:style-name="ce13" office:value-type="string" calcext:value-type="string">
            <text:p>SS </text:p>
          </table:table-cell>
          <table:table-cell table:style-name="ce13" office:value-type="string" calcext:value-type="string">
            <text:p>4V+2Ü </text:p>
          </table:table-cell>
          <table:table-cell table:style-name="ce13" office:value-type="float" office:value="8" calcext:value-type="float">
            <text:p>8</text:p>
          </table:table-cell>
          <table:table-cell table:style-name="ce13" office:value-type="string" calcext:value-type="string">
            <text:p>EN </text:p>
          </table:table-cell>
          <table:table-cell table:style-name="ce13" office:value-type="string" calcext:value-type="string">
            <text:p>THEO </text:p>
          </table:table-cell>
          <table:table-cell table:style-name="ce39"/>
          <table:table-cell table:style-name="ce41" table:formula="of:=OR(ISNUMBER(FIND(TRIM([.A175]);COM.MICROSOFT.CONCAT(['Offered modules from TUM online (Master)'.A$5:.A$150]))); ISNUMBER(FIND(&quot;Area&quot;; [.A175])); ISNUMBER(FIND(&quot;You can choose ONE&quot;; [.A175])); ISNUMBER(FIND(&quot;ID&quot;; [.A175])))"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456366" xlink:type="simple">IN2012 </text:a> </text:p>
          </table:table-cell>
          <table:table-cell table:style-name="ce27"/>
          <table:table-cell table:style-name="ce13" office:value-type="string" calcext:value-type="string">
            <text:p>Parallel Numerics </text:p>
          </table:table-cell>
          <table:table-cell table:style-name="ce13" office:value-type="string" calcext:value-type="string">
            <text:p>WS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13" office:value-type="string" calcext:value-type="string">
            <text:p>THEO </text:p>
          </table:table-cell>
          <table:table-cell/>
          <table:table-cell table:style-name="ce41" table:formula="of:=OR(ISNUMBER(FIND(TRIM([.A176]);COM.MICROSOFT.CONCAT(['Offered modules from TUM online (Master)'.A$5:.A$150]))); ISNUMBER(FIND(&quot;Area&quot;; [.A176])); ISNUMBER(FIND(&quot;You can choose ONE&quot;; [.A176])); ISNUMBER(FIND(&quot;ID&quot;; [.A17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060581" xlink:type="simple">IN2310 </text:a> </text:p>
          </table:table-cell>
          <table:table-cell table:style-name="ce27"/>
          <table:table-cell table:style-name="ce13" office:value-type="string" calcext:value-type="string">
            <text:p>Parallel Program Engineering </text:p>
          </table:table-cell>
          <table:table-cell table:style-name="ce13" office:value-type="string" calcext:value-type="string">
            <text:p>WS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177]);COM.MICROSOFT.CONCAT(['Offered modules from TUM online (Master)'.A$5:.A$150]))); ISNUMBER(FIND(&quot;Area&quot;; [.A177])); ISNUMBER(FIND(&quot;You can choose ONE&quot;; [.A177])); ISNUMBER(FIND(&quot;ID&quot;; [.A17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507004" xlink:type="simple">IN2365 </text:a> </text:p>
          </table:table-cell>
          <table:table-cell table:style-name="ce27"/>
          <table:table-cell table:style-name="ce13" office:value-type="string" calcext:value-type="string">
            <text:p>Parallel Programming Systems </text:p>
          </table:table-cell>
          <table:table-cell table:style-name="ce13" office:value-type="string" calcext:value-type="string">
            <text:p>unreg </text:p>
          </table:table-cell>
          <table:table-cell table:style-name="ce13" office:value-type="string" calcext:value-type="string">
            <text:p>2V </text:p>
          </table:table-cell>
          <table:table-cell table:style-name="ce13" office:value-type="float" office:value="3" calcext:value-type="float">
            <text:p>3</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178]);COM.MICROSOFT.CONCAT(['Offered modules from TUM online (Master)'.A$5:.A$150]))); ISNUMBER(FIND(&quot;Area&quot;; [.A178])); ISNUMBER(FIND(&quot;You can choose ONE&quot;; [.A178])); ISNUMBER(FIND(&quot;ID&quot;; [.A17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457062" xlink:type="simple">IN2147 </text:a> </text:p>
          </table:table-cell>
          <table:table-cell table:style-name="ce27"/>
          <table:table-cell table:style-name="ce13" office:value-type="string" calcext:value-type="string">
            <text:p>Parallel Programming </text:p>
          </table:table-cell>
          <table:table-cell table:style-name="ce13" office:value-type="string" calcext:value-type="string">
            <text:p>SS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27" office:value-type="string" calcext:value-type="string">
            <text:p/>
          </table:table-cell>
          <table:table-cell table:style-name="ce39"/>
          <table:table-cell table:style-name="ce41" table:formula="of:=OR(ISNUMBER(FIND(TRIM([.A179]);COM.MICROSOFT.CONCAT(['Offered modules from TUM online (Master)'.A$5:.A$150]))); ISNUMBER(FIND(&quot;Area&quot;; [.A179])); ISNUMBER(FIND(&quot;You can choose ONE&quot;; [.A179])); ISNUMBER(FIND(&quot;ID&quot;; [.A179])))"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977334" xlink:type="simple">IN2306 </text:a> </text:p>
          </table:table-cell>
          <table:table-cell table:style-name="ce27"/>
          <table:table-cell table:style-name="ce13" office:value-type="string" calcext:value-type="string">
            <text:p>Scientific Computing in Circuit Simulation </text:p>
          </table:table-cell>
          <table:table-cell table:style-name="ce13" office:value-type="string" calcext:value-type="string">
            <text:p>SS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13" office:value-type="string" calcext:value-type="string">
            <text:p>THEO </text:p>
          </table:table-cell>
          <table:table-cell/>
          <table:table-cell table:style-name="ce41" table:formula="of:=OR(ISNUMBER(FIND(TRIM([.A180]);COM.MICROSOFT.CONCAT(['Offered modules from TUM online (Master)'.A$5:.A$150]))); ISNUMBER(FIND(&quot;Area&quot;; [.A180])); ISNUMBER(FIND(&quot;You can choose ONE&quot;; [.A180])); ISNUMBER(FIND(&quot;ID&quot;; [.A180])))"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1060610" xlink:type="simple">IN2311 </text:a> </text:p>
          </table:table-cell>
          <table:table-cell table:style-name="ce27"/>
          <table:table-cell table:style-name="ce13" office:value-type="string" calcext:value-type="string">
            <text:p>Turbulent Flow Simulation on HPC-Systems </text:p>
          </table:table-cell>
          <table:table-cell table:style-name="ce13" office:value-type="string" calcext:value-type="string">
            <text:p>WS </text:p>
          </table:table-cell>
          <table:table-cell table:style-name="ce13" office:value-type="string" calcext:value-type="string">
            <text:p>2V+1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13" office:value-type="string" calcext:value-type="string">
            <text:p>THEO </text:p>
          </table:table-cell>
          <table:table-cell/>
          <table:table-cell table:style-name="ce41" table:formula="of:=OR(ISNUMBER(FIND(TRIM([.A181]);COM.MICROSOFT.CONCAT(['Offered modules from TUM online (Master)'.A$5:.A$150]))); ISNUMBER(FIND(&quot;Area&quot;; [.A181])); ISNUMBER(FIND(&quot;You can choose ONE&quot;; [.A181])); ISNUMBER(FIND(&quot;ID&quot;; [.A181])))"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2809143" xlink:type="simple">IN2388 </text:a> </text:p>
          </table:table-cell>
          <table:table-cell table:style-name="ce27"/>
          <table:table-cell table:style-name="ce13" office:value-type="string" calcext:value-type="string">
            <text:p>Tensor Networks </text:p>
          </table:table-cell>
          <table:table-cell table:style-name="ce13" office:value-type="string" calcext:value-type="string">
            <text:p>unreg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13" office:value-type="string" calcext:value-type="string">
            <text:p>THEO </text:p>
          </table:table-cell>
          <table:table-cell table:style-name="ce39"/>
          <table:table-cell table:style-name="ce41" table:formula="of:=OR(ISNUMBER(FIND(TRIM([.A182]);COM.MICROSOFT.CONCAT(['Offered modules from TUM online (Master)'.A$5:.A$150]))); ISNUMBER(FIND(&quot;Area&quot;; [.A182])); ISNUMBER(FIND(&quot;You can choose ONE&quot;; [.A182])); ISNUMBER(FIND(&quot;ID&quot;; [.A182])))"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office:value-type="string" calcext:value-type="string">
            <text:p><text:a xlink:href="https://campus.tum.de/tumonline/WBMODHB.wbShowMHBReadOnly?pKnotenNr=2809326" xlink:type="simple">IN2387 </text:a> </text:p>
          </table:table-cell>
          <table:table-cell table:style-name="ce27"/>
          <table:table-cell table:style-name="ce13" office:value-type="string" calcext:value-type="string">
            <text:p>Time Integration and Differential Equations </text:p>
          </table:table-cell>
          <table:table-cell table:style-name="ce13" office:value-type="string" calcext:value-type="string">
            <text:p>unreg </text:p>
          </table:table-cell>
          <table:table-cell table:style-name="ce13" office:value-type="string" calcext:value-type="string">
            <text:p>2V+2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35"/>
          <table:table-cell/>
          <table:table-cell table:style-name="ce41" table:formula="of:=OR(ISNUMBER(FIND(TRIM([.A183]);COM.MICROSOFT.CONCAT(['Offered modules from TUM online (Master)'.A$5:.A$150]))); ISNUMBER(FIND(&quot;Area&quot;; [.A183])); ISNUMBER(FIND(&quot;You can choose ONE&quot;; [.A183])); ISNUMBER(FIND(&quot;ID&quot;; [.A183])))"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6" office:value-type="string" calcext:value-type="string" table:number-columns-spanned="8" table:number-rows-spanned="1">
            <text:p>Elective Modules not Assigned to any Area: </text:p>
          </table:table-cell>
          <table:covered-table-cell/>
          <table:covered-table-cell table:style-name="Default"/>
          <table:covered-table-cell table:number-columns-repeated="2"/>
          <table:covered-table-cell table:style-name="Default"/>
          <table:covered-table-cell table:number-columns-repeated="2"/>
          <table:table-cell table:style-name="ce39"/>
          <table:table-cell table:style-name="ce41" table:formula="of:=OR(ISNUMBER(FIND(TRIM([.A184]);COM.MICROSOFT.CONCAT(['Offered modules from TUM online (Master)'.A$5:.A$150]))); ISNUMBER(FIND(&quot;Area&quot;; [.A184])); ISNUMBER(FIND(&quot;You can choose ONE&quot;; [.A184])); ISNUMBER(FIND(&quot;ID&quot;; [.A184])))"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2" office:value-type="string" calcext:value-type="string">
            <text:p>ID </text:p>
          </table:table-cell>
          <table:table-cell table:style-name="ce24"/>
          <table:table-cell table:style-name="ce12" office:value-type="string" calcext:value-type="string">
            <text:p>Title </text:p>
          </table:table-cell>
          <table:table-cell table:style-name="ce12" office:value-type="string" calcext:value-type="string">
            <text:p>Term </text:p>
          </table:table-cell>
          <table:table-cell table:style-name="ce12" office:value-type="string" calcext:value-type="string">
            <text:p>Contact Hours</text:p>
          </table:table-cell>
          <table:table-cell table:style-name="ce12" office:value-type="string" calcext:value-type="string">
            <text:p>Credits </text:p>
          </table:table-cell>
          <table:table-cell table:style-name="ce12" office:value-type="string" calcext:value-type="string">
            <text:p>Language </text:p>
          </table:table-cell>
          <table:table-cell table:style-name="ce12" office:value-type="string" calcext:value-type="string">
            <text:p>THEO </text:p>
          </table:table-cell>
          <table:table-cell table:style-name="ce38"/>
          <table:table-cell table:style-name="ce41" table:formula="of:=OR(ISNUMBER(FIND(TRIM([.A185]);COM.MICROSOFT.CONCAT(['Offered modules from TUM online (Master)'.A$5:.A$150]))); ISNUMBER(FIND(&quot;Area&quot;; [.A185])); ISNUMBER(FIND(&quot;You can choose ONE&quot;; [.A185])); ISNUMBER(FIND(&quot;ID&quot;; [.A185])))" office:value-type="boolean" office:boolean-value="true" calcext:value-type="boolean">
            <text:p>TRUE</text:p>
          </table:table-cell>
          <table:table-cell table:style-name="ce20" table:number-columns-repeated="5"/>
          <table:table-cell table:style-name="ce26" table:number-columns-repeated="3"/>
          <table:table-cell table:style-name="ce20"/>
          <table:table-cell table:style-name="ce29"/>
          <table:table-cell table:style-name="ce20" table:number-columns-repeated="1004"/>
        </table:table-row>
        <table:table-row table:style-name="ro7" table:visibility="filter">
          <table:table-cell table:style-name="ce13" office:value-type="string" calcext:value-type="string">
            <text:p><text:a xlink:href="https://campus.tum.de/tumonline/WBMODHB.wbShowMHBReadOnly?pKnotenNr=457024" xlink:type="simple">IN2119 </text:a> </text:p>
          </table:table-cell>
          <table:table-cell table:style-name="ce27"/>
          <table:table-cell table:style-name="ce13" office:value-type="string" calcext:value-type="string">
            <text:p>User Modeling and Recommender Systems </text:p>
          </table:table-cell>
          <table:table-cell table:style-name="ce13" office:value-type="string" calcext:value-type="string">
            <text:p>unreg </text:p>
          </table:table-cell>
          <table:table-cell table:style-name="ce13" office:value-type="string" calcext:value-type="string">
            <text:p>3V+1Ü </text:p>
          </table:table-cell>
          <table:table-cell table:style-name="ce13" office:value-type="float" office:value="5" calcext:value-type="float">
            <text:p>5</text:p>
          </table:table-cell>
          <table:table-cell table:style-name="ce13" office:value-type="string" calcext:value-type="string">
            <text:p>EN </text:p>
          </table:table-cell>
          <table:table-cell table:style-name="ce27" office:value-type="string" calcext:value-type="string">
            <text:p/>
          </table:table-cell>
          <table:table-cell/>
          <table:table-cell table:style-name="ce41" table:formula="of:=OR(ISNUMBER(FIND(TRIM([.A186]);COM.MICROSOFT.CONCAT(['Offered modules from TUM online (Master)'.A$5:.A$150]))); ISNUMBER(FIND(&quot;Area&quot;; [.A186])); ISNUMBER(FIND(&quot;You can choose ONE&quot;; [.A186])); ISNUMBER(FIND(&quot;ID&quot;; [.A18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473857" xlink:type="simple">IN2111 </text:a> </text:p>
          </table:table-cell>
          <table:table-cell table:style-name="ce27"/>
          <table:table-cell table:style-name="ce13" office:value-type="string" calcext:value-type="string">
            <text:p>3D User Interfaces </text:p>
          </table:table-cell>
          <table:table-cell table:style-name="ce13" office:value-type="string" calcext:value-type="string">
            <text:p>SS </text:p>
          </table:table-cell>
          <table:table-cell table:style-name="ce13" office:value-type="string" calcext:value-type="string">
            <text:p>3V+2Ü </text:p>
          </table:table-cell>
          <table:table-cell table:style-name="ce13" office:value-type="float" office:value="6" calcext:value-type="float">
            <text:p>6</text:p>
          </table:table-cell>
          <table:table-cell table:style-name="ce13" office:value-type="string" calcext:value-type="string">
            <text:p>EN </text:p>
          </table:table-cell>
          <table:table-cell table:style-name="ce27" office:value-type="string" calcext:value-type="string">
            <text:p/>
          </table:table-cell>
          <table:table-cell table:style-name="ce39"/>
          <table:table-cell table:style-name="ce41" table:formula="of:=OR(ISNUMBER(FIND(TRIM([.A187]);COM.MICROSOFT.CONCAT(['Offered modules from TUM online (Master)'.A$5:.A$150]))); ISNUMBER(FIND(&quot;Area&quot;; [.A187])); ISNUMBER(FIND(&quot;You can choose ONE&quot;; [.A187])); ISNUMBER(FIND(&quot;ID&quot;; [.A187])))"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456372" xlink:type="simple">IN2018 </text:a> </text:p>
          </table:table-cell>
          <table:table-cell table:style-name="ce27"/>
          <table:table-cell table:style-name="ce13" office:value-type="string" calcext:value-type="string">
            <text:p>Augmented Reality </text:p>
          </table:table-cell>
          <table:table-cell table:style-name="ce13" office:value-type="string" calcext:value-type="string">
            <text:p>SS </text:p>
          </table:table-cell>
          <table:table-cell table:style-name="ce13" office:value-type="string" calcext:value-type="string">
            <text:p>3V+2Ü </text:p>
          </table:table-cell>
          <table:table-cell table:style-name="ce13" office:value-type="float" office:value="6" calcext:value-type="float">
            <text:p>6</text:p>
          </table:table-cell>
          <table:table-cell table:style-name="ce13" office:value-type="string" calcext:value-type="string">
            <text:p>EN </text:p>
          </table:table-cell>
          <table:table-cell table:style-name="ce27" office:value-type="string" calcext:value-type="string">
            <text:p/>
          </table:table-cell>
          <table:table-cell table:style-name="ce39"/>
          <table:table-cell table:style-name="ce41" table:formula="of:=OR(ISNUMBER(FIND(TRIM([.A188]);COM.MICROSOFT.CONCAT(['Offered modules from TUM online (Master)'.A$5:.A$150]))); ISNUMBER(FIND(&quot;Area&quot;; [.A188])); ISNUMBER(FIND(&quot;You can choose ONE&quot;; [.A188])); ISNUMBER(FIND(&quot;ID&quot;; [.A188])))"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1350593" xlink:type="simple">IN2348 </text:a> </text:p>
          </table:table-cell>
          <table:table-cell table:style-name="ce27"/>
          <table:table-cell table:style-name="ce13" office:value-type="string" calcext:value-type="string">
            <text:p>Lecture Series: What is digitalization? </text:p>
          </table:table-cell>
          <table:table-cell table:style-name="ce13" office:value-type="string" calcext:value-type="string">
            <text:p>SS </text:p>
          </table:table-cell>
          <table:table-cell table:style-name="ce13" office:value-type="string" calcext:value-type="string">
            <text:p>2V </text:p>
          </table:table-cell>
          <table:table-cell table:style-name="ce13" office:value-type="float" office:value="2" calcext:value-type="float">
            <text:p>2</text:p>
          </table:table-cell>
          <table:table-cell table:style-name="ce13" office:value-type="string" calcext:value-type="string">
            <text:p>DE </text:p>
          </table:table-cell>
          <table:table-cell table:style-name="ce27" office:value-type="string" calcext:value-type="string">
            <text:p/>
          </table:table-cell>
          <table:table-cell table:style-name="ce39"/>
          <table:table-cell table:style-name="ce41" table:formula="of:=OR(ISNUMBER(FIND(TRIM([.A189]);COM.MICROSOFT.CONCAT(['Offered modules from TUM online (Master)'.A$5:.A$150]))); ISNUMBER(FIND(&quot;Area&quot;; [.A189])); ISNUMBER(FIND(&quot;You can choose ONE&quot;; [.A189])); ISNUMBER(FIND(&quot;ID&quot;; [.A189])))"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654521" xlink:type="simple">IN2241 </text:a> </text:p>
          </table:table-cell>
          <table:table-cell table:style-name="ce27"/>
          <table:table-cell table:style-name="ce13" office:value-type="string" calcext:value-type="string">
            <text:p>Social Computing </text:p>
          </table:table-cell>
          <table:table-cell table:style-name="ce13" office:value-type="string" calcext:value-type="string">
            <text:p>SS </text:p>
          </table:table-cell>
          <table:table-cell table:style-name="ce13" office:value-type="string" calcext:value-type="string">
            <text:p>3V+1Ü </text:p>
          </table:table-cell>
          <table:table-cell table:style-name="ce13" office:value-type="float" office:value="5" calcext:value-type="float">
            <text:p>5</text:p>
          </table:table-cell>
          <table:table-cell table:style-name="ce13" office:value-type="string" calcext:value-type="string">
            <text:p>DE/EN </text:p>
          </table:table-cell>
          <table:table-cell table:style-name="ce27" office:value-type="string" calcext:value-type="string">
            <text:p/>
          </table:table-cell>
          <table:table-cell table:style-name="ce39"/>
          <table:table-cell table:style-name="ce41" table:formula="of:=OR(ISNUMBER(FIND(TRIM([.A190]);COM.MICROSOFT.CONCAT(['Offered modules from TUM online (Master)'.A$5:.A$150]))); ISNUMBER(FIND(&quot;Area&quot;; [.A190])); ISNUMBER(FIND(&quot;You can choose ONE&quot;; [.A190])); ISNUMBER(FIND(&quot;ID&quot;; [.A190])))"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3" office:value-type="string" calcext:value-type="string">
            <text:p><text:a xlink:href="https://campus.tum.de/tumonline/WBMODHB.wbShowMHBReadOnly?pKnotenNr=460540" xlink:type="simple">IN2093 </text:a> </text:p>
          </table:table-cell>
          <table:table-cell table:style-name="ce27"/>
          <table:table-cell table:style-name="ce13" office:value-type="string" calcext:value-type="string">
            <text:p>eLearning - Techniques and Infrastructures </text:p>
          </table:table-cell>
          <table:table-cell table:style-name="ce13" office:value-type="string" calcext:value-type="string">
            <text:p>WS </text:p>
          </table:table-cell>
          <table:table-cell table:style-name="ce13" office:value-type="string" calcext:value-type="string">
            <text:p>2V </text:p>
          </table:table-cell>
          <table:table-cell table:style-name="ce13" office:value-type="float" office:value="3" calcext:value-type="float">
            <text:p>3</text:p>
          </table:table-cell>
          <table:table-cell table:style-name="ce13" office:value-type="string" calcext:value-type="string">
            <text:p>DE/EN </text:p>
          </table:table-cell>
          <table:table-cell/>
          <table:table-cell table:style-name="ce39"/>
          <table:table-cell table:style-name="ce41" table:formula="of:=OR(ISNUMBER(FIND(TRIM([.A191]);COM.MICROSOFT.CONCAT(['Offered modules from TUM online (Master)'.A$5:.A$150]))); ISNUMBER(FIND(&quot;Area&quot;; [.A191])); ISNUMBER(FIND(&quot;You can choose ONE&quot;; [.A191])); ISNUMBER(FIND(&quot;ID&quot;; [.A191])))"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table:table-cell table:style-name="ce4"/>
          <table:table-cell table:style-name="ce5" table:number-columns-repeated="6"/>
          <table:table-cell/>
          <table:table-cell table:style-name="ce41" table:formula="of:=OR(ISNUMBER(FIND(TRIM([.A192]);COM.MICROSOFT.CONCAT(['Offered modules from TUM online (Master)'.A$5:.A$150]))); ISNUMBER(FIND(&quot;Area&quot;; [.A192])); ISNUMBER(FIND(&quot;You can choose ONE&quot;; [.A192])); ISNUMBER(FIND(&quot;ID&quot;; [.A192])))"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table:table-cell table:style-name="ce4"/>
          <table:table-cell table:style-name="ce5" table:number-columns-repeated="5"/>
          <table:table-cell table:style-name="ce4"/>
          <table:table-cell/>
          <table:table-cell table:style-name="ce41" table:formula="of:=OR(ISNUMBER(FIND(TRIM([.A193]);COM.MICROSOFT.CONCAT(['Offered modules from TUM online (Master)'.A$5:.A$150]))); ISNUMBER(FIND(&quot;Area&quot;; [.A193])); ISNUMBER(FIND(&quot;You can choose ONE&quot;; [.A193])); ISNUMBER(FIND(&quot;ID&quot;; [.A193])))"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table:table-cell table:style-name="ce4"/>
          <table:table-cell table:style-name="ce5" table:number-columns-repeated="5"/>
          <table:table-cell table:style-name="ce4"/>
          <table:table-cell/>
          <table:table-cell table:style-name="ce41" table:formula="of:=OR(ISNUMBER(FIND(TRIM([.A194]);COM.MICROSOFT.CONCAT(['Offered modules from TUM online (Master)'.A$5:.A$150]))); ISNUMBER(FIND(&quot;Area&quot;; [.A194])); ISNUMBER(FIND(&quot;You can choose ONE&quot;; [.A194])); ISNUMBER(FIND(&quot;ID&quot;; [.A19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table:table-cell table:style-name="ce27"/>
          <table:table-cell table:style-name="ce13" table:number-columns-repeated="5"/>
          <table:table-cell table:style-name="ce27"/>
          <table:table-cell table:style-name="ce39"/>
          <table:table-cell table:style-name="ce41" table:formula="of:=OR(ISNUMBER(FIND(TRIM([.A195]);COM.MICROSOFT.CONCAT(['Offered modules from TUM online (Master)'.A$5:.A$150]))); ISNUMBER(FIND(&quot;Area&quot;; [.A195])); ISNUMBER(FIND(&quot;You can choose ONE&quot;; [.A195])); ISNUMBER(FIND(&quot;ID&quot;; [.A19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table:table-cell table:style-name="ce4"/>
          <table:table-cell table:style-name="ce5" table:number-columns-repeated="6"/>
          <table:table-cell/>
          <table:table-cell table:style-name="ce41" table:formula="of:=OR(ISNUMBER(FIND(TRIM([.A196]);COM.MICROSOFT.CONCAT(['Offered modules from TUM online (Master)'.A$5:.A$150]))); ISNUMBER(FIND(&quot;Area&quot;; [.A196])); ISNUMBER(FIND(&quot;You can choose ONE&quot;; [.A196])); ISNUMBER(FIND(&quot;ID&quot;; [.A19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table:table-cell table:style-name="ce4"/>
          <table:table-cell table:style-name="ce5" table:number-columns-repeated="6"/>
          <table:table-cell/>
          <table:table-cell table:style-name="ce41" table:formula="of:=OR(ISNUMBER(FIND(TRIM([.A197]);COM.MICROSOFT.CONCAT(['Offered modules from TUM online (Master)'.A$5:.A$150]))); ISNUMBER(FIND(&quot;Area&quot;; [.A197])); ISNUMBER(FIND(&quot;You can choose ONE&quot;; [.A197])); ISNUMBER(FIND(&quot;ID&quot;; [.A19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13"/>
          <table:table-cell table:style-name="ce27"/>
          <table:table-cell table:style-name="ce13" table:number-columns-repeated="6"/>
          <table:table-cell table:style-name="ce39"/>
          <table:table-cell table:style-name="ce41" table:formula="of:=OR(ISNUMBER(FIND(TRIM([.A198]);COM.MICROSOFT.CONCAT(['Offered modules from TUM online (Master)'.A$5:.A$150]))); ISNUMBER(FIND(&quot;Area&quot;; [.A198])); ISNUMBER(FIND(&quot;You can choose ONE&quot;; [.A198])); ISNUMBER(FIND(&quot;ID&quot;; [.A19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table:table-cell table:style-name="ce4"/>
          <table:table-cell table:style-name="ce5" table:number-columns-repeated="5"/>
          <table:table-cell table:style-name="ce8"/>
          <table:table-cell table:style-name="ce20"/>
          <table:table-cell table:style-name="ce41" table:formula="of:=OR(ISNUMBER(FIND(TRIM([.A199]);COM.MICROSOFT.CONCAT(['Offered modules from TUM online (Master)'.A$5:.A$150]))); ISNUMBER(FIND(&quot;Area&quot;; [.A199])); ISNUMBER(FIND(&quot;You can choose ONE&quot;; [.A199])); ISNUMBER(FIND(&quot;ID&quot;; [.A199])))" office:value-type="boolean" office:boolean-value="false" calcext:value-type="boolean">
            <text:p>FALSE</text:p>
          </table:table-cell>
          <table:table-cell table:style-name="ce20" table:number-columns-repeated="5"/>
          <table:table-cell table:style-name="ce26" table:number-columns-repeated="3"/>
          <table:table-cell table:style-name="ce20"/>
          <table:table-cell table:style-name="ce29"/>
          <table:table-cell table:style-name="ce20" table:number-columns-repeated="1004"/>
        </table:table-row>
        <table:table-row table:style-name="ro7" table:visibility="filter">
          <table:table-cell table:style-name="ce1" table:number-columns-spanned="8" table:number-rows-spanned="1"/>
          <table:covered-table-cell/>
          <table:covered-table-cell table:style-name="Default"/>
          <table:covered-table-cell table:number-columns-repeated="2"/>
          <table:covered-table-cell table:style-name="Default"/>
          <table:covered-table-cell table:number-columns-repeated="2"/>
          <table:table-cell/>
          <table:table-cell table:style-name="ce41" table:formula="of:=OR(ISNUMBER(FIND(TRIM([.A200]);COM.MICROSOFT.CONCAT(['Offered modules from TUM online (Master)'.A$5:.A$150]))); ISNUMBER(FIND(&quot;Area&quot;; [.A200])); ISNUMBER(FIND(&quot;You can choose ONE&quot;; [.A200])); ISNUMBER(FIND(&quot;ID&quot;; [.A200])))"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2"/>
          <table:table-cell table:style-name="ce3"/>
          <table:table-cell table:style-name="ce2" table:number-columns-repeated="6"/>
          <table:table-cell/>
          <table:table-cell table:style-name="ce41" table:formula="of:=OR(ISNUMBER(FIND(TRIM([.A201]);COM.MICROSOFT.CONCAT(['Offered modules from TUM online (Master)'.A$5:.A$150]))); ISNUMBER(FIND(&quot;Area&quot;; [.A201])); ISNUMBER(FIND(&quot;You can choose ONE&quot;; [.A201])); ISNUMBER(FIND(&quot;ID&quot;; [.A201])))"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table:table-cell table:style-name="ce4"/>
          <table:table-cell table:style-name="ce5" table:number-columns-repeated="5"/>
          <table:table-cell table:style-name="ce4"/>
          <table:table-cell/>
          <table:table-cell table:style-name="ce41" table:formula="of:=OR(ISNUMBER(FIND(TRIM([.A202]);COM.MICROSOFT.CONCAT(['Offered modules from TUM online (Master)'.A$5:.A$150]))); ISNUMBER(FIND(&quot;Area&quot;; [.A202])); ISNUMBER(FIND(&quot;You can choose ONE&quot;; [.A202])); ISNUMBER(FIND(&quot;ID&quot;; [.A202])))"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table:table-cell table:style-name="ce4"/>
          <table:table-cell table:style-name="ce5" table:number-columns-repeated="5"/>
          <table:table-cell table:style-name="ce4"/>
          <table:table-cell/>
          <table:table-cell table:style-name="ce41" table:formula="of:=OR(ISNUMBER(FIND(TRIM([.A203]);COM.MICROSOFT.CONCAT(['Offered modules from TUM online (Master)'.A$5:.A$150]))); ISNUMBER(FIND(&quot;Area&quot;; [.A203])); ISNUMBER(FIND(&quot;You can choose ONE&quot;; [.A203])); ISNUMBER(FIND(&quot;ID&quot;; [.A203])))"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table:table-cell table:style-name="ce4"/>
          <table:table-cell table:style-name="ce5" table:number-columns-repeated="5"/>
          <table:table-cell table:style-name="ce4"/>
          <table:table-cell/>
          <table:table-cell table:style-name="ce41" table:formula="of:=OR(ISNUMBER(FIND(TRIM([.A204]);COM.MICROSOFT.CONCAT(['Offered modules from TUM online (Master)'.A$5:.A$150]))); ISNUMBER(FIND(&quot;Area&quot;; [.A204])); ISNUMBER(FIND(&quot;You can choose ONE&quot;; [.A204])); ISNUMBER(FIND(&quot;ID&quot;; [.A20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table:table-cell table:style-name="ce4"/>
          <table:table-cell table:style-name="ce5" table:number-columns-repeated="5"/>
          <table:table-cell table:style-name="ce4"/>
          <table:table-cell/>
          <table:table-cell table:style-name="ce41" table:formula="of:=OR(ISNUMBER(FIND(TRIM([.A205]);COM.MICROSOFT.CONCAT(['Offered modules from TUM online (Master)'.A$5:.A$150]))); ISNUMBER(FIND(&quot;Area&quot;; [.A205])); ISNUMBER(FIND(&quot;You can choose ONE&quot;; [.A205])); ISNUMBER(FIND(&quot;ID&quot;; [.A20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style-name="ce5"/>
          <table:table-cell table:style-name="ce4"/>
          <table:table-cell table:style-name="ce5" table:number-columns-repeated="5"/>
          <table:table-cell table:style-name="ce4"/>
          <table:table-cell/>
          <table:table-cell table:style-name="ce41" table:formula="of:=OR(ISNUMBER(FIND(TRIM([.A206]);COM.MICROSOFT.CONCAT(['Offered modules from TUM online (Master)'.A$5:.A$150]))); ISNUMBER(FIND(&quot;Area&quot;; [.A206])); ISNUMBER(FIND(&quot;You can choose ONE&quot;; [.A206])); ISNUMBER(FIND(&quot;ID&quot;; [.A20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style-name="ce5"/>
          <table:table-cell table:style-name="ce4"/>
          <table:table-cell table:style-name="ce5" table:number-columns-repeated="5"/>
          <table:table-cell table:style-name="ce4"/>
          <table:table-cell/>
          <table:table-cell table:style-name="ce41" table:formula="of:=OR(ISNUMBER(FIND(TRIM([.A207]);COM.MICROSOFT.CONCAT(['Offered modules from TUM online (Master)'.A$5:.A$150]))); ISNUMBER(FIND(&quot;Area&quot;; [.A207])); ISNUMBER(FIND(&quot;You can choose ONE&quot;; [.A207])); ISNUMBER(FIND(&quot;ID&quot;; [.A20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08]);COM.MICROSOFT.CONCAT(['Offered modules from TUM online (Master)'.A$5:.A$150]))); ISNUMBER(FIND(&quot;Area&quot;; [.A208])); ISNUMBER(FIND(&quot;You can choose ONE&quot;; [.A208])); ISNUMBER(FIND(&quot;ID&quot;; [.A20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9" table:visibility="filter">
          <table:table-cell table:number-columns-repeated="9"/>
          <table:table-cell table:style-name="ce41" table:formula="of:=OR(ISNUMBER(FIND(TRIM([.A209]);COM.MICROSOFT.CONCAT(['Offered modules from TUM online (Master)'.A$5:.A$150]))); ISNUMBER(FIND(&quot;Area&quot;; [.A209])); ISNUMBER(FIND(&quot;You can choose ONE&quot;; [.A209])); ISNUMBER(FIND(&quot;ID&quot;; [.A209])))"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10]);COM.MICROSOFT.CONCAT(['Offered modules from TUM online (Master)'.A$5:.A$150]))); ISNUMBER(FIND(&quot;Area&quot;; [.A210])); ISNUMBER(FIND(&quot;You can choose ONE&quot;; [.A210])); ISNUMBER(FIND(&quot;ID&quot;; [.A210])))"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11]);COM.MICROSOFT.CONCAT(['Offered modules from TUM online (Master)'.A$5:.A$150]))); ISNUMBER(FIND(&quot;Area&quot;; [.A211])); ISNUMBER(FIND(&quot;You can choose ONE&quot;; [.A211])); ISNUMBER(FIND(&quot;ID&quot;; [.A211])))"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12]);COM.MICROSOFT.CONCAT(['Offered modules from TUM online (Master)'.A$5:.A$150]))); ISNUMBER(FIND(&quot;Area&quot;; [.A212])); ISNUMBER(FIND(&quot;You can choose ONE&quot;; [.A212])); ISNUMBER(FIND(&quot;ID&quot;; [.A212])))"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13]);COM.MICROSOFT.CONCAT(['Offered modules from TUM online (Master)'.A$5:.A$150]))); ISNUMBER(FIND(&quot;Area&quot;; [.A213])); ISNUMBER(FIND(&quot;You can choose ONE&quot;; [.A213])); ISNUMBER(FIND(&quot;ID&quot;; [.A213])))"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14]);COM.MICROSOFT.CONCAT(['Offered modules from TUM online (Master)'.A$5:.A$150]))); ISNUMBER(FIND(&quot;Area&quot;; [.A214])); ISNUMBER(FIND(&quot;You can choose ONE&quot;; [.A214])); ISNUMBER(FIND(&quot;ID&quot;; [.A21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15]);COM.MICROSOFT.CONCAT(['Offered modules from TUM online (Master)'.A$5:.A$150]))); ISNUMBER(FIND(&quot;Area&quot;; [.A215])); ISNUMBER(FIND(&quot;You can choose ONE&quot;; [.A215])); ISNUMBER(FIND(&quot;ID&quot;; [.A21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16]);COM.MICROSOFT.CONCAT(['Offered modules from TUM online (Master)'.A$5:.A$150]))); ISNUMBER(FIND(&quot;Area&quot;; [.A216])); ISNUMBER(FIND(&quot;You can choose ONE&quot;; [.A216])); ISNUMBER(FIND(&quot;ID&quot;; [.A21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17]);COM.MICROSOFT.CONCAT(['Offered modules from TUM online (Master)'.A$5:.A$150]))); ISNUMBER(FIND(&quot;Area&quot;; [.A217])); ISNUMBER(FIND(&quot;You can choose ONE&quot;; [.A217])); ISNUMBER(FIND(&quot;ID&quot;; [.A21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18]);COM.MICROSOFT.CONCAT(['Offered modules from TUM online (Master)'.A$5:.A$150]))); ISNUMBER(FIND(&quot;Area&quot;; [.A218])); ISNUMBER(FIND(&quot;You can choose ONE&quot;; [.A218])); ISNUMBER(FIND(&quot;ID&quot;; [.A21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19]);COM.MICROSOFT.CONCAT(['Offered modules from TUM online (Master)'.A$5:.A$150]))); ISNUMBER(FIND(&quot;Area&quot;; [.A219])); ISNUMBER(FIND(&quot;You can choose ONE&quot;; [.A219])); ISNUMBER(FIND(&quot;ID&quot;; [.A219])))"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20]);COM.MICROSOFT.CONCAT(['Offered modules from TUM online (Master)'.A$5:.A$150]))); ISNUMBER(FIND(&quot;Area&quot;; [.A220])); ISNUMBER(FIND(&quot;You can choose ONE&quot;; [.A220])); ISNUMBER(FIND(&quot;ID&quot;; [.A220])))"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21]);COM.MICROSOFT.CONCAT(['Offered modules from TUM online (Master)'.A$5:.A$150]))); ISNUMBER(FIND(&quot;Area&quot;; [.A221])); ISNUMBER(FIND(&quot;You can choose ONE&quot;; [.A221])); ISNUMBER(FIND(&quot;ID&quot;; [.A221])))"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22]);COM.MICROSOFT.CONCAT(['Offered modules from TUM online (Master)'.A$5:.A$150]))); ISNUMBER(FIND(&quot;Area&quot;; [.A222])); ISNUMBER(FIND(&quot;You can choose ONE&quot;; [.A222])); ISNUMBER(FIND(&quot;ID&quot;; [.A222])))"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23]);COM.MICROSOFT.CONCAT(['Offered modules from TUM online (Master)'.A$5:.A$150]))); ISNUMBER(FIND(&quot;Area&quot;; [.A223])); ISNUMBER(FIND(&quot;You can choose ONE&quot;; [.A223])); ISNUMBER(FIND(&quot;ID&quot;; [.A223])))"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24]);COM.MICROSOFT.CONCAT(['Offered modules from TUM online (Master)'.A$5:.A$150]))); ISNUMBER(FIND(&quot;Area&quot;; [.A224])); ISNUMBER(FIND(&quot;You can choose ONE&quot;; [.A224])); ISNUMBER(FIND(&quot;ID&quot;; [.A22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25]);COM.MICROSOFT.CONCAT(['Offered modules from TUM online (Master)'.A$5:.A$150]))); ISNUMBER(FIND(&quot;Area&quot;; [.A225])); ISNUMBER(FIND(&quot;You can choose ONE&quot;; [.A225])); ISNUMBER(FIND(&quot;ID&quot;; [.A22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26]);COM.MICROSOFT.CONCAT(['Offered modules from TUM online (Master)'.A$5:.A$150]))); ISNUMBER(FIND(&quot;Area&quot;; [.A226])); ISNUMBER(FIND(&quot;You can choose ONE&quot;; [.A226])); ISNUMBER(FIND(&quot;ID&quot;; [.A22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27]);COM.MICROSOFT.CONCAT(['Offered modules from TUM online (Master)'.A$5:.A$150]))); ISNUMBER(FIND(&quot;Area&quot;; [.A227])); ISNUMBER(FIND(&quot;You can choose ONE&quot;; [.A227])); ISNUMBER(FIND(&quot;ID&quot;; [.A22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28]);COM.MICROSOFT.CONCAT(['Offered modules from TUM online (Master)'.A$5:.A$150]))); ISNUMBER(FIND(&quot;Area&quot;; [.A228])); ISNUMBER(FIND(&quot;You can choose ONE&quot;; [.A228])); ISNUMBER(FIND(&quot;ID&quot;; [.A22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29]);COM.MICROSOFT.CONCAT(['Offered modules from TUM online (Master)'.A$5:.A$150]))); ISNUMBER(FIND(&quot;Area&quot;; [.A229])); ISNUMBER(FIND(&quot;You can choose ONE&quot;; [.A229])); ISNUMBER(FIND(&quot;ID&quot;; [.A229])))"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30]);COM.MICROSOFT.CONCAT(['Offered modules from TUM online (Master)'.A$5:.A$150]))); ISNUMBER(FIND(&quot;Area&quot;; [.A230])); ISNUMBER(FIND(&quot;You can choose ONE&quot;; [.A230])); ISNUMBER(FIND(&quot;ID&quot;; [.A230])))"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31]);COM.MICROSOFT.CONCAT(['Offered modules from TUM online (Master)'.A$5:.A$150]))); ISNUMBER(FIND(&quot;Area&quot;; [.A231])); ISNUMBER(FIND(&quot;You can choose ONE&quot;; [.A231])); ISNUMBER(FIND(&quot;ID&quot;; [.A231])))"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32]);COM.MICROSOFT.CONCAT(['Offered modules from TUM online (Master)'.A$5:.A$150]))); ISNUMBER(FIND(&quot;Area&quot;; [.A232])); ISNUMBER(FIND(&quot;You can choose ONE&quot;; [.A232])); ISNUMBER(FIND(&quot;ID&quot;; [.A232])))"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33]);COM.MICROSOFT.CONCAT(['Offered modules from TUM online (Master)'.A$5:.A$150]))); ISNUMBER(FIND(&quot;Area&quot;; [.A233])); ISNUMBER(FIND(&quot;You can choose ONE&quot;; [.A233])); ISNUMBER(FIND(&quot;ID&quot;; [.A233])))"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34]);COM.MICROSOFT.CONCAT(['Offered modules from TUM online (Master)'.A$5:.A$150]))); ISNUMBER(FIND(&quot;Area&quot;; [.A234])); ISNUMBER(FIND(&quot;You can choose ONE&quot;; [.A234])); ISNUMBER(FIND(&quot;ID&quot;; [.A23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35]);COM.MICROSOFT.CONCAT(['Offered modules from TUM online (Master)'.A$5:.A$150]))); ISNUMBER(FIND(&quot;Area&quot;; [.A235])); ISNUMBER(FIND(&quot;You can choose ONE&quot;; [.A235])); ISNUMBER(FIND(&quot;ID&quot;; [.A23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36]);COM.MICROSOFT.CONCAT(['Offered modules from TUM online (Master)'.A$5:.A$150]))); ISNUMBER(FIND(&quot;Area&quot;; [.A236])); ISNUMBER(FIND(&quot;You can choose ONE&quot;; [.A236])); ISNUMBER(FIND(&quot;ID&quot;; [.A23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37]);COM.MICROSOFT.CONCAT(['Offered modules from TUM online (Master)'.A$5:.A$150]))); ISNUMBER(FIND(&quot;Area&quot;; [.A237])); ISNUMBER(FIND(&quot;You can choose ONE&quot;; [.A237])); ISNUMBER(FIND(&quot;ID&quot;; [.A23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38]);COM.MICROSOFT.CONCAT(['Offered modules from TUM online (Master)'.A$5:.A$150]))); ISNUMBER(FIND(&quot;Area&quot;; [.A238])); ISNUMBER(FIND(&quot;You can choose ONE&quot;; [.A238])); ISNUMBER(FIND(&quot;ID&quot;; [.A23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39]);COM.MICROSOFT.CONCAT(['Offered modules from TUM online (Master)'.A$5:.A$150]))); ISNUMBER(FIND(&quot;Area&quot;; [.A239])); ISNUMBER(FIND(&quot;You can choose ONE&quot;; [.A239])); ISNUMBER(FIND(&quot;ID&quot;; [.A239])))"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40]);COM.MICROSOFT.CONCAT(['Offered modules from TUM online (Master)'.A$5:.A$150]))); ISNUMBER(FIND(&quot;Area&quot;; [.A240])); ISNUMBER(FIND(&quot;You can choose ONE&quot;; [.A240])); ISNUMBER(FIND(&quot;ID&quot;; [.A240])))"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41]);COM.MICROSOFT.CONCAT(['Offered modules from TUM online (Master)'.A$5:.A$150]))); ISNUMBER(FIND(&quot;Area&quot;; [.A241])); ISNUMBER(FIND(&quot;You can choose ONE&quot;; [.A241])); ISNUMBER(FIND(&quot;ID&quot;; [.A241])))"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42]);COM.MICROSOFT.CONCAT(['Offered modules from TUM online (Master)'.A$5:.A$150]))); ISNUMBER(FIND(&quot;Area&quot;; [.A242])); ISNUMBER(FIND(&quot;You can choose ONE&quot;; [.A242])); ISNUMBER(FIND(&quot;ID&quot;; [.A242])))"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43]);COM.MICROSOFT.CONCAT(['Offered modules from TUM online (Master)'.A$5:.A$150]))); ISNUMBER(FIND(&quot;Area&quot;; [.A243])); ISNUMBER(FIND(&quot;You can choose ONE&quot;; [.A243])); ISNUMBER(FIND(&quot;ID&quot;; [.A243])))"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44]);COM.MICROSOFT.CONCAT(['Offered modules from TUM online (Master)'.A$5:.A$150]))); ISNUMBER(FIND(&quot;Area&quot;; [.A244])); ISNUMBER(FIND(&quot;You can choose ONE&quot;; [.A244])); ISNUMBER(FIND(&quot;ID&quot;; [.A24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45]);COM.MICROSOFT.CONCAT(['Offered modules from TUM online (Master)'.A$5:.A$150]))); ISNUMBER(FIND(&quot;Area&quot;; [.A245])); ISNUMBER(FIND(&quot;You can choose ONE&quot;; [.A245])); ISNUMBER(FIND(&quot;ID&quot;; [.A24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46]);COM.MICROSOFT.CONCAT(['Offered modules from TUM online (Master)'.A$5:.A$150]))); ISNUMBER(FIND(&quot;Area&quot;; [.A246])); ISNUMBER(FIND(&quot;You can choose ONE&quot;; [.A246])); ISNUMBER(FIND(&quot;ID&quot;; [.A24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47]);COM.MICROSOFT.CONCAT(['Offered modules from TUM online (Master)'.A$5:.A$150]))); ISNUMBER(FIND(&quot;Area&quot;; [.A247])); ISNUMBER(FIND(&quot;You can choose ONE&quot;; [.A247])); ISNUMBER(FIND(&quot;ID&quot;; [.A24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48]);COM.MICROSOFT.CONCAT(['Offered modules from TUM online (Master)'.A$5:.A$150]))); ISNUMBER(FIND(&quot;Area&quot;; [.A248])); ISNUMBER(FIND(&quot;You can choose ONE&quot;; [.A248])); ISNUMBER(FIND(&quot;ID&quot;; [.A24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5" table:visibility="filter">
          <table:table-cell table:number-columns-repeated="9"/>
          <table:table-cell table:style-name="ce41" table:formula="of:=OR(ISNUMBER(FIND(TRIM([.A249]);COM.MICROSOFT.CONCAT(['Offered modules from TUM online (Master)'.A$5:.A$150]))); ISNUMBER(FIND(&quot;Area&quot;; [.A249])); ISNUMBER(FIND(&quot;You can choose ONE&quot;; [.A249])); ISNUMBER(FIND(&quot;ID&quot;; [.A249])))"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50]);COM.MICROSOFT.CONCAT(['Offered modules from TUM online (Master)'.A$5:.A$150]))); ISNUMBER(FIND(&quot;Area&quot;; [.A250])); ISNUMBER(FIND(&quot;You can choose ONE&quot;; [.A250])); ISNUMBER(FIND(&quot;ID&quot;; [.A250])))"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51]);COM.MICROSOFT.CONCAT(['Offered modules from TUM online (Master)'.A$5:.A$150]))); ISNUMBER(FIND(&quot;Area&quot;; [.A251])); ISNUMBER(FIND(&quot;You can choose ONE&quot;; [.A251])); ISNUMBER(FIND(&quot;ID&quot;; [.A251])))"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52]);COM.MICROSOFT.CONCAT(['Offered modules from TUM online (Master)'.A$5:.A$150]))); ISNUMBER(FIND(&quot;Area&quot;; [.A252])); ISNUMBER(FIND(&quot;You can choose ONE&quot;; [.A252])); ISNUMBER(FIND(&quot;ID&quot;; [.A252])))"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53]);COM.MICROSOFT.CONCAT(['Offered modules from TUM online (Master)'.A$5:.A$150]))); ISNUMBER(FIND(&quot;Area&quot;; [.A253])); ISNUMBER(FIND(&quot;You can choose ONE&quot;; [.A253])); ISNUMBER(FIND(&quot;ID&quot;; [.A253])))"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54]);COM.MICROSOFT.CONCAT(['Offered modules from TUM online (Master)'.A$5:.A$150]))); ISNUMBER(FIND(&quot;Area&quot;; [.A254])); ISNUMBER(FIND(&quot;You can choose ONE&quot;; [.A254])); ISNUMBER(FIND(&quot;ID&quot;; [.A254])))"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55]);COM.MICROSOFT.CONCAT(['Offered modules from TUM online (Master)'.A$5:.A$150]))); ISNUMBER(FIND(&quot;Area&quot;; [.A255])); ISNUMBER(FIND(&quot;You can choose ONE&quot;; [.A255])); ISNUMBER(FIND(&quot;ID&quot;; [.A255])))"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56]);COM.MICROSOFT.CONCAT(['Offered modules from TUM online (Master)'.A$5:.A$150]))); ISNUMBER(FIND(&quot;Area&quot;; [.A256])); ISNUMBER(FIND(&quot;You can choose ONE&quot;; [.A256])); ISNUMBER(FIND(&quot;ID&quot;; [.A256])))"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57]);COM.MICROSOFT.CONCAT(['Offered modules from TUM online (Master)'.A$5:.A$150]))); ISNUMBER(FIND(&quot;Area&quot;; [.A257])); ISNUMBER(FIND(&quot;You can choose ONE&quot;; [.A257])); ISNUMBER(FIND(&quot;ID&quot;; [.A257])))"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58]);COM.MICROSOFT.CONCAT(['Offered modules from TUM online (Master)'.A$5:.A$150]))); ISNUMBER(FIND(&quot;Area&quot;; [.A258])); ISNUMBER(FIND(&quot;You can choose ONE&quot;; [.A258])); ISNUMBER(FIND(&quot;ID&quot;; [.A258])))"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59]);COM.MICROSOFT.CONCAT(['Offered modules from TUM online (Master)'.A$5:.A$150]))); ISNUMBER(FIND(&quot;Area&quot;; [.A259])); ISNUMBER(FIND(&quot;You can choose ONE&quot;; [.A259])); ISNUMBER(FIND(&quot;ID&quot;; [.A259])))"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60]);COM.MICROSOFT.CONCAT(['Offered modules from TUM online (Master)'.A$5:.A$150]))); ISNUMBER(FIND(&quot;Area&quot;; [.A260])); ISNUMBER(FIND(&quot;You can choose ONE&quot;; [.A260])); ISNUMBER(FIND(&quot;ID&quot;; [.A260])))"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61]);COM.MICROSOFT.CONCAT(['Offered modules from TUM online (Master)'.A$5:.A$150]))); ISNUMBER(FIND(&quot;Area&quot;; [.A261])); ISNUMBER(FIND(&quot;You can choose ONE&quot;; [.A261])); ISNUMBER(FIND(&quot;ID&quot;; [.A261])))"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62]);COM.MICROSOFT.CONCAT(['Offered modules from TUM online (Master)'.A$5:.A$150]))); ISNUMBER(FIND(&quot;Area&quot;; [.A262])); ISNUMBER(FIND(&quot;You can choose ONE&quot;; [.A262])); ISNUMBER(FIND(&quot;ID&quot;; [.A262])))"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63]);COM.MICROSOFT.CONCAT(['Offered modules from TUM online (Master)'.A$5:.A$150]))); ISNUMBER(FIND(&quot;Area&quot;; [.A263])); ISNUMBER(FIND(&quot;You can choose ONE&quot;; [.A263])); ISNUMBER(FIND(&quot;ID&quot;; [.A263])))"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64]);COM.MICROSOFT.CONCAT(['Offered modules from TUM online (Master)'.A$5:.A$150]))); ISNUMBER(FIND(&quot;Area&quot;; [.A264])); ISNUMBER(FIND(&quot;You can choose ONE&quot;; [.A264])); ISNUMBER(FIND(&quot;ID&quot;; [.A264])))"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65]);COM.MICROSOFT.CONCAT(['Offered modules from TUM online (Master)'.A$5:.A$150]))); ISNUMBER(FIND(&quot;Area&quot;; [.A265])); ISNUMBER(FIND(&quot;You can choose ONE&quot;; [.A265])); ISNUMBER(FIND(&quot;ID&quot;; [.A265])))"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66]);COM.MICROSOFT.CONCAT(['Offered modules from TUM online (Master)'.A$5:.A$150]))); ISNUMBER(FIND(&quot;Area&quot;; [.A266])); ISNUMBER(FIND(&quot;You can choose ONE&quot;; [.A266])); ISNUMBER(FIND(&quot;ID&quot;; [.A266])))"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67]);COM.MICROSOFT.CONCAT(['Offered modules from TUM online (Master)'.A$5:.A$150]))); ISNUMBER(FIND(&quot;Area&quot;; [.A267])); ISNUMBER(FIND(&quot;You can choose ONE&quot;; [.A267])); ISNUMBER(FIND(&quot;ID&quot;; [.A267])))"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68]);COM.MICROSOFT.CONCAT(['Offered modules from TUM online (Master)'.A$5:.A$150]))); ISNUMBER(FIND(&quot;Area&quot;; [.A268])); ISNUMBER(FIND(&quot;You can choose ONE&quot;; [.A268])); ISNUMBER(FIND(&quot;ID&quot;; [.A268])))"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69]);COM.MICROSOFT.CONCAT(['Offered modules from TUM online (Master)'.A$5:.A$150]))); ISNUMBER(FIND(&quot;Area&quot;; [.A269])); ISNUMBER(FIND(&quot;You can choose ONE&quot;; [.A269])); ISNUMBER(FIND(&quot;ID&quot;; [.A269])))"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70]);COM.MICROSOFT.CONCAT(['Offered modules from TUM online (Master)'.A$5:.A$150]))); ISNUMBER(FIND(&quot;Area&quot;; [.A270])); ISNUMBER(FIND(&quot;You can choose ONE&quot;; [.A270])); ISNUMBER(FIND(&quot;ID&quot;; [.A270])))" office:value-type="boolean" office:boolean-value="false" calcext:value-type="boolean">
            <text:p>FALSE</text:p>
          </table:table-cell>
          <table:table-cell table:number-columns-repeated="1014"/>
        </table:table-row>
        <table:table-row table:style-name="ro10" table:visibility="filter">
          <table:table-cell table:number-columns-repeated="9"/>
          <table:table-cell table:style-name="ce41" table:formula="of:=OR(ISNUMBER(FIND(TRIM([.A271]);COM.MICROSOFT.CONCAT(['Offered modules from TUM online (Master)'.A$5:.A$150]))); ISNUMBER(FIND(&quot;Area&quot;; [.A271])); ISNUMBER(FIND(&quot;You can choose ONE&quot;; [.A271])); ISNUMBER(FIND(&quot;ID&quot;; [.A271])))"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72]);COM.MICROSOFT.CONCAT(['Offered modules from TUM online (Master)'.A$5:.A$150]))); ISNUMBER(FIND(&quot;Area&quot;; [.A272])); ISNUMBER(FIND(&quot;You can choose ONE&quot;; [.A272])); ISNUMBER(FIND(&quot;ID&quot;; [.A272])))"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73]);COM.MICROSOFT.CONCAT(['Offered modules from TUM online (Master)'.A$5:.A$150]))); ISNUMBER(FIND(&quot;Area&quot;; [.A273])); ISNUMBER(FIND(&quot;You can choose ONE&quot;; [.A273])); ISNUMBER(FIND(&quot;ID&quot;; [.A273])))"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74]);COM.MICROSOFT.CONCAT(['Offered modules from TUM online (Master)'.A$5:.A$150]))); ISNUMBER(FIND(&quot;Area&quot;; [.A274])); ISNUMBER(FIND(&quot;You can choose ONE&quot;; [.A274])); ISNUMBER(FIND(&quot;ID&quot;; [.A274])))"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75]);COM.MICROSOFT.CONCAT(['Offered modules from TUM online (Master)'.A$5:.A$150]))); ISNUMBER(FIND(&quot;Area&quot;; [.A275])); ISNUMBER(FIND(&quot;You can choose ONE&quot;; [.A275])); ISNUMBER(FIND(&quot;ID&quot;; [.A275])))"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76]);COM.MICROSOFT.CONCAT(['Offered modules from TUM online (Master)'.A$5:.A$150]))); ISNUMBER(FIND(&quot;Area&quot;; [.A276])); ISNUMBER(FIND(&quot;You can choose ONE&quot;; [.A276])); ISNUMBER(FIND(&quot;ID&quot;; [.A276])))"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77]);COM.MICROSOFT.CONCAT(['Offered modules from TUM online (Master)'.A$5:.A$150]))); ISNUMBER(FIND(&quot;Area&quot;; [.A277])); ISNUMBER(FIND(&quot;You can choose ONE&quot;; [.A277])); ISNUMBER(FIND(&quot;ID&quot;; [.A277])))"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78]);COM.MICROSOFT.CONCAT(['Offered modules from TUM online (Master)'.A$5:.A$150]))); ISNUMBER(FIND(&quot;Area&quot;; [.A278])); ISNUMBER(FIND(&quot;You can choose ONE&quot;; [.A278])); ISNUMBER(FIND(&quot;ID&quot;; [.A278])))"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79]);COM.MICROSOFT.CONCAT(['Offered modules from TUM online (Master)'.A$5:.A$150]))); ISNUMBER(FIND(&quot;Area&quot;; [.A279])); ISNUMBER(FIND(&quot;You can choose ONE&quot;; [.A279])); ISNUMBER(FIND(&quot;ID&quot;; [.A279])))"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80]);COM.MICROSOFT.CONCAT(['Offered modules from TUM online (Master)'.A$5:.A$150]))); ISNUMBER(FIND(&quot;Area&quot;; [.A280])); ISNUMBER(FIND(&quot;You can choose ONE&quot;; [.A280])); ISNUMBER(FIND(&quot;ID&quot;; [.A280])))"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81]);COM.MICROSOFT.CONCAT(['Offered modules from TUM online (Master)'.A$5:.A$150]))); ISNUMBER(FIND(&quot;Area&quot;; [.A281])); ISNUMBER(FIND(&quot;You can choose ONE&quot;; [.A281])); ISNUMBER(FIND(&quot;ID&quot;; [.A281])))"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82]);COM.MICROSOFT.CONCAT(['Offered modules from TUM online (Master)'.A$5:.A$150]))); ISNUMBER(FIND(&quot;Area&quot;; [.A282])); ISNUMBER(FIND(&quot;You can choose ONE&quot;; [.A282])); ISNUMBER(FIND(&quot;ID&quot;; [.A282])))"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83]);COM.MICROSOFT.CONCAT(['Offered modules from TUM online (Master)'.A$5:.A$150]))); ISNUMBER(FIND(&quot;Area&quot;; [.A283])); ISNUMBER(FIND(&quot;You can choose ONE&quot;; [.A283])); ISNUMBER(FIND(&quot;ID&quot;; [.A283])))"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84]);COM.MICROSOFT.CONCAT(['Offered modules from TUM online (Master)'.A$5:.A$150]))); ISNUMBER(FIND(&quot;Area&quot;; [.A284])); ISNUMBER(FIND(&quot;You can choose ONE&quot;; [.A284])); ISNUMBER(FIND(&quot;ID&quot;; [.A284])))"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85]);COM.MICROSOFT.CONCAT(['Offered modules from TUM online (Master)'.A$5:.A$150]))); ISNUMBER(FIND(&quot;Area&quot;; [.A285])); ISNUMBER(FIND(&quot;You can choose ONE&quot;; [.A285])); ISNUMBER(FIND(&quot;ID&quot;; [.A285])))"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86]);COM.MICROSOFT.CONCAT(['Offered modules from TUM online (Master)'.A$5:.A$150]))); ISNUMBER(FIND(&quot;Area&quot;; [.A286])); ISNUMBER(FIND(&quot;You can choose ONE&quot;; [.A286])); ISNUMBER(FIND(&quot;ID&quot;; [.A286])))"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87]);COM.MICROSOFT.CONCAT(['Offered modules from TUM online (Master)'.A$5:.A$150]))); ISNUMBER(FIND(&quot;Area&quot;; [.A287])); ISNUMBER(FIND(&quot;You can choose ONE&quot;; [.A287])); ISNUMBER(FIND(&quot;ID&quot;; [.A287])))"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88]);COM.MICROSOFT.CONCAT(['Offered modules from TUM online (Master)'.A$5:.A$150]))); ISNUMBER(FIND(&quot;Area&quot;; [.A288])); ISNUMBER(FIND(&quot;You can choose ONE&quot;; [.A288])); ISNUMBER(FIND(&quot;ID&quot;; [.A288])))"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89]);COM.MICROSOFT.CONCAT(['Offered modules from TUM online (Master)'.A$5:.A$150]))); ISNUMBER(FIND(&quot;Area&quot;; [.A289])); ISNUMBER(FIND(&quot;You can choose ONE&quot;; [.A289])); ISNUMBER(FIND(&quot;ID&quot;; [.A289])))"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90]);COM.MICROSOFT.CONCAT(['Offered modules from TUM online (Master)'.A$5:.A$150]))); ISNUMBER(FIND(&quot;Area&quot;; [.A290])); ISNUMBER(FIND(&quot;You can choose ONE&quot;; [.A290])); ISNUMBER(FIND(&quot;ID&quot;; [.A290])))"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91]);COM.MICROSOFT.CONCAT(['Offered modules from TUM online (Master)'.A$5:.A$150]))); ISNUMBER(FIND(&quot;Area&quot;; [.A291])); ISNUMBER(FIND(&quot;You can choose ONE&quot;; [.A291])); ISNUMBER(FIND(&quot;ID&quot;; [.A291])))"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92]);COM.MICROSOFT.CONCAT(['Offered modules from TUM online (Master)'.A$5:.A$150]))); ISNUMBER(FIND(&quot;Area&quot;; [.A292])); ISNUMBER(FIND(&quot;You can choose ONE&quot;; [.A292])); ISNUMBER(FIND(&quot;ID&quot;; [.A292])))"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93]);COM.MICROSOFT.CONCAT(['Offered modules from TUM online (Master)'.A$5:.A$150]))); ISNUMBER(FIND(&quot;Area&quot;; [.A293])); ISNUMBER(FIND(&quot;You can choose ONE&quot;; [.A293])); ISNUMBER(FIND(&quot;ID&quot;; [.A293])))"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94]);COM.MICROSOFT.CONCAT(['Offered modules from TUM online (Master)'.A$5:.A$150]))); ISNUMBER(FIND(&quot;Area&quot;; [.A294])); ISNUMBER(FIND(&quot;You can choose ONE&quot;; [.A294])); ISNUMBER(FIND(&quot;ID&quot;; [.A294])))"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95]);COM.MICROSOFT.CONCAT(['Offered modules from TUM online (Master)'.A$5:.A$150]))); ISNUMBER(FIND(&quot;Area&quot;; [.A295])); ISNUMBER(FIND(&quot;You can choose ONE&quot;; [.A295])); ISNUMBER(FIND(&quot;ID&quot;; [.A295])))"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96]);COM.MICROSOFT.CONCAT(['Offered modules from TUM online (Master)'.A$5:.A$150]))); ISNUMBER(FIND(&quot;Area&quot;; [.A296])); ISNUMBER(FIND(&quot;You can choose ONE&quot;; [.A296])); ISNUMBER(FIND(&quot;ID&quot;; [.A296])))"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97]);COM.MICROSOFT.CONCAT(['Offered modules from TUM online (Master)'.A$5:.A$150]))); ISNUMBER(FIND(&quot;Area&quot;; [.A297])); ISNUMBER(FIND(&quot;You can choose ONE&quot;; [.A297])); ISNUMBER(FIND(&quot;ID&quot;; [.A297])))"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98]);COM.MICROSOFT.CONCAT(['Offered modules from TUM online (Master)'.A$5:.A$150]))); ISNUMBER(FIND(&quot;Area&quot;; [.A298])); ISNUMBER(FIND(&quot;You can choose ONE&quot;; [.A298])); ISNUMBER(FIND(&quot;ID&quot;; [.A298])))" office:value-type="boolean" office:boolean-value="false" calcext:value-type="boolean">
            <text:p>FALSE</text:p>
          </table:table-cell>
          <table:table-cell table:number-columns-repeated="1014"/>
        </table:table-row>
        <table:table-row table:style-name="ro5" table:visibility="filter">
          <table:table-cell table:number-columns-repeated="9"/>
          <table:table-cell table:style-name="ce41" table:formula="of:=OR(ISNUMBER(FIND(TRIM([.A299]);COM.MICROSOFT.CONCAT(['Offered modules from TUM online (Master)'.A$5:.A$150]))); ISNUMBER(FIND(&quot;Area&quot;; [.A299])); ISNUMBER(FIND(&quot;You can choose ONE&quot;; [.A299])); ISNUMBER(FIND(&quot;ID&quot;; [.A299])))" office:value-type="boolean" office:boolean-value="false" calcext:value-type="boolean">
            <text:p>FALSE</text:p>
          </table:table-cell>
          <table:table-cell table:number-columns-repeated="1014"/>
        </table:table-row>
        <table:table-row table:style-name="ro5">
          <table:table-cell table:number-columns-repeated="9"/>
          <table:table-cell table:style-name="ce41" office:value-type="string" calcext:value-type="string">
            <text:p>(leave free for spacing)</text:p>
          </table:table-cell>
          <table:table-cell table:number-columns-repeated="1014"/>
        </table:table-row>
        <table:table-row table:style-name="ro11">
          <table:table-cell table:style-name="ce1" office:value-type="string" calcext:value-type="string" table:number-columns-spanned="8" table:number-rows-spanned="1">
            <text:p>IN Master Informatics Modules present in TUMonline, but not yet mentioned above:</text:p>
          </table:table-cell>
          <table:covered-table-cell/>
          <table:covered-table-cell table:style-name="ce32"/>
          <table:covered-table-cell table:number-columns-repeated="2"/>
          <table:covered-table-cell table:style-name="Default"/>
          <table:covered-table-cell table:number-columns-repeated="2"/>
          <table:table-cell/>
          <table:table-cell table:style-name="ce9" office:value-type="boolean" office:boolean-value="true" calcext:value-type="boolean">
            <text:p>TRUE</text:p>
          </table:table-cell>
          <table:table-cell table:number-columns-repeated="1014"/>
        </table:table-row>
        <table:table-row table:style-name="ro5">
          <table:table-cell table:formula="of:=IF([$'Offered modules from TUM online (Master)'.C5]; [$'Offered modules from TUM online (Master)'.A5]; &quot;&quot;)" office:value-type="string" office:string-value="IN0003" calcext:value-type="string">
            <text:p>IN0003</text:p>
          </table:table-cell>
          <table:table-cell/>
          <table:table-cell table:style-name="Default" table:formula="of:=IF(([$'Offered modules from TUM online (Master)'.C5]); [$'Offered modules from TUM online (Master)'.B5]; &quot;&quot;)" office:value-type="string" office:string-value="Functional Programming and Verification" calcext:value-type="string">
            <text:p>Functional Programming and Verification</text:p>
          </table:table-cell>
          <table:table-cell table:number-columns-repeated="6"/>
          <table:table-cell table:style-name="ce9" table:formula="of:=[$'Offered modules from TUM online (Master)'.C5]" office:value-type="boolean" office:boolean-value="true" calcext:value-type="boolean">
            <text:p>TRUE</text:p>
          </table:table-cell>
          <table:table-cell table:number-columns-repeated="1014"/>
        </table:table-row>
        <table:table-row table:style-name="ro5">
          <table:table-cell table:formula="of:=IF([$'Offered modules from TUM online (Master)'.C6]; [$'Offered modules from TUM online (Master)'.A6]; &quot;&quot;)" office:value-type="string" office:string-value="IN0006" calcext:value-type="string">
            <text:p>IN0006</text:p>
          </table:table-cell>
          <table:table-cell/>
          <table:table-cell table:style-name="Default" table:formula="of:=IF([$'Offered modules from TUM online (Master)'.C6]; [$'Offered modules from TUM online (Master)'.B6]; &quot;&quot;)" office:value-type="string" office:string-value="Introduction to Software Engineering" calcext:value-type="string">
            <text:p>Introduction to Software Engineering</text:p>
          </table:table-cell>
          <table:table-cell table:number-columns-repeated="6"/>
          <table:table-cell table:style-name="ce9" table:formula="of:=[$'Offered modules from TUM online (Master)'.C6]" office:value-type="boolean" office:boolean-value="true" calcext:value-type="boolean">
            <text:p>TRUE</text:p>
          </table:table-cell>
          <table:table-cell table:number-columns-repeated="1014"/>
        </table:table-row>
        <table:table-row table:style-name="ro5">
          <table:table-cell table:formula="of:=IF([$'Offered modules from TUM online (Master)'.C7]; [$'Offered modules from TUM online (Master)'.A7]; &quot;&quot;)" office:value-type="string" office:string-value="IN0007" calcext:value-type="string">
            <text:p>IN0007</text:p>
          </table:table-cell>
          <table:table-cell/>
          <table:table-cell table:style-name="Default" table:formula="of:=IF([$'Offered modules from TUM online (Master)'.C7]; [$'Offered modules from TUM online (Master)'.B7]; &quot;&quot;)" office:value-type="string" office:string-value="Fundamentals of Algorithms and Data Structures" calcext:value-type="string">
            <text:p>Fundamentals of Algorithms and Data Structures</text:p>
          </table:table-cell>
          <table:table-cell table:number-columns-repeated="6"/>
          <table:table-cell table:style-name="ce9" table:formula="of:=[$'Offered modules from TUM online (Master)'.C7]" office:value-type="boolean" office:boolean-value="true" calcext:value-type="boolean">
            <text:p>TRUE</text:p>
          </table:table-cell>
          <table:table-cell table:number-columns-repeated="1014"/>
        </table:table-row>
        <table:table-row table:style-name="ro5">
          <table:table-cell table:formula="of:=IF([$'Offered modules from TUM online (Master)'.C8]; [$'Offered modules from TUM online (Master)'.A8]; &quot;&quot;)" office:value-type="string" office:string-value="IN0010" calcext:value-type="string">
            <text:p>IN0010</text:p>
          </table:table-cell>
          <table:table-cell/>
          <table:table-cell table:style-name="Default" table:formula="of:=IF([$'Offered modules from TUM online (Master)'.C8]; [$'Offered modules from TUM online (Master)'.B8]; &quot;&quot;)" office:value-type="string" office:string-value="Introduction to Computer Networking and Distributed Systems" calcext:value-type="string">
            <text:p>Introduction to Computer Networking and Distributed Systems</text:p>
          </table:table-cell>
          <table:table-cell table:number-columns-repeated="6"/>
          <table:table-cell table:style-name="ce9" table:formula="of:=[$'Offered modules from TUM online (Master)'.C8]" office:value-type="boolean" office:boolean-value="true" calcext:value-type="boolean">
            <text:p>TRUE</text:p>
          </table:table-cell>
          <table:table-cell table:number-columns-repeated="1014"/>
        </table:table-row>
        <table:table-row table:style-name="ro5">
          <table:table-cell table:formula="of:=IF([$'Offered modules from TUM online (Master)'.C9]; [$'Offered modules from TUM online (Master)'.A9]; &quot;&quot;)" office:value-type="string" office:string-value="IN0011" calcext:value-type="string">
            <text:p>IN0011</text:p>
          </table:table-cell>
          <table:table-cell/>
          <table:table-cell table:style-name="Default" table:formula="of:=IF([$'Offered modules from TUM online (Master)'.C9]; [$'Offered modules from TUM online (Master)'.B9]; &quot;&quot;)" office:value-type="string" office:string-value="Introduction to Theory of Computation" calcext:value-type="string">
            <text:p>Introduction to Theory of Computation</text:p>
          </table:table-cell>
          <table:table-cell table:number-columns-repeated="6"/>
          <table:table-cell table:style-name="ce9" table:formula="of:=[$'Offered modules from TUM online (Master)'.C9]" office:value-type="boolean" office:boolean-value="true" calcext:value-type="boolean">
            <text:p>TRUE</text:p>
          </table:table-cell>
          <table:table-cell table:number-columns-repeated="1014"/>
        </table:table-row>
        <table:table-row table:style-name="ro5">
          <table:table-cell table:formula="of:=IF([$'Offered modules from TUM online (Master)'.C10]; [$'Offered modules from TUM online (Master)'.A10]; &quot;&quot;)" office:value-type="string" office:string-value="IN0018" calcext:value-type="string">
            <text:p>IN0018</text:p>
          </table:table-cell>
          <table:table-cell/>
          <table:table-cell table:style-name="Default" table:formula="of:=IF([$'Offered modules from TUM online (Master)'.C10]; [$'Offered modules from TUM online (Master)'.B10]; &quot;&quot;)" office:value-type="string" office:string-value="Discrete Probability Theory" calcext:value-type="string">
            <text:p>Discrete Probability Theory</text:p>
          </table:table-cell>
          <table:table-cell table:number-columns-repeated="6"/>
          <table:table-cell table:style-name="ce9" table:formula="of:=[$'Offered modules from TUM online (Master)'.C10]" office:value-type="boolean" office:boolean-value="true" calcext:value-type="boolean">
            <text:p>TRUE</text:p>
          </table:table-cell>
          <table:table-cell table:number-columns-repeated="1014"/>
        </table:table-row>
        <table:table-row table:style-name="ro5">
          <table:table-cell table:formula="of:=IF([$'Offered modules from TUM online (Master)'.C11]; [$'Offered modules from TUM online (Master)'.A11]; &quot;&quot;)" office:value-type="string" office:string-value="IN0019" calcext:value-type="string">
            <text:p>IN0019</text:p>
          </table:table-cell>
          <table:table-cell/>
          <table:table-cell table:style-name="Default" table:formula="of:=IF([$'Offered modules from TUM online (Master)'.C11]; [$'Offered modules from TUM online (Master)'.B11]; &quot;&quot;)" office:value-type="string" office:string-value="Numerical Programming" calcext:value-type="string">
            <text:p>Numerical Programming</text:p>
          </table:table-cell>
          <table:table-cell table:number-columns-repeated="6"/>
          <table:table-cell table:style-name="ce9" table:formula="of:=[$'Offered modules from TUM online (Master)'.C11]" office:value-type="boolean" office:boolean-value="true" calcext:value-type="boolean">
            <text:p>TRUE</text:p>
          </table:table-cell>
          <table:table-cell table:number-columns-repeated="1014"/>
        </table:table-row>
        <table:table-row table:style-name="ro5">
          <table:table-cell table:formula="of:=IF([$'Offered modules from TUM online (Master)'.C12]; [$'Offered modules from TUM online (Master)'.A12]; &quot;&quot;)" office:value-type="string" office:string-value="IN0024" calcext:value-type="string">
            <text:p>IN0024</text:p>
          </table:table-cell>
          <table:table-cell/>
          <table:table-cell table:style-name="Default" table:formula="of:=IF([$'Offered modules from TUM online (Master)'.C12]; [$'Offered modules from TUM online (Master)'.B12]; &quot;&quot;)" office:value-type="string" office:string-value="Operations Research" calcext:value-type="string">
            <text:p>Operations Research</text:p>
          </table:table-cell>
          <table:table-cell table:number-columns-repeated="6"/>
          <table:table-cell table:style-name="ce9" table:formula="of:=[$'Offered modules from TUM online (Master)'.C12]" office:value-type="boolean" office:boolean-value="true" calcext:value-type="boolean">
            <text:p>TRUE</text:p>
          </table:table-cell>
          <table:table-cell table:number-columns-repeated="1014"/>
        </table:table-row>
        <table:table-row table:style-name="ro5" table:visibility="filter">
          <table:table-cell table:formula="of:=IF([$'Offered modules from TUM online (Master)'.C13]; [$'Offered modules from TUM online (Master)'.A13]; &quot;&quot;)">
            <text:p/>
          </table:table-cell>
          <table:table-cell/>
          <table:table-cell table:style-name="Default" table:formula="of:=IF([$'Offered modules from TUM online (Master)'.C13]; [$'Offered modules from TUM online (Master)'.B13]; &quot;&quot;)">
            <text:p/>
          </table:table-cell>
          <table:table-cell table:number-columns-repeated="6"/>
          <table:table-cell table:style-name="ce9" table:formula="of:=[$'Offered modules from TUM online (Master)'.C13]" office:value-type="boolean" office:boolean-value="false" calcext:value-type="boolean">
            <text:p>FALSE</text:p>
          </table:table-cell>
          <table:table-cell table:number-columns-repeated="1014"/>
        </table:table-row>
        <table:table-row table:style-name="ro5">
          <table:table-cell table:formula="of:=IF([$'Offered modules from TUM online (Master)'.C14]; [$'Offered modules from TUM online (Master)'.A14]; &quot;&quot;)" office:value-type="string" office:string-value="IN2004" calcext:value-type="string">
            <text:p>IN2004</text:p>
          </table:table-cell>
          <table:table-cell/>
          <table:table-cell table:style-name="Default" table:formula="of:=IF([$'Offered modules from TUM online (Master)'.C14]; [$'Offered modules from TUM online (Master)'.B14]; &quot;&quot;)" office:value-type="string" office:string-value="Efficient Algorithms and Data Structures II" calcext:value-type="string">
            <text:p>Efficient Algorithms and Data Structures II</text:p>
          </table:table-cell>
          <table:table-cell table:number-columns-repeated="6"/>
          <table:table-cell table:style-name="ce9" table:formula="of:=[$'Offered modules from TUM online (Master)'.C14]" office:value-type="boolean" office:boolean-value="true" calcext:value-type="boolean">
            <text:p>TRUE</text:p>
          </table:table-cell>
          <table:table-cell table:number-columns-repeated="1014"/>
        </table:table-row>
        <table:table-row table:style-name="ro5" table:visibility="filter">
          <table:table-cell table:formula="of:=IF([$'Offered modules from TUM online (Master)'.C15]; [$'Offered modules from TUM online (Master)'.A15]; &quot;&quot;)">
            <text:p/>
          </table:table-cell>
          <table:table-cell/>
          <table:table-cell table:style-name="Default" table:formula="of:=IF([$'Offered modules from TUM online (Master)'.C15]; [$'Offered modules from TUM online (Master)'.B15]; &quot;&quot;)">
            <text:p/>
          </table:table-cell>
          <table:table-cell table:number-columns-repeated="6"/>
          <table:table-cell table:style-name="ce9" table:formula="of:=[$'Offered modules from TUM online (Master)'.C15]"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16]; [$'Offered modules from TUM online (Master)'.A16]; &quot;&quot;)">
            <text:p/>
          </table:table-cell>
          <table:table-cell/>
          <table:table-cell table:style-name="Default" table:formula="of:=IF([$'Offered modules from TUM online (Master)'.C16]; [$'Offered modules from TUM online (Master)'.B16]; &quot;&quot;)">
            <text:p/>
          </table:table-cell>
          <table:table-cell table:number-columns-repeated="6"/>
          <table:table-cell table:style-name="ce9" table:formula="of:=[$'Offered modules from TUM online (Master)'.C16]"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17]; [$'Offered modules from TUM online (Master)'.A17]; &quot;&quot;)">
            <text:p/>
          </table:table-cell>
          <table:table-cell/>
          <table:table-cell table:style-name="Default" table:formula="of:=IF([$'Offered modules from TUM online (Master)'.C17]; [$'Offered modules from TUM online (Master)'.B17]; &quot;&quot;)">
            <text:p/>
          </table:table-cell>
          <table:table-cell table:number-columns-repeated="6"/>
          <table:table-cell table:style-name="ce9" table:formula="of:=[$'Offered modules from TUM online (Master)'.C17]"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18]; [$'Offered modules from TUM online (Master)'.A18]; &quot;&quot;)">
            <text:p/>
          </table:table-cell>
          <table:table-cell/>
          <table:table-cell table:style-name="Default" table:formula="of:=IF([$'Offered modules from TUM online (Master)'.C18]; [$'Offered modules from TUM online (Master)'.B18]; &quot;&quot;)">
            <text:p/>
          </table:table-cell>
          <table:table-cell table:number-columns-repeated="6"/>
          <table:table-cell table:style-name="ce9" table:formula="of:=[$'Offered modules from TUM online (Master)'.C18]"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19]; [$'Offered modules from TUM online (Master)'.A19]; &quot;&quot;)">
            <text:p/>
          </table:table-cell>
          <table:table-cell/>
          <table:table-cell table:style-name="Default" table:formula="of:=IF([$'Offered modules from TUM online (Master)'.C19]; [$'Offered modules from TUM online (Master)'.B19]; &quot;&quot;)">
            <text:p/>
          </table:table-cell>
          <table:table-cell table:number-columns-repeated="6"/>
          <table:table-cell table:style-name="ce9" table:formula="of:=[$'Offered modules from TUM online (Master)'.C19]"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20]; [$'Offered modules from TUM online (Master)'.A20]; &quot;&quot;)">
            <text:p/>
          </table:table-cell>
          <table:table-cell/>
          <table:table-cell table:style-name="Default" table:formula="of:=IF([$'Offered modules from TUM online (Master)'.C20]; [$'Offered modules from TUM online (Master)'.B20]; &quot;&quot;)">
            <text:p/>
          </table:table-cell>
          <table:table-cell table:number-columns-repeated="6"/>
          <table:table-cell table:style-name="ce9" table:formula="of:=[$'Offered modules from TUM online (Master)'.C20]"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21]; [$'Offered modules from TUM online (Master)'.A21]; &quot;&quot;)">
            <text:p/>
          </table:table-cell>
          <table:table-cell/>
          <table:table-cell table:style-name="Default" table:formula="of:=IF([$'Offered modules from TUM online (Master)'.C21]; [$'Offered modules from TUM online (Master)'.B21]; &quot;&quot;)">
            <text:p/>
          </table:table-cell>
          <table:table-cell table:number-columns-repeated="6"/>
          <table:table-cell table:style-name="ce9" table:formula="of:=[$'Offered modules from TUM online (Master)'.C21]"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22]; [$'Offered modules from TUM online (Master)'.A22]; &quot;&quot;)">
            <text:p/>
          </table:table-cell>
          <table:table-cell/>
          <table:table-cell table:style-name="Default" table:formula="of:=IF([$'Offered modules from TUM online (Master)'.C22]; [$'Offered modules from TUM online (Master)'.B22]; &quot;&quot;)">
            <text:p/>
          </table:table-cell>
          <table:table-cell table:number-columns-repeated="6"/>
          <table:table-cell table:style-name="ce9" table:formula="of:=[$'Offered modules from TUM online (Master)'.C22]"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23]; [$'Offered modules from TUM online (Master)'.A23]; &quot;&quot;)">
            <text:p/>
          </table:table-cell>
          <table:table-cell/>
          <table:table-cell table:style-name="Default" table:formula="of:=IF([$'Offered modules from TUM online (Master)'.C23]; [$'Offered modules from TUM online (Master)'.B23]; &quot;&quot;)">
            <text:p/>
          </table:table-cell>
          <table:table-cell table:number-columns-repeated="6"/>
          <table:table-cell table:style-name="ce9" table:formula="of:=[$'Offered modules from TUM online (Master)'.C23]"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24]; [$'Offered modules from TUM online (Master)'.A24]; &quot;&quot;)">
            <text:p/>
          </table:table-cell>
          <table:table-cell/>
          <table:table-cell table:style-name="Default" table:formula="of:=IF([$'Offered modules from TUM online (Master)'.C24]; [$'Offered modules from TUM online (Master)'.B24]; &quot;&quot;)">
            <text:p/>
          </table:table-cell>
          <table:table-cell table:number-columns-repeated="6"/>
          <table:table-cell table:style-name="ce9" table:formula="of:=[$'Offered modules from TUM online (Master)'.C24]"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25]; [$'Offered modules from TUM online (Master)'.A25]; &quot;&quot;)">
            <text:p/>
          </table:table-cell>
          <table:table-cell/>
          <table:table-cell table:style-name="Default" table:formula="of:=IF([$'Offered modules from TUM online (Master)'.C25]; [$'Offered modules from TUM online (Master)'.B25]; &quot;&quot;)">
            <text:p/>
          </table:table-cell>
          <table:table-cell table:number-columns-repeated="6"/>
          <table:table-cell table:style-name="ce9" table:formula="of:=[$'Offered modules from TUM online (Master)'.C25]"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26]; [$'Offered modules from TUM online (Master)'.A26]; &quot;&quot;)">
            <text:p/>
          </table:table-cell>
          <table:table-cell/>
          <table:table-cell table:style-name="Default" table:formula="of:=IF([$'Offered modules from TUM online (Master)'.C26]; [$'Offered modules from TUM online (Master)'.B26]; &quot;&quot;)">
            <text:p/>
          </table:table-cell>
          <table:table-cell table:number-columns-repeated="6"/>
          <table:table-cell table:style-name="ce9" table:formula="of:=[$'Offered modules from TUM online (Master)'.C26]"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27]; [$'Offered modules from TUM online (Master)'.A27]; &quot;&quot;)">
            <text:p/>
          </table:table-cell>
          <table:table-cell/>
          <table:table-cell table:style-name="Default" table:formula="of:=IF([$'Offered modules from TUM online (Master)'.C27]; [$'Offered modules from TUM online (Master)'.B27]; &quot;&quot;)">
            <text:p/>
          </table:table-cell>
          <table:table-cell table:number-columns-repeated="6"/>
          <table:table-cell table:style-name="ce9" table:formula="of:=[$'Offered modules from TUM online (Master)'.C27]"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28]; [$'Offered modules from TUM online (Master)'.A28]; &quot;&quot;)">
            <text:p/>
          </table:table-cell>
          <table:table-cell/>
          <table:table-cell table:style-name="Default" table:formula="of:=IF([$'Offered modules from TUM online (Master)'.C28]; [$'Offered modules from TUM online (Master)'.B28]; &quot;&quot;)">
            <text:p/>
          </table:table-cell>
          <table:table-cell table:number-columns-repeated="6"/>
          <table:table-cell table:style-name="ce9" table:formula="of:=[$'Offered modules from TUM online (Master)'.C28]"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29]; [$'Offered modules from TUM online (Master)'.A29]; &quot;&quot;)">
            <text:p/>
          </table:table-cell>
          <table:table-cell/>
          <table:table-cell table:style-name="Default" table:formula="of:=IF([$'Offered modules from TUM online (Master)'.C29]; [$'Offered modules from TUM online (Master)'.B29]; &quot;&quot;)">
            <text:p/>
          </table:table-cell>
          <table:table-cell table:number-columns-repeated="6"/>
          <table:table-cell table:style-name="ce9" table:formula="of:=[$'Offered modules from TUM online (Master)'.C29]"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30]; [$'Offered modules from TUM online (Master)'.A30]; &quot;&quot;)">
            <text:p/>
          </table:table-cell>
          <table:table-cell/>
          <table:table-cell table:style-name="Default" table:formula="of:=IF([$'Offered modules from TUM online (Master)'.C30]; [$'Offered modules from TUM online (Master)'.B30]; &quot;&quot;)">
            <text:p/>
          </table:table-cell>
          <table:table-cell table:number-columns-repeated="6"/>
          <table:table-cell table:style-name="ce9" table:formula="of:=[$'Offered modules from TUM online (Master)'.C30]"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31]; [$'Offered modules from TUM online (Master)'.A31]; &quot;&quot;)">
            <text:p/>
          </table:table-cell>
          <table:table-cell/>
          <table:table-cell table:style-name="Default" table:formula="of:=IF([$'Offered modules from TUM online (Master)'.C31]; [$'Offered modules from TUM online (Master)'.B31]; &quot;&quot;)">
            <text:p/>
          </table:table-cell>
          <table:table-cell table:number-columns-repeated="6"/>
          <table:table-cell table:style-name="ce9" table:formula="of:=[$'Offered modules from TUM online (Master)'.C31]"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32]; [$'Offered modules from TUM online (Master)'.A32]; &quot;&quot;)">
            <text:p/>
          </table:table-cell>
          <table:table-cell/>
          <table:table-cell table:style-name="Default" table:formula="of:=IF([$'Offered modules from TUM online (Master)'.C32]; [$'Offered modules from TUM online (Master)'.B32]; &quot;&quot;)">
            <text:p/>
          </table:table-cell>
          <table:table-cell table:number-columns-repeated="6"/>
          <table:table-cell table:style-name="ce9" table:formula="of:=[$'Offered modules from TUM online (Master)'.C32]"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33]; [$'Offered modules from TUM online (Master)'.A33]; &quot;&quot;)">
            <text:p/>
          </table:table-cell>
          <table:table-cell/>
          <table:table-cell table:style-name="Default" table:formula="of:=IF([$'Offered modules from TUM online (Master)'.C33]; [$'Offered modules from TUM online (Master)'.B33]; &quot;&quot;)">
            <text:p/>
          </table:table-cell>
          <table:table-cell table:number-columns-repeated="6"/>
          <table:table-cell table:style-name="ce9" table:formula="of:=[$'Offered modules from TUM online (Master)'.C33]"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34]; [$'Offered modules from TUM online (Master)'.A34]; &quot;&quot;)">
            <text:p/>
          </table:table-cell>
          <table:table-cell/>
          <table:table-cell table:style-name="Default" table:formula="of:=IF([$'Offered modules from TUM online (Master)'.C34]; [$'Offered modules from TUM online (Master)'.B34]; &quot;&quot;)">
            <text:p/>
          </table:table-cell>
          <table:table-cell table:number-columns-repeated="6"/>
          <table:table-cell table:style-name="ce9" table:formula="of:=[$'Offered modules from TUM online (Master)'.C34]"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35]; [$'Offered modules from TUM online (Master)'.A35]; &quot;&quot;)">
            <text:p/>
          </table:table-cell>
          <table:table-cell/>
          <table:table-cell table:style-name="Default" table:formula="of:=IF([$'Offered modules from TUM online (Master)'.C35]; [$'Offered modules from TUM online (Master)'.B35]; &quot;&quot;)">
            <text:p/>
          </table:table-cell>
          <table:table-cell table:number-columns-repeated="6"/>
          <table:table-cell table:style-name="ce9" table:formula="of:=[$'Offered modules from TUM online (Master)'.C35]"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36]; [$'Offered modules from TUM online (Master)'.A36]; &quot;&quot;)">
            <text:p/>
          </table:table-cell>
          <table:table-cell/>
          <table:table-cell table:style-name="Default" table:formula="of:=IF([$'Offered modules from TUM online (Master)'.C36]; [$'Offered modules from TUM online (Master)'.B36]; &quot;&quot;)">
            <text:p/>
          </table:table-cell>
          <table:table-cell table:number-columns-repeated="6"/>
          <table:table-cell table:style-name="ce9" table:formula="of:=[$'Offered modules from TUM online (Master)'.C36]" office:value-type="boolean" office:boolean-value="false" calcext:value-type="boolean">
            <text:p>FALSE</text:p>
          </table:table-cell>
          <table:table-cell table:number-columns-repeated="1014"/>
        </table:table-row>
        <table:table-row table:style-name="ro5">
          <table:table-cell table:formula="of:=IF([$'Offered modules from TUM online (Master)'.C37]; [$'Offered modules from TUM online (Master)'.A37]; &quot;&quot;)" office:value-type="string" office:string-value="IN2239" calcext:value-type="string">
            <text:p>IN2239</text:p>
          </table:table-cell>
          <table:table-cell/>
          <table:table-cell table:style-name="Default" table:formula="of:=IF([$'Offered modules from TUM online (Master)'.C37]; [$'Offered modules from TUM online (Master)'.B37]; &quot;&quot;)" office:value-type="string" office:string-value="Algorithmic Game Theory" calcext:value-type="string">
            <text:p>Algorithmic Game Theory</text:p>
          </table:table-cell>
          <table:table-cell table:number-columns-repeated="6"/>
          <table:table-cell table:style-name="ce9" table:formula="of:=[$'Offered modules from TUM online (Master)'.C37]" office:value-type="boolean" office:boolean-value="true" calcext:value-type="boolean">
            <text:p>TRUE</text:p>
          </table:table-cell>
          <table:table-cell table:number-columns-repeated="1014"/>
        </table:table-row>
        <table:table-row table:style-name="ro5" table:visibility="filter">
          <table:table-cell table:formula="of:=IF([$'Offered modules from TUM online (Master)'.C38]; [$'Offered modules from TUM online (Master)'.A38]; &quot;&quot;)">
            <text:p/>
          </table:table-cell>
          <table:table-cell/>
          <table:table-cell table:style-name="Default" table:formula="of:=IF([$'Offered modules from TUM online (Master)'.C38]; [$'Offered modules from TUM online (Master)'.B38]; &quot;&quot;)">
            <text:p/>
          </table:table-cell>
          <table:table-cell table:number-columns-repeated="6"/>
          <table:table-cell table:style-name="ce9" table:formula="of:=[$'Offered modules from TUM online (Master)'.C38]"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39]; [$'Offered modules from TUM online (Master)'.A39]; &quot;&quot;)">
            <text:p/>
          </table:table-cell>
          <table:table-cell/>
          <table:table-cell table:style-name="Default" table:formula="of:=IF([$'Offered modules from TUM online (Master)'.C39]; [$'Offered modules from TUM online (Master)'.B39]; &quot;&quot;)">
            <text:p/>
          </table:table-cell>
          <table:table-cell table:number-columns-repeated="6"/>
          <table:table-cell table:style-name="ce9" table:formula="of:=[$'Offered modules from TUM online (Master)'.C39]"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40]; [$'Offered modules from TUM online (Master)'.A40]; &quot;&quot;)">
            <text:p/>
          </table:table-cell>
          <table:table-cell/>
          <table:table-cell table:style-name="Default" table:formula="of:=IF([$'Offered modules from TUM online (Master)'.C40]; [$'Offered modules from TUM online (Master)'.B40]; &quot;&quot;)">
            <text:p/>
          </table:table-cell>
          <table:table-cell table:number-columns-repeated="6"/>
          <table:table-cell table:style-name="ce9" table:formula="of:=[$'Offered modules from TUM online (Master)'.C40]"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41]; [$'Offered modules from TUM online (Master)'.A41]; &quot;&quot;)">
            <text:p/>
          </table:table-cell>
          <table:table-cell/>
          <table:table-cell table:style-name="Default" table:formula="of:=IF([$'Offered modules from TUM online (Master)'.C41]; [$'Offered modules from TUM online (Master)'.B41]; &quot;&quot;)">
            <text:p/>
          </table:table-cell>
          <table:table-cell table:number-columns-repeated="6"/>
          <table:table-cell table:style-name="ce9" table:formula="of:=[$'Offered modules from TUM online (Master)'.C41]"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42]; [$'Offered modules from TUM online (Master)'.A42]; &quot;&quot;)">
            <text:p/>
          </table:table-cell>
          <table:table-cell/>
          <table:table-cell table:style-name="Default" table:formula="of:=IF([$'Offered modules from TUM online (Master)'.C42]; [$'Offered modules from TUM online (Master)'.B42]; &quot;&quot;)">
            <text:p/>
          </table:table-cell>
          <table:table-cell table:number-columns-repeated="6"/>
          <table:table-cell table:style-name="ce9" table:formula="of:=[$'Offered modules from TUM online (Master)'.C42]"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43]; [$'Offered modules from TUM online (Master)'.A43]; &quot;&quot;)">
            <text:p/>
          </table:table-cell>
          <table:table-cell/>
          <table:table-cell table:style-name="Default" table:formula="of:=IF([$'Offered modules from TUM online (Master)'.C43]; [$'Offered modules from TUM online (Master)'.B43]; &quot;&quot;)">
            <text:p/>
          </table:table-cell>
          <table:table-cell table:number-columns-repeated="6"/>
          <table:table-cell table:style-name="ce9" table:formula="of:=[$'Offered modules from TUM online (Master)'.C43]"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44]; [$'Offered modules from TUM online (Master)'.A44]; &quot;&quot;)">
            <text:p/>
          </table:table-cell>
          <table:table-cell/>
          <table:table-cell table:style-name="Default" table:formula="of:=IF([$'Offered modules from TUM online (Master)'.C44]; [$'Offered modules from TUM online (Master)'.B44]; &quot;&quot;)">
            <text:p/>
          </table:table-cell>
          <table:table-cell table:number-columns-repeated="6"/>
          <table:table-cell table:style-name="ce9" table:formula="of:=[$'Offered modules from TUM online (Master)'.C44]"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45]; [$'Offered modules from TUM online (Master)'.A45]; &quot;&quot;)">
            <text:p/>
          </table:table-cell>
          <table:table-cell/>
          <table:table-cell table:style-name="Default" table:formula="of:=IF([$'Offered modules from TUM online (Master)'.C45]; [$'Offered modules from TUM online (Master)'.B45]; &quot;&quot;)">
            <text:p/>
          </table:table-cell>
          <table:table-cell table:number-columns-repeated="6"/>
          <table:table-cell table:style-name="ce9" table:formula="of:=[$'Offered modules from TUM online (Master)'.C45]"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46]; [$'Offered modules from TUM online (Master)'.A46]; &quot;&quot;)">
            <text:p/>
          </table:table-cell>
          <table:table-cell/>
          <table:table-cell table:style-name="Default" table:formula="of:=IF([$'Offered modules from TUM online (Master)'.C46]; [$'Offered modules from TUM online (Master)'.B46]; &quot;&quot;)">
            <text:p/>
          </table:table-cell>
          <table:table-cell table:number-columns-repeated="6"/>
          <table:table-cell table:style-name="ce9" table:formula="of:=[$'Offered modules from TUM online (Master)'.C46]"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47]; [$'Offered modules from TUM online (Master)'.A47]; &quot;&quot;)">
            <text:p/>
          </table:table-cell>
          <table:table-cell/>
          <table:table-cell table:style-name="Default" table:formula="of:=IF([$'Offered modules from TUM online (Master)'.C47]; [$'Offered modules from TUM online (Master)'.B47]; &quot;&quot;)">
            <text:p/>
          </table:table-cell>
          <table:table-cell table:number-columns-repeated="6"/>
          <table:table-cell table:style-name="ce9" table:formula="of:=[$'Offered modules from TUM online (Master)'.C47]"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48]; [$'Offered modules from TUM online (Master)'.A48]; &quot;&quot;)">
            <text:p/>
          </table:table-cell>
          <table:table-cell/>
          <table:table-cell table:style-name="Default" table:formula="of:=IF([$'Offered modules from TUM online (Master)'.C48]; [$'Offered modules from TUM online (Master)'.B48]; &quot;&quot;)">
            <text:p/>
          </table:table-cell>
          <table:table-cell table:number-columns-repeated="6"/>
          <table:table-cell table:style-name="ce9" table:formula="of:=[$'Offered modules from TUM online (Master)'.C48]"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49]; [$'Offered modules from TUM online (Master)'.A49]; &quot;&quot;)">
            <text:p/>
          </table:table-cell>
          <table:table-cell/>
          <table:table-cell table:style-name="Default" table:formula="of:=IF([$'Offered modules from TUM online (Master)'.C49]; [$'Offered modules from TUM online (Master)'.B49]; &quot;&quot;)">
            <text:p/>
          </table:table-cell>
          <table:table-cell table:number-columns-repeated="6"/>
          <table:table-cell table:style-name="ce9" table:formula="of:=[$'Offered modules from TUM online (Master)'.C49]"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50]; [$'Offered modules from TUM online (Master)'.A50]; &quot;&quot;)">
            <text:p/>
          </table:table-cell>
          <table:table-cell/>
          <table:table-cell table:style-name="Default" table:formula="of:=IF([$'Offered modules from TUM online (Master)'.C50]; [$'Offered modules from TUM online (Master)'.B50]; &quot;&quot;)">
            <text:p/>
          </table:table-cell>
          <table:table-cell table:number-columns-repeated="6"/>
          <table:table-cell table:style-name="ce9" table:formula="of:=[$'Offered modules from TUM online (Master)'.C50]"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51]; [$'Offered modules from TUM online (Master)'.A51]; &quot;&quot;)">
            <text:p/>
          </table:table-cell>
          <table:table-cell/>
          <table:table-cell table:style-name="Default" table:formula="of:=IF([$'Offered modules from TUM online (Master)'.C51]; [$'Offered modules from TUM online (Master)'.B51]; &quot;&quot;)">
            <text:p/>
          </table:table-cell>
          <table:table-cell table:number-columns-repeated="6"/>
          <table:table-cell table:style-name="ce9" table:formula="of:=[$'Offered modules from TUM online (Master)'.C51]"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52]; [$'Offered modules from TUM online (Master)'.A52]; &quot;&quot;)">
            <text:p/>
          </table:table-cell>
          <table:table-cell/>
          <table:table-cell table:style-name="Default" table:formula="of:=IF([$'Offered modules from TUM online (Master)'.C52]; [$'Offered modules from TUM online (Master)'.B52]; &quot;&quot;)">
            <text:p/>
          </table:table-cell>
          <table:table-cell table:number-columns-repeated="6"/>
          <table:table-cell table:style-name="ce9" table:formula="of:=[$'Offered modules from TUM online (Master)'.C52]"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53]; [$'Offered modules from TUM online (Master)'.A53]; &quot;&quot;)">
            <text:p/>
          </table:table-cell>
          <table:table-cell/>
          <table:table-cell table:style-name="Default" table:formula="of:=IF([$'Offered modules from TUM online (Master)'.C53]; [$'Offered modules from TUM online (Master)'.B53]; &quot;&quot;)">
            <text:p/>
          </table:table-cell>
          <table:table-cell table:number-columns-repeated="6"/>
          <table:table-cell table:style-name="ce9" table:formula="of:=[$'Offered modules from TUM online (Master)'.C53]"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54]; [$'Offered modules from TUM online (Master)'.A54]; &quot;&quot;)">
            <text:p/>
          </table:table-cell>
          <table:table-cell/>
          <table:table-cell table:style-name="Default" table:formula="of:=IF([$'Offered modules from TUM online (Master)'.C54]; [$'Offered modules from TUM online (Master)'.B54]; &quot;&quot;)">
            <text:p/>
          </table:table-cell>
          <table:table-cell table:number-columns-repeated="6"/>
          <table:table-cell table:style-name="ce9" table:formula="of:=[$'Offered modules from TUM online (Master)'.C54]"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55]; [$'Offered modules from TUM online (Master)'.A55]; &quot;&quot;)">
            <text:p/>
          </table:table-cell>
          <table:table-cell/>
          <table:table-cell table:style-name="Default" table:formula="of:=IF([$'Offered modules from TUM online (Master)'.C55]; [$'Offered modules from TUM online (Master)'.B55]; &quot;&quot;)">
            <text:p/>
          </table:table-cell>
          <table:table-cell table:number-columns-repeated="6"/>
          <table:table-cell table:style-name="ce9" table:formula="of:=[$'Offered modules from TUM online (Master)'.C55]"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56]; [$'Offered modules from TUM online (Master)'.A56]; &quot;&quot;)">
            <text:p/>
          </table:table-cell>
          <table:table-cell/>
          <table:table-cell table:style-name="Default" table:formula="of:=IF([$'Offered modules from TUM online (Master)'.C56]; [$'Offered modules from TUM online (Master)'.B56]; &quot;&quot;)">
            <text:p/>
          </table:table-cell>
          <table:table-cell table:number-columns-repeated="6"/>
          <table:table-cell table:style-name="ce9" table:formula="of:=[$'Offered modules from TUM online (Master)'.C56]"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57]; [$'Offered modules from TUM online (Master)'.A57]; &quot;&quot;)">
            <text:p/>
          </table:table-cell>
          <table:table-cell/>
          <table:table-cell table:style-name="Default" table:formula="of:=IF([$'Offered modules from TUM online (Master)'.C57]; [$'Offered modules from TUM online (Master)'.B57]; &quot;&quot;)">
            <text:p/>
          </table:table-cell>
          <table:table-cell table:number-columns-repeated="6"/>
          <table:table-cell table:style-name="ce9" table:formula="of:=[$'Offered modules from TUM online (Master)'.C57]"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58]; [$'Offered modules from TUM online (Master)'.A58]; &quot;&quot;)">
            <text:p/>
          </table:table-cell>
          <table:table-cell/>
          <table:table-cell table:style-name="Default" table:formula="of:=IF([$'Offered modules from TUM online (Master)'.C58]; [$'Offered modules from TUM online (Master)'.B58]; &quot;&quot;)">
            <text:p/>
          </table:table-cell>
          <table:table-cell table:number-columns-repeated="6"/>
          <table:table-cell table:style-name="ce9" table:formula="of:=[$'Offered modules from TUM online (Master)'.C58]"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59]; [$'Offered modules from TUM online (Master)'.A59]; &quot;&quot;)">
            <text:p/>
          </table:table-cell>
          <table:table-cell/>
          <table:table-cell table:style-name="Default" table:formula="of:=IF([$'Offered modules from TUM online (Master)'.C59]; [$'Offered modules from TUM online (Master)'.B59]; &quot;&quot;)">
            <text:p/>
          </table:table-cell>
          <table:table-cell table:number-columns-repeated="6"/>
          <table:table-cell table:style-name="ce9" table:formula="of:=[$'Offered modules from TUM online (Master)'.C59]"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60]; [$'Offered modules from TUM online (Master)'.A60]; &quot;&quot;)">
            <text:p/>
          </table:table-cell>
          <table:table-cell/>
          <table:table-cell table:style-name="Default" table:formula="of:=IF([$'Offered modules from TUM online (Master)'.C60]; [$'Offered modules from TUM online (Master)'.B60]; &quot;&quot;)">
            <text:p/>
          </table:table-cell>
          <table:table-cell table:number-columns-repeated="6"/>
          <table:table-cell table:style-name="ce9" table:formula="of:=[$'Offered modules from TUM online (Master)'.C60]" office:value-type="boolean" office:boolean-value="false" calcext:value-type="boolean">
            <text:p>FALSE</text:p>
          </table:table-cell>
          <table:table-cell table:number-columns-repeated="1014"/>
        </table:table-row>
        <table:table-row table:style-name="ro5">
          <table:table-cell table:formula="of:=IF([$'Offered modules from TUM online (Master)'.C61]; [$'Offered modules from TUM online (Master)'.A61]; &quot;&quot;)" office:value-type="string" office:string-value="IN2407" calcext:value-type="string">
            <text:p>IN2407</text:p>
          </table:table-cell>
          <table:table-cell/>
          <table:table-cell table:style-name="Default" table:formula="of:=IF([$'Offered modules from TUM online (Master)'.C61]; [$'Offered modules from TUM online (Master)'.B61]; &quot;&quot;)" office:value-type="string" office:string-value="Hardware Security" calcext:value-type="string">
            <text:p>Hardware Security</text:p>
          </table:table-cell>
          <table:table-cell table:number-columns-repeated="6"/>
          <table:table-cell table:style-name="ce9" table:formula="of:=[$'Offered modules from TUM online (Master)'.C61]" office:value-type="boolean" office:boolean-value="true" calcext:value-type="boolean">
            <text:p>TRUE</text:p>
          </table:table-cell>
          <table:table-cell table:number-columns-repeated="1014"/>
        </table:table-row>
        <table:table-row table:style-name="ro5">
          <table:table-cell table:formula="of:=IF([$'Offered modules from TUM online (Master)'.C62]; [$'Offered modules from TUM online (Master)'.A62]; &quot;&quot;)" office:value-type="string" office:string-value="IN2408" calcext:value-type="string">
            <text:p>IN2408</text:p>
          </table:table-cell>
          <table:table-cell/>
          <table:table-cell table:style-name="Default" table:formula="of:=IF([$'Offered modules from TUM online (Master)'.C62]; [$'Offered modules from TUM online (Master)'.B62]; &quot;&quot;)" office:value-type="string" office:string-value="Artificial Intelligence in Medicine II" calcext:value-type="string">
            <text:p>Artificial Intelligence in Medicine II</text:p>
          </table:table-cell>
          <table:table-cell table:number-columns-repeated="6"/>
          <table:table-cell table:style-name="ce9" table:formula="of:=[$'Offered modules from TUM online (Master)'.C62]" office:value-type="boolean" office:boolean-value="true" calcext:value-type="boolean">
            <text:p>TRUE</text:p>
          </table:table-cell>
          <table:table-cell table:number-columns-repeated="1014"/>
        </table:table-row>
        <table:table-row table:style-name="ro5">
          <table:table-cell table:formula="of:=IF([$'Offered modules from TUM online (Master)'.C63]; [$'Offered modules from TUM online (Master)'.A63]; &quot;&quot;)" office:value-type="string" office:string-value="IN2410" calcext:value-type="string">
            <text:p>IN2410</text:p>
          </table:table-cell>
          <table:table-cell/>
          <table:table-cell table:style-name="Default" table:formula="of:=IF([$'Offered modules from TUM online (Master)'.C63]; [$'Offered modules from TUM online (Master)'.B63]; &quot;&quot;)" office:value-type="string" office:string-value="Causality" calcext:value-type="string">
            <text:p>Causality</text:p>
          </table:table-cell>
          <table:table-cell table:number-columns-repeated="6"/>
          <table:table-cell table:style-name="ce9" table:formula="of:=[$'Offered modules from TUM online (Master)'.C63]" office:value-type="boolean" office:boolean-value="true" calcext:value-type="boolean">
            <text:p>TRUE</text:p>
          </table:table-cell>
          <table:table-cell table:number-columns-repeated="1014"/>
        </table:table-row>
        <table:table-row table:style-name="ro5" table:visibility="filter">
          <table:table-cell table:formula="of:=IF([$'Offered modules from TUM online (Master)'.C64]; [$'Offered modules from TUM online (Master)'.A64]; &quot;&quot;)">
            <text:p/>
          </table:table-cell>
          <table:table-cell/>
          <table:table-cell table:style-name="Default" table:formula="of:=IF([$'Offered modules from TUM online (Master)'.C64]; [$'Offered modules from TUM online (Master)'.B64]; &quot;&quot;)">
            <text:p/>
          </table:table-cell>
          <table:table-cell table:number-columns-repeated="6"/>
          <table:table-cell table:style-name="ce9" table:formula="of:=[$'Offered modules from TUM online (Master)'.C64]" office:value-type="boolean" office:boolean-value="false" calcext:value-type="boolean">
            <text:p>FALSE</text:p>
          </table:table-cell>
          <table:table-cell table:number-columns-repeated="1014"/>
        </table:table-row>
        <table:table-row table:style-name="ro5">
          <table:table-cell table:formula="of:=IF([$'Offered modules from TUM online (Master)'.C65]; [$'Offered modules from TUM online (Master)'.A65]; &quot;&quot;)" office:value-type="string" office:string-value="IN9003" calcext:value-type="string">
            <text:p>IN9003</text:p>
          </table:table-cell>
          <table:table-cell/>
          <table:table-cell table:style-name="Default" table:formula="of:=IF([$'Offered modules from TUM online (Master)'.C65]; [$'Offered modules from TUM online (Master)'.B65]; &quot;&quot;)" office:value-type="string" office:string-value="Informatics and LawÜberfachliche Grundlagen," calcext:value-type="string">
            <text:p>Informatics and LawÜberfachliche Grundlagen,</text:p>
          </table:table-cell>
          <table:table-cell table:number-columns-repeated="6"/>
          <table:table-cell table:style-name="ce9" table:formula="of:=[$'Offered modules from TUM online (Master)'.C65]" office:value-type="boolean" office:boolean-value="true" calcext:value-type="boolean">
            <text:p>TRUE</text:p>
          </table:table-cell>
          <table:table-cell table:number-columns-repeated="1014"/>
        </table:table-row>
        <table:table-row table:style-name="ro5">
          <table:table-cell table:formula="of:=IF([$'Offered modules from TUM online (Master)'.C66]; [$'Offered modules from TUM online (Master)'.A66]; &quot;&quot;)" office:value-type="string" office:string-value="IN9048" calcext:value-type="string">
            <text:p>IN9048</text:p>
          </table:table-cell>
          <table:table-cell/>
          <table:table-cell table:style-name="Default" table:formula="of:=IF([$'Offered modules from TUM online (Master)'.C66]; [$'Offered modules from TUM online (Master)'.B66]; &quot;&quot;)" office:value-type="string" office:string-value="Innovation Generation in The Healthcare Domain" calcext:value-type="string">
            <text:p>Innovation Generation in The Healthcare Domain</text:p>
          </table:table-cell>
          <table:table-cell table:number-columns-repeated="6"/>
          <table:table-cell table:style-name="ce9" table:formula="of:=[$'Offered modules from TUM online (Master)'.C66]" office:value-type="boolean" office:boolean-value="true" calcext:value-type="boolean">
            <text:p>TRUE</text:p>
          </table:table-cell>
          <table:table-cell table:number-columns-repeated="1014"/>
        </table:table-row>
        <table:table-row table:style-name="ro5" table:visibility="filter">
          <table:table-cell table:formula="of:=IF([$'Offered modules from TUM online (Master)'.C67]; [$'Offered modules from TUM online (Master)'.A67]; &quot;&quot;)">
            <text:p/>
          </table:table-cell>
          <table:table-cell/>
          <table:table-cell table:style-name="Default" table:formula="of:=IF([$'Offered modules from TUM online (Master)'.C67]; [$'Offered modules from TUM online (Master)'.B67]; &quot;&quot;)">
            <text:p/>
          </table:table-cell>
          <table:table-cell table:number-columns-repeated="6"/>
          <table:table-cell table:style-name="ce9" table:formula="of:=[$'Offered modules from TUM online (Master)'.C67]"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68]; [$'Offered modules from TUM online (Master)'.A68]; &quot;&quot;)">
            <text:p/>
          </table:table-cell>
          <table:table-cell/>
          <table:table-cell table:style-name="Default" table:formula="of:=IF([$'Offered modules from TUM online (Master)'.C68]; [$'Offered modules from TUM online (Master)'.B68]; &quot;&quot;)">
            <text:p/>
          </table:table-cell>
          <table:table-cell table:number-columns-repeated="6"/>
          <table:table-cell table:style-name="ce9" table:formula="of:=[$'Offered modules from TUM online (Master)'.C68]"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69]; [$'Offered modules from TUM online (Master)'.A69]; &quot;&quot;)">
            <text:p/>
          </table:table-cell>
          <table:table-cell/>
          <table:table-cell table:style-name="Default" table:formula="of:=IF([$'Offered modules from TUM online (Master)'.C69]; [$'Offered modules from TUM online (Master)'.B69]; &quot;&quot;)">
            <text:p/>
          </table:table-cell>
          <table:table-cell table:number-columns-repeated="6"/>
          <table:table-cell table:style-name="ce9" table:formula="of:=[$'Offered modules from TUM online (Master)'.C69]"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70]; [$'Offered modules from TUM online (Master)'.A70]; &quot;&quot;)">
            <text:p/>
          </table:table-cell>
          <table:table-cell/>
          <table:table-cell table:style-name="Default" table:formula="of:=IF([$'Offered modules from TUM online (Master)'.C70]; [$'Offered modules from TUM online (Master)'.B70]; &quot;&quot;)">
            <text:p/>
          </table:table-cell>
          <table:table-cell table:number-columns-repeated="6"/>
          <table:table-cell table:style-name="ce9" table:formula="of:=[$'Offered modules from TUM online (Master)'.C70]"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71]; [$'Offered modules from TUM online (Master)'.A71]; &quot;&quot;)">
            <text:p/>
          </table:table-cell>
          <table:table-cell/>
          <table:table-cell table:style-name="Default" table:formula="of:=IF([$'Offered modules from TUM online (Master)'.C71]; [$'Offered modules from TUM online (Master)'.B71]; &quot;&quot;)">
            <text:p/>
          </table:table-cell>
          <table:table-cell table:number-columns-repeated="6"/>
          <table:table-cell table:style-name="ce9" table:formula="of:=[$'Offered modules from TUM online (Master)'.C71]"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72]; [$'Offered modules from TUM online (Master)'.A72]; &quot;&quot;)">
            <text:p/>
          </table:table-cell>
          <table:table-cell/>
          <table:table-cell table:style-name="Default" table:formula="of:=IF([$'Offered modules from TUM online (Master)'.C72]; [$'Offered modules from TUM online (Master)'.B72]; &quot;&quot;)">
            <text:p/>
          </table:table-cell>
          <table:table-cell table:number-columns-repeated="6"/>
          <table:table-cell table:style-name="ce9" table:formula="of:=[$'Offered modules from TUM online (Master)'.C72]"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73]; [$'Offered modules from TUM online (Master)'.A73]; &quot;&quot;)">
            <text:p/>
          </table:table-cell>
          <table:table-cell/>
          <table:table-cell table:style-name="Default" table:formula="of:=IF([$'Offered modules from TUM online (Master)'.C73]; [$'Offered modules from TUM online (Master)'.B73]; &quot;&quot;)">
            <text:p/>
          </table:table-cell>
          <table:table-cell table:number-columns-repeated="6"/>
          <table:table-cell table:style-name="ce9" table:formula="of:=[$'Offered modules from TUM online (Master)'.C73]"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74]; [$'Offered modules from TUM online (Master)'.A74]; &quot;&quot;)">
            <text:p/>
          </table:table-cell>
          <table:table-cell/>
          <table:table-cell table:style-name="Default" table:formula="of:=IF([$'Offered modules from TUM online (Master)'.C74]; [$'Offered modules from TUM online (Master)'.B74]; &quot;&quot;)">
            <text:p/>
          </table:table-cell>
          <table:table-cell table:number-columns-repeated="6"/>
          <table:table-cell table:style-name="ce9" table:formula="of:=[$'Offered modules from TUM online (Master)'.C74]"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75]; [$'Offered modules from TUM online (Master)'.A75]; &quot;&quot;)">
            <text:p/>
          </table:table-cell>
          <table:table-cell/>
          <table:table-cell table:style-name="Default" table:formula="of:=IF([$'Offered modules from TUM online (Master)'.C75]; [$'Offered modules from TUM online (Master)'.B75]; &quot;&quot;)">
            <text:p/>
          </table:table-cell>
          <table:table-cell table:number-columns-repeated="6"/>
          <table:table-cell table:style-name="ce9" table:formula="of:=[$'Offered modules from TUM online (Master)'.C75]"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76]; [$'Offered modules from TUM online (Master)'.A76]; &quot;&quot;)">
            <text:p/>
          </table:table-cell>
          <table:table-cell/>
          <table:table-cell table:style-name="Default" table:formula="of:=IF([$'Offered modules from TUM online (Master)'.C76]; [$'Offered modules from TUM online (Master)'.B76]; &quot;&quot;)">
            <text:p/>
          </table:table-cell>
          <table:table-cell table:number-columns-repeated="6"/>
          <table:table-cell table:style-name="ce9" table:formula="of:=[$'Offered modules from TUM online (Master)'.C76]"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77]; [$'Offered modules from TUM online (Master)'.A77]; &quot;&quot;)">
            <text:p/>
          </table:table-cell>
          <table:table-cell/>
          <table:table-cell table:style-name="Default" table:formula="of:=IF([$'Offered modules from TUM online (Master)'.C77]; [$'Offered modules from TUM online (Master)'.B77]; &quot;&quot;)">
            <text:p/>
          </table:table-cell>
          <table:table-cell table:number-columns-repeated="6"/>
          <table:table-cell table:style-name="ce9" table:formula="of:=[$'Offered modules from TUM online (Master)'.C77]"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78]; [$'Offered modules from TUM online (Master)'.A78]; &quot;&quot;)">
            <text:p/>
          </table:table-cell>
          <table:table-cell/>
          <table:table-cell table:style-name="Default" table:formula="of:=IF([$'Offered modules from TUM online (Master)'.C78]; [$'Offered modules from TUM online (Master)'.B78]; &quot;&quot;)">
            <text:p/>
          </table:table-cell>
          <table:table-cell table:number-columns-repeated="6"/>
          <table:table-cell table:style-name="ce9" table:formula="of:=[$'Offered modules from TUM online (Master)'.C78]"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79]; [$'Offered modules from TUM online (Master)'.A79]; &quot;&quot;)">
            <text:p/>
          </table:table-cell>
          <table:table-cell/>
          <table:table-cell table:style-name="Default" table:formula="of:=IF([$'Offered modules from TUM online (Master)'.C79]; [$'Offered modules from TUM online (Master)'.B79]; &quot;&quot;)">
            <text:p/>
          </table:table-cell>
          <table:table-cell table:number-columns-repeated="6"/>
          <table:table-cell table:style-name="ce9" table:formula="of:=[$'Offered modules from TUM online (Master)'.C79]"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80]; [$'Offered modules from TUM online (Master)'.A80]; &quot;&quot;)">
            <text:p/>
          </table:table-cell>
          <table:table-cell/>
          <table:table-cell table:style-name="Default" table:formula="of:=IF([$'Offered modules from TUM online (Master)'.C80]; [$'Offered modules from TUM online (Master)'.B80]; &quot;&quot;)">
            <text:p/>
          </table:table-cell>
          <table:table-cell table:number-columns-repeated="6"/>
          <table:table-cell table:style-name="ce9" table:formula="of:=[$'Offered modules from TUM online (Master)'.C80]"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81]; [$'Offered modules from TUM online (Master)'.A81]; &quot;&quot;)">
            <text:p/>
          </table:table-cell>
          <table:table-cell/>
          <table:table-cell table:style-name="Default" table:formula="of:=IF([$'Offered modules from TUM online (Master)'.C81]; [$'Offered modules from TUM online (Master)'.B81]; &quot;&quot;)">
            <text:p/>
          </table:table-cell>
          <table:table-cell table:number-columns-repeated="6"/>
          <table:table-cell table:style-name="ce9" table:formula="of:=[$'Offered modules from TUM online (Master)'.C81]"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82]; [$'Offered modules from TUM online (Master)'.A82]; &quot;&quot;)">
            <text:p/>
          </table:table-cell>
          <table:table-cell/>
          <table:table-cell table:style-name="Default" table:formula="of:=IF([$'Offered modules from TUM online (Master)'.C82]; [$'Offered modules from TUM online (Master)'.B82]; &quot;&quot;)">
            <text:p/>
          </table:table-cell>
          <table:table-cell table:number-columns-repeated="6"/>
          <table:table-cell table:style-name="ce9" table:formula="of:=[$'Offered modules from TUM online (Master)'.C82]"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83]; [$'Offered modules from TUM online (Master)'.A83]; &quot;&quot;)">
            <text:p/>
          </table:table-cell>
          <table:table-cell/>
          <table:table-cell table:style-name="Default" table:formula="of:=IF([$'Offered modules from TUM online (Master)'.C83]; [$'Offered modules from TUM online (Master)'.B83]; &quot;&quot;)">
            <text:p/>
          </table:table-cell>
          <table:table-cell table:number-columns-repeated="6"/>
          <table:table-cell table:style-name="ce9" table:formula="of:=[$'Offered modules from TUM online (Master)'.C83]"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84]; [$'Offered modules from TUM online (Master)'.A84]; &quot;&quot;)">
            <text:p/>
          </table:table-cell>
          <table:table-cell/>
          <table:table-cell table:style-name="Default" table:formula="of:=IF([$'Offered modules from TUM online (Master)'.C84]; [$'Offered modules from TUM online (Master)'.B84]; &quot;&quot;)">
            <text:p/>
          </table:table-cell>
          <table:table-cell table:number-columns-repeated="6"/>
          <table:table-cell table:style-name="ce9" table:formula="of:=[$'Offered modules from TUM online (Master)'.C84]"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85]; [$'Offered modules from TUM online (Master)'.A85]; &quot;&quot;)">
            <text:p/>
          </table:table-cell>
          <table:table-cell/>
          <table:table-cell table:style-name="Default" table:formula="of:=IF([$'Offered modules from TUM online (Master)'.C85]; [$'Offered modules from TUM online (Master)'.B85]; &quot;&quot;)">
            <text:p/>
          </table:table-cell>
          <table:table-cell table:number-columns-repeated="6"/>
          <table:table-cell table:style-name="ce9" table:formula="of:=[$'Offered modules from TUM online (Master)'.C85]"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86]; [$'Offered modules from TUM online (Master)'.A86]; &quot;&quot;)">
            <text:p/>
          </table:table-cell>
          <table:table-cell/>
          <table:table-cell table:style-name="Default" table:formula="of:=IF([$'Offered modules from TUM online (Master)'.C86]; [$'Offered modules from TUM online (Master)'.B86]; &quot;&quot;)">
            <text:p/>
          </table:table-cell>
          <table:table-cell table:number-columns-repeated="6"/>
          <table:table-cell table:style-name="ce9" table:formula="of:=[$'Offered modules from TUM online (Master)'.C86]"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87]; [$'Offered modules from TUM online (Master)'.A87]; &quot;&quot;)">
            <text:p/>
          </table:table-cell>
          <table:table-cell/>
          <table:table-cell table:style-name="Default" table:formula="of:=IF([$'Offered modules from TUM online (Master)'.C87]; [$'Offered modules from TUM online (Master)'.B87]; &quot;&quot;)">
            <text:p/>
          </table:table-cell>
          <table:table-cell table:number-columns-repeated="6"/>
          <table:table-cell table:style-name="ce9" table:formula="of:=[$'Offered modules from TUM online (Master)'.C87]"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88]; [$'Offered modules from TUM online (Master)'.A88]; &quot;&quot;)">
            <text:p/>
          </table:table-cell>
          <table:table-cell/>
          <table:table-cell table:style-name="Default" table:formula="of:=IF([$'Offered modules from TUM online (Master)'.C88]; [$'Offered modules from TUM online (Master)'.B88]; &quot;&quot;)">
            <text:p/>
          </table:table-cell>
          <table:table-cell table:number-columns-repeated="6"/>
          <table:table-cell table:style-name="ce9" table:formula="of:=[$'Offered modules from TUM online (Master)'.C88]"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89]; [$'Offered modules from TUM online (Master)'.A89]; &quot;&quot;)">
            <text:p/>
          </table:table-cell>
          <table:table-cell/>
          <table:table-cell table:style-name="Default" table:formula="of:=IF([$'Offered modules from TUM online (Master)'.C89]; [$'Offered modules from TUM online (Master)'.B89]; &quot;&quot;)">
            <text:p/>
          </table:table-cell>
          <table:table-cell table:number-columns-repeated="6"/>
          <table:table-cell table:style-name="ce9" table:formula="of:=[$'Offered modules from TUM online (Master)'.C89]"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90]; [$'Offered modules from TUM online (Master)'.A90]; &quot;&quot;)">
            <text:p/>
          </table:table-cell>
          <table:table-cell/>
          <table:table-cell table:style-name="Default" table:formula="of:=IF([$'Offered modules from TUM online (Master)'.C90]; [$'Offered modules from TUM online (Master)'.B90]; &quot;&quot;)">
            <text:p/>
          </table:table-cell>
          <table:table-cell table:number-columns-repeated="6"/>
          <table:table-cell table:style-name="ce9" table:formula="of:=[$'Offered modules from TUM online (Master)'.C90]"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91]; [$'Offered modules from TUM online (Master)'.A91]; &quot;&quot;)">
            <text:p/>
          </table:table-cell>
          <table:table-cell/>
          <table:table-cell table:style-name="Default" table:formula="of:=IF([$'Offered modules from TUM online (Master)'.C91]; [$'Offered modules from TUM online (Master)'.B91]; &quot;&quot;)">
            <text:p/>
          </table:table-cell>
          <table:table-cell table:number-columns-repeated="6"/>
          <table:table-cell table:style-name="ce9" table:formula="of:=[$'Offered modules from TUM online (Master)'.C91]"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92]; [$'Offered modules from TUM online (Master)'.A92]; &quot;&quot;)">
            <text:p/>
          </table:table-cell>
          <table:table-cell/>
          <table:table-cell table:style-name="Default" table:formula="of:=IF([$'Offered modules from TUM online (Master)'.C92]; [$'Offered modules from TUM online (Master)'.B92]; &quot;&quot;)">
            <text:p/>
          </table:table-cell>
          <table:table-cell table:number-columns-repeated="6"/>
          <table:table-cell table:style-name="ce9" table:formula="of:=[$'Offered modules from TUM online (Master)'.C92]"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93]; [$'Offered modules from TUM online (Master)'.A93]; &quot;&quot;)">
            <text:p/>
          </table:table-cell>
          <table:table-cell/>
          <table:table-cell table:style-name="Default" table:formula="of:=IF([$'Offered modules from TUM online (Master)'.C93]; [$'Offered modules from TUM online (Master)'.B93]; &quot;&quot;)">
            <text:p/>
          </table:table-cell>
          <table:table-cell table:number-columns-repeated="6"/>
          <table:table-cell table:style-name="ce9" table:formula="of:=[$'Offered modules from TUM online (Master)'.C93]"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94]; [$'Offered modules from TUM online (Master)'.A94]; &quot;&quot;)">
            <text:p/>
          </table:table-cell>
          <table:table-cell/>
          <table:table-cell table:style-name="Default" table:formula="of:=IF([$'Offered modules from TUM online (Master)'.C94]; [$'Offered modules from TUM online (Master)'.B94]; &quot;&quot;)">
            <text:p/>
          </table:table-cell>
          <table:table-cell table:number-columns-repeated="6"/>
          <table:table-cell table:style-name="ce9" table:formula="of:=[$'Offered modules from TUM online (Master)'.C94]"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95]; [$'Offered modules from TUM online (Master)'.A95]; &quot;&quot;)">
            <text:p/>
          </table:table-cell>
          <table:table-cell/>
          <table:table-cell table:style-name="Default" table:formula="of:=IF([$'Offered modules from TUM online (Master)'.C95]; [$'Offered modules from TUM online (Master)'.B95]; &quot;&quot;)">
            <text:p/>
          </table:table-cell>
          <table:table-cell table:number-columns-repeated="6"/>
          <table:table-cell table:style-name="ce9" table:formula="of:=[$'Offered modules from TUM online (Master)'.C95]"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96]; [$'Offered modules from TUM online (Master)'.A96]; &quot;&quot;)">
            <text:p/>
          </table:table-cell>
          <table:table-cell/>
          <table:table-cell table:style-name="Default" table:formula="of:=IF([$'Offered modules from TUM online (Master)'.C96]; [$'Offered modules from TUM online (Master)'.B96]; &quot;&quot;)">
            <text:p/>
          </table:table-cell>
          <table:table-cell table:number-columns-repeated="6"/>
          <table:table-cell table:style-name="ce9" table:formula="of:=[$'Offered modules from TUM online (Master)'.C96]"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97]; [$'Offered modules from TUM online (Master)'.A97]; &quot;&quot;)">
            <text:p/>
          </table:table-cell>
          <table:table-cell/>
          <table:table-cell table:style-name="Default" table:formula="of:=IF([$'Offered modules from TUM online (Master)'.C97]; [$'Offered modules from TUM online (Master)'.B97]; &quot;&quot;)">
            <text:p/>
          </table:table-cell>
          <table:table-cell table:number-columns-repeated="6"/>
          <table:table-cell table:style-name="ce9" table:formula="of:=[$'Offered modules from TUM online (Master)'.C97]"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98]; [$'Offered modules from TUM online (Master)'.A98]; &quot;&quot;)">
            <text:p/>
          </table:table-cell>
          <table:table-cell/>
          <table:table-cell table:style-name="Default" table:formula="of:=IF([$'Offered modules from TUM online (Master)'.C98]; [$'Offered modules from TUM online (Master)'.B98]; &quot;&quot;)">
            <text:p/>
          </table:table-cell>
          <table:table-cell table:number-columns-repeated="6"/>
          <table:table-cell table:style-name="ce9" table:formula="of:=[$'Offered modules from TUM online (Master)'.C98]"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99]; [$'Offered modules from TUM online (Master)'.A99]; &quot;&quot;)">
            <text:p/>
          </table:table-cell>
          <table:table-cell/>
          <table:table-cell table:style-name="Default" table:formula="of:=IF([$'Offered modules from TUM online (Master)'.C99]; [$'Offered modules from TUM online (Master)'.B99]; &quot;&quot;)">
            <text:p/>
          </table:table-cell>
          <table:table-cell table:number-columns-repeated="6"/>
          <table:table-cell table:style-name="ce9" table:formula="of:=[$'Offered modules from TUM online (Master)'.C99]"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100]; [$'Offered modules from TUM online (Master)'.A100]; &quot;&quot;)">
            <text:p/>
          </table:table-cell>
          <table:table-cell/>
          <table:table-cell table:style-name="Default" table:formula="of:=IF([$'Offered modules from TUM online (Master)'.C100]; [$'Offered modules from TUM online (Master)'.B100]; &quot;&quot;)">
            <text:p/>
          </table:table-cell>
          <table:table-cell table:number-columns-repeated="6"/>
          <table:table-cell table:style-name="ce9" table:formula="of:=[$'Offered modules from TUM online (Master)'.C100]"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101]; [$'Offered modules from TUM online (Master)'.A101]; &quot;&quot;)">
            <text:p/>
          </table:table-cell>
          <table:table-cell/>
          <table:table-cell table:style-name="Default" table:formula="of:=IF([$'Offered modules from TUM online (Master)'.C101]; [$'Offered modules from TUM online (Master)'.B101]; &quot;&quot;)">
            <text:p/>
          </table:table-cell>
          <table:table-cell table:number-columns-repeated="6"/>
          <table:table-cell table:style-name="ce9" table:formula="of:=[$'Offered modules from TUM online (Master)'.C101]"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Master)'.C102]; [$'Offered modules from TUM online (Master)'.A102]; &quot;&quot;)">
            <text:p/>
          </table:table-cell>
          <table:table-cell/>
          <table:table-cell table:style-name="Default" table:formula="of:=IF([$'Offered modules from TUM online (Master)'.C102]; [$'Offered modules from TUM online (Master)'.B102]; &quot;&quot;)">
            <text:p/>
          </table:table-cell>
          <table:table-cell table:number-columns-repeated="6"/>
          <table:table-cell table:style-name="ce9" table:formula="of:=[$'Offered modules from TUM online (Master)'.C102]" office:value-type="boolean" office:boolean-value="false" calcext:value-type="boolean">
            <text:p>FALSE</text:p>
          </table:table-cell>
          <table:table-cell table:number-columns-repeated="1014"/>
        </table:table-row>
        <table:table-row table:style-name="ro5">
          <table:table-cell table:formula="of:=IF([$'Offered modules from TUM online (Master)'.C103]; [$'Offered modules from TUM online (Master)'.A103]; &quot;&quot;)">
            <text:p/>
          </table:table-cell>
          <table:table-cell/>
          <table:table-cell table:style-name="Default" table:formula="of:=IF([$'Offered modules from TUM online (Master)'.C103]; [$'Offered modules from TUM online (Master)'.B103]; &quot;&quot;)">
            <text:p/>
          </table:table-cell>
          <table:table-cell table:number-columns-repeated="6"/>
          <table:table-cell table:style-name="ce41" office:value-type="string" calcext:value-type="string">
            <text:p>(leave free for spacing)</text:p>
          </table:table-cell>
          <table:table-cell table:number-columns-repeated="1014"/>
        </table:table-row>
        <table:table-row table:style-name="ro12">
          <table:table-cell table:style-name="ce1" office:value-type="string" calcext:value-type="string" table:number-columns-spanned="8" table:number-rows-spanned="1">
            <text:p>IN modules <text:span text:style-name="T3">not associated</text:span> with Master Informatics and not yet mentioned above:</text:p>
          </table:table-cell>
          <table:covered-table-cell/>
          <table:covered-table-cell table:style-name="ce32"/>
          <table:covered-table-cell table:number-columns-repeated="2"/>
          <table:covered-table-cell table:style-name="Default"/>
          <table:covered-table-cell table:number-columns-repeated="2"/>
          <table:table-cell/>
          <table:table-cell table:style-name="ce9" office:value-type="boolean" office:boolean-value="true" calcext:value-type="boolean">
            <text:p>TRUE</text:p>
          </table:table-cell>
          <table:table-cell table:number-columns-repeated="1014"/>
        </table:table-row>
        <table:table-row table:style-name="ro13">
          <table:table-cell table:style-name="ce17" office:value-type="string" calcext:value-type="string" table:number-columns-spanned="9" table:number-rows-spanned="1">
            <text:p>These are included in this list because some of them might nevertheless be eligible for Master Informatics, for example because the course is new and the info in TUMonline is not up to date!</text:p>
          </table:table-cell>
          <table:covered-table-cell/>
          <table:covered-table-cell table:style-name="ce32"/>
          <table:covered-table-cell table:number-columns-repeated="2"/>
          <table:covered-table-cell table:style-name="Default"/>
          <table:covered-table-cell table:number-columns-repeated="3"/>
          <table:table-cell table:style-name="ce9" office:value-type="boolean" office:boolean-value="true" calcext:value-type="boolean">
            <text:p>TRUE</text:p>
          </table:table-cell>
          <table:table-cell table:number-columns-repeated="1014"/>
        </table:table-row>
        <table:table-row table:style-name="ro5">
          <table:table-cell table:formula="of:=IF([$'Offered modules from TUM online (Other IN)'.C5]; [$'Offered modules from TUM online (Other IN)'.A5]; &quot;&quot;)" office:value-type="string" office:string-value="IN0025" calcext:value-type="string">
            <text:p>IN0025</text:p>
          </table:table-cell>
          <table:table-cell/>
          <table:table-cell table:style-name="Default" table:formula="of:=IF([$'Offered modules from TUM online (Other IN)'.C5]; [$'Offered modules from TUM online (Other IN)'.B5]; &quot;&quot;)" office:value-type="string" office:string-value="Information Technologies and Society" calcext:value-type="string">
            <text:p>Information Technologies and Society</text:p>
          </table:table-cell>
          <table:table-cell table:number-columns-repeated="6"/>
          <table:table-cell table:style-name="ce9" table:formula="of:=[$'Offered modules from TUM online (Other IN)'.C5]" office:value-type="boolean" office:boolean-value="true" calcext:value-type="boolean">
            <text:p>TRUE</text:p>
          </table:table-cell>
          <table:table-cell table:number-columns-repeated="1014"/>
        </table:table-row>
        <table:table-row table:style-name="ro5">
          <table:table-cell table:formula="of:=IF([$'Offered modules from TUM online (Other IN)'.C6]; [$'Offered modules from TUM online (Other IN)'.A6]; &quot;&quot;)" office:value-type="string" office:string-value="IN0038" calcext:value-type="string">
            <text:p>IN0038</text:p>
          </table:table-cell>
          <table:table-cell/>
          <table:table-cell table:style-name="Default" table:formula="of:=IF([$'Offered modules from TUM online (Other IN)'.C6]; [$'Offered modules from TUM online (Other IN)'.B6]; &quot;&quot;)" office:value-type="string" office:string-value="Real-time Computer Graphics" calcext:value-type="string">
            <text:p>Real-time Computer Graphics</text:p>
          </table:table-cell>
          <table:table-cell table:number-columns-repeated="6"/>
          <table:table-cell table:style-name="ce9" table:formula="of:=[$'Offered modules from TUM online (Other IN)'.C6]" office:value-type="boolean" office:boolean-value="true" calcext:value-type="boolean">
            <text:p>TRUE</text:p>
          </table:table-cell>
          <table:table-cell table:number-columns-repeated="1014"/>
        </table:table-row>
        <table:table-row table:style-name="ro5">
          <table:table-cell table:formula="of:=IF([$'Offered modules from TUM online (Other IN)'.C7]; [$'Offered modules from TUM online (Other IN)'.A7]; &quot;&quot;)" office:value-type="string" office:string-value="IN0040" calcext:value-type="string">
            <text:p>IN0040</text:p>
          </table:table-cell>
          <table:table-cell/>
          <table:table-cell table:style-name="Default" table:formula="of:=IF([$'Offered modules from TUM online (Other IN)'.C7]; [$'Offered modules from TUM online (Other IN)'.B7]; &quot;&quot;)" office:value-type="string" office:string-value="Social Gaming" calcext:value-type="string">
            <text:p>Social Gaming</text:p>
          </table:table-cell>
          <table:table-cell table:number-columns-repeated="6"/>
          <table:table-cell table:style-name="ce9" table:formula="of:=[$'Offered modules from TUM online (Other IN)'.C7]" office:value-type="boolean" office:boolean-value="true" calcext:value-type="boolean">
            <text:p>TRUE</text:p>
          </table:table-cell>
          <table:table-cell table:number-columns-repeated="1014"/>
        </table:table-row>
        <table:table-row table:style-name="ro5">
          <table:table-cell table:formula="of:=IF([$'Offered modules from TUM online (Other IN)'.C8]; [$'Offered modules from TUM online (Other IN)'.A8]; &quot;&quot;)" office:value-type="string" office:string-value="IN2105" calcext:value-type="string">
            <text:p>IN2105</text:p>
          </table:table-cell>
          <table:table-cell/>
          <table:table-cell table:style-name="Default" table:formula="of:=IF([$'Offered modules from TUM online (Other IN)'.C8]; [$'Offered modules from TUM online (Other IN)'.B8]; &quot;&quot;)" office:value-type="string" office:string-value="Business Process Technologies and Management" calcext:value-type="string">
            <text:p>Business Process Technologies and Management</text:p>
          </table:table-cell>
          <table:table-cell table:number-columns-repeated="6"/>
          <table:table-cell table:style-name="ce9" table:formula="of:=[$'Offered modules from TUM online (Other IN)'.C8]" office:value-type="boolean" office:boolean-value="true" calcext:value-type="boolean">
            <text:p>TRUE</text:p>
          </table:table-cell>
          <table:table-cell table:number-columns-repeated="1014"/>
        </table:table-row>
        <table:table-row table:style-name="ro5">
          <table:table-cell table:formula="of:=IF([$'Offered modules from TUM online (Other IN)'.C9]; [$'Offered modules from TUM online (Other IN)'.A9]; &quot;&quot;)" office:value-type="string" office:string-value="IN2137" calcext:value-type="string">
            <text:p>IN2137</text:p>
          </table:table-cell>
          <table:table-cell/>
          <table:table-cell table:style-name="Default" table:formula="of:=IF([$'Offered modules from TUM online (Other IN)'.C9]; [$'Offered modules from TUM online (Other IN)'.B9]; &quot;&quot;)" office:value-type="string" office:string-value="Doktorandenseminar" calcext:value-type="string">
            <text:p>Doktorandenseminar</text:p>
          </table:table-cell>
          <table:table-cell table:number-columns-repeated="6"/>
          <table:table-cell table:style-name="ce9" table:formula="of:=[$'Offered modules from TUM online (Other IN)'.C9]" office:value-type="boolean" office:boolean-value="true" calcext:value-type="boolean">
            <text:p>TRUE</text:p>
          </table:table-cell>
          <table:table-cell table:number-columns-repeated="1014"/>
        </table:table-row>
        <table:table-row table:style-name="ro5">
          <table:table-cell table:formula="of:=IF([$'Offered modules from TUM online (Other IN)'.C10]; [$'Offered modules from TUM online (Other IN)'.A10]; &quot;&quot;)" office:value-type="string" office:string-value="IN2141" calcext:value-type="string">
            <text:p>IN2141</text:p>
          </table:table-cell>
          <table:table-cell/>
          <table:table-cell table:style-name="Default" table:formula="of:=IF([$'Offered modules from TUM online (Other IN)'.C10]; [$'Offered modules from TUM online (Other IN)'.B10]; &quot;&quot;)" office:value-type="string" office:string-value="Scientific Computing II" calcext:value-type="string">
            <text:p>Scientific Computing II</text:p>
          </table:table-cell>
          <table:table-cell table:number-columns-repeated="6"/>
          <table:table-cell table:style-name="ce9" table:formula="of:=[$'Offered modules from TUM online (Other IN)'.C10]" office:value-type="boolean" office:boolean-value="true" calcext:value-type="boolean">
            <text:p>TRUE</text:p>
          </table:table-cell>
          <table:table-cell table:number-columns-repeated="1014"/>
        </table:table-row>
        <table:table-row table:style-name="ro5">
          <table:table-cell table:formula="of:=IF([$'Offered modules from TUM online (Other IN)'.C11]; [$'Offered modules from TUM online (Other IN)'.A11]; &quot;&quot;)" office:value-type="string" office:string-value="IN2149" calcext:value-type="string">
            <text:p>IN2149</text:p>
          </table:table-cell>
          <table:table-cell/>
          <table:table-cell table:style-name="Default" table:formula="of:=IF([$'Offered modules from TUM online (Other IN)'.C11]; [$'Offered modules from TUM online (Other IN)'.B11]; &quot;&quot;)" office:value-type="string" office:string-value="Gems of Informatics 2" calcext:value-type="string">
            <text:p>Gems of Informatics 2</text:p>
          </table:table-cell>
          <table:table-cell table:number-columns-repeated="6"/>
          <table:table-cell table:style-name="ce9" table:formula="of:=[$'Offered modules from TUM online (Other IN)'.C11]" office:value-type="boolean" office:boolean-value="true" calcext:value-type="boolean">
            <text:p>TRUE</text:p>
          </table:table-cell>
          <table:table-cell table:number-columns-repeated="1014"/>
        </table:table-row>
        <table:table-row table:style-name="ro5">
          <table:table-cell table:formula="of:=IF([$'Offered modules from TUM online (Other IN)'.C12]; [$'Offered modules from TUM online (Other IN)'.A12]; &quot;&quot;)" office:value-type="string" office:string-value="IN2185" calcext:value-type="string">
            <text:p>IN2185</text:p>
          </table:table-cell>
          <table:table-cell/>
          <table:table-cell table:style-name="Default" table:formula="of:=IF([$'Offered modules from TUM online (Other IN)'.C12]; [$'Offered modules from TUM online (Other IN)'.B12]; &quot;&quot;)" office:value-type="string" office:string-value="BGCE - Research Day" calcext:value-type="string">
            <text:p>BGCE - Research Day</text:p>
          </table:table-cell>
          <table:table-cell table:number-columns-repeated="6"/>
          <table:table-cell table:style-name="ce9" table:formula="of:=[$'Offered modules from TUM online (Other IN)'.C12]" office:value-type="boolean" office:boolean-value="true" calcext:value-type="boolean">
            <text:p>TRUE</text:p>
          </table:table-cell>
          <table:table-cell table:number-columns-repeated="1014"/>
        </table:table-row>
        <table:table-row table:style-name="ro5">
          <table:table-cell table:formula="of:=IF([$'Offered modules from TUM online (Other IN)'.C13]; [$'Offered modules from TUM online (Other IN)'.A13]; &quot;&quot;)" office:value-type="string" office:string-value="IN2221" calcext:value-type="string">
            <text:p>IN2221</text:p>
          </table:table-cell>
          <table:table-cell/>
          <table:table-cell table:style-name="Default" table:formula="of:=IF([$'Offered modules from TUM online (Other IN)'.C13]; [$'Offered modules from TUM online (Other IN)'.B13]; &quot;&quot;)" office:value-type="string" office:string-value="Protein Prediction I for Bioinformaticians" calcext:value-type="string">
            <text:p>Protein Prediction I for Bioinformaticians</text:p>
          </table:table-cell>
          <table:table-cell table:number-columns-repeated="6"/>
          <table:table-cell table:style-name="ce9" table:formula="of:=[$'Offered modules from TUM online (Other IN)'.C13]" office:value-type="boolean" office:boolean-value="true" calcext:value-type="boolean">
            <text:p>TRUE</text:p>
          </table:table-cell>
          <table:table-cell table:number-columns-repeated="1014"/>
        </table:table-row>
        <table:table-row table:style-name="ro5">
          <table:table-cell table:formula="of:=IF([$'Offered modules from TUM online (Other IN)'.C14]; [$'Offered modules from TUM online (Other IN)'.A14]; &quot;&quot;)" office:value-type="string" office:string-value="IN2300" calcext:value-type="string">
            <text:p>IN2300</text:p>
          </table:table-cell>
          <table:table-cell/>
          <table:table-cell table:style-name="Default" table:formula="of:=IF([$'Offered modules from TUM online (Other IN)'.C14]; [$'Offered modules from TUM online (Other IN)'.B14]; &quot;&quot;)" office:value-type="string" office:string-value="Design of Business Simulations" calcext:value-type="string">
            <text:p>Design of Business Simulations</text:p>
          </table:table-cell>
          <table:table-cell table:number-columns-repeated="6"/>
          <table:table-cell table:style-name="ce9" table:formula="of:=[$'Offered modules from TUM online (Other IN)'.C14]" office:value-type="boolean" office:boolean-value="true" calcext:value-type="boolean">
            <text:p>TRUE</text:p>
          </table:table-cell>
          <table:table-cell table:number-columns-repeated="1014"/>
        </table:table-row>
        <table:table-row table:style-name="ro5">
          <table:table-cell table:formula="of:=IF([$'Offered modules from TUM online (Other IN)'.C15]; [$'Offered modules from TUM online (Other IN)'.A15]; &quot;&quot;)" office:value-type="string" office:string-value="IN2366" calcext:value-type="string">
            <text:p>IN2366</text:p>
          </table:table-cell>
          <table:table-cell/>
          <table:table-cell table:style-name="Default" table:formula="of:=IF([$'Offered modules from TUM online (Other IN)'.C15]; [$'Offered modules from TUM online (Other IN)'.B15]; &quot;&quot;)" office:value-type="string" office:string-value="Modelling and SimulationFocus Analysis" calcext:value-type="string">
            <text:p>Modelling and SimulationFocus Analysis</text:p>
          </table:table-cell>
          <table:table-cell table:number-columns-repeated="6"/>
          <table:table-cell table:style-name="ce9" table:formula="of:=[$'Offered modules from TUM online (Other IN)'.C15]" office:value-type="boolean" office:boolean-value="true" calcext:value-type="boolean">
            <text:p>TRUE</text:p>
          </table:table-cell>
          <table:table-cell table:number-columns-repeated="1014"/>
        </table:table-row>
        <table:table-row table:style-name="ro5">
          <table:table-cell table:formula="of:=IF([$'Offered modules from TUM online (Other IN)'.C16]; [$'Offered modules from TUM online (Other IN)'.A16]; &quot;&quot;)" office:value-type="string" office:string-value="IN2368" calcext:value-type="string">
            <text:p>IN2368</text:p>
          </table:table-cell>
          <table:table-cell/>
          <table:table-cell table:style-name="Default" table:formula="of:=IF([$'Offered modules from TUM online (Other IN)'.C16]; [$'Offered modules from TUM online (Other IN)'.B16]; &quot;&quot;)" office:value-type="string" office:string-value="Lecture Series &quot;Games Engineering&quot;" calcext:value-type="string">
            <text:p>Lecture Series "Games Engineering"</text:p>
          </table:table-cell>
          <table:table-cell table:number-columns-repeated="6"/>
          <table:table-cell table:style-name="ce9" table:formula="of:=[$'Offered modules from TUM online (Other IN)'.C16]" office:value-type="boolean" office:boolean-value="true" calcext:value-type="boolean">
            <text:p>TRUE</text:p>
          </table:table-cell>
          <table:table-cell table:number-columns-repeated="1014"/>
        </table:table-row>
        <table:table-row table:style-name="ro5">
          <table:table-cell table:formula="of:=IF([$'Offered modules from TUM online (Other IN)'.C17]; [$'Offered modules from TUM online (Other IN)'.A17]; &quot;&quot;)" office:value-type="string" office:string-value="IN2399" calcext:value-type="string">
            <text:p>IN2399</text:p>
          </table:table-cell>
          <table:table-cell/>
          <table:table-cell table:style-name="Default" table:formula="of:=IF([$'Offered modules from TUM online (Other IN)'.C17]; [$'Offered modules from TUM online (Other IN)'.B17]; &quot;&quot;)" office:value-type="string" office:string-value="Advanced Bioinformatics" calcext:value-type="string">
            <text:p>Advanced Bioinformatics</text:p>
          </table:table-cell>
          <table:table-cell table:number-columns-repeated="6"/>
          <table:table-cell table:style-name="ce9" table:formula="of:=[$'Offered modules from TUM online (Other IN)'.C17]" office:value-type="boolean" office:boolean-value="true" calcext:value-type="boolean">
            <text:p>TRUE</text:p>
          </table:table-cell>
          <table:table-cell table:number-columns-repeated="1014"/>
        </table:table-row>
        <table:table-row table:style-name="ro5">
          <table:table-cell table:formula="of:=IF([$'Offered modules from TUM online (Other IN)'.C18]; [$'Offered modules from TUM online (Other IN)'.A18]; &quot;&quot;)" office:value-type="string" office:string-value="IN8003" calcext:value-type="string">
            <text:p>IN8003</text:p>
          </table:table-cell>
          <table:table-cell/>
          <table:table-cell table:style-name="Default" table:formula="of:=IF([$'Offered modules from TUM online (Other IN)'.C18]; [$'Offered modules from TUM online (Other IN)'.B18]; &quot;&quot;)" office:value-type="string" office:string-value="Introduction into Computer Sciencefor non Informatics studies" calcext:value-type="string">
            <text:p>Introduction into Computer Sciencefor non Informatics studies</text:p>
          </table:table-cell>
          <table:table-cell table:number-columns-repeated="6"/>
          <table:table-cell table:style-name="ce9" table:formula="of:=[$'Offered modules from TUM online (Other IN)'.C18]" office:value-type="boolean" office:boolean-value="true" calcext:value-type="boolean">
            <text:p>TRUE</text:p>
          </table:table-cell>
          <table:table-cell table:number-columns-repeated="1014"/>
        </table:table-row>
        <table:table-row table:style-name="ro5">
          <table:table-cell table:formula="of:=IF([$'Offered modules from TUM online (Other IN)'.C19]; [$'Offered modules from TUM online (Other IN)'.A19]; &quot;&quot;)" office:value-type="string" office:string-value="IN8009" calcext:value-type="string">
            <text:p>IN8009</text:p>
          </table:table-cell>
          <table:table-cell/>
          <table:table-cell table:style-name="Default" table:formula="of:=IF([$'Offered modules from TUM online (Other IN)'.C19]; [$'Offered modules from TUM online (Other IN)'.B19]; &quot;&quot;)" office:value-type="string" office:string-value="Algorithms and Data StructuresET/IT" calcext:value-type="string">
            <text:p>Algorithms and Data StructuresET/IT</text:p>
          </table:table-cell>
          <table:table-cell table:number-columns-repeated="6"/>
          <table:table-cell table:style-name="ce9" table:formula="of:=[$'Offered modules from TUM online (Other IN)'.C19]" office:value-type="boolean" office:boolean-value="true" calcext:value-type="boolean">
            <text:p>TRUE</text:p>
          </table:table-cell>
          <table:table-cell table:number-columns-repeated="1014"/>
        </table:table-row>
        <table:table-row table:style-name="ro5">
          <table:table-cell table:formula="of:=IF([$'Offered modules from TUM online (Other IN)'.C20]; [$'Offered modules from TUM online (Other IN)'.A20]; &quot;&quot;)" office:value-type="string" office:string-value="IN8012" calcext:value-type="string">
            <text:p>IN8012</text:p>
          </table:table-cell>
          <table:table-cell/>
          <table:table-cell table:style-name="Default" table:formula="of:=IF([$'Offered modules from TUM online (Other IN)'.C20]; [$'Offered modules from TUM online (Other IN)'.B20]; &quot;&quot;)" office:value-type="string" office:string-value="Engineering Informatics 2BSc Engineering Science" calcext:value-type="string">
            <text:p>Engineering Informatics 2BSc Engineering Science</text:p>
          </table:table-cell>
          <table:table-cell table:number-columns-repeated="6"/>
          <table:table-cell table:style-name="ce9" table:formula="of:=[$'Offered modules from TUM online (Other IN)'.C20]" office:value-type="boolean" office:boolean-value="true" calcext:value-type="boolean">
            <text:p>TRUE</text:p>
          </table:table-cell>
          <table:table-cell table:number-columns-repeated="1014"/>
        </table:table-row>
        <table:table-row table:style-name="ro5">
          <table:table-cell table:formula="of:=IF([$'Offered modules from TUM online (Other IN)'.C21]; [$'Offered modules from TUM online (Other IN)'.A21]; &quot;&quot;)" office:value-type="string" office:string-value="IN8015" calcext:value-type="string">
            <text:p>IN8015</text:p>
          </table:table-cell>
          <table:table-cell/>
          <table:table-cell table:style-name="Default" table:formula="of:=IF([$'Offered modules from TUM online (Other IN)'.C21]; [$'Offered modules from TUM online (Other IN)'.B21]; &quot;&quot;)" office:value-type="string" office:string-value="Systems EngineeringBSc Engineering Science" calcext:value-type="string">
            <text:p>Systems EngineeringBSc Engineering Science</text:p>
          </table:table-cell>
          <table:table-cell table:number-columns-repeated="6"/>
          <table:table-cell table:style-name="ce9" table:formula="of:=[$'Offered modules from TUM online (Other IN)'.C21]" office:value-type="boolean" office:boolean-value="true" calcext:value-type="boolean">
            <text:p>TRUE</text:p>
          </table:table-cell>
          <table:table-cell table:number-columns-repeated="1014"/>
        </table:table-row>
        <table:table-row table:style-name="ro5">
          <table:table-cell table:formula="of:=IF([$'Offered modules from TUM online (Other IN)'.C22]; [$'Offered modules from TUM online (Other IN)'.A22]; &quot;&quot;)" office:value-type="string" office:string-value="IN8024" calcext:value-type="string">
            <text:p>IN8024</text:p>
          </table:table-cell>
          <table:table-cell/>
          <table:table-cell table:style-name="Default" table:formula="of:=IF([$'Offered modules from TUM online (Other IN)'.C22]; [$'Offered modules from TUM online (Other IN)'.B22]; &quot;&quot;)" office:value-type="string" office:string-value="Information Management for Digital Business Models" calcext:value-type="string">
            <text:p>Information Management for Digital Business Models</text:p>
          </table:table-cell>
          <table:table-cell table:number-columns-repeated="6"/>
          <table:table-cell table:style-name="ce9" table:formula="of:=[$'Offered modules from TUM online (Other IN)'.C22]" office:value-type="boolean" office:boolean-value="true" calcext:value-type="boolean">
            <text:p>TRUE</text:p>
          </table:table-cell>
          <table:table-cell table:number-columns-repeated="1014"/>
        </table:table-row>
        <table:table-row table:style-name="ro5">
          <table:table-cell table:formula="of:=IF([$'Offered modules from TUM online (Other IN)'.C23]; [$'Offered modules from TUM online (Other IN)'.A23]; &quot;&quot;)" office:value-type="string" office:string-value="IN9049" calcext:value-type="string">
            <text:p>IN9049</text:p>
          </table:table-cell>
          <table:table-cell/>
          <table:table-cell table:style-name="Default" table:formula="of:=IF([$'Offered modules from TUM online (Other IN)'.C23]; [$'Offered modules from TUM online (Other IN)'.B23]; &quot;&quot;)" office:value-type="string" office:string-value="Technology and Law" calcext:value-type="string">
            <text:p>Technology and Law</text:p>
          </table:table-cell>
          <table:table-cell table:number-columns-repeated="6"/>
          <table:table-cell table:style-name="ce9" table:formula="of:=[$'Offered modules from TUM online (Other IN)'.C23]" office:value-type="boolean" office:boolean-value="true" calcext:value-type="boolean">
            <text:p>TRUE</text:p>
          </table:table-cell>
          <table:table-cell table:number-columns-repeated="1014"/>
        </table:table-row>
        <table:table-row table:style-name="ro5">
          <table:table-cell table:formula="of:=IF([$'Offered modules from TUM online (Other IN)'.C24]; [$'Offered modules from TUM online (Other IN)'.A24]; &quot;&quot;)" office:value-type="string" office:string-value="IN9050" calcext:value-type="string">
            <text:p>IN9050</text:p>
          </table:table-cell>
          <table:table-cell/>
          <table:table-cell table:style-name="Default" table:formula="of:=IF([$'Offered modules from TUM online (Other IN)'.C24]; [$'Offered modules from TUM online (Other IN)'.B24]; &quot;&quot;)" office:value-type="string" office:string-value="Introduction to Data Protection Law" calcext:value-type="string">
            <text:p>Introduction to Data Protection Law</text:p>
          </table:table-cell>
          <table:table-cell table:number-columns-repeated="6"/>
          <table:table-cell table:style-name="ce9" table:formula="of:=[$'Offered modules from TUM online (Other IN)'.C24]" office:value-type="boolean" office:boolean-value="true" calcext:value-type="boolean">
            <text:p>TRUE</text:p>
          </table:table-cell>
          <table:table-cell table:number-columns-repeated="1014"/>
        </table:table-row>
        <table:table-row table:style-name="ro5" table:visibility="filter">
          <table:table-cell table:formula="of:=IF([$'Offered modules from TUM online (Other IN)'.C25]; [$'Offered modules from TUM online (Other IN)'.A25]; &quot;&quot;)">
            <text:p/>
          </table:table-cell>
          <table:table-cell/>
          <table:table-cell table:style-name="Default" table:formula="of:=IF([$'Offered modules from TUM online (Other IN)'.C25]; [$'Offered modules from TUM online (Other IN)'.B25]; &quot;&quot;)">
            <text:p/>
          </table:table-cell>
          <table:table-cell table:number-columns-repeated="6"/>
          <table:table-cell table:style-name="ce9" table:formula="of:=[$'Offered modules from TUM online (Other IN)'.C25]"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26]; [$'Offered modules from TUM online (Other IN)'.A26]; &quot;&quot;)">
            <text:p/>
          </table:table-cell>
          <table:table-cell/>
          <table:table-cell table:style-name="Default" table:formula="of:=IF([$'Offered modules from TUM online (Other IN)'.C26]; [$'Offered modules from TUM online (Other IN)'.B26]; &quot;&quot;)">
            <text:p/>
          </table:table-cell>
          <table:table-cell table:number-columns-repeated="6"/>
          <table:table-cell table:style-name="ce9" table:formula="of:=[$'Offered modules from TUM online (Other IN)'.C26]"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27]; [$'Offered modules from TUM online (Other IN)'.A27]; &quot;&quot;)">
            <text:p/>
          </table:table-cell>
          <table:table-cell/>
          <table:table-cell table:style-name="Default" table:formula="of:=IF([$'Offered modules from TUM online (Other IN)'.C27]; [$'Offered modules from TUM online (Other IN)'.B27]; &quot;&quot;)">
            <text:p/>
          </table:table-cell>
          <table:table-cell table:number-columns-repeated="6"/>
          <table:table-cell table:style-name="ce9" table:formula="of:=[$'Offered modules from TUM online (Other IN)'.C27]"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28]; [$'Offered modules from TUM online (Other IN)'.A28]; &quot;&quot;)">
            <text:p/>
          </table:table-cell>
          <table:table-cell/>
          <table:table-cell table:style-name="Default" table:formula="of:=IF([$'Offered modules from TUM online (Other IN)'.C28]; [$'Offered modules from TUM online (Other IN)'.B28]; &quot;&quot;)">
            <text:p/>
          </table:table-cell>
          <table:table-cell table:number-columns-repeated="6"/>
          <table:table-cell table:style-name="ce9" table:formula="of:=[$'Offered modules from TUM online (Other IN)'.C28]"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29]; [$'Offered modules from TUM online (Other IN)'.A29]; &quot;&quot;)">
            <text:p/>
          </table:table-cell>
          <table:table-cell/>
          <table:table-cell table:style-name="Default" table:formula="of:=IF([$'Offered modules from TUM online (Other IN)'.C29]; [$'Offered modules from TUM online (Other IN)'.B29]; &quot;&quot;)">
            <text:p/>
          </table:table-cell>
          <table:table-cell table:number-columns-repeated="6"/>
          <table:table-cell table:style-name="ce9" table:formula="of:=[$'Offered modules from TUM online (Other IN)'.C29]"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30]; [$'Offered modules from TUM online (Other IN)'.A30]; &quot;&quot;)">
            <text:p/>
          </table:table-cell>
          <table:table-cell/>
          <table:table-cell table:style-name="Default" table:formula="of:=IF([$'Offered modules from TUM online (Other IN)'.C30]; [$'Offered modules from TUM online (Other IN)'.B30]; &quot;&quot;)">
            <text:p/>
          </table:table-cell>
          <table:table-cell table:number-columns-repeated="6"/>
          <table:table-cell table:style-name="ce9" table:formula="of:=[$'Offered modules from TUM online (Other IN)'.C30]"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31]; [$'Offered modules from TUM online (Other IN)'.A31]; &quot;&quot;)">
            <text:p/>
          </table:table-cell>
          <table:table-cell/>
          <table:table-cell table:style-name="Default" table:formula="of:=IF([$'Offered modules from TUM online (Other IN)'.C31]; [$'Offered modules from TUM online (Other IN)'.B31]; &quot;&quot;)">
            <text:p/>
          </table:table-cell>
          <table:table-cell table:number-columns-repeated="6"/>
          <table:table-cell table:style-name="ce9" table:formula="of:=[$'Offered modules from TUM online (Other IN)'.C31]"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32]; [$'Offered modules from TUM online (Other IN)'.A32]; &quot;&quot;)">
            <text:p/>
          </table:table-cell>
          <table:table-cell/>
          <table:table-cell table:style-name="Default" table:formula="of:=IF([$'Offered modules from TUM online (Other IN)'.C32]; [$'Offered modules from TUM online (Other IN)'.B32]; &quot;&quot;)">
            <text:p/>
          </table:table-cell>
          <table:table-cell table:number-columns-repeated="6"/>
          <table:table-cell table:style-name="ce9" table:formula="of:=[$'Offered modules from TUM online (Other IN)'.C32]"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33]; [$'Offered modules from TUM online (Other IN)'.A33]; &quot;&quot;)">
            <text:p/>
          </table:table-cell>
          <table:table-cell/>
          <table:table-cell table:style-name="Default" table:formula="of:=IF([$'Offered modules from TUM online (Other IN)'.C33]; [$'Offered modules from TUM online (Other IN)'.B33]; &quot;&quot;)">
            <text:p/>
          </table:table-cell>
          <table:table-cell table:number-columns-repeated="6"/>
          <table:table-cell table:style-name="ce9" table:formula="of:=[$'Offered modules from TUM online (Other IN)'.C33]"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34]; [$'Offered modules from TUM online (Other IN)'.A34]; &quot;&quot;)">
            <text:p/>
          </table:table-cell>
          <table:table-cell/>
          <table:table-cell table:style-name="Default" table:formula="of:=IF([$'Offered modules from TUM online (Other IN)'.C34]; [$'Offered modules from TUM online (Other IN)'.B34]; &quot;&quot;)">
            <text:p/>
          </table:table-cell>
          <table:table-cell table:number-columns-repeated="6"/>
          <table:table-cell table:style-name="ce9" table:formula="of:=[$'Offered modules from TUM online (Other IN)'.C34]"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35]; [$'Offered modules from TUM online (Other IN)'.A35]; &quot;&quot;)">
            <text:p/>
          </table:table-cell>
          <table:table-cell/>
          <table:table-cell table:style-name="Default" table:formula="of:=IF([$'Offered modules from TUM online (Other IN)'.C35]; [$'Offered modules from TUM online (Other IN)'.B35]; &quot;&quot;)">
            <text:p/>
          </table:table-cell>
          <table:table-cell table:number-columns-repeated="6"/>
          <table:table-cell table:style-name="ce9" table:formula="of:=[$'Offered modules from TUM online (Other IN)'.C35]"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36]; [$'Offered modules from TUM online (Other IN)'.A36]; &quot;&quot;)">
            <text:p/>
          </table:table-cell>
          <table:table-cell/>
          <table:table-cell table:style-name="Default" table:formula="of:=IF([$'Offered modules from TUM online (Other IN)'.C36]; [$'Offered modules from TUM online (Other IN)'.B36]; &quot;&quot;)">
            <text:p/>
          </table:table-cell>
          <table:table-cell table:number-columns-repeated="6"/>
          <table:table-cell table:style-name="ce9" table:formula="of:=[$'Offered modules from TUM online (Other IN)'.C36]"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37]; [$'Offered modules from TUM online (Other IN)'.A37]; &quot;&quot;)">
            <text:p/>
          </table:table-cell>
          <table:table-cell/>
          <table:table-cell table:style-name="Default" table:formula="of:=IF([$'Offered modules from TUM online (Other IN)'.C37]; [$'Offered modules from TUM online (Other IN)'.B37]; &quot;&quot;)">
            <text:p/>
          </table:table-cell>
          <table:table-cell table:number-columns-repeated="6"/>
          <table:table-cell table:style-name="ce9" table:formula="of:=[$'Offered modules from TUM online (Other IN)'.C37]"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38]; [$'Offered modules from TUM online (Other IN)'.A38]; &quot;&quot;)">
            <text:p/>
          </table:table-cell>
          <table:table-cell/>
          <table:table-cell table:style-name="Default" table:formula="of:=IF([$'Offered modules from TUM online (Other IN)'.C38]; [$'Offered modules from TUM online (Other IN)'.B38]; &quot;&quot;)">
            <text:p/>
          </table:table-cell>
          <table:table-cell table:number-columns-repeated="6"/>
          <table:table-cell table:style-name="ce9" table:formula="of:=[$'Offered modules from TUM online (Other IN)'.C38]"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39]; [$'Offered modules from TUM online (Other IN)'.A39]; &quot;&quot;)">
            <text:p/>
          </table:table-cell>
          <table:table-cell/>
          <table:table-cell table:style-name="Default" table:formula="of:=IF([$'Offered modules from TUM online (Other IN)'.C39]; [$'Offered modules from TUM online (Other IN)'.B39]; &quot;&quot;)">
            <text:p/>
          </table:table-cell>
          <table:table-cell table:number-columns-repeated="6"/>
          <table:table-cell table:style-name="ce9" table:formula="of:=[$'Offered modules from TUM online (Other IN)'.C39]"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40]; [$'Offered modules from TUM online (Other IN)'.A40]; &quot;&quot;)">
            <text:p/>
          </table:table-cell>
          <table:table-cell/>
          <table:table-cell table:style-name="Default" table:formula="of:=IF([$'Offered modules from TUM online (Other IN)'.C40]; [$'Offered modules from TUM online (Other IN)'.B40]; &quot;&quot;)">
            <text:p/>
          </table:table-cell>
          <table:table-cell table:number-columns-repeated="6"/>
          <table:table-cell table:style-name="ce9" table:formula="of:=[$'Offered modules from TUM online (Other IN)'.C40]"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41]; [$'Offered modules from TUM online (Other IN)'.A41]; &quot;&quot;)">
            <text:p/>
          </table:table-cell>
          <table:table-cell/>
          <table:table-cell table:style-name="Default" table:formula="of:=IF([$'Offered modules from TUM online (Other IN)'.C41]; [$'Offered modules from TUM online (Other IN)'.B41]; &quot;&quot;)">
            <text:p/>
          </table:table-cell>
          <table:table-cell table:number-columns-repeated="6"/>
          <table:table-cell table:style-name="ce9" table:formula="of:=[$'Offered modules from TUM online (Other IN)'.C41]"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42]; [$'Offered modules from TUM online (Other IN)'.A42]; &quot;&quot;)">
            <text:p/>
          </table:table-cell>
          <table:table-cell/>
          <table:table-cell table:style-name="Default" table:formula="of:=IF([$'Offered modules from TUM online (Other IN)'.C42]; [$'Offered modules from TUM online (Other IN)'.B42]; &quot;&quot;)">
            <text:p/>
          </table:table-cell>
          <table:table-cell table:number-columns-repeated="6"/>
          <table:table-cell table:style-name="ce9" table:formula="of:=[$'Offered modules from TUM online (Other IN)'.C42]"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43]; [$'Offered modules from TUM online (Other IN)'.A43]; &quot;&quot;)">
            <text:p/>
          </table:table-cell>
          <table:table-cell/>
          <table:table-cell table:style-name="Default" table:formula="of:=IF([$'Offered modules from TUM online (Other IN)'.C43]; [$'Offered modules from TUM online (Other IN)'.B43]; &quot;&quot;)">
            <text:p/>
          </table:table-cell>
          <table:table-cell table:number-columns-repeated="6"/>
          <table:table-cell table:style-name="ce9" table:formula="of:=[$'Offered modules from TUM online (Other IN)'.C43]"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44]; [$'Offered modules from TUM online (Other IN)'.A44]; &quot;&quot;)">
            <text:p/>
          </table:table-cell>
          <table:table-cell/>
          <table:table-cell table:style-name="Default" table:formula="of:=IF([$'Offered modules from TUM online (Other IN)'.C44]; [$'Offered modules from TUM online (Other IN)'.B44]; &quot;&quot;)">
            <text:p/>
          </table:table-cell>
          <table:table-cell table:number-columns-repeated="6"/>
          <table:table-cell table:style-name="ce9" table:formula="of:=[$'Offered modules from TUM online (Other IN)'.C44]"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45]; [$'Offered modules from TUM online (Other IN)'.A45]; &quot;&quot;)">
            <text:p/>
          </table:table-cell>
          <table:table-cell/>
          <table:table-cell table:style-name="Default" table:formula="of:=IF([$'Offered modules from TUM online (Other IN)'.C45]; [$'Offered modules from TUM online (Other IN)'.B45]; &quot;&quot;)">
            <text:p/>
          </table:table-cell>
          <table:table-cell table:number-columns-repeated="6"/>
          <table:table-cell table:style-name="ce9" table:formula="of:=[$'Offered modules from TUM online (Other IN)'.C45]"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46]; [$'Offered modules from TUM online (Other IN)'.A46]; &quot;&quot;)">
            <text:p/>
          </table:table-cell>
          <table:table-cell/>
          <table:table-cell table:style-name="Default" table:formula="of:=IF([$'Offered modules from TUM online (Other IN)'.C46]; [$'Offered modules from TUM online (Other IN)'.B46]; &quot;&quot;)">
            <text:p/>
          </table:table-cell>
          <table:table-cell table:number-columns-repeated="6"/>
          <table:table-cell table:style-name="ce9" table:formula="of:=[$'Offered modules from TUM online (Other IN)'.C46]"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47]; [$'Offered modules from TUM online (Other IN)'.A47]; &quot;&quot;)">
            <text:p/>
          </table:table-cell>
          <table:table-cell/>
          <table:table-cell table:style-name="Default" table:formula="of:=IF([$'Offered modules from TUM online (Other IN)'.C47]; [$'Offered modules from TUM online (Other IN)'.B47]; &quot;&quot;)">
            <text:p/>
          </table:table-cell>
          <table:table-cell table:number-columns-repeated="6"/>
          <table:table-cell table:style-name="ce9" table:formula="of:=[$'Offered modules from TUM online (Other IN)'.C47]"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48]; [$'Offered modules from TUM online (Other IN)'.A48]; &quot;&quot;)">
            <text:p/>
          </table:table-cell>
          <table:table-cell/>
          <table:table-cell table:style-name="Default" table:formula="of:=IF([$'Offered modules from TUM online (Other IN)'.C48]; [$'Offered modules from TUM online (Other IN)'.B48]; &quot;&quot;)">
            <text:p/>
          </table:table-cell>
          <table:table-cell table:number-columns-repeated="6"/>
          <table:table-cell table:style-name="ce9" table:formula="of:=[$'Offered modules from TUM online (Other IN)'.C48]"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49]; [$'Offered modules from TUM online (Other IN)'.A49]; &quot;&quot;)">
            <text:p/>
          </table:table-cell>
          <table:table-cell/>
          <table:table-cell table:style-name="Default" table:formula="of:=IF([$'Offered modules from TUM online (Other IN)'.C49]; [$'Offered modules from TUM online (Other IN)'.B49]; &quot;&quot;)">
            <text:p/>
          </table:table-cell>
          <table:table-cell table:number-columns-repeated="6"/>
          <table:table-cell table:style-name="ce9" table:formula="of:=[$'Offered modules from TUM online (Other IN)'.C49]"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50]; [$'Offered modules from TUM online (Other IN)'.A50]; &quot;&quot;)">
            <text:p/>
          </table:table-cell>
          <table:table-cell/>
          <table:table-cell table:style-name="Default" table:formula="of:=IF([$'Offered modules from TUM online (Other IN)'.C50]; [$'Offered modules from TUM online (Other IN)'.B50]; &quot;&quot;)">
            <text:p/>
          </table:table-cell>
          <table:table-cell table:number-columns-repeated="6"/>
          <table:table-cell table:style-name="ce9" table:formula="of:=[$'Offered modules from TUM online (Other IN)'.C50]"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51]; [$'Offered modules from TUM online (Other IN)'.A51]; &quot;&quot;)">
            <text:p/>
          </table:table-cell>
          <table:table-cell/>
          <table:table-cell table:style-name="Default" table:formula="of:=IF([$'Offered modules from TUM online (Other IN)'.C51]; [$'Offered modules from TUM online (Other IN)'.B51]; &quot;&quot;)">
            <text:p/>
          </table:table-cell>
          <table:table-cell table:number-columns-repeated="6"/>
          <table:table-cell table:style-name="ce9" table:formula="of:=[$'Offered modules from TUM online (Other IN)'.C51]"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52]; [$'Offered modules from TUM online (Other IN)'.A52]; &quot;&quot;)">
            <text:p/>
          </table:table-cell>
          <table:table-cell/>
          <table:table-cell table:style-name="Default" table:formula="of:=IF([$'Offered modules from TUM online (Other IN)'.C52]; [$'Offered modules from TUM online (Other IN)'.B52]; &quot;&quot;)">
            <text:p/>
          </table:table-cell>
          <table:table-cell table:number-columns-repeated="6"/>
          <table:table-cell table:style-name="ce9" table:formula="of:=[$'Offered modules from TUM online (Other IN)'.C52]"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53]; [$'Offered modules from TUM online (Other IN)'.A53]; &quot;&quot;)">
            <text:p/>
          </table:table-cell>
          <table:table-cell/>
          <table:table-cell table:style-name="Default" table:formula="of:=IF([$'Offered modules from TUM online (Other IN)'.C53]; [$'Offered modules from TUM online (Other IN)'.B53]; &quot;&quot;)">
            <text:p/>
          </table:table-cell>
          <table:table-cell table:number-columns-repeated="6"/>
          <table:table-cell table:style-name="ce9" table:formula="of:=[$'Offered modules from TUM online (Other IN)'.C53]"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54]; [$'Offered modules from TUM online (Other IN)'.A54]; &quot;&quot;)">
            <text:p/>
          </table:table-cell>
          <table:table-cell/>
          <table:table-cell table:style-name="Default" table:formula="of:=IF([$'Offered modules from TUM online (Other IN)'.C54]; [$'Offered modules from TUM online (Other IN)'.B54]; &quot;&quot;)">
            <text:p/>
          </table:table-cell>
          <table:table-cell table:number-columns-repeated="6"/>
          <table:table-cell table:style-name="ce9" table:formula="of:=[$'Offered modules from TUM online (Other IN)'.C54]"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55]; [$'Offered modules from TUM online (Other IN)'.A55]; &quot;&quot;)">
            <text:p/>
          </table:table-cell>
          <table:table-cell/>
          <table:table-cell table:style-name="Default" table:formula="of:=IF([$'Offered modules from TUM online (Other IN)'.C55]; [$'Offered modules from TUM online (Other IN)'.B55]; &quot;&quot;)">
            <text:p/>
          </table:table-cell>
          <table:table-cell table:number-columns-repeated="6"/>
          <table:table-cell table:style-name="ce9" table:formula="of:=[$'Offered modules from TUM online (Other IN)'.C55]"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56]; [$'Offered modules from TUM online (Other IN)'.A56]; &quot;&quot;)">
            <text:p/>
          </table:table-cell>
          <table:table-cell/>
          <table:table-cell table:style-name="Default" table:formula="of:=IF([$'Offered modules from TUM online (Other IN)'.C56]; [$'Offered modules from TUM online (Other IN)'.B56]; &quot;&quot;)">
            <text:p/>
          </table:table-cell>
          <table:table-cell table:number-columns-repeated="6"/>
          <table:table-cell table:style-name="ce9" table:formula="of:=[$'Offered modules from TUM online (Other IN)'.C56]"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57]; [$'Offered modules from TUM online (Other IN)'.A57]; &quot;&quot;)">
            <text:p/>
          </table:table-cell>
          <table:table-cell/>
          <table:table-cell table:style-name="Default" table:formula="of:=IF([$'Offered modules from TUM online (Other IN)'.C57]; [$'Offered modules from TUM online (Other IN)'.B57]; &quot;&quot;)">
            <text:p/>
          </table:table-cell>
          <table:table-cell table:number-columns-repeated="6"/>
          <table:table-cell table:style-name="ce9" table:formula="of:=[$'Offered modules from TUM online (Other IN)'.C57]"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58]; [$'Offered modules from TUM online (Other IN)'.A58]; &quot;&quot;)">
            <text:p/>
          </table:table-cell>
          <table:table-cell/>
          <table:table-cell table:style-name="Default" table:formula="of:=IF([$'Offered modules from TUM online (Other IN)'.C58]; [$'Offered modules from TUM online (Other IN)'.B58]; &quot;&quot;)">
            <text:p/>
          </table:table-cell>
          <table:table-cell table:number-columns-repeated="6"/>
          <table:table-cell table:style-name="ce9" table:formula="of:=[$'Offered modules from TUM online (Other IN)'.C58]"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59]; [$'Offered modules from TUM online (Other IN)'.A59]; &quot;&quot;)">
            <text:p/>
          </table:table-cell>
          <table:table-cell/>
          <table:table-cell table:style-name="Default" table:formula="of:=IF([$'Offered modules from TUM online (Other IN)'.C59]; [$'Offered modules from TUM online (Other IN)'.B59]; &quot;&quot;)">
            <text:p/>
          </table:table-cell>
          <table:table-cell table:number-columns-repeated="6"/>
          <table:table-cell table:style-name="ce9" table:formula="of:=[$'Offered modules from TUM online (Other IN)'.C59]"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60]; [$'Offered modules from TUM online (Other IN)'.A60]; &quot;&quot;)">
            <text:p/>
          </table:table-cell>
          <table:table-cell/>
          <table:table-cell table:style-name="Default" table:formula="of:=IF([$'Offered modules from TUM online (Other IN)'.C60]; [$'Offered modules from TUM online (Other IN)'.B60]; &quot;&quot;)">
            <text:p/>
          </table:table-cell>
          <table:table-cell table:number-columns-repeated="6"/>
          <table:table-cell table:style-name="ce9" table:formula="of:=[$'Offered modules from TUM online (Other IN)'.C60]"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61]; [$'Offered modules from TUM online (Other IN)'.A61]; &quot;&quot;)">
            <text:p/>
          </table:table-cell>
          <table:table-cell/>
          <table:table-cell table:style-name="Default" table:formula="of:=IF([$'Offered modules from TUM online (Other IN)'.C61]; [$'Offered modules from TUM online (Other IN)'.B61]; &quot;&quot;)">
            <text:p/>
          </table:table-cell>
          <table:table-cell table:number-columns-repeated="6"/>
          <table:table-cell table:style-name="ce9" table:formula="of:=[$'Offered modules from TUM online (Other IN)'.C61]"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62]; [$'Offered modules from TUM online (Other IN)'.A62]; &quot;&quot;)">
            <text:p/>
          </table:table-cell>
          <table:table-cell/>
          <table:table-cell table:style-name="Default" table:formula="of:=IF([$'Offered modules from TUM online (Other IN)'.C62]; [$'Offered modules from TUM online (Other IN)'.B62]; &quot;&quot;)">
            <text:p/>
          </table:table-cell>
          <table:table-cell table:number-columns-repeated="6"/>
          <table:table-cell table:style-name="ce9" table:formula="of:=[$'Offered modules from TUM online (Other IN)'.C62]"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63]; [$'Offered modules from TUM online (Other IN)'.A63]; &quot;&quot;)">
            <text:p/>
          </table:table-cell>
          <table:table-cell/>
          <table:table-cell table:style-name="Default" table:formula="of:=IF([$'Offered modules from TUM online (Other IN)'.C63]; [$'Offered modules from TUM online (Other IN)'.B63]; &quot;&quot;)">
            <text:p/>
          </table:table-cell>
          <table:table-cell table:number-columns-repeated="6"/>
          <table:table-cell table:style-name="ce9" table:formula="of:=[$'Offered modules from TUM online (Other IN)'.C63]"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64]; [$'Offered modules from TUM online (Other IN)'.A64]; &quot;&quot;)">
            <text:p/>
          </table:table-cell>
          <table:table-cell/>
          <table:table-cell table:style-name="Default" table:formula="of:=IF([$'Offered modules from TUM online (Other IN)'.C64]; [$'Offered modules from TUM online (Other IN)'.B64]; &quot;&quot;)">
            <text:p/>
          </table:table-cell>
          <table:table-cell table:number-columns-repeated="6"/>
          <table:table-cell table:style-name="ce9" table:formula="of:=[$'Offered modules from TUM online (Other IN)'.C64]"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65]; [$'Offered modules from TUM online (Other IN)'.A65]; &quot;&quot;)">
            <text:p/>
          </table:table-cell>
          <table:table-cell/>
          <table:table-cell table:style-name="Default" table:formula="of:=IF([$'Offered modules from TUM online (Other IN)'.C65]; [$'Offered modules from TUM online (Other IN)'.B65]; &quot;&quot;)">
            <text:p/>
          </table:table-cell>
          <table:table-cell table:number-columns-repeated="6"/>
          <table:table-cell table:style-name="ce9" table:formula="of:=[$'Offered modules from TUM online (Other IN)'.C65]"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66]; [$'Offered modules from TUM online (Other IN)'.A66]; &quot;&quot;)">
            <text:p/>
          </table:table-cell>
          <table:table-cell/>
          <table:table-cell table:style-name="Default" table:formula="of:=IF([$'Offered modules from TUM online (Other IN)'.C66]; [$'Offered modules from TUM online (Other IN)'.B66]; &quot;&quot;)">
            <text:p/>
          </table:table-cell>
          <table:table-cell table:number-columns-repeated="6"/>
          <table:table-cell table:style-name="ce9" table:formula="of:=[$'Offered modules from TUM online (Other IN)'.C66]"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67]; [$'Offered modules from TUM online (Other IN)'.A67]; &quot;&quot;)">
            <text:p/>
          </table:table-cell>
          <table:table-cell/>
          <table:table-cell table:style-name="Default" table:formula="of:=IF([$'Offered modules from TUM online (Other IN)'.C67]; [$'Offered modules from TUM online (Other IN)'.B67]; &quot;&quot;)">
            <text:p/>
          </table:table-cell>
          <table:table-cell table:number-columns-repeated="6"/>
          <table:table-cell table:style-name="ce9" table:formula="of:=[$'Offered modules from TUM online (Other IN)'.C67]"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68]; [$'Offered modules from TUM online (Other IN)'.A68]; &quot;&quot;)">
            <text:p/>
          </table:table-cell>
          <table:table-cell/>
          <table:table-cell table:style-name="Default" table:formula="of:=IF([$'Offered modules from TUM online (Other IN)'.C68]; [$'Offered modules from TUM online (Other IN)'.B68]; &quot;&quot;)">
            <text:p/>
          </table:table-cell>
          <table:table-cell table:number-columns-repeated="6"/>
          <table:table-cell table:style-name="ce9" table:formula="of:=[$'Offered modules from TUM online (Other IN)'.C68]"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69]; [$'Offered modules from TUM online (Other IN)'.A69]; &quot;&quot;)">
            <text:p/>
          </table:table-cell>
          <table:table-cell/>
          <table:table-cell table:style-name="Default" table:formula="of:=IF([$'Offered modules from TUM online (Other IN)'.C69]; [$'Offered modules from TUM online (Other IN)'.B69]; &quot;&quot;)">
            <text:p/>
          </table:table-cell>
          <table:table-cell table:number-columns-repeated="6"/>
          <table:table-cell table:style-name="ce9" table:formula="of:=[$'Offered modules from TUM online (Other IN)'.C69]"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70]; [$'Offered modules from TUM online (Other IN)'.A70]; &quot;&quot;)">
            <text:p/>
          </table:table-cell>
          <table:table-cell/>
          <table:table-cell table:style-name="Default" table:formula="of:=IF([$'Offered modules from TUM online (Other IN)'.C70]; [$'Offered modules from TUM online (Other IN)'.B70]; &quot;&quot;)">
            <text:p/>
          </table:table-cell>
          <table:table-cell table:number-columns-repeated="6"/>
          <table:table-cell table:style-name="ce9" table:formula="of:=[$'Offered modules from TUM online (Other IN)'.C70]"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71]; [$'Offered modules from TUM online (Other IN)'.A71]; &quot;&quot;)">
            <text:p/>
          </table:table-cell>
          <table:table-cell/>
          <table:table-cell table:style-name="Default" table:formula="of:=IF([$'Offered modules from TUM online (Other IN)'.C71]; [$'Offered modules from TUM online (Other IN)'.B71]; &quot;&quot;)">
            <text:p/>
          </table:table-cell>
          <table:table-cell table:number-columns-repeated="6"/>
          <table:table-cell table:style-name="ce9" table:formula="of:=[$'Offered modules from TUM online (Other IN)'.C71]"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72]; [$'Offered modules from TUM online (Other IN)'.A72]; &quot;&quot;)">
            <text:p/>
          </table:table-cell>
          <table:table-cell/>
          <table:table-cell table:style-name="Default" table:formula="of:=IF([$'Offered modules from TUM online (Other IN)'.C72]; [$'Offered modules from TUM online (Other IN)'.B72]; &quot;&quot;)">
            <text:p/>
          </table:table-cell>
          <table:table-cell table:number-columns-repeated="6"/>
          <table:table-cell table:style-name="ce9" table:formula="of:=[$'Offered modules from TUM online (Other IN)'.C72]"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73]; [$'Offered modules from TUM online (Other IN)'.A73]; &quot;&quot;)">
            <text:p/>
          </table:table-cell>
          <table:table-cell/>
          <table:table-cell table:style-name="Default" table:formula="of:=IF([$'Offered modules from TUM online (Other IN)'.C73]; [$'Offered modules from TUM online (Other IN)'.B73]; &quot;&quot;)">
            <text:p/>
          </table:table-cell>
          <table:table-cell table:number-columns-repeated="6"/>
          <table:table-cell table:style-name="ce9" table:formula="of:=[$'Offered modules from TUM online (Other IN)'.C73]"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74]; [$'Offered modules from TUM online (Other IN)'.A74]; &quot;&quot;)">
            <text:p/>
          </table:table-cell>
          <table:table-cell/>
          <table:table-cell table:style-name="Default" table:formula="of:=IF([$'Offered modules from TUM online (Other IN)'.C74]; [$'Offered modules from TUM online (Other IN)'.B74]; &quot;&quot;)">
            <text:p/>
          </table:table-cell>
          <table:table-cell table:number-columns-repeated="6"/>
          <table:table-cell table:style-name="ce9" table:formula="of:=[$'Offered modules from TUM online (Other IN)'.C74]"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75]; [$'Offered modules from TUM online (Other IN)'.A75]; &quot;&quot;)">
            <text:p/>
          </table:table-cell>
          <table:table-cell/>
          <table:table-cell table:style-name="Default" table:formula="of:=IF([$'Offered modules from TUM online (Other IN)'.C75]; [$'Offered modules from TUM online (Other IN)'.B75]; &quot;&quot;)">
            <text:p/>
          </table:table-cell>
          <table:table-cell table:number-columns-repeated="6"/>
          <table:table-cell table:style-name="ce9" table:formula="of:=[$'Offered modules from TUM online (Other IN)'.C75]"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76]; [$'Offered modules from TUM online (Other IN)'.A76]; &quot;&quot;)">
            <text:p/>
          </table:table-cell>
          <table:table-cell/>
          <table:table-cell table:style-name="Default" table:formula="of:=IF([$'Offered modules from TUM online (Other IN)'.C76]; [$'Offered modules from TUM online (Other IN)'.B76]; &quot;&quot;)">
            <text:p/>
          </table:table-cell>
          <table:table-cell table:number-columns-repeated="6"/>
          <table:table-cell table:style-name="ce9" table:formula="of:=[$'Offered modules from TUM online (Other IN)'.C76]"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77]; [$'Offered modules from TUM online (Other IN)'.A77]; &quot;&quot;)">
            <text:p/>
          </table:table-cell>
          <table:table-cell/>
          <table:table-cell table:style-name="Default" table:formula="of:=IF([$'Offered modules from TUM online (Other IN)'.C77]; [$'Offered modules from TUM online (Other IN)'.B77]; &quot;&quot;)">
            <text:p/>
          </table:table-cell>
          <table:table-cell table:number-columns-repeated="6"/>
          <table:table-cell table:style-name="ce9" table:formula="of:=[$'Offered modules from TUM online (Other IN)'.C77]"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78]; [$'Offered modules from TUM online (Other IN)'.A78]; &quot;&quot;)">
            <text:p/>
          </table:table-cell>
          <table:table-cell/>
          <table:table-cell table:style-name="Default" table:formula="of:=IF([$'Offered modules from TUM online (Other IN)'.C78]; [$'Offered modules from TUM online (Other IN)'.B78]; &quot;&quot;)">
            <text:p/>
          </table:table-cell>
          <table:table-cell table:number-columns-repeated="6"/>
          <table:table-cell table:style-name="ce9" table:formula="of:=[$'Offered modules from TUM online (Other IN)'.C78]"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79]; [$'Offered modules from TUM online (Other IN)'.A79]; &quot;&quot;)">
            <text:p/>
          </table:table-cell>
          <table:table-cell/>
          <table:table-cell table:style-name="Default" table:formula="of:=IF([$'Offered modules from TUM online (Other IN)'.C79]; [$'Offered modules from TUM online (Other IN)'.B79]; &quot;&quot;)">
            <text:p/>
          </table:table-cell>
          <table:table-cell table:number-columns-repeated="6"/>
          <table:table-cell table:style-name="ce9" table:formula="of:=[$'Offered modules from TUM online (Other IN)'.C79]"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80]; [$'Offered modules from TUM online (Other IN)'.A80]; &quot;&quot;)">
            <text:p/>
          </table:table-cell>
          <table:table-cell/>
          <table:table-cell table:style-name="Default" table:formula="of:=IF([$'Offered modules from TUM online (Other IN)'.C80]; [$'Offered modules from TUM online (Other IN)'.B80]; &quot;&quot;)">
            <text:p/>
          </table:table-cell>
          <table:table-cell table:number-columns-repeated="6"/>
          <table:table-cell table:style-name="ce9" table:formula="of:=[$'Offered modules from TUM online (Other IN)'.C80]"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81]; [$'Offered modules from TUM online (Other IN)'.A81]; &quot;&quot;)">
            <text:p/>
          </table:table-cell>
          <table:table-cell/>
          <table:table-cell table:style-name="Default" table:formula="of:=IF([$'Offered modules from TUM online (Other IN)'.C81]; [$'Offered modules from TUM online (Other IN)'.B81]; &quot;&quot;)">
            <text:p/>
          </table:table-cell>
          <table:table-cell table:number-columns-repeated="6"/>
          <table:table-cell table:style-name="ce9" table:formula="of:=[$'Offered modules from TUM online (Other IN)'.C81]"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82]; [$'Offered modules from TUM online (Other IN)'.A82]; &quot;&quot;)">
            <text:p/>
          </table:table-cell>
          <table:table-cell/>
          <table:table-cell table:style-name="Default" table:formula="of:=IF([$'Offered modules from TUM online (Other IN)'.C82]; [$'Offered modules from TUM online (Other IN)'.B82]; &quot;&quot;)">
            <text:p/>
          </table:table-cell>
          <table:table-cell table:number-columns-repeated="6"/>
          <table:table-cell table:style-name="ce9" table:formula="of:=[$'Offered modules from TUM online (Other IN)'.C82]"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83]; [$'Offered modules from TUM online (Other IN)'.A83]; &quot;&quot;)">
            <text:p/>
          </table:table-cell>
          <table:table-cell/>
          <table:table-cell table:style-name="Default" table:formula="of:=IF([$'Offered modules from TUM online (Other IN)'.C83]; [$'Offered modules from TUM online (Other IN)'.B83]; &quot;&quot;)">
            <text:p/>
          </table:table-cell>
          <table:table-cell table:number-columns-repeated="6"/>
          <table:table-cell table:style-name="ce9" table:formula="of:=[$'Offered modules from TUM online (Other IN)'.C83]"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84]; [$'Offered modules from TUM online (Other IN)'.A84]; &quot;&quot;)">
            <text:p/>
          </table:table-cell>
          <table:table-cell/>
          <table:table-cell table:style-name="Default" table:formula="of:=IF([$'Offered modules from TUM online (Other IN)'.C84]; [$'Offered modules from TUM online (Other IN)'.B84]; &quot;&quot;)">
            <text:p/>
          </table:table-cell>
          <table:table-cell table:number-columns-repeated="6"/>
          <table:table-cell table:style-name="ce9" table:formula="of:=[$'Offered modules from TUM online (Other IN)'.C84]"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85]; [$'Offered modules from TUM online (Other IN)'.A85]; &quot;&quot;)">
            <text:p/>
          </table:table-cell>
          <table:table-cell/>
          <table:table-cell table:style-name="Default" table:formula="of:=IF([$'Offered modules from TUM online (Other IN)'.C85]; [$'Offered modules from TUM online (Other IN)'.B85]; &quot;&quot;)">
            <text:p/>
          </table:table-cell>
          <table:table-cell table:number-columns-repeated="6"/>
          <table:table-cell table:style-name="ce9" table:formula="of:=[$'Offered modules from TUM online (Other IN)'.C85]"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86]; [$'Offered modules from TUM online (Other IN)'.A86]; &quot;&quot;)">
            <text:p/>
          </table:table-cell>
          <table:table-cell/>
          <table:table-cell table:style-name="Default" table:formula="of:=IF([$'Offered modules from TUM online (Other IN)'.C86]; [$'Offered modules from TUM online (Other IN)'.B86]; &quot;&quot;)">
            <text:p/>
          </table:table-cell>
          <table:table-cell table:number-columns-repeated="6"/>
          <table:table-cell table:style-name="ce9" table:formula="of:=[$'Offered modules from TUM online (Other IN)'.C86]"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87]; [$'Offered modules from TUM online (Other IN)'.A87]; &quot;&quot;)">
            <text:p/>
          </table:table-cell>
          <table:table-cell/>
          <table:table-cell table:style-name="Default" table:formula="of:=IF([$'Offered modules from TUM online (Other IN)'.C87]; [$'Offered modules from TUM online (Other IN)'.B87]; &quot;&quot;)">
            <text:p/>
          </table:table-cell>
          <table:table-cell table:number-columns-repeated="6"/>
          <table:table-cell table:style-name="ce9" table:formula="of:=[$'Offered modules from TUM online (Other IN)'.C87]"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88]; [$'Offered modules from TUM online (Other IN)'.A88]; &quot;&quot;)">
            <text:p/>
          </table:table-cell>
          <table:table-cell/>
          <table:table-cell table:style-name="Default" table:formula="of:=IF([$'Offered modules from TUM online (Other IN)'.C88]; [$'Offered modules from TUM online (Other IN)'.B88]; &quot;&quot;)">
            <text:p/>
          </table:table-cell>
          <table:table-cell table:number-columns-repeated="6"/>
          <table:table-cell table:style-name="ce9" table:formula="of:=[$'Offered modules from TUM online (Other IN)'.C88]"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89]; [$'Offered modules from TUM online (Other IN)'.A89]; &quot;&quot;)">
            <text:p/>
          </table:table-cell>
          <table:table-cell/>
          <table:table-cell table:style-name="Default" table:formula="of:=IF([$'Offered modules from TUM online (Other IN)'.C89]; [$'Offered modules from TUM online (Other IN)'.B89]; &quot;&quot;)">
            <text:p/>
          </table:table-cell>
          <table:table-cell table:number-columns-repeated="6"/>
          <table:table-cell table:style-name="ce9" table:formula="of:=[$'Offered modules from TUM online (Other IN)'.C89]"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90]; [$'Offered modules from TUM online (Other IN)'.A90]; &quot;&quot;)">
            <text:p/>
          </table:table-cell>
          <table:table-cell/>
          <table:table-cell table:style-name="Default" table:formula="of:=IF([$'Offered modules from TUM online (Other IN)'.C90]; [$'Offered modules from TUM online (Other IN)'.B90]; &quot;&quot;)">
            <text:p/>
          </table:table-cell>
          <table:table-cell table:number-columns-repeated="6"/>
          <table:table-cell table:style-name="ce9" table:formula="of:=[$'Offered modules from TUM online (Other IN)'.C90]"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91]; [$'Offered modules from TUM online (Other IN)'.A91]; &quot;&quot;)">
            <text:p/>
          </table:table-cell>
          <table:table-cell/>
          <table:table-cell table:style-name="Default" table:formula="of:=IF([$'Offered modules from TUM online (Other IN)'.C91]; [$'Offered modules from TUM online (Other IN)'.B91]; &quot;&quot;)">
            <text:p/>
          </table:table-cell>
          <table:table-cell table:number-columns-repeated="6"/>
          <table:table-cell table:style-name="ce9" table:formula="of:=[$'Offered modules from TUM online (Other IN)'.C91]"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92]; [$'Offered modules from TUM online (Other IN)'.A92]; &quot;&quot;)">
            <text:p/>
          </table:table-cell>
          <table:table-cell/>
          <table:table-cell table:style-name="Default" table:formula="of:=IF([$'Offered modules from TUM online (Other IN)'.C92]; [$'Offered modules from TUM online (Other IN)'.B92]; &quot;&quot;)">
            <text:p/>
          </table:table-cell>
          <table:table-cell table:number-columns-repeated="6"/>
          <table:table-cell table:style-name="ce9" table:formula="of:=[$'Offered modules from TUM online (Other IN)'.C92]"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93]; [$'Offered modules from TUM online (Other IN)'.A93]; &quot;&quot;)">
            <text:p/>
          </table:table-cell>
          <table:table-cell/>
          <table:table-cell table:style-name="Default" table:formula="of:=IF([$'Offered modules from TUM online (Other IN)'.C93]; [$'Offered modules from TUM online (Other IN)'.B93]; &quot;&quot;)">
            <text:p/>
          </table:table-cell>
          <table:table-cell table:number-columns-repeated="6"/>
          <table:table-cell table:style-name="ce9" table:formula="of:=[$'Offered modules from TUM online (Other IN)'.C93]"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94]; [$'Offered modules from TUM online (Other IN)'.A94]; &quot;&quot;)">
            <text:p/>
          </table:table-cell>
          <table:table-cell/>
          <table:table-cell table:style-name="Default" table:formula="of:=IF([$'Offered modules from TUM online (Other IN)'.C94]; [$'Offered modules from TUM online (Other IN)'.B94]; &quot;&quot;)">
            <text:p/>
          </table:table-cell>
          <table:table-cell table:number-columns-repeated="6"/>
          <table:table-cell table:style-name="ce9" table:formula="of:=[$'Offered modules from TUM online (Other IN)'.C94]"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95]; [$'Offered modules from TUM online (Other IN)'.A95]; &quot;&quot;)">
            <text:p/>
          </table:table-cell>
          <table:table-cell/>
          <table:table-cell table:style-name="Default" table:formula="of:=IF([$'Offered modules from TUM online (Other IN)'.C95]; [$'Offered modules from TUM online (Other IN)'.B95]; &quot;&quot;)">
            <text:p/>
          </table:table-cell>
          <table:table-cell table:number-columns-repeated="6"/>
          <table:table-cell table:style-name="ce9" table:formula="of:=[$'Offered modules from TUM online (Other IN)'.C95]"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96]; [$'Offered modules from TUM online (Other IN)'.A96]; &quot;&quot;)">
            <text:p/>
          </table:table-cell>
          <table:table-cell/>
          <table:table-cell table:style-name="Default" table:formula="of:=IF([$'Offered modules from TUM online (Other IN)'.C96]; [$'Offered modules from TUM online (Other IN)'.B96]; &quot;&quot;)">
            <text:p/>
          </table:table-cell>
          <table:table-cell table:number-columns-repeated="6"/>
          <table:table-cell table:style-name="ce9" table:formula="of:=[$'Offered modules from TUM online (Other IN)'.C96]"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97]; [$'Offered modules from TUM online (Other IN)'.A97]; &quot;&quot;)">
            <text:p/>
          </table:table-cell>
          <table:table-cell/>
          <table:table-cell table:style-name="Default" table:formula="of:=IF([$'Offered modules from TUM online (Other IN)'.C97]; [$'Offered modules from TUM online (Other IN)'.B97]; &quot;&quot;)">
            <text:p/>
          </table:table-cell>
          <table:table-cell table:number-columns-repeated="6"/>
          <table:table-cell table:style-name="ce9" table:formula="of:=[$'Offered modules from TUM online (Other IN)'.C97]"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98]; [$'Offered modules from TUM online (Other IN)'.A98]; &quot;&quot;)">
            <text:p/>
          </table:table-cell>
          <table:table-cell/>
          <table:table-cell table:style-name="Default" table:formula="of:=IF([$'Offered modules from TUM online (Other IN)'.C98]; [$'Offered modules from TUM online (Other IN)'.B98]; &quot;&quot;)">
            <text:p/>
          </table:table-cell>
          <table:table-cell table:number-columns-repeated="6"/>
          <table:table-cell table:style-name="ce9" table:formula="of:=[$'Offered modules from TUM online (Other IN)'.C98]"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99]; [$'Offered modules from TUM online (Other IN)'.A99]; &quot;&quot;)">
            <text:p/>
          </table:table-cell>
          <table:table-cell/>
          <table:table-cell table:style-name="Default" table:formula="of:=IF([$'Offered modules from TUM online (Other IN)'.C99]; [$'Offered modules from TUM online (Other IN)'.B99]; &quot;&quot;)">
            <text:p/>
          </table:table-cell>
          <table:table-cell table:number-columns-repeated="6"/>
          <table:table-cell table:style-name="ce9" table:formula="of:=[$'Offered modules from TUM online (Other IN)'.C99]"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100]; [$'Offered modules from TUM online (Other IN)'.A100]; &quot;&quot;)">
            <text:p/>
          </table:table-cell>
          <table:table-cell/>
          <table:table-cell table:style-name="Default" table:formula="of:=IF([$'Offered modules from TUM online (Other IN)'.C100]; [$'Offered modules from TUM online (Other IN)'.B100]; &quot;&quot;)">
            <text:p/>
          </table:table-cell>
          <table:table-cell table:number-columns-repeated="6"/>
          <table:table-cell table:style-name="ce9" table:formula="of:=[$'Offered modules from TUM online (Other IN)'.C100]"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101]; [$'Offered modules from TUM online (Other IN)'.A101]; &quot;&quot;)">
            <text:p/>
          </table:table-cell>
          <table:table-cell/>
          <table:table-cell table:style-name="Default" table:formula="of:=IF([$'Offered modules from TUM online (Other IN)'.C101]; [$'Offered modules from TUM online (Other IN)'.B101]; &quot;&quot;)">
            <text:p/>
          </table:table-cell>
          <table:table-cell table:number-columns-repeated="6"/>
          <table:table-cell table:style-name="ce9" table:formula="of:=[$'Offered modules from TUM online (Other IN)'.C101]"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102]; [$'Offered modules from TUM online (Other IN)'.A102]; &quot;&quot;)">
            <text:p/>
          </table:table-cell>
          <table:table-cell/>
          <table:table-cell table:style-name="Default" table:formula="of:=IF([$'Offered modules from TUM online (Other IN)'.C102]; [$'Offered modules from TUM online (Other IN)'.B102]; &quot;&quot;)">
            <text:p/>
          </table:table-cell>
          <table:table-cell table:number-columns-repeated="6"/>
          <table:table-cell table:style-name="ce9" table:formula="of:=[$'Offered modules from TUM online (Other IN)'.C102]" office:value-type="boolean" office:boolean-value="false" calcext:value-type="boolean">
            <text:p>FALSE</text:p>
          </table:table-cell>
          <table:table-cell table:number-columns-repeated="1014"/>
        </table:table-row>
        <table:table-row table:style-name="ro5" table:visibility="filter">
          <table:table-cell table:formula="of:=IF([$'Offered modules from TUM online (Other IN)'.C103]; [$'Offered modules from TUM online (Other IN)'.A103]; &quot;&quot;)">
            <text:p/>
          </table:table-cell>
          <table:table-cell/>
          <table:table-cell table:style-name="Default" table:formula="of:=IF([$'Offered modules from TUM online (Other IN)'.C103]; [$'Offered modules from TUM online (Other IN)'.B103]; &quot;&quot;)">
            <text:p/>
          </table:table-cell>
          <table:table-cell table:number-columns-repeated="6"/>
          <table:table-cell table:style-name="ce9" table:formula="of:=[$'Offered modules from TUM online (Other IN)'.C103]" office:value-type="boolean" office:boolean-value="false" calcext:value-type="boolean">
            <text:p>FALSE</text:p>
          </table:table-cell>
          <table:table-cell table:number-columns-repeated="1014"/>
        </table:table-row>
        <table:table-row table:style-name="ro5" table:number-rows-repeated="1048074">
          <table:table-cell table:number-columns-repeated="1024"/>
        </table:table-row>
        <table:table-row table:style-name="ro5">
          <table:table-cell table:number-columns-repeated="1024"/>
        </table:table-row>
      </table:table>
      <table:table table:name="Offered modules from TUM online (Master)" table:style-name="ta1">
        <table:table-column table:style-name="co1" table:default-cell-style-name="Default"/>
        <table:table-column table:style-name="co10" table:default-cell-style-name="Default"/>
        <table:table-column table:style-name="co1" table:default-cell-style-name="ce5"/>
        <table:table-column table:style-name="co11" table:default-cell-style-name="ce5"/>
        <table:table-column table:style-name="co1" table:default-cell-style-name="Default"/>
        <table:table-column table:style-name="co12" table:default-cell-style-name="Default"/>
        <table:table-column table:style-name="co1" table:number-columns-repeated="3" table:default-cell-style-name="Default"/>
        <table:table-row table:style-name="ro5">
          <table:table-cell office:value-type="string" calcext:value-type="string" table:number-columns-spanned="9" table:number-rows-spanned="3">
            <text:p>List of module numbers of offered courses in the current semester from TUM online. Obtained with fetch_courses.py.</text:p>
          </table:table-cell>
          <table:covered-table-cell/>
          <table:covered-table-cell table:number-columns-repeated="2" table:style-name="ce2"/>
          <table:covered-table-cell table:number-columns-repeated="5"/>
        </table:table-row>
        <table:table-row table:style-name="ro14">
          <table:covered-table-cell table:number-columns-repeated="9"/>
        </table:table-row>
        <table:table-row table:style-name="ro15">
          <table:covered-table-cell table:number-columns-repeated="9"/>
        </table:table-row>
        <table:table-row table:style-name="ro16">
          <table:table-cell table:style-name="ce30" office:value-type="string" calcext:value-type="string">
            <text:p>Module No.</text:p>
          </table:table-cell>
          <table:table-cell table:style-name="ce30" office:value-type="string" calcext:value-type="string">
            <text:p>Title</text:p>
          </table:table-cell>
          <table:table-cell office:value-type="string" calcext:value-type="string">
            <text:p>Missing from the Curriculum table</text:p>
          </table:table-cell>
          <table:table-cell office:value-type="string" calcext:value-type="string">
            <text:p>Title if not included in any Area:</text:p>
          </table:table-cell>
          <table:table-cell table:number-columns-repeated="5"/>
        </table:table-row>
        <table:table-row table:style-name="ro17">
          <table:table-cell office:value-type="string" calcext:value-type="string">
            <text:p>IN0003</text:p>
          </table:table-cell>
          <table:table-cell office:value-type="string" calcext:value-type="string">
            <text:p>Functional Programming and Verification</text:p>
          </table:table-cell>
          <table:table-cell table:style-name="ce16" table:formula="of:=AND(NOT(ISNUMBER(FIND([.A5];COM.MICROSOFT.CONCAT(['Modules by Master Areas'.A$5:.A$300])))); NOT(ISBLANK([.A5])))" office:value-type="boolean" office:boolean-value="true" calcext:value-type="boolean">
            <text:p>TRUE</text:p>
          </table:table-cell>
          <table:table-cell table:style-name="ce42" table:formula="of:=IF(NOT([.C5]); &quot;&quot;; [.B5])" office:value-type="string" office:string-value="Functional Programming and Verification" calcext:value-type="string">
            <text:p>Functional Programming and Verification</text:p>
          </table:table-cell>
          <table:table-cell table:number-columns-repeated="5"/>
        </table:table-row>
        <table:table-row table:style-name="ro17">
          <table:table-cell office:value-type="string" calcext:value-type="string">
            <text:p>IN0006</text:p>
          </table:table-cell>
          <table:table-cell office:value-type="string" calcext:value-type="string">
            <text:p>Introduction to Software Engineering</text:p>
          </table:table-cell>
          <table:table-cell table:style-name="ce16" table:formula="of:=AND(NOT(ISNUMBER(FIND([.A6];COM.MICROSOFT.CONCAT(['Modules by Master Areas'.A$5:.A$300])))); NOT(ISBLANK([.A6])))" office:value-type="boolean" office:boolean-value="true" calcext:value-type="boolean">
            <text:p>TRUE</text:p>
          </table:table-cell>
          <table:table-cell table:style-name="ce42" table:formula="of:=IF(NOT([.C6]); &quot;&quot;; [.B6])" office:value-type="string" office:string-value="Introduction to Software Engineering" calcext:value-type="string">
            <text:p>Introduction to Software Engineering</text:p>
          </table:table-cell>
          <table:table-cell table:number-columns-repeated="5"/>
        </table:table-row>
        <table:table-row table:style-name="ro17">
          <table:table-cell office:value-type="string" calcext:value-type="string">
            <text:p>IN0007</text:p>
          </table:table-cell>
          <table:table-cell office:value-type="string" calcext:value-type="string">
            <text:p>Fundamentals of Algorithms and Data Structures</text:p>
          </table:table-cell>
          <table:table-cell table:style-name="ce16" table:formula="of:=AND(NOT(ISNUMBER(FIND([.A7];COM.MICROSOFT.CONCAT(['Modules by Master Areas'.A$5:.A$300])))); NOT(ISBLANK([.A7])))" office:value-type="boolean" office:boolean-value="true" calcext:value-type="boolean">
            <text:p>TRUE</text:p>
          </table:table-cell>
          <table:table-cell table:style-name="ce42" table:formula="of:=IF(NOT([.C7]); &quot;&quot;; [.B7])" office:value-type="string" office:string-value="Fundamentals of Algorithms and Data Structures" calcext:value-type="string">
            <text:p>Fundamentals of Algorithms and Data Structures</text:p>
          </table:table-cell>
          <table:table-cell table:number-columns-repeated="5"/>
        </table:table-row>
        <table:table-row table:style-name="ro17">
          <table:table-cell office:value-type="string" calcext:value-type="string">
            <text:p>IN0010</text:p>
          </table:table-cell>
          <table:table-cell office:value-type="string" calcext:value-type="string">
            <text:p>Introduction to Computer Networking and Distributed Systems</text:p>
          </table:table-cell>
          <table:table-cell table:style-name="ce16" table:formula="of:=AND(NOT(ISNUMBER(FIND([.A8];COM.MICROSOFT.CONCAT(['Modules by Master Areas'.A$5:.A$300])))); NOT(ISBLANK([.A8])))" office:value-type="boolean" office:boolean-value="true" calcext:value-type="boolean">
            <text:p>TRUE</text:p>
          </table:table-cell>
          <table:table-cell table:style-name="ce42" table:formula="of:=IF(NOT([.C8]); &quot;&quot;; [.B8])" office:value-type="string" office:string-value="Introduction to Computer Networking and Distributed Systems" calcext:value-type="string">
            <text:p>Introduction to Computer Networking and Distributed Systems</text:p>
          </table:table-cell>
          <table:table-cell table:number-columns-repeated="5"/>
        </table:table-row>
        <table:table-row table:style-name="ro17">
          <table:table-cell office:value-type="string" calcext:value-type="string">
            <text:p>IN0011</text:p>
          </table:table-cell>
          <table:table-cell office:value-type="string" calcext:value-type="string">
            <text:p>Introduction to Theory of Computation</text:p>
          </table:table-cell>
          <table:table-cell table:style-name="ce16" table:formula="of:=AND(NOT(ISNUMBER(FIND([.A9];COM.MICROSOFT.CONCAT(['Modules by Master Areas'.A$5:.A$300])))); NOT(ISBLANK([.A9])))" office:value-type="boolean" office:boolean-value="true" calcext:value-type="boolean">
            <text:p>TRUE</text:p>
          </table:table-cell>
          <table:table-cell table:style-name="ce42" table:formula="of:=IF(NOT([.C9]); &quot;&quot;; [.B9])" office:value-type="string" office:string-value="Introduction to Theory of Computation" calcext:value-type="string">
            <text:p>Introduction to Theory of Computation</text:p>
          </table:table-cell>
          <table:table-cell table:number-columns-repeated="5"/>
        </table:table-row>
        <table:table-row table:style-name="ro17">
          <table:table-cell office:value-type="string" calcext:value-type="string">
            <text:p>IN0018</text:p>
          </table:table-cell>
          <table:table-cell office:value-type="string" calcext:value-type="string">
            <text:p>Discrete Probability Theory</text:p>
          </table:table-cell>
          <table:table-cell table:style-name="ce16" table:formula="of:=AND(NOT(ISNUMBER(FIND([.A10];COM.MICROSOFT.CONCAT(['Modules by Master Areas'.A$5:.A$300])))); NOT(ISBLANK([.A10])))" office:value-type="boolean" office:boolean-value="true" calcext:value-type="boolean">
            <text:p>TRUE</text:p>
          </table:table-cell>
          <table:table-cell table:style-name="ce42" table:formula="of:=IF(NOT([.C10]); &quot;&quot;; [.B10])" office:value-type="string" office:string-value="Discrete Probability Theory" calcext:value-type="string">
            <text:p>Discrete Probability Theory</text:p>
          </table:table-cell>
          <table:table-cell table:number-columns-repeated="5"/>
        </table:table-row>
        <table:table-row table:style-name="ro17">
          <table:table-cell office:value-type="string" calcext:value-type="string">
            <text:p>IN0019</text:p>
          </table:table-cell>
          <table:table-cell office:value-type="string" calcext:value-type="string">
            <text:p>Numerical Programming</text:p>
          </table:table-cell>
          <table:table-cell table:style-name="ce16" table:formula="of:=AND(NOT(ISNUMBER(FIND([.A11];COM.MICROSOFT.CONCAT(['Modules by Master Areas'.A$5:.A$300])))); NOT(ISBLANK([.A11])))" office:value-type="boolean" office:boolean-value="true" calcext:value-type="boolean">
            <text:p>TRUE</text:p>
          </table:table-cell>
          <table:table-cell table:style-name="ce42" table:formula="of:=IF(NOT([.C11]); &quot;&quot;; [.B11])" office:value-type="string" office:string-value="Numerical Programming" calcext:value-type="string">
            <text:p>Numerical Programming</text:p>
          </table:table-cell>
          <table:table-cell table:number-columns-repeated="5"/>
        </table:table-row>
        <table:table-row table:style-name="ro17">
          <table:table-cell office:value-type="string" calcext:value-type="string">
            <text:p>IN0024</text:p>
          </table:table-cell>
          <table:table-cell office:value-type="string" calcext:value-type="string">
            <text:p>Operations Research</text:p>
          </table:table-cell>
          <table:table-cell table:style-name="ce16" table:formula="of:=AND(NOT(ISNUMBER(FIND([.A12];COM.MICROSOFT.CONCAT(['Modules by Master Areas'.A$5:.A$300])))); NOT(ISBLANK([.A12])))" office:value-type="boolean" office:boolean-value="true" calcext:value-type="boolean">
            <text:p>TRUE</text:p>
          </table:table-cell>
          <table:table-cell table:style-name="ce42" table:formula="of:=IF(NOT([.C12]); &quot;&quot;; [.B12])" office:value-type="string" office:string-value="Operations Research" calcext:value-type="string">
            <text:p>Operations Research</text:p>
          </table:table-cell>
          <table:table-cell table:number-columns-repeated="5"/>
        </table:table-row>
        <table:table-row table:style-name="ro17">
          <table:table-cell office:value-type="string" calcext:value-type="string">
            <text:p>IN2001</text:p>
          </table:table-cell>
          <table:table-cell office:value-type="string" calcext:value-type="string">
            <text:p>Algorithms for Scientific Computing</text:p>
          </table:table-cell>
          <table:table-cell table:style-name="ce16" table:formula="of:=AND(NOT(ISNUMBER(FIND([.A13];COM.MICROSOFT.CONCAT(['Modules by Master Areas'.A$5:.A$300])))); NOT(ISBLANK([.A13])))" office:value-type="boolean" office:boolean-value="false" calcext:value-type="boolean">
            <text:p>FALSE</text:p>
          </table:table-cell>
          <table:table-cell table:style-name="ce42" table:formula="of:=IF(NOT([.C13]); &quot;&quot;; [.B13])">
            <text:p/>
          </table:table-cell>
          <table:table-cell table:number-columns-repeated="5"/>
        </table:table-row>
        <table:table-row table:style-name="ro17">
          <table:table-cell office:value-type="string" calcext:value-type="string">
            <text:p>IN2004</text:p>
          </table:table-cell>
          <table:table-cell office:value-type="string" calcext:value-type="string">
            <text:p>Efficient Algorithms and Data Structures II</text:p>
          </table:table-cell>
          <table:table-cell table:style-name="ce16" table:formula="of:=AND(NOT(ISNUMBER(FIND([.A14];COM.MICROSOFT.CONCAT(['Modules by Master Areas'.A$5:.A$300])))); NOT(ISBLANK([.A14])))" office:value-type="boolean" office:boolean-value="true" calcext:value-type="boolean">
            <text:p>TRUE</text:p>
          </table:table-cell>
          <table:table-cell table:style-name="ce42" table:formula="of:=IF(NOT([.C14]); &quot;&quot;; [.B14])" office:value-type="string" office:string-value="Efficient Algorithms and Data Structures II" calcext:value-type="string">
            <text:p>Efficient Algorithms and Data Structures II</text:p>
          </table:table-cell>
          <table:table-cell table:number-columns-repeated="5"/>
        </table:table-row>
        <table:table-row table:style-name="ro17">
          <table:table-cell office:value-type="string" calcext:value-type="string">
            <text:p>IN2010</text:p>
          </table:table-cell>
          <table:table-cell office:value-type="string" calcext:value-type="string">
            <text:p>Modelling and Simulation</text:p>
          </table:table-cell>
          <table:table-cell table:style-name="ce16" table:formula="of:=AND(NOT(ISNUMBER(FIND([.A15];COM.MICROSOFT.CONCAT(['Modules by Master Areas'.A$5:.A$300])))); NOT(ISBLANK([.A15])))" office:value-type="boolean" office:boolean-value="false" calcext:value-type="boolean">
            <text:p>FALSE</text:p>
          </table:table-cell>
          <table:table-cell table:style-name="ce42" table:formula="of:=IF(NOT([.C15]); &quot;&quot;; [.B15])">
            <text:p/>
          </table:table-cell>
          <table:table-cell table:number-columns-repeated="5"/>
        </table:table-row>
        <table:table-row table:style-name="ro17">
          <table:table-cell office:value-type="string" calcext:value-type="string">
            <text:p>IN2018</text:p>
          </table:table-cell>
          <table:table-cell office:value-type="string" calcext:value-type="string">
            <text:p>Augmented Reality</text:p>
          </table:table-cell>
          <table:table-cell table:style-name="ce16" table:formula="of:=AND(NOT(ISNUMBER(FIND([.A16];COM.MICROSOFT.CONCAT(['Modules by Master Areas'.A$5:.A$300])))); NOT(ISBLANK([.A16])))" office:value-type="boolean" office:boolean-value="false" calcext:value-type="boolean">
            <text:p>FALSE</text:p>
          </table:table-cell>
          <table:table-cell table:style-name="ce42" table:formula="of:=IF(NOT([.C16]); &quot;&quot;; [.B16])">
            <text:p/>
          </table:table-cell>
          <table:table-cell table:number-columns-repeated="5"/>
        </table:table-row>
        <table:table-row table:style-name="ro17">
          <table:table-cell office:value-type="string" calcext:value-type="string">
            <text:p>IN2022</text:p>
          </table:table-cell>
          <table:table-cell office:value-type="string" calcext:value-type="string">
            <text:p>Computer Aided Medical Procedures II</text:p>
          </table:table-cell>
          <table:table-cell table:style-name="ce16" table:formula="of:=AND(NOT(ISNUMBER(FIND([.A17];COM.MICROSOFT.CONCAT(['Modules by Master Areas'.A$5:.A$300])))); NOT(ISBLANK([.A17])))" office:value-type="boolean" office:boolean-value="false" calcext:value-type="boolean">
            <text:p>FALSE</text:p>
          </table:table-cell>
          <table:table-cell table:style-name="ce42" table:formula="of:=IF(NOT([.C17]); &quot;&quot;; [.B17])">
            <text:p/>
          </table:table-cell>
          <table:table-cell table:number-columns-repeated="5"/>
        </table:table-row>
        <table:table-row table:style-name="ro17">
          <table:table-cell office:value-type="string" calcext:value-type="string">
            <text:p>IN2031</text:p>
          </table:table-cell>
          <table:table-cell office:value-type="string" calcext:value-type="string">
            <text:p>Application and Implementation of Database Systems</text:p>
          </table:table-cell>
          <table:table-cell table:style-name="ce16" table:formula="of:=AND(NOT(ISNUMBER(FIND([.A18];COM.MICROSOFT.CONCAT(['Modules by Master Areas'.A$5:.A$300])))); NOT(ISBLANK([.A18])))" office:value-type="boolean" office:boolean-value="false" calcext:value-type="boolean">
            <text:p>FALSE</text:p>
          </table:table-cell>
          <table:table-cell table:style-name="ce42" table:formula="of:=IF(NOT([.C18]); &quot;&quot;; [.B18])">
            <text:p/>
          </table:table-cell>
          <table:table-cell table:number-columns-repeated="5"/>
        </table:table-row>
        <table:table-row table:style-name="ro17">
          <table:table-cell office:value-type="string" calcext:value-type="string">
            <text:p>IN2040</text:p>
          </table:table-cell>
          <table:table-cell office:value-type="string" calcext:value-type="string">
            <text:p>Virtual Machines</text:p>
          </table:table-cell>
          <table:table-cell table:style-name="ce16" table:formula="of:=AND(NOT(ISNUMBER(FIND([.A19];COM.MICROSOFT.CONCAT(['Modules by Master Areas'.A$5:.A$300])))); NOT(ISBLANK([.A19])))" office:value-type="boolean" office:boolean-value="false" calcext:value-type="boolean">
            <text:p>FALSE</text:p>
          </table:table-cell>
          <table:table-cell table:style-name="ce42" table:formula="of:=IF(NOT([.C19]); &quot;&quot;; [.B19])">
            <text:p/>
          </table:table-cell>
          <table:table-cell table:number-columns-repeated="5"/>
        </table:table-row>
        <table:table-row table:style-name="ro17">
          <table:table-cell office:value-type="string" calcext:value-type="string">
            <text:p>IN2049</text:p>
          </table:table-cell>
          <table:table-cell office:value-type="string" calcext:value-type="string">
            <text:p>Logic</text:p>
          </table:table-cell>
          <table:table-cell table:style-name="ce16" table:formula="of:=AND(NOT(ISNUMBER(FIND([.A20];COM.MICROSOFT.CONCAT(['Modules by Master Areas'.A$5:.A$300])))); NOT(ISBLANK([.A20])))" office:value-type="boolean" office:boolean-value="false" calcext:value-type="boolean">
            <text:p>FALSE</text:p>
          </table:table-cell>
          <table:table-cell table:style-name="ce42" table:formula="of:=IF(NOT([.C20]); &quot;&quot;; [.B20])">
            <text:p/>
          </table:table-cell>
          <table:table-cell table:number-columns-repeated="5"/>
        </table:table-row>
        <table:table-row table:style-name="ro17">
          <table:table-cell office:value-type="string" calcext:value-type="string">
            <text:p>IN2061</text:p>
          </table:table-cell>
          <table:table-cell office:value-type="string" calcext:value-type="string">
            <text:p>Introduction to digital signal processing</text:p>
          </table:table-cell>
          <table:table-cell table:style-name="ce16" table:formula="of:=AND(NOT(ISNUMBER(FIND([.A21];COM.MICROSOFT.CONCAT(['Modules by Master Areas'.A$5:.A$300])))); NOT(ISBLANK([.A21])))" office:value-type="boolean" office:boolean-value="false" calcext:value-type="boolean">
            <text:p>FALSE</text:p>
          </table:table-cell>
          <table:table-cell table:style-name="ce42" table:formula="of:=IF(NOT([.C21]); &quot;&quot;; [.B21])">
            <text:p/>
          </table:table-cell>
          <table:table-cell table:number-columns-repeated="5"/>
        </table:table-row>
        <table:table-row table:style-name="ro17">
          <table:table-cell office:value-type="string" calcext:value-type="string">
            <text:p>IN2068</text:p>
          </table:table-cell>
          <table:table-cell office:value-type="string" calcext:value-type="string">
            <text:p>Sensor-based Robotic Manipulation and Locomotion</text:p>
          </table:table-cell>
          <table:table-cell table:style-name="ce16" table:formula="of:=AND(NOT(ISNUMBER(FIND([.A22];COM.MICROSOFT.CONCAT(['Modules by Master Areas'.A$5:.A$300])))); NOT(ISBLANK([.A22])))" office:value-type="boolean" office:boolean-value="false" calcext:value-type="boolean">
            <text:p>FALSE</text:p>
          </table:table-cell>
          <table:table-cell table:style-name="ce42" table:formula="of:=IF(NOT([.C22]); &quot;&quot;; [.B22])">
            <text:p/>
          </table:table-cell>
          <table:table-cell table:number-columns-repeated="5"/>
        </table:table-row>
        <table:table-row table:style-name="ro17">
          <table:table-cell office:value-type="string" calcext:value-type="string">
            <text:p>IN2073</text:p>
          </table:table-cell>
          <table:table-cell office:value-type="string" calcext:value-type="string">
            <text:p>Cloud Computing</text:p>
          </table:table-cell>
          <table:table-cell table:style-name="ce16" table:formula="of:=AND(NOT(ISNUMBER(FIND([.A23];COM.MICROSOFT.CONCAT(['Modules by Master Areas'.A$5:.A$300])))); NOT(ISBLANK([.A23])))" office:value-type="boolean" office:boolean-value="false" calcext:value-type="boolean">
            <text:p>FALSE</text:p>
          </table:table-cell>
          <table:table-cell table:style-name="ce42" table:formula="of:=IF(NOT([.C23]); &quot;&quot;; [.B23])">
            <text:p/>
          </table:table-cell>
          <table:table-cell table:number-columns-repeated="5"/>
        </table:table-row>
        <table:table-row table:style-name="ro17">
          <table:table-cell office:value-type="string" calcext:value-type="string">
            <text:p>IN2084</text:p>
          </table:table-cell>
          <table:table-cell office:value-type="string" calcext:value-type="string">
            <text:p>Advanced Topics of Software Testing</text:p>
          </table:table-cell>
          <table:table-cell table:style-name="ce16" table:formula="of:=AND(NOT(ISNUMBER(FIND([.A24];COM.MICROSOFT.CONCAT(['Modules by Master Areas'.A$5:.A$300])))); NOT(ISBLANK([.A24])))" office:value-type="boolean" office:boolean-value="false" calcext:value-type="boolean">
            <text:p>FALSE</text:p>
          </table:table-cell>
          <table:table-cell table:style-name="ce42" table:formula="of:=IF(NOT([.C24]); &quot;&quot;; [.B24])">
            <text:p/>
          </table:table-cell>
          <table:table-cell table:number-columns-repeated="5"/>
        </table:table-row>
        <table:table-row table:style-name="ro17">
          <table:table-cell office:value-type="string" calcext:value-type="string">
            <text:p>IN2087</text:p>
          </table:table-cell>
          <table:table-cell office:value-type="string" calcext:value-type="string">
            <text:p>Software Engineering for Business Applications - Master's Course: Web Application Engineering</text:p>
          </table:table-cell>
          <table:table-cell table:style-name="ce16" table:formula="of:=AND(NOT(ISNUMBER(FIND([.A25];COM.MICROSOFT.CONCAT(['Modules by Master Areas'.A$5:.A$300])))); NOT(ISBLANK([.A25])))" office:value-type="boolean" office:boolean-value="false" calcext:value-type="boolean">
            <text:p>FALSE</text:p>
          </table:table-cell>
          <table:table-cell table:style-name="ce42" table:formula="of:=IF(NOT([.C25]); &quot;&quot;; [.B25])">
            <text:p/>
          </table:table-cell>
          <table:table-cell table:number-columns-repeated="5"/>
        </table:table-row>
        <table:table-row table:style-name="ro17">
          <table:table-cell office:value-type="string" calcext:value-type="string">
            <text:p>IN2093</text:p>
          </table:table-cell>
          <table:table-cell office:value-type="string" calcext:value-type="string">
            <text:p>eLearning - Techniques and Infrastructures</text:p>
          </table:table-cell>
          <table:table-cell table:style-name="ce16" table:formula="of:=AND(NOT(ISNUMBER(FIND([.A26];COM.MICROSOFT.CONCAT(['Modules by Master Areas'.A$5:.A$300])))); NOT(ISBLANK([.A26])))" office:value-type="boolean" office:boolean-value="false" calcext:value-type="boolean">
            <text:p>FALSE</text:p>
          </table:table-cell>
          <table:table-cell table:style-name="ce42" table:formula="of:=IF(NOT([.C26]); &quot;&quot;; [.B26])">
            <text:p/>
          </table:table-cell>
          <table:table-cell table:number-columns-repeated="5"/>
        </table:table-row>
        <table:table-row table:style-name="ro17">
          <table:table-cell office:value-type="string" calcext:value-type="string">
            <text:p>IN2111</text:p>
          </table:table-cell>
          <table:table-cell office:value-type="string" calcext:value-type="string">
            <text:p>3D User Interfaces</text:p>
          </table:table-cell>
          <table:table-cell table:style-name="ce16" table:formula="of:=AND(NOT(ISNUMBER(FIND([.A27];COM.MICROSOFT.CONCAT(['Modules by Master Areas'.A$5:.A$300])))); NOT(ISBLANK([.A27])))" office:value-type="boolean" office:boolean-value="false" calcext:value-type="boolean">
            <text:p>FALSE</text:p>
          </table:table-cell>
          <table:table-cell table:style-name="ce42" table:formula="of:=IF(NOT([.C27]); &quot;&quot;; [.B27])">
            <text:p/>
          </table:table-cell>
          <table:table-cell table:number-columns-repeated="5"/>
        </table:table-row>
        <table:table-row table:style-name="ro17">
          <table:table-cell office:value-type="string" calcext:value-type="string">
            <text:p>IN2118</text:p>
          </table:table-cell>
          <table:table-cell office:value-type="string" calcext:value-type="string">
            <text:p>Database Systems on Modern CPU Architectures</text:p>
          </table:table-cell>
          <table:table-cell table:style-name="ce16" table:formula="of:=AND(NOT(ISNUMBER(FIND([.A28];COM.MICROSOFT.CONCAT(['Modules by Master Areas'.A$5:.A$300])))); NOT(ISBLANK([.A28])))" office:value-type="boolean" office:boolean-value="false" calcext:value-type="boolean">
            <text:p>FALSE</text:p>
          </table:table-cell>
          <table:table-cell table:style-name="ce42" table:formula="of:=IF(NOT([.C28]); &quot;&quot;; [.B28])">
            <text:p/>
          </table:table-cell>
          <table:table-cell table:number-columns-repeated="5"/>
        </table:table-row>
        <table:table-row table:style-name="ro17">
          <table:table-cell office:value-type="string" calcext:value-type="string">
            <text:p>IN2138</text:p>
          </table:table-cell>
          <table:table-cell office:value-type="string" calcext:value-type="string">
            <text:p>Robot Motion Planning</text:p>
          </table:table-cell>
          <table:table-cell table:style-name="ce16" table:formula="of:=AND(NOT(ISNUMBER(FIND([.A29];COM.MICROSOFT.CONCAT(['Modules by Master Areas'.A$5:.A$300])))); NOT(ISBLANK([.A29])))" office:value-type="boolean" office:boolean-value="false" calcext:value-type="boolean">
            <text:p>FALSE</text:p>
          </table:table-cell>
          <table:table-cell table:style-name="ce42" table:formula="of:=IF(NOT([.C29]); &quot;&quot;; [.B29])">
            <text:p/>
          </table:table-cell>
          <table:table-cell table:number-columns-repeated="5"/>
        </table:table-row>
        <table:table-row table:style-name="ro17">
          <table:table-cell office:value-type="string" calcext:value-type="string">
            <text:p>IN2147</text:p>
          </table:table-cell>
          <table:table-cell office:value-type="string" calcext:value-type="string">
            <text:p>Parallel Programming</text:p>
          </table:table-cell>
          <table:table-cell table:style-name="ce16" table:formula="of:=AND(NOT(ISNUMBER(FIND([.A30];COM.MICROSOFT.CONCAT(['Modules by Master Areas'.A$5:.A$300])))); NOT(ISBLANK([.A30])))" office:value-type="boolean" office:boolean-value="false" calcext:value-type="boolean">
            <text:p>FALSE</text:p>
          </table:table-cell>
          <table:table-cell table:style-name="ce42" table:formula="of:=IF(NOT([.C30]); &quot;&quot;; [.B30])">
            <text:p/>
          </table:table-cell>
          <table:table-cell table:number-columns-repeated="5"/>
        </table:table-row>
        <table:table-row table:style-name="ro17">
          <table:table-cell office:value-type="string" calcext:value-type="string">
            <text:p>IN2161</text:p>
          </table:table-cell>
          <table:table-cell office:value-type="string" calcext:value-type="string">
            <text:p>Networks for Monetary Transactions</text:p>
          </table:table-cell>
          <table:table-cell table:style-name="ce16" table:formula="of:=AND(NOT(ISNUMBER(FIND([.A31];COM.MICROSOFT.CONCAT(['Modules by Master Areas'.A$5:.A$300])))); NOT(ISBLANK([.A31])))" office:value-type="boolean" office:boolean-value="false" calcext:value-type="boolean">
            <text:p>FALSE</text:p>
          </table:table-cell>
          <table:table-cell table:style-name="ce42" table:formula="of:=IF(NOT([.C31]); &quot;&quot;; [.B31])">
            <text:p/>
          </table:table-cell>
          <table:table-cell table:number-columns-repeated="5"/>
        </table:table-row>
        <table:table-row table:style-name="ro17">
          <table:table-cell office:value-type="string" calcext:value-type="string">
            <text:p>IN2178</text:p>
          </table:table-cell>
          <table:table-cell office:value-type="string" calcext:value-type="string">
            <text:p>Security Engineering</text:p>
          </table:table-cell>
          <table:table-cell table:style-name="ce16" table:formula="of:=AND(NOT(ISNUMBER(FIND([.A32];COM.MICROSOFT.CONCAT(['Modules by Master Areas'.A$5:.A$300])))); NOT(ISBLANK([.A32])))" office:value-type="boolean" office:boolean-value="false" calcext:value-type="boolean">
            <text:p>FALSE</text:p>
          </table:table-cell>
          <table:table-cell table:style-name="ce42" table:formula="of:=IF(NOT([.C32]); &quot;&quot;; [.B32])">
            <text:p/>
          </table:table-cell>
          <table:table-cell table:number-columns-repeated="5"/>
        </table:table-row>
        <table:table-row table:style-name="ro17">
          <table:table-cell office:value-type="string" calcext:value-type="string">
            <text:p>IN2194</text:p>
          </table:table-cell>
          <table:table-cell office:value-type="string" calcext:value-type="string">
            <text:p>Peer-to-Peer Systems and Security</text:p>
          </table:table-cell>
          <table:table-cell table:style-name="ce16" table:formula="of:=AND(NOT(ISNUMBER(FIND([.A33];COM.MICROSOFT.CONCAT(['Modules by Master Areas'.A$5:.A$300])))); NOT(ISBLANK([.A33])))" office:value-type="boolean" office:boolean-value="false" calcext:value-type="boolean">
            <text:p>FALSE</text:p>
          </table:table-cell>
          <table:table-cell table:style-name="ce42" table:formula="of:=IF(NOT([.C33]); &quot;&quot;; [.B33])">
            <text:p/>
          </table:table-cell>
          <table:table-cell table:number-columns-repeated="5"/>
        </table:table-row>
        <table:table-row table:style-name="ro17">
          <table:table-cell office:value-type="string" calcext:value-type="string">
            <text:p>IN2222</text:p>
          </table:table-cell>
          <table:table-cell office:value-type="string" calcext:value-type="string">
            <text:p>Cognitive Systems</text:p>
          </table:table-cell>
          <table:table-cell table:style-name="ce16" table:formula="of:=AND(NOT(ISNUMBER(FIND([.A34];COM.MICROSOFT.CONCAT(['Modules by Master Areas'.A$5:.A$300])))); NOT(ISBLANK([.A34])))" office:value-type="boolean" office:boolean-value="false" calcext:value-type="boolean">
            <text:p>FALSE</text:p>
          </table:table-cell>
          <table:table-cell table:style-name="ce42" table:formula="of:=IF(NOT([.C34]); &quot;&quot;; [.B34])">
            <text:p/>
          </table:table-cell>
          <table:table-cell table:number-columns-repeated="5"/>
        </table:table-row>
        <table:table-row table:style-name="ro17">
          <table:table-cell office:value-type="string" calcext:value-type="string">
            <text:p>IN2227</text:p>
          </table:table-cell>
          <table:table-cell office:value-type="string" calcext:value-type="string">
            <text:p>Compiler Construction I</text:p>
          </table:table-cell>
          <table:table-cell table:style-name="ce16" table:formula="of:=AND(NOT(ISNUMBER(FIND([.A35];COM.MICROSOFT.CONCAT(['Modules by Master Areas'.A$5:.A$300])))); NOT(ISBLANK([.A35])))" office:value-type="boolean" office:boolean-value="false" calcext:value-type="boolean">
            <text:p>FALSE</text:p>
          </table:table-cell>
          <table:table-cell table:style-name="ce42" table:formula="of:=IF(NOT([.C35]); &quot;&quot;; [.B35])">
            <text:p/>
          </table:table-cell>
          <table:table-cell table:number-columns-repeated="5"/>
        </table:table-row>
        <table:table-row table:style-name="ro17">
          <table:table-cell office:value-type="string" calcext:value-type="string">
            <text:p>IN2228</text:p>
          </table:table-cell>
          <table:table-cell office:value-type="string" calcext:value-type="string">
            <text:p>Computer Vision II: Multiple View Geometry</text:p>
          </table:table-cell>
          <table:table-cell table:style-name="ce16" table:formula="of:=AND(NOT(ISNUMBER(FIND([.A36];COM.MICROSOFT.CONCAT(['Modules by Master Areas'.A$5:.A$300])))); NOT(ISBLANK([.A36])))" office:value-type="boolean" office:boolean-value="false" calcext:value-type="boolean">
            <text:p>FALSE</text:p>
          </table:table-cell>
          <table:table-cell table:style-name="ce42" table:formula="of:=IF(NOT([.C36]); &quot;&quot;; [.B36])">
            <text:p/>
          </table:table-cell>
          <table:table-cell table:number-columns-repeated="5"/>
        </table:table-row>
        <table:table-row table:style-name="ro17">
          <table:table-cell office:value-type="string" calcext:value-type="string">
            <text:p>IN2239</text:p>
          </table:table-cell>
          <table:table-cell office:value-type="string" calcext:value-type="string">
            <text:p>Algorithmic Game Theory</text:p>
          </table:table-cell>
          <table:table-cell table:style-name="ce16" table:formula="of:=AND(NOT(ISNUMBER(FIND([.A37];COM.MICROSOFT.CONCAT(['Modules by Master Areas'.A$5:.A$300])))); NOT(ISBLANK([.A37])))" office:value-type="boolean" office:boolean-value="true" calcext:value-type="boolean">
            <text:p>TRUE</text:p>
          </table:table-cell>
          <table:table-cell table:style-name="ce42" table:formula="of:=IF(NOT([.C37]); &quot;&quot;; [.B37])" office:value-type="string" office:string-value="Algorithmic Game Theory" calcext:value-type="string">
            <text:p>Algorithmic Game Theory</text:p>
          </table:table-cell>
          <table:table-cell table:number-columns-repeated="5"/>
        </table:table-row>
        <table:table-row table:style-name="ro17">
          <table:table-cell office:value-type="string" calcext:value-type="string">
            <text:p>IN2241</text:p>
          </table:table-cell>
          <table:table-cell office:value-type="string" calcext:value-type="string">
            <text:p>Social Computing</text:p>
          </table:table-cell>
          <table:table-cell table:style-name="ce16" table:formula="of:=AND(NOT(ISNUMBER(FIND([.A38];COM.MICROSOFT.CONCAT(['Modules by Master Areas'.A$5:.A$300])))); NOT(ISBLANK([.A38])))" office:value-type="boolean" office:boolean-value="false" calcext:value-type="boolean">
            <text:p>FALSE</text:p>
          </table:table-cell>
          <table:table-cell table:style-name="ce42" table:formula="of:=IF(NOT([.C38]); &quot;&quot;; [.B38])">
            <text:p/>
          </table:table-cell>
          <table:table-cell table:number-columns-repeated="5"/>
        </table:table-row>
        <table:table-row table:style-name="ro17">
          <table:table-cell office:value-type="string" calcext:value-type="string">
            <text:p>IN2267</text:p>
          </table:table-cell>
          <table:table-cell office:value-type="string" calcext:value-type="string">
            <text:p>Transaction Systems</text:p>
          </table:table-cell>
          <table:table-cell table:style-name="ce16" table:formula="of:=AND(NOT(ISNUMBER(FIND([.A39];COM.MICROSOFT.CONCAT(['Modules by Master Areas'.A$5:.A$300])))); NOT(ISBLANK([.A39])))" office:value-type="boolean" office:boolean-value="false" calcext:value-type="boolean">
            <text:p>FALSE</text:p>
          </table:table-cell>
          <table:table-cell table:style-name="ce42" table:formula="of:=IF(NOT([.C39]); &quot;&quot;; [.B39])">
            <text:p/>
          </table:table-cell>
          <table:table-cell table:number-columns-repeated="5"/>
        </table:table-row>
        <table:table-row table:style-name="ro17">
          <table:table-cell office:value-type="string" calcext:value-type="string">
            <text:p>IN2297</text:p>
          </table:table-cell>
          <table:table-cell office:value-type="string" calcext:value-type="string">
            <text:p>Geometry Processing</text:p>
          </table:table-cell>
          <table:table-cell table:style-name="ce16" table:formula="of:=AND(NOT(ISNUMBER(FIND([.A40];COM.MICROSOFT.CONCAT(['Modules by Master Areas'.A$5:.A$300])))); NOT(ISBLANK([.A40])))" office:value-type="boolean" office:boolean-value="false" calcext:value-type="boolean">
            <text:p>FALSE</text:p>
          </table:table-cell>
          <table:table-cell table:style-name="ce42" table:formula="of:=IF(NOT([.C40]); &quot;&quot;; [.B40])">
            <text:p/>
          </table:table-cell>
          <table:table-cell table:number-columns-repeated="5"/>
        </table:table-row>
        <table:table-row table:style-name="ro17">
          <table:table-cell office:value-type="string" calcext:value-type="string">
            <text:p>IN2298</text:p>
          </table:table-cell>
          <table:table-cell office:value-type="string" calcext:value-type="string">
            <text:p>Advanced Deep Learning for Physics</text:p>
          </table:table-cell>
          <table:table-cell table:style-name="ce16" table:formula="of:=AND(NOT(ISNUMBER(FIND([.A41];COM.MICROSOFT.CONCAT(['Modules by Master Areas'.A$5:.A$300])))); NOT(ISBLANK([.A41])))" office:value-type="boolean" office:boolean-value="false" calcext:value-type="boolean">
            <text:p>FALSE</text:p>
          </table:table-cell>
          <table:table-cell table:style-name="ce42" table:formula="of:=IF(NOT([.C41]); &quot;&quot;; [.B41])">
            <text:p/>
          </table:table-cell>
          <table:table-cell table:number-columns-repeated="5"/>
        </table:table-row>
        <table:table-row table:style-name="ro17">
          <table:table-cell office:value-type="string" calcext:value-type="string">
            <text:p>IN2305</text:p>
          </table:table-cell>
          <table:table-cell office:value-type="string" calcext:value-type="string">
            <text:p>Cyber-Physical Systems</text:p>
          </table:table-cell>
          <table:table-cell table:style-name="ce16" table:formula="of:=AND(NOT(ISNUMBER(FIND([.A42];COM.MICROSOFT.CONCAT(['Modules by Master Areas'.A$5:.A$300])))); NOT(ISBLANK([.A42])))" office:value-type="boolean" office:boolean-value="false" calcext:value-type="boolean">
            <text:p>FALSE</text:p>
          </table:table-cell>
          <table:table-cell table:style-name="ce42" table:formula="of:=IF(NOT([.C42]); &quot;&quot;; [.B42])">
            <text:p/>
          </table:table-cell>
          <table:table-cell table:number-columns-repeated="5"/>
        </table:table-row>
        <table:table-row table:style-name="ro17">
          <table:table-cell office:value-type="string" calcext:value-type="string">
            <text:p>IN2322</text:p>
          </table:table-cell>
          <table:table-cell office:value-type="string" calcext:value-type="string">
            <text:p>Protein Prediction I for Computer Scientists</text:p>
          </table:table-cell>
          <table:table-cell table:style-name="ce16" table:formula="of:=AND(NOT(ISNUMBER(FIND([.A43];COM.MICROSOFT.CONCAT(['Modules by Master Areas'.A$5:.A$300])))); NOT(ISBLANK([.A43])))" office:value-type="boolean" office:boolean-value="false" calcext:value-type="boolean">
            <text:p>FALSE</text:p>
          </table:table-cell>
          <table:table-cell table:style-name="ce42" table:formula="of:=IF(NOT([.C43]); &quot;&quot;; [.B43])">
            <text:p/>
          </table:table-cell>
          <table:table-cell table:number-columns-repeated="5"/>
        </table:table-row>
        <table:table-row table:style-name="ro17">
          <table:table-cell office:value-type="string" calcext:value-type="string">
            <text:p>IN2323</text:p>
          </table:table-cell>
          <table:table-cell office:value-type="string" calcext:value-type="string">
            <text:p>Machine Learning for Graphs and Sequential Data</text:p>
          </table:table-cell>
          <table:table-cell table:style-name="ce16" table:formula="of:=AND(NOT(ISNUMBER(FIND([.A44];COM.MICROSOFT.CONCAT(['Modules by Master Areas'.A$5:.A$300])))); NOT(ISBLANK([.A44])))" office:value-type="boolean" office:boolean-value="false" calcext:value-type="boolean">
            <text:p>FALSE</text:p>
          </table:table-cell>
          <table:table-cell table:style-name="ce42" table:formula="of:=IF(NOT([.C44]); &quot;&quot;; [.B44])">
            <text:p/>
          </table:table-cell>
          <table:table-cell table:number-columns-repeated="5"/>
        </table:table-row>
        <table:table-row table:style-name="ro17">
          <table:table-cell office:value-type="string" calcext:value-type="string">
            <text:p>IN2345</text:p>
          </table:table-cell>
          <table:table-cell office:value-type="string" calcext:value-type="string">
            <text:p>Algorithms for Uncertainty Quantification</text:p>
          </table:table-cell>
          <table:table-cell table:style-name="ce16" table:formula="of:=AND(NOT(ISNUMBER(FIND([.A45];COM.MICROSOFT.CONCAT(['Modules by Master Areas'.A$5:.A$300])))); NOT(ISBLANK([.A45])))" office:value-type="boolean" office:boolean-value="false" calcext:value-type="boolean">
            <text:p>FALSE</text:p>
          </table:table-cell>
          <table:table-cell table:style-name="ce42" table:formula="of:=IF(NOT([.C45]); &quot;&quot;; [.B45])">
            <text:p/>
          </table:table-cell>
          <table:table-cell table:number-columns-repeated="5"/>
        </table:table-row>
        <table:table-row table:style-name="ro17">
          <table:table-cell office:value-type="string" calcext:value-type="string">
            <text:p>IN2346</text:p>
          </table:table-cell>
          <table:table-cell office:value-type="string" calcext:value-type="string">
            <text:p>Introduction to Deep Learning</text:p>
          </table:table-cell>
          <table:table-cell table:style-name="ce16" table:formula="of:=AND(NOT(ISNUMBER(FIND([.A46];COM.MICROSOFT.CONCAT(['Modules by Master Areas'.A$5:.A$300])))); NOT(ISBLANK([.A46])))" office:value-type="boolean" office:boolean-value="false" calcext:value-type="boolean">
            <text:p>FALSE</text:p>
          </table:table-cell>
          <table:table-cell table:style-name="ce42" table:formula="of:=IF(NOT([.C46]); &quot;&quot;; [.B46])">
            <text:p/>
          </table:table-cell>
          <table:table-cell table:number-columns-repeated="5"/>
        </table:table-row>
        <table:table-row table:style-name="ro17">
          <table:table-cell office:value-type="string" calcext:value-type="string">
            <text:p>IN2347</text:p>
          </table:table-cell>
          <table:table-cell office:value-type="string" calcext:value-type="string">
            <text:p>Functional Data Structures</text:p>
          </table:table-cell>
          <table:table-cell table:style-name="ce16" table:formula="of:=AND(NOT(ISNUMBER(FIND([.A47];COM.MICROSOFT.CONCAT(['Modules by Master Areas'.A$5:.A$300])))); NOT(ISBLANK([.A47])))" office:value-type="boolean" office:boolean-value="false" calcext:value-type="boolean">
            <text:p>FALSE</text:p>
          </table:table-cell>
          <table:table-cell table:style-name="ce42" table:formula="of:=IF(NOT([.C47]); &quot;&quot;; [.B47])">
            <text:p/>
          </table:table-cell>
          <table:table-cell table:number-columns-repeated="5"/>
        </table:table-row>
        <table:table-row table:style-name="ro17">
          <table:table-cell office:value-type="string" calcext:value-type="string">
            <text:p>IN2348</text:p>
          </table:table-cell>
          <table:table-cell office:value-type="string" calcext:value-type="string">
            <text:p>Ringvorlesung "Digitalisierung"</text:p>
          </table:table-cell>
          <table:table-cell table:style-name="ce16" table:formula="of:=AND(NOT(ISNUMBER(FIND([.A48];COM.MICROSOFT.CONCAT(['Modules by Master Areas'.A$5:.A$300])))); NOT(ISBLANK([.A48])))" office:value-type="boolean" office:boolean-value="false" calcext:value-type="boolean">
            <text:p>FALSE</text:p>
          </table:table-cell>
          <table:table-cell table:style-name="ce42" table:formula="of:=IF(NOT([.C48]); &quot;&quot;; [.B48])">
            <text:p/>
          </table:table-cell>
          <table:table-cell table:number-columns-repeated="5"/>
        </table:table-row>
        <table:table-row table:style-name="ro17">
          <table:table-cell office:value-type="string" calcext:value-type="string">
            <text:p>IN2349</text:p>
          </table:table-cell>
          <table:table-cell office:value-type="string" calcext:value-type="string">
            <text:p>Advanced Deep Learning for Robotics</text:p>
          </table:table-cell>
          <table:table-cell table:style-name="ce16" table:formula="of:=AND(NOT(ISNUMBER(FIND([.A49];COM.MICROSOFT.CONCAT(['Modules by Master Areas'.A$5:.A$300])))); NOT(ISBLANK([.A49])))" office:value-type="boolean" office:boolean-value="false" calcext:value-type="boolean">
            <text:p>FALSE</text:p>
          </table:table-cell>
          <table:table-cell table:style-name="ce42" table:formula="of:=IF(NOT([.C49]); &quot;&quot;; [.B49])">
            <text:p/>
          </table:table-cell>
          <table:table-cell table:number-columns-repeated="5"/>
        </table:table-row>
        <table:table-row table:style-name="ro17">
          <table:table-cell office:value-type="string" calcext:value-type="string">
            <text:p>IN2354</text:p>
          </table:table-cell>
          <table:table-cell office:value-type="string" calcext:value-type="string">
            <text:p>3D Scanning &amp; Motion Capture</text:p>
          </table:table-cell>
          <table:table-cell table:style-name="ce16" table:formula="of:=AND(NOT(ISNUMBER(FIND([.A50];COM.MICROSOFT.CONCAT(['Modules by Master Areas'.A$5:.A$300])))); NOT(ISBLANK([.A50])))" office:value-type="boolean" office:boolean-value="false" calcext:value-type="boolean">
            <text:p>FALSE</text:p>
          </table:table-cell>
          <table:table-cell table:style-name="ce42" table:formula="of:=IF(NOT([.C50]); &quot;&quot;; [.B50])">
            <text:p/>
          </table:table-cell>
          <table:table-cell table:number-columns-repeated="5"/>
        </table:table-row>
        <table:table-row table:style-name="ro17">
          <table:table-cell office:value-type="string" calcext:value-type="string">
            <text:p>IN2356</text:p>
          </table:table-cell>
          <table:table-cell office:value-type="string" calcext:value-type="string">
            <text:p>Autonomous Driving</text:p>
          </table:table-cell>
          <table:table-cell table:style-name="ce16" table:formula="of:=AND(NOT(ISNUMBER(FIND([.A51];COM.MICROSOFT.CONCAT(['Modules by Master Areas'.A$5:.A$300])))); NOT(ISBLANK([.A51])))" office:value-type="boolean" office:boolean-value="false" calcext:value-type="boolean">
            <text:p>FALSE</text:p>
          </table:table-cell>
          <table:table-cell table:style-name="ce42" table:formula="of:=IF(NOT([.C51]); &quot;&quot;; [.B51])">
            <text:p/>
          </table:table-cell>
          <table:table-cell table:number-columns-repeated="5"/>
        </table:table-row>
        <table:table-row table:style-name="ro17">
          <table:table-cell office:value-type="string" calcext:value-type="string">
            <text:p>IN2359</text:p>
          </table:table-cell>
          <table:table-cell office:value-type="string" calcext:value-type="string">
            <text:p>Blockchain-based Systems Engineering</text:p>
          </table:table-cell>
          <table:table-cell table:style-name="ce16" table:formula="of:=AND(NOT(ISNUMBER(FIND([.A52];COM.MICROSOFT.CONCAT(['Modules by Master Areas'.A$5:.A$300])))); NOT(ISBLANK([.A52])))" office:value-type="boolean" office:boolean-value="false" calcext:value-type="boolean">
            <text:p>FALSE</text:p>
          </table:table-cell>
          <table:table-cell table:style-name="ce42" table:formula="of:=IF(NOT([.C52]); &quot;&quot;; [.B52])">
            <text:p/>
          </table:table-cell>
          <table:table-cell table:number-columns-repeated="5"/>
        </table:table-row>
        <table:table-row table:style-name="ro17">
          <table:table-cell office:value-type="string" calcext:value-type="string">
            <text:p>IN2362</text:p>
          </table:table-cell>
          <table:table-cell office:value-type="string" calcext:value-type="string">
            <text:p>Language based Security</text:p>
          </table:table-cell>
          <table:table-cell table:style-name="ce16" table:formula="of:=AND(NOT(ISNUMBER(FIND([.A53];COM.MICROSOFT.CONCAT(['Modules by Master Areas'.A$5:.A$300])))); NOT(ISBLANK([.A53])))" office:value-type="boolean" office:boolean-value="false" calcext:value-type="boolean">
            <text:p>FALSE</text:p>
          </table:table-cell>
          <table:table-cell table:style-name="ce42" table:formula="of:=IF(NOT([.C53]); &quot;&quot;; [.B53])">
            <text:p/>
          </table:table-cell>
          <table:table-cell table:number-columns-repeated="5"/>
        </table:table-row>
        <table:table-row table:style-name="ro17">
          <table:table-cell office:value-type="string" calcext:value-type="string">
            <text:p>IN2388</text:p>
          </table:table-cell>
          <table:table-cell office:value-type="string" calcext:value-type="string">
            <text:p>Tensor Networks</text:p>
          </table:table-cell>
          <table:table-cell table:style-name="ce16" table:formula="of:=AND(NOT(ISNUMBER(FIND([.A54];COM.MICROSOFT.CONCAT(['Modules by Master Areas'.A$5:.A$300])))); NOT(ISBLANK([.A54])))" office:value-type="boolean" office:boolean-value="false" calcext:value-type="boolean">
            <text:p>FALSE</text:p>
          </table:table-cell>
          <table:table-cell table:style-name="ce42" table:formula="of:=IF(NOT([.C54]); &quot;&quot;; [.B54])">
            <text:p/>
          </table:table-cell>
          <table:table-cell table:number-columns-repeated="5"/>
        </table:table-row>
        <table:table-row table:style-name="ro17">
          <table:table-cell office:value-type="string" calcext:value-type="string">
            <text:p>IN2390</text:p>
          </table:table-cell>
          <table:table-cell office:value-type="string" calcext:value-type="string">
            <text:p>Advanced Deep Learning for Computer Vision: Visual Computing</text:p>
          </table:table-cell>
          <table:table-cell table:style-name="ce16" table:formula="of:=AND(NOT(ISNUMBER(FIND([.A55];COM.MICROSOFT.CONCAT(['Modules by Master Areas'.A$5:.A$300])))); NOT(ISBLANK([.A55])))" office:value-type="boolean" office:boolean-value="false" calcext:value-type="boolean">
            <text:p>FALSE</text:p>
          </table:table-cell>
          <table:table-cell table:style-name="ce42" table:formula="of:=IF(NOT([.C55]); &quot;&quot;; [.B55])">
            <text:p/>
          </table:table-cell>
          <table:table-cell table:number-columns-repeated="5"/>
        </table:table-row>
        <table:table-row table:style-name="ro17">
          <table:table-cell office:value-type="string" calcext:value-type="string">
            <text:p>IN2392</text:p>
          </table:table-cell>
          <table:table-cell office:value-type="string" calcext:value-type="string">
            <text:p>Machine Learning for 3D Geometry</text:p>
          </table:table-cell>
          <table:table-cell table:style-name="ce16" table:formula="of:=AND(NOT(ISNUMBER(FIND([.A56];COM.MICROSOFT.CONCAT(['Modules by Master Areas'.A$5:.A$300])))); NOT(ISBLANK([.A56])))" office:value-type="boolean" office:boolean-value="false" calcext:value-type="boolean">
            <text:p>FALSE</text:p>
          </table:table-cell>
          <table:table-cell table:style-name="ce42" table:formula="of:=IF(NOT([.C56]); &quot;&quot;; [.B56])">
            <text:p/>
          </table:table-cell>
          <table:table-cell table:number-columns-repeated="5"/>
        </table:table-row>
        <table:table-row table:style-name="ro17">
          <table:table-cell office:value-type="string" calcext:value-type="string">
            <text:p>IN2393</text:p>
          </table:table-cell>
          <table:table-cell office:value-type="string" calcext:value-type="string">
            <text:p>Lecture Machine Learning for Regulatory Genomics</text:p>
          </table:table-cell>
          <table:table-cell table:style-name="ce16" table:formula="of:=AND(NOT(ISNUMBER(FIND([.A57];COM.MICROSOFT.CONCAT(['Modules by Master Areas'.A$5:.A$300])))); NOT(ISBLANK([.A57])))" office:value-type="boolean" office:boolean-value="false" calcext:value-type="boolean">
            <text:p>FALSE</text:p>
          </table:table-cell>
          <table:table-cell table:style-name="ce42" table:formula="of:=IF(NOT([.C57]); &quot;&quot;; [.B57])">
            <text:p/>
          </table:table-cell>
          <table:table-cell table:number-columns-repeated="5"/>
        </table:table-row>
        <table:table-row table:style-name="ro17">
          <table:table-cell office:value-type="string" calcext:value-type="string">
            <text:p>IN2394</text:p>
          </table:table-cell>
          <table:table-cell office:value-type="string" calcext:value-type="string">
            <text:p>Requirements Engineering</text:p>
          </table:table-cell>
          <table:table-cell table:style-name="ce16" table:formula="of:=AND(NOT(ISNUMBER(FIND([.A58];COM.MICROSOFT.CONCAT(['Modules by Master Areas'.A$5:.A$300])))); NOT(ISBLANK([.A58])))" office:value-type="boolean" office:boolean-value="false" calcext:value-type="boolean">
            <text:p>FALSE</text:p>
          </table:table-cell>
          <table:table-cell table:style-name="ce42" table:formula="of:=IF(NOT([.C58]); &quot;&quot;; [.B58])">
            <text:p/>
          </table:table-cell>
          <table:table-cell table:number-columns-repeated="5"/>
        </table:table-row>
        <table:table-row table:style-name="ro17">
          <table:table-cell office:value-type="string" calcext:value-type="string">
            <text:p>IN2395</text:p>
          </table:table-cell>
          <table:table-cell office:value-type="string" calcext:value-type="string">
            <text:p>Legal Data Science and Informatics</text:p>
          </table:table-cell>
          <table:table-cell table:style-name="ce16" table:formula="of:=AND(NOT(ISNUMBER(FIND([.A59];COM.MICROSOFT.CONCAT(['Modules by Master Areas'.A$5:.A$300])))); NOT(ISBLANK([.A59])))" office:value-type="boolean" office:boolean-value="false" calcext:value-type="boolean">
            <text:p>FALSE</text:p>
          </table:table-cell>
          <table:table-cell table:style-name="ce42" table:formula="of:=IF(NOT([.C59]); &quot;&quot;; [.B59])">
            <text:p/>
          </table:table-cell>
          <table:table-cell table:number-columns-repeated="5"/>
        </table:table-row>
        <table:table-row table:style-name="ro17">
          <table:table-cell office:value-type="string" calcext:value-type="string">
            <text:p>IN2400</text:p>
          </table:table-cell>
          <table:table-cell office:value-type="string" calcext:value-type="string">
            <text:p>Advanced Concepts of Quantum Computing</text:p>
          </table:table-cell>
          <table:table-cell table:style-name="ce16" table:formula="of:=AND(NOT(ISNUMBER(FIND([.A60];COM.MICROSOFT.CONCAT(['Modules by Master Areas'.A$5:.A$300])))); NOT(ISBLANK([.A60])))" office:value-type="boolean" office:boolean-value="false" calcext:value-type="boolean">
            <text:p>FALSE</text:p>
          </table:table-cell>
          <table:table-cell table:style-name="ce42" table:formula="of:=IF(NOT([.C60]); &quot;&quot;; [.B60])">
            <text:p/>
          </table:table-cell>
          <table:table-cell table:number-columns-repeated="5"/>
        </table:table-row>
        <table:table-row table:style-name="ro17">
          <table:table-cell office:value-type="string" calcext:value-type="string">
            <text:p>IN2407</text:p>
          </table:table-cell>
          <table:table-cell office:value-type="string" calcext:value-type="string">
            <text:p>Hardware Security</text:p>
          </table:table-cell>
          <table:table-cell table:style-name="ce16" table:formula="of:=AND(NOT(ISNUMBER(FIND([.A61];COM.MICROSOFT.CONCAT(['Modules by Master Areas'.A$5:.A$300])))); NOT(ISBLANK([.A61])))" office:value-type="boolean" office:boolean-value="true" calcext:value-type="boolean">
            <text:p>TRUE</text:p>
          </table:table-cell>
          <table:table-cell table:style-name="ce42" table:formula="of:=IF(NOT([.C61]); &quot;&quot;; [.B61])" office:value-type="string" office:string-value="Hardware Security" calcext:value-type="string">
            <text:p>Hardware Security</text:p>
          </table:table-cell>
          <table:table-cell table:number-columns-repeated="5"/>
        </table:table-row>
        <table:table-row table:style-name="ro17">
          <table:table-cell office:value-type="string" calcext:value-type="string">
            <text:p>IN2408</text:p>
          </table:table-cell>
          <table:table-cell office:value-type="string" calcext:value-type="string">
            <text:p>Artificial Intelligence in Medicine II</text:p>
          </table:table-cell>
          <table:table-cell table:style-name="ce16" table:formula="of:=AND(NOT(ISNUMBER(FIND([.A62];COM.MICROSOFT.CONCAT(['Modules by Master Areas'.A$5:.A$300])))); NOT(ISBLANK([.A62])))" office:value-type="boolean" office:boolean-value="true" calcext:value-type="boolean">
            <text:p>TRUE</text:p>
          </table:table-cell>
          <table:table-cell table:style-name="ce42" table:formula="of:=IF(NOT([.C62]); &quot;&quot;; [.B62])" office:value-type="string" office:string-value="Artificial Intelligence in Medicine II" calcext:value-type="string">
            <text:p>Artificial Intelligence in Medicine II</text:p>
          </table:table-cell>
          <table:table-cell table:number-columns-repeated="5"/>
        </table:table-row>
        <table:table-row table:style-name="ro17">
          <table:table-cell office:value-type="string" calcext:value-type="string">
            <text:p>IN2410</text:p>
          </table:table-cell>
          <table:table-cell office:value-type="string" calcext:value-type="string">
            <text:p>Causality</text:p>
          </table:table-cell>
          <table:table-cell table:style-name="ce16" table:formula="of:=AND(NOT(ISNUMBER(FIND([.A63];COM.MICROSOFT.CONCAT(['Modules by Master Areas'.A$5:.A$300])))); NOT(ISBLANK([.A63])))" office:value-type="boolean" office:boolean-value="true" calcext:value-type="boolean">
            <text:p>TRUE</text:p>
          </table:table-cell>
          <table:table-cell table:style-name="ce42" table:formula="of:=IF(NOT([.C63]); &quot;&quot;; [.B63])" office:value-type="string" office:string-value="Causality" calcext:value-type="string">
            <text:p>Causality</text:p>
          </table:table-cell>
          <table:table-cell table:number-columns-repeated="5"/>
        </table:table-row>
        <table:table-row table:style-name="ro17">
          <table:table-cell office:value-type="string" calcext:value-type="string">
            <text:p>IN3100</text:p>
          </table:table-cell>
          <table:table-cell office:value-type="string" calcext:value-type="string">
            <text:p>Selected Topics in Databases and Information Systems: Data Processing On Modern Hardware</text:p>
          </table:table-cell>
          <table:table-cell table:style-name="ce16" table:formula="of:=AND(NOT(ISNUMBER(FIND([.A64];COM.MICROSOFT.CONCAT(['Modules by Master Areas'.A$5:.A$300])))); NOT(ISBLANK([.A64])))" office:value-type="boolean" office:boolean-value="false" calcext:value-type="boolean">
            <text:p>FALSE</text:p>
          </table:table-cell>
          <table:table-cell table:style-name="ce42" table:formula="of:=IF(NOT([.C64]); &quot;&quot;; [.B64])">
            <text:p/>
          </table:table-cell>
          <table:table-cell table:number-columns-repeated="5"/>
        </table:table-row>
        <table:table-row table:style-name="ro17">
          <table:table-cell office:value-type="string" calcext:value-type="string">
            <text:p>IN9003</text:p>
          </table:table-cell>
          <table:table-cell office:value-type="string" calcext:value-type="string">
            <text:p>Informatics and LawÜberfachliche Grundlagen,</text:p>
          </table:table-cell>
          <table:table-cell table:style-name="ce16" table:formula="of:=AND(NOT(ISNUMBER(FIND([.A65];COM.MICROSOFT.CONCAT(['Modules by Master Areas'.A$5:.A$300])))); NOT(ISBLANK([.A65])))" office:value-type="boolean" office:boolean-value="true" calcext:value-type="boolean">
            <text:p>TRUE</text:p>
          </table:table-cell>
          <table:table-cell table:style-name="ce42" table:formula="of:=IF(NOT([.C65]); &quot;&quot;; [.B65])" office:value-type="string" office:string-value="Informatics and LawÜberfachliche Grundlagen," calcext:value-type="string">
            <text:p>Informatics and LawÜberfachliche Grundlagen,</text:p>
          </table:table-cell>
          <table:table-cell table:number-columns-repeated="5"/>
        </table:table-row>
        <table:table-row table:style-name="ro17">
          <table:table-cell office:value-type="string" calcext:value-type="string">
            <text:p>IN9048</text:p>
          </table:table-cell>
          <table:table-cell office:value-type="string" calcext:value-type="string">
            <text:p>Innovation Generation in The Healthcare Domain</text:p>
          </table:table-cell>
          <table:table-cell table:style-name="ce16" table:formula="of:=AND(NOT(ISNUMBER(FIND([.A66];COM.MICROSOFT.CONCAT(['Modules by Master Areas'.A$5:.A$300])))); NOT(ISBLANK([.A66])))" office:value-type="boolean" office:boolean-value="true" calcext:value-type="boolean">
            <text:p>TRUE</text:p>
          </table:table-cell>
          <table:table-cell table:style-name="ce42" table:formula="of:=IF(NOT([.C66]); &quot;&quot;; [.B66])" office:value-type="string" office:string-value="Innovation Generation in The Healthcare Domain" calcext:value-type="string">
            <text:p>Innovation Generation in The Healthcare Domain</text:p>
          </table:table-cell>
          <table:table-cell table:number-columns-repeated="5"/>
        </table:table-row>
        <table:table-row table:style-name="ro17">
          <table:table-cell table:number-columns-repeated="2"/>
          <table:table-cell table:style-name="ce16" table:formula="of:=AND(NOT(ISNUMBER(FIND([.A67];COM.MICROSOFT.CONCAT(['Modules by Master Areas'.A$5:.A$300])))); NOT(ISBLANK([.A67])))" office:value-type="boolean" office:boolean-value="false" calcext:value-type="boolean">
            <text:p>FALSE</text:p>
          </table:table-cell>
          <table:table-cell table:style-name="ce42" table:formula="of:=IF(NOT([.C67]); &quot;&quot;; [.B67])">
            <text:p/>
          </table:table-cell>
          <table:table-cell table:number-columns-repeated="5"/>
        </table:table-row>
        <table:table-row table:style-name="ro17">
          <table:table-cell table:number-columns-repeated="2"/>
          <table:table-cell table:style-name="ce16" table:formula="of:=AND(NOT(ISNUMBER(FIND([.A68];COM.MICROSOFT.CONCAT(['Modules by Master Areas'.A$5:.A$300])))); NOT(ISBLANK([.A68])))" office:value-type="boolean" office:boolean-value="false" calcext:value-type="boolean">
            <text:p>FALSE</text:p>
          </table:table-cell>
          <table:table-cell table:style-name="ce42" table:formula="of:=IF(NOT([.C68]); &quot;&quot;; [.B68])">
            <text:p/>
          </table:table-cell>
          <table:table-cell table:number-columns-repeated="5"/>
        </table:table-row>
        <table:table-row table:style-name="ro17">
          <table:table-cell table:number-columns-repeated="2"/>
          <table:table-cell table:style-name="ce16" table:formula="of:=AND(NOT(ISNUMBER(FIND([.A69];COM.MICROSOFT.CONCAT(['Modules by Master Areas'.A$5:.A$300])))); NOT(ISBLANK([.A69])))" office:value-type="boolean" office:boolean-value="false" calcext:value-type="boolean">
            <text:p>FALSE</text:p>
          </table:table-cell>
          <table:table-cell table:style-name="ce42" table:formula="of:=IF(NOT([.C69]); &quot;&quot;; [.B69])">
            <text:p/>
          </table:table-cell>
          <table:table-cell table:number-columns-repeated="5"/>
        </table:table-row>
        <table:table-row table:style-name="ro17">
          <table:table-cell table:number-columns-repeated="2"/>
          <table:table-cell table:style-name="ce16" table:formula="of:=AND(NOT(ISNUMBER(FIND([.A70];COM.MICROSOFT.CONCAT(['Modules by Master Areas'.A$5:.A$300])))); NOT(ISBLANK([.A70])))" office:value-type="boolean" office:boolean-value="false" calcext:value-type="boolean">
            <text:p>FALSE</text:p>
          </table:table-cell>
          <table:table-cell table:style-name="ce42" table:formula="of:=IF(NOT([.C70]); &quot;&quot;; [.B70])">
            <text:p/>
          </table:table-cell>
          <table:table-cell table:number-columns-repeated="5"/>
        </table:table-row>
        <table:table-row table:style-name="ro17">
          <table:table-cell table:number-columns-repeated="2"/>
          <table:table-cell table:style-name="ce16" table:formula="of:=AND(NOT(ISNUMBER(FIND([.A71];COM.MICROSOFT.CONCAT(['Modules by Master Areas'.A$5:.A$300])))); NOT(ISBLANK([.A71])))" office:value-type="boolean" office:boolean-value="false" calcext:value-type="boolean">
            <text:p>FALSE</text:p>
          </table:table-cell>
          <table:table-cell table:style-name="ce42" table:formula="of:=IF(NOT([.C71]); &quot;&quot;; [.B71])">
            <text:p/>
          </table:table-cell>
          <table:table-cell table:number-columns-repeated="5"/>
        </table:table-row>
        <table:table-row table:style-name="ro17">
          <table:table-cell table:number-columns-repeated="2"/>
          <table:table-cell table:style-name="ce16" table:formula="of:=AND(NOT(ISNUMBER(FIND([.A72];COM.MICROSOFT.CONCAT(['Modules by Master Areas'.A$5:.A$300])))); NOT(ISBLANK([.A72])))" office:value-type="boolean" office:boolean-value="false" calcext:value-type="boolean">
            <text:p>FALSE</text:p>
          </table:table-cell>
          <table:table-cell table:style-name="ce42" table:formula="of:=IF(NOT([.C72]); &quot;&quot;; [.B72])">
            <text:p/>
          </table:table-cell>
          <table:table-cell table:number-columns-repeated="5"/>
        </table:table-row>
        <table:table-row table:style-name="ro17">
          <table:table-cell table:number-columns-repeated="2"/>
          <table:table-cell table:style-name="ce16" table:formula="of:=AND(NOT(ISNUMBER(FIND([.A73];COM.MICROSOFT.CONCAT(['Modules by Master Areas'.A$5:.A$300])))); NOT(ISBLANK([.A73])))" office:value-type="boolean" office:boolean-value="false" calcext:value-type="boolean">
            <text:p>FALSE</text:p>
          </table:table-cell>
          <table:table-cell table:style-name="ce42" table:formula="of:=IF(NOT([.C73]); &quot;&quot;; [.B73])">
            <text:p/>
          </table:table-cell>
          <table:table-cell table:number-columns-repeated="5"/>
        </table:table-row>
        <table:table-row table:style-name="ro17">
          <table:table-cell table:number-columns-repeated="2"/>
          <table:table-cell table:style-name="ce16" table:formula="of:=AND(NOT(ISNUMBER(FIND([.A74];COM.MICROSOFT.CONCAT(['Modules by Master Areas'.A$5:.A$300])))); NOT(ISBLANK([.A74])))" office:value-type="boolean" office:boolean-value="false" calcext:value-type="boolean">
            <text:p>FALSE</text:p>
          </table:table-cell>
          <table:table-cell table:style-name="ce42" table:formula="of:=IF(NOT([.C74]); &quot;&quot;; [.B74])">
            <text:p/>
          </table:table-cell>
          <table:table-cell table:number-columns-repeated="5"/>
        </table:table-row>
        <table:table-row table:style-name="ro17">
          <table:table-cell table:number-columns-repeated="2"/>
          <table:table-cell table:style-name="ce16" table:formula="of:=AND(NOT(ISNUMBER(FIND([.A75];COM.MICROSOFT.CONCAT(['Modules by Master Areas'.A$5:.A$300])))); NOT(ISBLANK([.A75])))" office:value-type="boolean" office:boolean-value="false" calcext:value-type="boolean">
            <text:p>FALSE</text:p>
          </table:table-cell>
          <table:table-cell table:style-name="ce42" table:formula="of:=IF(NOT([.C75]); &quot;&quot;; [.B75])">
            <text:p/>
          </table:table-cell>
          <table:table-cell table:number-columns-repeated="5"/>
        </table:table-row>
        <table:table-row table:style-name="ro17">
          <table:table-cell table:number-columns-repeated="2"/>
          <table:table-cell table:style-name="ce16" table:formula="of:=AND(NOT(ISNUMBER(FIND([.A76];COM.MICROSOFT.CONCAT(['Modules by Master Areas'.A$5:.A$300])))); NOT(ISBLANK([.A76])))" office:value-type="boolean" office:boolean-value="false" calcext:value-type="boolean">
            <text:p>FALSE</text:p>
          </table:table-cell>
          <table:table-cell table:style-name="ce42" table:formula="of:=IF(NOT([.C76]); &quot;&quot;; [.B76])">
            <text:p/>
          </table:table-cell>
          <table:table-cell table:number-columns-repeated="5"/>
        </table:table-row>
        <table:table-row table:style-name="ro17">
          <table:table-cell table:number-columns-repeated="2"/>
          <table:table-cell table:style-name="ce16" table:formula="of:=AND(NOT(ISNUMBER(FIND([.A77];COM.MICROSOFT.CONCAT(['Modules by Master Areas'.A$5:.A$300])))); NOT(ISBLANK([.A77])))" office:value-type="boolean" office:boolean-value="false" calcext:value-type="boolean">
            <text:p>FALSE</text:p>
          </table:table-cell>
          <table:table-cell table:style-name="ce42" table:formula="of:=IF(NOT([.C77]); &quot;&quot;; [.B77])">
            <text:p/>
          </table:table-cell>
          <table:table-cell table:number-columns-repeated="5"/>
        </table:table-row>
        <table:table-row table:style-name="ro17">
          <table:table-cell table:number-columns-repeated="2"/>
          <table:table-cell table:style-name="ce16" table:formula="of:=AND(NOT(ISNUMBER(FIND([.A78];COM.MICROSOFT.CONCAT(['Modules by Master Areas'.A$5:.A$300])))); NOT(ISBLANK([.A78])))" office:value-type="boolean" office:boolean-value="false" calcext:value-type="boolean">
            <text:p>FALSE</text:p>
          </table:table-cell>
          <table:table-cell table:style-name="ce42" table:formula="of:=IF(NOT([.C78]); &quot;&quot;; [.B78])">
            <text:p/>
          </table:table-cell>
          <table:table-cell table:number-columns-repeated="5"/>
        </table:table-row>
        <table:table-row table:style-name="ro5">
          <table:table-cell table:number-columns-repeated="2"/>
          <table:table-cell table:style-name="ce16" table:formula="of:=AND(NOT(ISNUMBER(FIND([.A79];COM.MICROSOFT.CONCAT(['Modules by Master Areas'.A$5:.A$300])))); NOT(ISBLANK([.A79])))" office:value-type="boolean" office:boolean-value="false" calcext:value-type="boolean">
            <text:p>FALSE</text:p>
          </table:table-cell>
          <table:table-cell table:style-name="ce42" table:formula="of:=IF(NOT([.C79]); &quot;&quot;; [.B79])">
            <text:p/>
          </table:table-cell>
          <table:table-cell table:number-columns-repeated="5"/>
        </table:table-row>
        <table:table-row table:style-name="ro5">
          <table:table-cell table:number-columns-repeated="2"/>
          <table:table-cell table:style-name="ce16" table:formula="of:=AND(NOT(ISNUMBER(FIND([.A80];COM.MICROSOFT.CONCAT(['Modules by Master Areas'.A$5:.A$300])))); NOT(ISBLANK([.A80])))" office:value-type="boolean" office:boolean-value="false" calcext:value-type="boolean">
            <text:p>FALSE</text:p>
          </table:table-cell>
          <table:table-cell table:style-name="ce42" table:formula="of:=IF(NOT([.C80]); &quot;&quot;; [.B80])">
            <text:p/>
          </table:table-cell>
          <table:table-cell table:number-columns-repeated="5"/>
        </table:table-row>
        <table:table-row table:style-name="ro5">
          <table:table-cell table:number-columns-repeated="2"/>
          <table:table-cell table:style-name="ce16" table:formula="of:=AND(NOT(ISNUMBER(FIND([.A81];COM.MICROSOFT.CONCAT(['Modules by Master Areas'.A$5:.A$300])))); NOT(ISBLANK([.A81])))" office:value-type="boolean" office:boolean-value="false" calcext:value-type="boolean">
            <text:p>FALSE</text:p>
          </table:table-cell>
          <table:table-cell table:style-name="ce42" table:formula="of:=IF(NOT([.C81]); &quot;&quot;; [.B81])">
            <text:p/>
          </table:table-cell>
          <table:table-cell table:number-columns-repeated="5"/>
        </table:table-row>
        <table:table-row table:style-name="ro5">
          <table:table-cell table:number-columns-repeated="2"/>
          <table:table-cell table:style-name="ce16" table:formula="of:=AND(NOT(ISNUMBER(FIND([.A82];COM.MICROSOFT.CONCAT(['Modules by Master Areas'.A$5:.A$300])))); NOT(ISBLANK([.A82])))" office:value-type="boolean" office:boolean-value="false" calcext:value-type="boolean">
            <text:p>FALSE</text:p>
          </table:table-cell>
          <table:table-cell table:style-name="ce42" table:formula="of:=IF(NOT([.C82]); &quot;&quot;; [.B82])">
            <text:p/>
          </table:table-cell>
          <table:table-cell table:number-columns-repeated="5"/>
        </table:table-row>
        <table:table-row table:style-name="ro5">
          <table:table-cell table:number-columns-repeated="2"/>
          <table:table-cell table:style-name="ce16" table:formula="of:=AND(NOT(ISNUMBER(FIND([.A83];COM.MICROSOFT.CONCAT(['Modules by Master Areas'.A$5:.A$300])))); NOT(ISBLANK([.A83])))" office:value-type="boolean" office:boolean-value="false" calcext:value-type="boolean">
            <text:p>FALSE</text:p>
          </table:table-cell>
          <table:table-cell table:style-name="ce42" table:formula="of:=IF(NOT([.C83]); &quot;&quot;; [.B83])">
            <text:p/>
          </table:table-cell>
          <table:table-cell table:number-columns-repeated="5"/>
        </table:table-row>
        <table:table-row table:style-name="ro5">
          <table:table-cell table:number-columns-repeated="2"/>
          <table:table-cell table:style-name="ce16" table:formula="of:=AND(NOT(ISNUMBER(FIND([.A84];COM.MICROSOFT.CONCAT(['Modules by Master Areas'.A$5:.A$300])))); NOT(ISBLANK([.A84])))" office:value-type="boolean" office:boolean-value="false" calcext:value-type="boolean">
            <text:p>FALSE</text:p>
          </table:table-cell>
          <table:table-cell table:style-name="ce42" table:formula="of:=IF(NOT([.C84]); &quot;&quot;; [.B84])">
            <text:p/>
          </table:table-cell>
          <table:table-cell table:number-columns-repeated="5"/>
        </table:table-row>
        <table:table-row table:style-name="ro5">
          <table:table-cell table:number-columns-repeated="2"/>
          <table:table-cell table:style-name="ce16" table:formula="of:=AND(NOT(ISNUMBER(FIND([.A85];COM.MICROSOFT.CONCAT(['Modules by Master Areas'.A$5:.A$300])))); NOT(ISBLANK([.A85])))" office:value-type="boolean" office:boolean-value="false" calcext:value-type="boolean">
            <text:p>FALSE</text:p>
          </table:table-cell>
          <table:table-cell table:style-name="ce42" table:formula="of:=IF(NOT([.C85]); &quot;&quot;; [.B85])">
            <text:p/>
          </table:table-cell>
          <table:table-cell table:number-columns-repeated="5"/>
        </table:table-row>
        <table:table-row table:style-name="ro5">
          <table:table-cell table:number-columns-repeated="2"/>
          <table:table-cell table:style-name="ce16" table:formula="of:=AND(NOT(ISNUMBER(FIND([.A86];COM.MICROSOFT.CONCAT(['Modules by Master Areas'.A$5:.A$300])))); NOT(ISBLANK([.A86])))" office:value-type="boolean" office:boolean-value="false" calcext:value-type="boolean">
            <text:p>FALSE</text:p>
          </table:table-cell>
          <table:table-cell table:style-name="ce42" table:formula="of:=IF(NOT([.C86]); &quot;&quot;; [.B86])">
            <text:p/>
          </table:table-cell>
          <table:table-cell table:number-columns-repeated="5"/>
        </table:table-row>
        <table:table-row table:style-name="ro5">
          <table:table-cell table:number-columns-repeated="2"/>
          <table:table-cell table:style-name="ce16" table:formula="of:=AND(NOT(ISNUMBER(FIND([.A87];COM.MICROSOFT.CONCAT(['Modules by Master Areas'.A$5:.A$300])))); NOT(ISBLANK([.A87])))" office:value-type="boolean" office:boolean-value="false" calcext:value-type="boolean">
            <text:p>FALSE</text:p>
          </table:table-cell>
          <table:table-cell table:style-name="ce42" table:formula="of:=IF(NOT([.C87]); &quot;&quot;; [.B87])">
            <text:p/>
          </table:table-cell>
          <table:table-cell table:number-columns-repeated="5"/>
        </table:table-row>
        <table:table-row table:style-name="ro5">
          <table:table-cell table:number-columns-repeated="2"/>
          <table:table-cell table:style-name="ce16" table:formula="of:=AND(NOT(ISNUMBER(FIND([.A88];COM.MICROSOFT.CONCAT(['Modules by Master Areas'.A$5:.A$300])))); NOT(ISBLANK([.A88])))" office:value-type="boolean" office:boolean-value="false" calcext:value-type="boolean">
            <text:p>FALSE</text:p>
          </table:table-cell>
          <table:table-cell table:style-name="ce42" table:formula="of:=IF(NOT([.C88]); &quot;&quot;; [.B88])">
            <text:p/>
          </table:table-cell>
          <table:table-cell table:number-columns-repeated="5"/>
        </table:table-row>
        <table:table-row table:style-name="ro5">
          <table:table-cell table:number-columns-repeated="2"/>
          <table:table-cell table:style-name="ce16" table:formula="of:=AND(NOT(ISNUMBER(FIND([.A89];COM.MICROSOFT.CONCAT(['Modules by Master Areas'.A$5:.A$300])))); NOT(ISBLANK([.A89])))" office:value-type="boolean" office:boolean-value="false" calcext:value-type="boolean">
            <text:p>FALSE</text:p>
          </table:table-cell>
          <table:table-cell table:style-name="ce42" table:formula="of:=IF(NOT([.C89]); &quot;&quot;; [.B89])">
            <text:p/>
          </table:table-cell>
          <table:table-cell table:number-columns-repeated="5"/>
        </table:table-row>
        <table:table-row table:style-name="ro5">
          <table:table-cell table:number-columns-repeated="2"/>
          <table:table-cell table:style-name="ce16" table:formula="of:=AND(NOT(ISNUMBER(FIND([.A90];COM.MICROSOFT.CONCAT(['Modules by Master Areas'.A$5:.A$300])))); NOT(ISBLANK([.A90])))" office:value-type="boolean" office:boolean-value="false" calcext:value-type="boolean">
            <text:p>FALSE</text:p>
          </table:table-cell>
          <table:table-cell table:style-name="ce42" table:formula="of:=IF(NOT([.C90]); &quot;&quot;; [.B90])">
            <text:p/>
          </table:table-cell>
          <table:table-cell table:number-columns-repeated="5"/>
        </table:table-row>
        <table:table-row table:style-name="ro5">
          <table:table-cell table:number-columns-repeated="2"/>
          <table:table-cell table:style-name="ce16" table:formula="of:=AND(NOT(ISNUMBER(FIND([.A91];COM.MICROSOFT.CONCAT(['Modules by Master Areas'.A$5:.A$300])))); NOT(ISBLANK([.A91])))" office:value-type="boolean" office:boolean-value="false" calcext:value-type="boolean">
            <text:p>FALSE</text:p>
          </table:table-cell>
          <table:table-cell table:style-name="ce42" table:formula="of:=IF(NOT([.C91]); &quot;&quot;; [.B91])">
            <text:p/>
          </table:table-cell>
          <table:table-cell table:number-columns-repeated="5"/>
        </table:table-row>
        <table:table-row table:style-name="ro5">
          <table:table-cell table:number-columns-repeated="2"/>
          <table:table-cell table:style-name="ce16" table:formula="of:=AND(NOT(ISNUMBER(FIND([.A92];COM.MICROSOFT.CONCAT(['Modules by Master Areas'.A$5:.A$300])))); NOT(ISBLANK([.A92])))" office:value-type="boolean" office:boolean-value="false" calcext:value-type="boolean">
            <text:p>FALSE</text:p>
          </table:table-cell>
          <table:table-cell table:style-name="ce42" table:formula="of:=IF(NOT([.C92]); &quot;&quot;; [.B92])">
            <text:p/>
          </table:table-cell>
          <table:table-cell table:number-columns-repeated="5"/>
        </table:table-row>
        <table:table-row table:style-name="ro5">
          <table:table-cell table:number-columns-repeated="2"/>
          <table:table-cell table:style-name="ce16" table:formula="of:=AND(NOT(ISNUMBER(FIND([.A93];COM.MICROSOFT.CONCAT(['Modules by Master Areas'.A$5:.A$300])))); NOT(ISBLANK([.A93])))" office:value-type="boolean" office:boolean-value="false" calcext:value-type="boolean">
            <text:p>FALSE</text:p>
          </table:table-cell>
          <table:table-cell table:style-name="ce42" table:formula="of:=IF(NOT([.C93]); &quot;&quot;; [.B93])">
            <text:p/>
          </table:table-cell>
          <table:table-cell table:number-columns-repeated="5"/>
        </table:table-row>
        <table:table-row table:style-name="ro5">
          <table:table-cell table:number-columns-repeated="2"/>
          <table:table-cell table:style-name="ce16" table:formula="of:=AND(NOT(ISNUMBER(FIND([.A94];COM.MICROSOFT.CONCAT(['Modules by Master Areas'.A$5:.A$300])))); NOT(ISBLANK([.A94])))" office:value-type="boolean" office:boolean-value="false" calcext:value-type="boolean">
            <text:p>FALSE</text:p>
          </table:table-cell>
          <table:table-cell table:style-name="ce42" table:formula="of:=IF(NOT([.C94]); &quot;&quot;; [.B94])">
            <text:p/>
          </table:table-cell>
          <table:table-cell table:number-columns-repeated="5"/>
        </table:table-row>
        <table:table-row table:style-name="ro5">
          <table:table-cell table:number-columns-repeated="2"/>
          <table:table-cell table:style-name="ce16" table:formula="of:=AND(NOT(ISNUMBER(FIND([.A95];COM.MICROSOFT.CONCAT(['Modules by Master Areas'.A$5:.A$300])))); NOT(ISBLANK([.A95])))" office:value-type="boolean" office:boolean-value="false" calcext:value-type="boolean">
            <text:p>FALSE</text:p>
          </table:table-cell>
          <table:table-cell table:style-name="ce42" table:formula="of:=IF(NOT([.C95]); &quot;&quot;; [.B95])">
            <text:p/>
          </table:table-cell>
          <table:table-cell table:number-columns-repeated="5"/>
        </table:table-row>
        <table:table-row table:style-name="ro5">
          <table:table-cell table:number-columns-repeated="2"/>
          <table:table-cell table:style-name="ce16" table:formula="of:=AND(NOT(ISNUMBER(FIND([.A96];COM.MICROSOFT.CONCAT(['Modules by Master Areas'.A$5:.A$300])))); NOT(ISBLANK([.A96])))" office:value-type="boolean" office:boolean-value="false" calcext:value-type="boolean">
            <text:p>FALSE</text:p>
          </table:table-cell>
          <table:table-cell table:style-name="ce42" table:formula="of:=IF(NOT([.C96]); &quot;&quot;; [.B96])">
            <text:p/>
          </table:table-cell>
          <table:table-cell table:number-columns-repeated="5"/>
        </table:table-row>
        <table:table-row table:style-name="ro5">
          <table:table-cell table:number-columns-repeated="2"/>
          <table:table-cell table:style-name="ce16" table:formula="of:=AND(NOT(ISNUMBER(FIND([.A97];COM.MICROSOFT.CONCAT(['Modules by Master Areas'.A$5:.A$300])))); NOT(ISBLANK([.A97])))" office:value-type="boolean" office:boolean-value="false" calcext:value-type="boolean">
            <text:p>FALSE</text:p>
          </table:table-cell>
          <table:table-cell table:style-name="ce42" table:formula="of:=IF(NOT([.C97]); &quot;&quot;; [.B97])">
            <text:p/>
          </table:table-cell>
          <table:table-cell table:number-columns-repeated="5"/>
        </table:table-row>
        <table:table-row table:style-name="ro5">
          <table:table-cell table:number-columns-repeated="2"/>
          <table:table-cell table:style-name="ce16" table:formula="of:=AND(NOT(ISNUMBER(FIND([.A98];COM.MICROSOFT.CONCAT(['Modules by Master Areas'.A$5:.A$300])))); NOT(ISBLANK([.A98])))" office:value-type="boolean" office:boolean-value="false" calcext:value-type="boolean">
            <text:p>FALSE</text:p>
          </table:table-cell>
          <table:table-cell table:style-name="ce42" table:formula="of:=IF(NOT([.C98]); &quot;&quot;; [.B98])">
            <text:p/>
          </table:table-cell>
          <table:table-cell table:number-columns-repeated="5"/>
        </table:table-row>
        <table:table-row table:style-name="ro5">
          <table:table-cell table:number-columns-repeated="2"/>
          <table:table-cell table:style-name="ce16" table:formula="of:=AND(NOT(ISNUMBER(FIND([.A99];COM.MICROSOFT.CONCAT(['Modules by Master Areas'.A$5:.A$300])))); NOT(ISBLANK([.A99])))" office:value-type="boolean" office:boolean-value="false" calcext:value-type="boolean">
            <text:p>FALSE</text:p>
          </table:table-cell>
          <table:table-cell table:style-name="ce42" table:formula="of:=IF(NOT([.C99]); &quot;&quot;; [.B99])">
            <text:p/>
          </table:table-cell>
          <table:table-cell table:number-columns-repeated="5"/>
        </table:table-row>
        <table:table-row table:style-name="ro5">
          <table:table-cell table:number-columns-repeated="2"/>
          <table:table-cell table:style-name="ce16" table:formula="of:=AND(NOT(ISNUMBER(FIND([.A100];COM.MICROSOFT.CONCAT(['Modules by Master Areas'.A$5:.A$300])))); NOT(ISBLANK([.A100])))" office:value-type="boolean" office:boolean-value="false" calcext:value-type="boolean">
            <text:p>FALSE</text:p>
          </table:table-cell>
          <table:table-cell table:style-name="ce42" table:formula="of:=IF(NOT([.C100]); &quot;&quot;; [.B100])">
            <text:p/>
          </table:table-cell>
          <table:table-cell table:number-columns-repeated="5"/>
        </table:table-row>
        <table:table-row table:style-name="ro5">
          <table:table-cell table:number-columns-repeated="2"/>
          <table:table-cell table:style-name="ce16" table:formula="of:=AND(NOT(ISNUMBER(FIND([.A101];COM.MICROSOFT.CONCAT(['Modules by Master Areas'.A$5:.A$300])))); NOT(ISBLANK([.A101])))" office:value-type="boolean" office:boolean-value="false" calcext:value-type="boolean">
            <text:p>FALSE</text:p>
          </table:table-cell>
          <table:table-cell table:style-name="ce42" table:formula="of:=IF(NOT([.C101]); &quot;&quot;; [.B101])">
            <text:p/>
          </table:table-cell>
          <table:table-cell table:number-columns-repeated="5"/>
        </table:table-row>
        <table:table-row table:style-name="ro5">
          <table:table-cell table:number-columns-repeated="2"/>
          <table:table-cell table:style-name="ce16" table:formula="of:=AND(NOT(ISNUMBER(FIND([.A102];COM.MICROSOFT.CONCAT(['Modules by Master Areas'.A$5:.A$300])))); NOT(ISBLANK([.A102])))" office:value-type="boolean" office:boolean-value="false" calcext:value-type="boolean">
            <text:p>FALSE</text:p>
          </table:table-cell>
          <table:table-cell table:style-name="ce42" table:formula="of:=IF(NOT([.C102]); &quot;&quot;; [.B102])">
            <text:p/>
          </table:table-cell>
          <table:table-cell table:number-columns-repeated="5"/>
        </table:table-row>
        <table:table-row table:style-name="ro5">
          <table:table-cell table:number-columns-repeated="2"/>
          <table:table-cell table:style-name="ce16" table:formula="of:=AND(NOT(ISNUMBER(FIND([.A103];COM.MICROSOFT.CONCAT(['Modules by Master Areas'.A$5:.A$300])))); NOT(ISBLANK([.A103])))" office:value-type="boolean" office:boolean-value="false" calcext:value-type="boolean">
            <text:p>FALSE</text:p>
          </table:table-cell>
          <table:table-cell table:style-name="ce42" table:formula="of:=IF(NOT([.C103]); &quot;&quot;; [.B103])">
            <text:p/>
          </table:table-cell>
          <table:table-cell table:number-columns-repeated="5"/>
        </table:table-row>
        <table:table-row table:style-name="ro5">
          <table:table-cell table:number-columns-repeated="2"/>
          <table:table-cell table:style-name="ce16" table:formula="of:=IF(ISBLANK([.A104]); &quot;&quot;; ISNUMBER(FIND([.A104];COM.MICROSOFT.CONCAT(['Modules by Master Areas'.A$6:.A$197]))))">
            <text:p/>
          </table:table-cell>
          <table:table-cell table:style-name="ce42" table:formula="of:=IF(OR(ISBLANK([.A104]); [.C104]); &quot;&quot;; [.B104])">
            <text:p/>
          </table:table-cell>
          <table:table-cell table:number-columns-repeated="5"/>
        </table:table-row>
        <table:table-row table:style-name="ro5">
          <table:table-cell table:number-columns-repeated="2"/>
          <table:table-cell table:style-name="ce16" table:formula="of:=IF(ISBLANK([.A105]); &quot;&quot;; ISNUMBER(FIND([.A105];COM.MICROSOFT.CONCAT(['Modules by Master Areas'.A$6:.A$197]))))">
            <text:p/>
          </table:table-cell>
          <table:table-cell table:style-name="ce42" table:formula="of:=IF(OR(ISBLANK([.A105]); [.C105]); &quot;&quot;; [.B105])">
            <text:p/>
          </table:table-cell>
          <table:table-cell table:number-columns-repeated="5"/>
        </table:table-row>
        <table:table-row table:style-name="ro5">
          <table:table-cell table:number-columns-repeated="2"/>
          <table:table-cell table:style-name="ce16" table:formula="of:=IF(ISBLANK([.A106]); &quot;&quot;; ISNUMBER(FIND([.A106];COM.MICROSOFT.CONCAT(['Modules by Master Areas'.A$6:.A$197]))))">
            <text:p/>
          </table:table-cell>
          <table:table-cell table:style-name="ce42" table:formula="of:=IF(OR(ISBLANK([.A106]); [.C106]); &quot;&quot;; [.B106])">
            <text:p/>
          </table:table-cell>
          <table:table-cell table:number-columns-repeated="5"/>
        </table:table-row>
        <table:table-row table:style-name="ro5">
          <table:table-cell table:number-columns-repeated="2"/>
          <table:table-cell table:style-name="ce16" table:formula="of:=IF(ISBLANK([.A107]); &quot;&quot;; ISNUMBER(FIND([.A107];COM.MICROSOFT.CONCAT(['Modules by Master Areas'.A$6:.A$197]))))">
            <text:p/>
          </table:table-cell>
          <table:table-cell table:style-name="ce42" table:formula="of:=IF(OR(ISBLANK([.A107]); [.C107]); &quot;&quot;; [.B107])">
            <text:p/>
          </table:table-cell>
          <table:table-cell table:number-columns-repeated="5"/>
        </table:table-row>
        <table:table-row table:style-name="ro5">
          <table:table-cell table:number-columns-repeated="2"/>
          <table:table-cell table:style-name="ce16" table:formula="of:=IF(ISBLANK([.A108]); &quot;&quot;; ISNUMBER(FIND([.A108];COM.MICROSOFT.CONCAT(['Modules by Master Areas'.A$6:.A$197]))))">
            <text:p/>
          </table:table-cell>
          <table:table-cell table:style-name="ce42" table:formula="of:=IF(OR(ISBLANK([.A108]); [.C108]); &quot;&quot;; [.B108])">
            <text:p/>
          </table:table-cell>
          <table:table-cell table:number-columns-repeated="5"/>
        </table:table-row>
        <table:table-row table:style-name="ro5">
          <table:table-cell table:number-columns-repeated="2"/>
          <table:table-cell table:style-name="ce16" table:formula="of:=IF(ISBLANK([.A109]); &quot;&quot;; ISNUMBER(FIND([.A109];COM.MICROSOFT.CONCAT(['Modules by Master Areas'.A$6:.A$197]))))">
            <text:p/>
          </table:table-cell>
          <table:table-cell table:style-name="ce42" table:formula="of:=IF(OR(ISBLANK([.A109]); [.C109]); &quot;&quot;; [.B109])">
            <text:p/>
          </table:table-cell>
          <table:table-cell table:number-columns-repeated="5"/>
        </table:table-row>
        <table:table-row table:style-name="ro5">
          <table:table-cell table:number-columns-repeated="2"/>
          <table:table-cell table:style-name="ce16" table:formula="of:=IF(ISBLANK([.A110]); &quot;&quot;; ISNUMBER(FIND([.A110];COM.MICROSOFT.CONCAT(['Modules by Master Areas'.A$6:.A$197]))))">
            <text:p/>
          </table:table-cell>
          <table:table-cell table:style-name="ce42" table:formula="of:=IF(OR(ISBLANK([.A110]); [.C110]); &quot;&quot;; [.B110])">
            <text:p/>
          </table:table-cell>
          <table:table-cell table:number-columns-repeated="5"/>
        </table:table-row>
        <table:table-row table:style-name="ro5">
          <table:table-cell table:number-columns-repeated="2"/>
          <table:table-cell table:style-name="ce16" table:formula="of:=IF(ISBLANK([.A111]); &quot;&quot;; ISNUMBER(FIND([.A111];COM.MICROSOFT.CONCAT(['Modules by Master Areas'.A$6:.A$197]))))">
            <text:p/>
          </table:table-cell>
          <table:table-cell table:style-name="ce42" table:formula="of:=IF(OR(ISBLANK([.A111]); [.C111]); &quot;&quot;; [.B111])">
            <text:p/>
          </table:table-cell>
          <table:table-cell table:number-columns-repeated="5"/>
        </table:table-row>
        <table:table-row table:style-name="ro5">
          <table:table-cell table:number-columns-repeated="2"/>
          <table:table-cell table:style-name="ce16" table:formula="of:=IF(ISBLANK([.A112]); &quot;&quot;; ISNUMBER(FIND([.A112];COM.MICROSOFT.CONCAT(['Modules by Master Areas'.A$6:.A$197]))))">
            <text:p/>
          </table:table-cell>
          <table:table-cell table:style-name="ce42" table:formula="of:=IF(OR(ISBLANK([.A112]); [.C112]); &quot;&quot;; [.B112])">
            <text:p/>
          </table:table-cell>
          <table:table-cell table:number-columns-repeated="5"/>
        </table:table-row>
        <table:table-row table:style-name="ro5">
          <table:table-cell table:number-columns-repeated="2"/>
          <table:table-cell table:style-name="ce16" table:formula="of:=IF(ISBLANK([.A113]); &quot;&quot;; ISNUMBER(FIND([.A113];COM.MICROSOFT.CONCAT(['Modules by Master Areas'.A$6:.A$197]))))">
            <text:p/>
          </table:table-cell>
          <table:table-cell table:style-name="ce42" table:formula="of:=IF(OR(ISBLANK([.A113]); [.C113]); &quot;&quot;; [.B113])">
            <text:p/>
          </table:table-cell>
          <table:table-cell table:number-columns-repeated="5"/>
        </table:table-row>
        <table:table-row table:style-name="ro5">
          <table:table-cell table:number-columns-repeated="2"/>
          <table:table-cell table:style-name="ce16" table:formula="of:=IF(ISBLANK([.A114]); &quot;&quot;; ISNUMBER(FIND([.A114];COM.MICROSOFT.CONCAT(['Modules by Master Areas'.A$6:.A$197]))))">
            <text:p/>
          </table:table-cell>
          <table:table-cell table:style-name="ce42" table:formula="of:=IF(OR(ISBLANK([.A114]); [.C114]); &quot;&quot;; [.B114])">
            <text:p/>
          </table:table-cell>
          <table:table-cell table:number-columns-repeated="5"/>
        </table:table-row>
        <table:table-row table:style-name="ro5">
          <table:table-cell table:number-columns-repeated="2"/>
          <table:table-cell table:style-name="ce16" table:formula="of:=IF(ISBLANK([.A115]); &quot;&quot;; ISNUMBER(FIND([.A115];COM.MICROSOFT.CONCAT(['Modules by Master Areas'.A$6:.A$197]))))">
            <text:p/>
          </table:table-cell>
          <table:table-cell table:style-name="ce42" table:formula="of:=IF(OR(ISBLANK([.A115]); [.C115]); &quot;&quot;; [.B115])">
            <text:p/>
          </table:table-cell>
          <table:table-cell table:number-columns-repeated="5"/>
        </table:table-row>
        <table:table-row table:style-name="ro5">
          <table:table-cell table:number-columns-repeated="2"/>
          <table:table-cell table:style-name="ce16" table:formula="of:=IF(ISBLANK([.A116]); &quot;&quot;; ISNUMBER(FIND([.A116];COM.MICROSOFT.CONCAT(['Modules by Master Areas'.A$6:.A$197]))))">
            <text:p/>
          </table:table-cell>
          <table:table-cell table:style-name="ce42" table:formula="of:=IF(OR(ISBLANK([.A116]); [.C116]); &quot;&quot;; [.B116])">
            <text:p/>
          </table:table-cell>
          <table:table-cell table:number-columns-repeated="5"/>
        </table:table-row>
        <table:table-row table:style-name="ro5">
          <table:table-cell table:number-columns-repeated="2"/>
          <table:table-cell table:style-name="ce16" table:formula="of:=IF(ISBLANK([.A117]); &quot;&quot;; ISNUMBER(FIND([.A117];COM.MICROSOFT.CONCAT(['Modules by Master Areas'.A$6:.A$197]))))">
            <text:p/>
          </table:table-cell>
          <table:table-cell table:style-name="ce42" table:formula="of:=IF(OR(ISBLANK([.A117]); [.C117]); &quot;&quot;; [.B117])">
            <text:p/>
          </table:table-cell>
          <table:table-cell table:number-columns-repeated="5"/>
        </table:table-row>
        <table:table-row table:style-name="ro5">
          <table:table-cell table:number-columns-repeated="2"/>
          <table:table-cell table:style-name="ce16" table:formula="of:=IF(ISBLANK([.A118]); &quot;&quot;; ISNUMBER(FIND([.A118];COM.MICROSOFT.CONCAT(['Modules by Master Areas'.A$6:.A$197]))))">
            <text:p/>
          </table:table-cell>
          <table:table-cell table:style-name="ce42" table:formula="of:=IF(OR(ISBLANK([.A118]); [.C118]); &quot;&quot;; [.B118])">
            <text:p/>
          </table:table-cell>
          <table:table-cell table:number-columns-repeated="5"/>
        </table:table-row>
        <table:table-row table:style-name="ro5" table:number-rows-repeated="126">
          <table:table-cell table:number-columns-repeated="9"/>
        </table:table-row>
        <table:table-row table:style-name="ro5">
          <table:table-cell table:number-columns-repeated="9"/>
        </table:table-row>
      </table:table>
      <table:table table:name="Offered modules from TUM online (Other IN)" table:style-name="ta1">
        <table:table-column table:style-name="co1" table:default-cell-style-name="Default"/>
        <table:table-column table:style-name="co10" table:default-cell-style-name="Default"/>
        <table:table-column table:style-name="co1" table:default-cell-style-name="ce5"/>
        <table:table-column table:style-name="co11" table:default-cell-style-name="ce5"/>
        <table:table-column table:style-name="co1" table:default-cell-style-name="Default"/>
        <table:table-column table:style-name="co12" table:default-cell-style-name="Default"/>
        <table:table-column table:style-name="co1" table:number-columns-repeated="3" table:default-cell-style-name="Default"/>
        <table:table-row table:style-name="ro5">
          <table:table-cell office:value-type="string" calcext:value-type="string" table:number-columns-spanned="9" table:number-rows-spanned="3">
            <text:p>List of module numbers of offered courses in the current semester from TUM online. Obtained with fetch_courses.py.</text:p>
          </table:table-cell>
          <table:covered-table-cell/>
          <table:covered-table-cell table:number-columns-repeated="2" table:style-name="ce2"/>
          <table:covered-table-cell table:number-columns-repeated="5"/>
        </table:table-row>
        <table:table-row table:style-name="ro14">
          <table:covered-table-cell table:number-columns-repeated="9"/>
        </table:table-row>
        <table:table-row table:style-name="ro15">
          <table:covered-table-cell table:number-columns-repeated="9"/>
        </table:table-row>
        <table:table-row table:style-name="ro16">
          <table:table-cell table:style-name="ce30" office:value-type="string" calcext:value-type="string">
            <text:p>Module No.</text:p>
          </table:table-cell>
          <table:table-cell table:style-name="ce30" office:value-type="string" calcext:value-type="string">
            <text:p>Title</text:p>
          </table:table-cell>
          <table:table-cell office:value-type="string" calcext:value-type="string">
            <text:p>Missing from the Curriculum table</text:p>
          </table:table-cell>
          <table:table-cell office:value-type="string" calcext:value-type="string">
            <text:p>Title if not included in any Area:</text:p>
          </table:table-cell>
          <table:table-cell table:number-columns-repeated="5"/>
        </table:table-row>
        <table:table-row table:style-name="ro17">
          <table:table-cell office:value-type="string" calcext:value-type="string">
            <text:p>IN0025</text:p>
          </table:table-cell>
          <table:table-cell office:value-type="string" calcext:value-type="string">
            <text:p>Information Technologies and Society</text:p>
          </table:table-cell>
          <table:table-cell table:style-name="ce16" table:formula="of:=AND(NOT(ISNUMBER(FIND([.A5];COM.MICROSOFT.CONCAT(['Offered modules from TUM online (Master)'.A$6:.A$300])))); NOT(ISBLANK([.A5])))" office:value-type="boolean" office:boolean-value="true" calcext:value-type="boolean">
            <text:p>TRUE</text:p>
          </table:table-cell>
          <table:table-cell table:style-name="ce42" table:formula="of:=IF(NOT([.C5]); &quot;&quot;; [.B5])" office:value-type="string" office:string-value="Information Technologies and Society" calcext:value-type="string">
            <text:p>Information Technologies and Society</text:p>
          </table:table-cell>
          <table:table-cell table:number-columns-repeated="5"/>
        </table:table-row>
        <table:table-row table:style-name="ro17">
          <table:table-cell office:value-type="string" calcext:value-type="string">
            <text:p>IN0038</text:p>
          </table:table-cell>
          <table:table-cell office:value-type="string" calcext:value-type="string">
            <text:p>Real-time Computer Graphics</text:p>
          </table:table-cell>
          <table:table-cell table:style-name="ce16" table:formula="of:=AND(NOT(ISNUMBER(FIND([.A6];COM.MICROSOFT.CONCAT(['Offered modules from TUM online (Master)'.A$6:.A$300])))); NOT(ISBLANK([.A6])))" office:value-type="boolean" office:boolean-value="true" calcext:value-type="boolean">
            <text:p>TRUE</text:p>
          </table:table-cell>
          <table:table-cell table:style-name="ce42" table:formula="of:=IF(NOT([.C6]); &quot;&quot;; [.B6])" office:value-type="string" office:string-value="Real-time Computer Graphics" calcext:value-type="string">
            <text:p>Real-time Computer Graphics</text:p>
          </table:table-cell>
          <table:table-cell table:number-columns-repeated="5"/>
        </table:table-row>
        <table:table-row table:style-name="ro17">
          <table:table-cell office:value-type="string" calcext:value-type="string">
            <text:p>IN0040</text:p>
          </table:table-cell>
          <table:table-cell office:value-type="string" calcext:value-type="string">
            <text:p>Social Gaming</text:p>
          </table:table-cell>
          <table:table-cell table:style-name="ce16" table:formula="of:=AND(NOT(ISNUMBER(FIND([.A7];COM.MICROSOFT.CONCAT(['Offered modules from TUM online (Master)'.A$6:.A$300])))); NOT(ISBLANK([.A7])))" office:value-type="boolean" office:boolean-value="true" calcext:value-type="boolean">
            <text:p>TRUE</text:p>
          </table:table-cell>
          <table:table-cell table:style-name="ce42" table:formula="of:=IF(NOT([.C7]); &quot;&quot;; [.B7])" office:value-type="string" office:string-value="Social Gaming" calcext:value-type="string">
            <text:p>Social Gaming</text:p>
          </table:table-cell>
          <table:table-cell table:number-columns-repeated="5"/>
        </table:table-row>
        <table:table-row table:style-name="ro17">
          <table:table-cell office:value-type="string" calcext:value-type="string">
            <text:p>IN2105</text:p>
          </table:table-cell>
          <table:table-cell office:value-type="string" calcext:value-type="string">
            <text:p>Business Process Technologies and Management</text:p>
          </table:table-cell>
          <table:table-cell table:style-name="ce16" table:formula="of:=AND(NOT(ISNUMBER(FIND([.A8];COM.MICROSOFT.CONCAT(['Offered modules from TUM online (Master)'.A$6:.A$300])))); NOT(ISBLANK([.A8])))" office:value-type="boolean" office:boolean-value="true" calcext:value-type="boolean">
            <text:p>TRUE</text:p>
          </table:table-cell>
          <table:table-cell table:style-name="ce42" table:formula="of:=IF(NOT([.C8]); &quot;&quot;; [.B8])" office:value-type="string" office:string-value="Business Process Technologies and Management" calcext:value-type="string">
            <text:p>Business Process Technologies and Management</text:p>
          </table:table-cell>
          <table:table-cell table:number-columns-repeated="5"/>
        </table:table-row>
        <table:table-row table:style-name="ro17">
          <table:table-cell office:value-type="string" calcext:value-type="string">
            <text:p>IN2137</text:p>
          </table:table-cell>
          <table:table-cell office:value-type="string" calcext:value-type="string">
            <text:p>Doktorandenseminar</text:p>
          </table:table-cell>
          <table:table-cell table:style-name="ce16" table:formula="of:=AND(NOT(ISNUMBER(FIND([.A9];COM.MICROSOFT.CONCAT(['Offered modules from TUM online (Master)'.A$6:.A$300])))); NOT(ISBLANK([.A9])))" office:value-type="boolean" office:boolean-value="true" calcext:value-type="boolean">
            <text:p>TRUE</text:p>
          </table:table-cell>
          <table:table-cell table:style-name="ce42" table:formula="of:=IF(NOT([.C9]); &quot;&quot;; [.B9])" office:value-type="string" office:string-value="Doktorandenseminar" calcext:value-type="string">
            <text:p>Doktorandenseminar</text:p>
          </table:table-cell>
          <table:table-cell table:number-columns-repeated="5"/>
        </table:table-row>
        <table:table-row table:style-name="ro17">
          <table:table-cell office:value-type="string" calcext:value-type="string">
            <text:p>IN2141</text:p>
          </table:table-cell>
          <table:table-cell office:value-type="string" calcext:value-type="string">
            <text:p>Scientific Computing II</text:p>
          </table:table-cell>
          <table:table-cell table:style-name="ce16" table:formula="of:=AND(NOT(ISNUMBER(FIND([.A10];COM.MICROSOFT.CONCAT(['Offered modules from TUM online (Master)'.A$6:.A$300])))); NOT(ISBLANK([.A10])))" office:value-type="boolean" office:boolean-value="true" calcext:value-type="boolean">
            <text:p>TRUE</text:p>
          </table:table-cell>
          <table:table-cell table:style-name="ce42" table:formula="of:=IF(NOT([.C10]); &quot;&quot;; [.B10])" office:value-type="string" office:string-value="Scientific Computing II" calcext:value-type="string">
            <text:p>Scientific Computing II</text:p>
          </table:table-cell>
          <table:table-cell table:number-columns-repeated="5"/>
        </table:table-row>
        <table:table-row table:style-name="ro17">
          <table:table-cell office:value-type="string" calcext:value-type="string">
            <text:p>IN2149</text:p>
          </table:table-cell>
          <table:table-cell office:value-type="string" calcext:value-type="string">
            <text:p>Gems of Informatics 2</text:p>
          </table:table-cell>
          <table:table-cell table:style-name="ce16" table:formula="of:=AND(NOT(ISNUMBER(FIND([.A11];COM.MICROSOFT.CONCAT(['Offered modules from TUM online (Master)'.A$6:.A$300])))); NOT(ISBLANK([.A11])))" office:value-type="boolean" office:boolean-value="true" calcext:value-type="boolean">
            <text:p>TRUE</text:p>
          </table:table-cell>
          <table:table-cell table:style-name="ce42" table:formula="of:=IF(NOT([.C11]); &quot;&quot;; [.B11])" office:value-type="string" office:string-value="Gems of Informatics 2" calcext:value-type="string">
            <text:p>Gems of Informatics 2</text:p>
          </table:table-cell>
          <table:table-cell table:number-columns-repeated="5"/>
        </table:table-row>
        <table:table-row table:style-name="ro17">
          <table:table-cell office:value-type="string" calcext:value-type="string">
            <text:p>IN2185</text:p>
          </table:table-cell>
          <table:table-cell office:value-type="string" calcext:value-type="string">
            <text:p>BGCE - Research Day</text:p>
          </table:table-cell>
          <table:table-cell table:style-name="ce16" table:formula="of:=AND(NOT(ISNUMBER(FIND([.A12];COM.MICROSOFT.CONCAT(['Offered modules from TUM online (Master)'.A$6:.A$300])))); NOT(ISBLANK([.A12])))" office:value-type="boolean" office:boolean-value="true" calcext:value-type="boolean">
            <text:p>TRUE</text:p>
          </table:table-cell>
          <table:table-cell table:style-name="ce42" table:formula="of:=IF(NOT([.C12]); &quot;&quot;; [.B12])" office:value-type="string" office:string-value="BGCE - Research Day" calcext:value-type="string">
            <text:p>BGCE - Research Day</text:p>
          </table:table-cell>
          <table:table-cell table:number-columns-repeated="5"/>
        </table:table-row>
        <table:table-row table:style-name="ro17">
          <table:table-cell office:value-type="string" calcext:value-type="string">
            <text:p>IN2221</text:p>
          </table:table-cell>
          <table:table-cell office:value-type="string" calcext:value-type="string">
            <text:p>Protein Prediction I for Bioinformaticians</text:p>
          </table:table-cell>
          <table:table-cell table:style-name="ce16" table:formula="of:=AND(NOT(ISNUMBER(FIND([.A13];COM.MICROSOFT.CONCAT(['Offered modules from TUM online (Master)'.A$6:.A$300])))); NOT(ISBLANK([.A13])))" office:value-type="boolean" office:boolean-value="true" calcext:value-type="boolean">
            <text:p>TRUE</text:p>
          </table:table-cell>
          <table:table-cell table:style-name="ce42" table:formula="of:=IF(NOT([.C13]); &quot;&quot;; [.B13])" office:value-type="string" office:string-value="Protein Prediction I for Bioinformaticians" calcext:value-type="string">
            <text:p>Protein Prediction I for Bioinformaticians</text:p>
          </table:table-cell>
          <table:table-cell table:number-columns-repeated="5"/>
        </table:table-row>
        <table:table-row table:style-name="ro17">
          <table:table-cell office:value-type="string" calcext:value-type="string">
            <text:p>IN2300</text:p>
          </table:table-cell>
          <table:table-cell office:value-type="string" calcext:value-type="string">
            <text:p>Design of Business Simulations</text:p>
          </table:table-cell>
          <table:table-cell table:style-name="ce16" table:formula="of:=AND(NOT(ISNUMBER(FIND([.A14];COM.MICROSOFT.CONCAT(['Offered modules from TUM online (Master)'.A$6:.A$300])))); NOT(ISBLANK([.A14])))" office:value-type="boolean" office:boolean-value="true" calcext:value-type="boolean">
            <text:p>TRUE</text:p>
          </table:table-cell>
          <table:table-cell table:style-name="ce42" table:formula="of:=IF(NOT([.C14]); &quot;&quot;; [.B14])" office:value-type="string" office:string-value="Design of Business Simulations" calcext:value-type="string">
            <text:p>Design of Business Simulations</text:p>
          </table:table-cell>
          <table:table-cell table:number-columns-repeated="5"/>
        </table:table-row>
        <table:table-row table:style-name="ro17">
          <table:table-cell office:value-type="string" calcext:value-type="string">
            <text:p>IN2366</text:p>
          </table:table-cell>
          <table:table-cell office:value-type="string" calcext:value-type="string">
            <text:p>Modelling and SimulationFocus Analysis</text:p>
          </table:table-cell>
          <table:table-cell table:style-name="ce16" table:formula="of:=AND(NOT(ISNUMBER(FIND([.A15];COM.MICROSOFT.CONCAT(['Offered modules from TUM online (Master)'.A$6:.A$300])))); NOT(ISBLANK([.A15])))" office:value-type="boolean" office:boolean-value="true" calcext:value-type="boolean">
            <text:p>TRUE</text:p>
          </table:table-cell>
          <table:table-cell table:style-name="ce42" table:formula="of:=IF(NOT([.C15]); &quot;&quot;; [.B15])" office:value-type="string" office:string-value="Modelling and SimulationFocus Analysis" calcext:value-type="string">
            <text:p>Modelling and SimulationFocus Analysis</text:p>
          </table:table-cell>
          <table:table-cell table:number-columns-repeated="5"/>
        </table:table-row>
        <table:table-row table:style-name="ro17">
          <table:table-cell office:value-type="string" calcext:value-type="string">
            <text:p>IN2368</text:p>
          </table:table-cell>
          <table:table-cell office:value-type="string" calcext:value-type="string">
            <text:p>Lecture Series "Games Engineering"</text:p>
          </table:table-cell>
          <table:table-cell table:style-name="ce16" table:formula="of:=AND(NOT(ISNUMBER(FIND([.A16];COM.MICROSOFT.CONCAT(['Offered modules from TUM online (Master)'.A$6:.A$300])))); NOT(ISBLANK([.A16])))" office:value-type="boolean" office:boolean-value="true" calcext:value-type="boolean">
            <text:p>TRUE</text:p>
          </table:table-cell>
          <table:table-cell table:style-name="ce42" table:formula="of:=IF(NOT([.C16]); &quot;&quot;; [.B16])" office:value-type="string" office:string-value="Lecture Series &quot;Games Engineering&quot;" calcext:value-type="string">
            <text:p>Lecture Series "Games Engineering"</text:p>
          </table:table-cell>
          <table:table-cell table:number-columns-repeated="5"/>
        </table:table-row>
        <table:table-row table:style-name="ro17">
          <table:table-cell office:value-type="string" calcext:value-type="string">
            <text:p>IN2399</text:p>
          </table:table-cell>
          <table:table-cell office:value-type="string" calcext:value-type="string">
            <text:p>Advanced Bioinformatics</text:p>
          </table:table-cell>
          <table:table-cell table:style-name="ce16" table:formula="of:=AND(NOT(ISNUMBER(FIND([.A17];COM.MICROSOFT.CONCAT(['Offered modules from TUM online (Master)'.A$6:.A$300])))); NOT(ISBLANK([.A17])))" office:value-type="boolean" office:boolean-value="true" calcext:value-type="boolean">
            <text:p>TRUE</text:p>
          </table:table-cell>
          <table:table-cell table:style-name="ce42" table:formula="of:=IF(NOT([.C17]); &quot;&quot;; [.B17])" office:value-type="string" office:string-value="Advanced Bioinformatics" calcext:value-type="string">
            <text:p>Advanced Bioinformatics</text:p>
          </table:table-cell>
          <table:table-cell table:number-columns-repeated="5"/>
        </table:table-row>
        <table:table-row table:style-name="ro17">
          <table:table-cell office:value-type="string" calcext:value-type="string">
            <text:p>IN8003</text:p>
          </table:table-cell>
          <table:table-cell office:value-type="string" calcext:value-type="string">
            <text:p>Introduction into Computer Sciencefor non Informatics studies</text:p>
          </table:table-cell>
          <table:table-cell table:style-name="ce16" table:formula="of:=AND(NOT(ISNUMBER(FIND([.A18];COM.MICROSOFT.CONCAT(['Offered modules from TUM online (Master)'.A$6:.A$300])))); NOT(ISBLANK([.A18])))" office:value-type="boolean" office:boolean-value="true" calcext:value-type="boolean">
            <text:p>TRUE</text:p>
          </table:table-cell>
          <table:table-cell table:style-name="ce42" table:formula="of:=IF(NOT([.C18]); &quot;&quot;; [.B18])" office:value-type="string" office:string-value="Introduction into Computer Sciencefor non Informatics studies" calcext:value-type="string">
            <text:p>Introduction into Computer Sciencefor non Informatics studies</text:p>
          </table:table-cell>
          <table:table-cell table:number-columns-repeated="5"/>
        </table:table-row>
        <table:table-row table:style-name="ro17">
          <table:table-cell office:value-type="string" calcext:value-type="string">
            <text:p>IN8009</text:p>
          </table:table-cell>
          <table:table-cell office:value-type="string" calcext:value-type="string">
            <text:p>Algorithms and Data StructuresET/IT</text:p>
          </table:table-cell>
          <table:table-cell table:style-name="ce16" table:formula="of:=AND(NOT(ISNUMBER(FIND([.A19];COM.MICROSOFT.CONCAT(['Offered modules from TUM online (Master)'.A$6:.A$300])))); NOT(ISBLANK([.A19])))" office:value-type="boolean" office:boolean-value="true" calcext:value-type="boolean">
            <text:p>TRUE</text:p>
          </table:table-cell>
          <table:table-cell table:style-name="ce42" table:formula="of:=IF(NOT([.C19]); &quot;&quot;; [.B19])" office:value-type="string" office:string-value="Algorithms and Data StructuresET/IT" calcext:value-type="string">
            <text:p>Algorithms and Data StructuresET/IT</text:p>
          </table:table-cell>
          <table:table-cell table:number-columns-repeated="5"/>
        </table:table-row>
        <table:table-row table:style-name="ro17">
          <table:table-cell office:value-type="string" calcext:value-type="string">
            <text:p>IN8012</text:p>
          </table:table-cell>
          <table:table-cell office:value-type="string" calcext:value-type="string">
            <text:p>Engineering Informatics 2BSc Engineering Science</text:p>
          </table:table-cell>
          <table:table-cell table:style-name="ce16" table:formula="of:=AND(NOT(ISNUMBER(FIND([.A20];COM.MICROSOFT.CONCAT(['Offered modules from TUM online (Master)'.A$6:.A$300])))); NOT(ISBLANK([.A20])))" office:value-type="boolean" office:boolean-value="true" calcext:value-type="boolean">
            <text:p>TRUE</text:p>
          </table:table-cell>
          <table:table-cell table:style-name="ce42" table:formula="of:=IF(NOT([.C20]); &quot;&quot;; [.B20])" office:value-type="string" office:string-value="Engineering Informatics 2BSc Engineering Science" calcext:value-type="string">
            <text:p>Engineering Informatics 2BSc Engineering Science</text:p>
          </table:table-cell>
          <table:table-cell table:number-columns-repeated="5"/>
        </table:table-row>
        <table:table-row table:style-name="ro17">
          <table:table-cell office:value-type="string" calcext:value-type="string">
            <text:p>IN8015</text:p>
          </table:table-cell>
          <table:table-cell office:value-type="string" calcext:value-type="string">
            <text:p>Systems EngineeringBSc Engineering Science</text:p>
          </table:table-cell>
          <table:table-cell table:style-name="ce16" table:formula="of:=AND(NOT(ISNUMBER(FIND([.A21];COM.MICROSOFT.CONCAT(['Offered modules from TUM online (Master)'.A$6:.A$300])))); NOT(ISBLANK([.A21])))" office:value-type="boolean" office:boolean-value="true" calcext:value-type="boolean">
            <text:p>TRUE</text:p>
          </table:table-cell>
          <table:table-cell table:style-name="ce42" table:formula="of:=IF(NOT([.C21]); &quot;&quot;; [.B21])" office:value-type="string" office:string-value="Systems EngineeringBSc Engineering Science" calcext:value-type="string">
            <text:p>Systems EngineeringBSc Engineering Science</text:p>
          </table:table-cell>
          <table:table-cell table:number-columns-repeated="5"/>
        </table:table-row>
        <table:table-row table:style-name="ro17">
          <table:table-cell office:value-type="string" calcext:value-type="string">
            <text:p>IN8024</text:p>
          </table:table-cell>
          <table:table-cell office:value-type="string" calcext:value-type="string">
            <text:p>Information Management for Digital Business Models</text:p>
          </table:table-cell>
          <table:table-cell table:style-name="ce16" table:formula="of:=AND(NOT(ISNUMBER(FIND([.A22];COM.MICROSOFT.CONCAT(['Offered modules from TUM online (Master)'.A$6:.A$300])))); NOT(ISBLANK([.A22])))" office:value-type="boolean" office:boolean-value="true" calcext:value-type="boolean">
            <text:p>TRUE</text:p>
          </table:table-cell>
          <table:table-cell table:style-name="ce42" table:formula="of:=IF(NOT([.C22]); &quot;&quot;; [.B22])" office:value-type="string" office:string-value="Information Management for Digital Business Models" calcext:value-type="string">
            <text:p>Information Management for Digital Business Models</text:p>
          </table:table-cell>
          <table:table-cell table:number-columns-repeated="5"/>
        </table:table-row>
        <table:table-row table:style-name="ro17">
          <table:table-cell office:value-type="string" calcext:value-type="string">
            <text:p>IN9049</text:p>
          </table:table-cell>
          <table:table-cell office:value-type="string" calcext:value-type="string">
            <text:p>Technology and Law</text:p>
          </table:table-cell>
          <table:table-cell table:style-name="ce16" table:formula="of:=AND(NOT(ISNUMBER(FIND([.A23];COM.MICROSOFT.CONCAT(['Offered modules from TUM online (Master)'.A$6:.A$300])))); NOT(ISBLANK([.A23])))" office:value-type="boolean" office:boolean-value="true" calcext:value-type="boolean">
            <text:p>TRUE</text:p>
          </table:table-cell>
          <table:table-cell table:style-name="ce42" table:formula="of:=IF(NOT([.C23]); &quot;&quot;; [.B23])" office:value-type="string" office:string-value="Technology and Law" calcext:value-type="string">
            <text:p>Technology and Law</text:p>
          </table:table-cell>
          <table:table-cell table:number-columns-repeated="5"/>
        </table:table-row>
        <table:table-row table:style-name="ro17">
          <table:table-cell office:value-type="string" calcext:value-type="string">
            <text:p>IN9050</text:p>
          </table:table-cell>
          <table:table-cell office:value-type="string" calcext:value-type="string">
            <text:p>Introduction to Data Protection Law</text:p>
          </table:table-cell>
          <table:table-cell table:style-name="ce16" table:formula="of:=AND(NOT(ISNUMBER(FIND([.A24];COM.MICROSOFT.CONCAT(['Offered modules from TUM online (Master)'.A$6:.A$300])))); NOT(ISBLANK([.A24])))" office:value-type="boolean" office:boolean-value="true" calcext:value-type="boolean">
            <text:p>TRUE</text:p>
          </table:table-cell>
          <table:table-cell table:style-name="ce42" table:formula="of:=IF(NOT([.C24]); &quot;&quot;; [.B24])" office:value-type="string" office:string-value="Introduction to Data Protection Law" calcext:value-type="string">
            <text:p>Introduction to Data Protection Law</text:p>
          </table:table-cell>
          <table:table-cell table:number-columns-repeated="5"/>
        </table:table-row>
        <table:table-row table:style-name="ro17">
          <table:table-cell table:number-columns-repeated="2"/>
          <table:table-cell table:style-name="ce16" table:formula="of:=AND(NOT(ISNUMBER(FIND([.A25];COM.MICROSOFT.CONCAT(['Offered modules from TUM online (Master)'.A$6:.A$300])))); NOT(ISBLANK([.A25])))" office:value-type="boolean" office:boolean-value="false" calcext:value-type="boolean">
            <text:p>FALSE</text:p>
          </table:table-cell>
          <table:table-cell table:style-name="ce42" table:formula="of:=IF(NOT([.C25]); &quot;&quot;; [.B25])">
            <text:p/>
          </table:table-cell>
          <table:table-cell table:number-columns-repeated="5"/>
        </table:table-row>
        <table:table-row table:style-name="ro17">
          <table:table-cell table:number-columns-repeated="2"/>
          <table:table-cell table:style-name="ce16" table:formula="of:=AND(NOT(ISNUMBER(FIND([.A26];COM.MICROSOFT.CONCAT(['Offered modules from TUM online (Master)'.A$6:.A$300])))); NOT(ISBLANK([.A26])))" office:value-type="boolean" office:boolean-value="false" calcext:value-type="boolean">
            <text:p>FALSE</text:p>
          </table:table-cell>
          <table:table-cell table:style-name="ce42" table:formula="of:=IF(NOT([.C26]); &quot;&quot;; [.B26])">
            <text:p/>
          </table:table-cell>
          <table:table-cell table:number-columns-repeated="5"/>
        </table:table-row>
        <table:table-row table:style-name="ro17">
          <table:table-cell table:number-columns-repeated="2"/>
          <table:table-cell table:style-name="ce16" table:formula="of:=AND(NOT(ISNUMBER(FIND([.A27];COM.MICROSOFT.CONCAT(['Offered modules from TUM online (Master)'.A$6:.A$300])))); NOT(ISBLANK([.A27])))" office:value-type="boolean" office:boolean-value="false" calcext:value-type="boolean">
            <text:p>FALSE</text:p>
          </table:table-cell>
          <table:table-cell table:style-name="ce42" table:formula="of:=IF(NOT([.C27]); &quot;&quot;; [.B27])">
            <text:p/>
          </table:table-cell>
          <table:table-cell table:number-columns-repeated="5"/>
        </table:table-row>
        <table:table-row table:style-name="ro17">
          <table:table-cell table:number-columns-repeated="2"/>
          <table:table-cell table:style-name="ce16" table:formula="of:=AND(NOT(ISNUMBER(FIND([.A28];COM.MICROSOFT.CONCAT(['Offered modules from TUM online (Master)'.A$6:.A$300])))); NOT(ISBLANK([.A28])))" office:value-type="boolean" office:boolean-value="false" calcext:value-type="boolean">
            <text:p>FALSE</text:p>
          </table:table-cell>
          <table:table-cell table:style-name="ce42" table:formula="of:=IF(NOT([.C28]); &quot;&quot;; [.B28])">
            <text:p/>
          </table:table-cell>
          <table:table-cell table:number-columns-repeated="5"/>
        </table:table-row>
        <table:table-row table:style-name="ro17">
          <table:table-cell table:number-columns-repeated="2"/>
          <table:table-cell table:style-name="ce16" table:formula="of:=AND(NOT(ISNUMBER(FIND([.A29];COM.MICROSOFT.CONCAT(['Offered modules from TUM online (Master)'.A$6:.A$300])))); NOT(ISBLANK([.A29])))" office:value-type="boolean" office:boolean-value="false" calcext:value-type="boolean">
            <text:p>FALSE</text:p>
          </table:table-cell>
          <table:table-cell table:style-name="ce42" table:formula="of:=IF(NOT([.C29]); &quot;&quot;; [.B29])">
            <text:p/>
          </table:table-cell>
          <table:table-cell table:number-columns-repeated="5"/>
        </table:table-row>
        <table:table-row table:style-name="ro17">
          <table:table-cell table:number-columns-repeated="2"/>
          <table:table-cell table:style-name="ce16" table:formula="of:=AND(NOT(ISNUMBER(FIND([.A30];COM.MICROSOFT.CONCAT(['Offered modules from TUM online (Master)'.A$6:.A$300])))); NOT(ISBLANK([.A30])))" office:value-type="boolean" office:boolean-value="false" calcext:value-type="boolean">
            <text:p>FALSE</text:p>
          </table:table-cell>
          <table:table-cell table:style-name="ce42" table:formula="of:=IF(NOT([.C30]); &quot;&quot;; [.B30])">
            <text:p/>
          </table:table-cell>
          <table:table-cell table:number-columns-repeated="5"/>
        </table:table-row>
        <table:table-row table:style-name="ro17">
          <table:table-cell table:number-columns-repeated="2"/>
          <table:table-cell table:style-name="ce16" table:formula="of:=AND(NOT(ISNUMBER(FIND([.A31];COM.MICROSOFT.CONCAT(['Offered modules from TUM online (Master)'.A$6:.A$300])))); NOT(ISBLANK([.A31])))" office:value-type="boolean" office:boolean-value="false" calcext:value-type="boolean">
            <text:p>FALSE</text:p>
          </table:table-cell>
          <table:table-cell table:style-name="ce42" table:formula="of:=IF(NOT([.C31]); &quot;&quot;; [.B31])">
            <text:p/>
          </table:table-cell>
          <table:table-cell table:number-columns-repeated="5"/>
        </table:table-row>
        <table:table-row table:style-name="ro17">
          <table:table-cell table:number-columns-repeated="2"/>
          <table:table-cell table:style-name="ce16" table:formula="of:=AND(NOT(ISNUMBER(FIND([.A32];COM.MICROSOFT.CONCAT(['Offered modules from TUM online (Master)'.A$6:.A$300])))); NOT(ISBLANK([.A32])))" office:value-type="boolean" office:boolean-value="false" calcext:value-type="boolean">
            <text:p>FALSE</text:p>
          </table:table-cell>
          <table:table-cell table:style-name="ce42" table:formula="of:=IF(NOT([.C32]); &quot;&quot;; [.B32])">
            <text:p/>
          </table:table-cell>
          <table:table-cell table:number-columns-repeated="5"/>
        </table:table-row>
        <table:table-row table:style-name="ro17">
          <table:table-cell table:number-columns-repeated="2"/>
          <table:table-cell table:style-name="ce16" table:formula="of:=AND(NOT(ISNUMBER(FIND([.A33];COM.MICROSOFT.CONCAT(['Offered modules from TUM online (Master)'.A$6:.A$300])))); NOT(ISBLANK([.A33])))" office:value-type="boolean" office:boolean-value="false" calcext:value-type="boolean">
            <text:p>FALSE</text:p>
          </table:table-cell>
          <table:table-cell table:style-name="ce42" table:formula="of:=IF(NOT([.C33]); &quot;&quot;; [.B33])">
            <text:p/>
          </table:table-cell>
          <table:table-cell table:number-columns-repeated="5"/>
        </table:table-row>
        <table:table-row table:style-name="ro17">
          <table:table-cell table:number-columns-repeated="2"/>
          <table:table-cell table:style-name="ce16" table:formula="of:=AND(NOT(ISNUMBER(FIND([.A34];COM.MICROSOFT.CONCAT(['Offered modules from TUM online (Master)'.A$6:.A$300])))); NOT(ISBLANK([.A34])))" office:value-type="boolean" office:boolean-value="false" calcext:value-type="boolean">
            <text:p>FALSE</text:p>
          </table:table-cell>
          <table:table-cell table:style-name="ce42" table:formula="of:=IF(NOT([.C34]); &quot;&quot;; [.B34])">
            <text:p/>
          </table:table-cell>
          <table:table-cell table:number-columns-repeated="5"/>
        </table:table-row>
        <table:table-row table:style-name="ro17">
          <table:table-cell table:number-columns-repeated="2"/>
          <table:table-cell table:style-name="ce16" table:formula="of:=AND(NOT(ISNUMBER(FIND([.A35];COM.MICROSOFT.CONCAT(['Offered modules from TUM online (Master)'.A$6:.A$300])))); NOT(ISBLANK([.A35])))" office:value-type="boolean" office:boolean-value="false" calcext:value-type="boolean">
            <text:p>FALSE</text:p>
          </table:table-cell>
          <table:table-cell table:style-name="ce42" table:formula="of:=IF(NOT([.C35]); &quot;&quot;; [.B35])">
            <text:p/>
          </table:table-cell>
          <table:table-cell table:number-columns-repeated="5"/>
        </table:table-row>
        <table:table-row table:style-name="ro17">
          <table:table-cell table:number-columns-repeated="2"/>
          <table:table-cell table:style-name="ce16" table:formula="of:=AND(NOT(ISNUMBER(FIND([.A36];COM.MICROSOFT.CONCAT(['Offered modules from TUM online (Master)'.A$6:.A$300])))); NOT(ISBLANK([.A36])))" office:value-type="boolean" office:boolean-value="false" calcext:value-type="boolean">
            <text:p>FALSE</text:p>
          </table:table-cell>
          <table:table-cell table:style-name="ce42" table:formula="of:=IF(NOT([.C36]); &quot;&quot;; [.B36])">
            <text:p/>
          </table:table-cell>
          <table:table-cell table:number-columns-repeated="5"/>
        </table:table-row>
        <table:table-row table:style-name="ro17">
          <table:table-cell table:number-columns-repeated="2"/>
          <table:table-cell table:style-name="ce16" table:formula="of:=AND(NOT(ISNUMBER(FIND([.A37];COM.MICROSOFT.CONCAT(['Offered modules from TUM online (Master)'.A$6:.A$300])))); NOT(ISBLANK([.A37])))" office:value-type="boolean" office:boolean-value="false" calcext:value-type="boolean">
            <text:p>FALSE</text:p>
          </table:table-cell>
          <table:table-cell table:style-name="ce42" table:formula="of:=IF(NOT([.C37]); &quot;&quot;; [.B37])">
            <text:p/>
          </table:table-cell>
          <table:table-cell table:number-columns-repeated="5"/>
        </table:table-row>
        <table:table-row table:style-name="ro17">
          <table:table-cell table:number-columns-repeated="2"/>
          <table:table-cell table:style-name="ce16" table:formula="of:=AND(NOT(ISNUMBER(FIND([.A38];COM.MICROSOFT.CONCAT(['Offered modules from TUM online (Master)'.A$6:.A$300])))); NOT(ISBLANK([.A38])))" office:value-type="boolean" office:boolean-value="false" calcext:value-type="boolean">
            <text:p>FALSE</text:p>
          </table:table-cell>
          <table:table-cell table:style-name="ce42" table:formula="of:=IF(NOT([.C38]); &quot;&quot;; [.B38])">
            <text:p/>
          </table:table-cell>
          <table:table-cell table:number-columns-repeated="5"/>
        </table:table-row>
        <table:table-row table:style-name="ro17">
          <table:table-cell table:number-columns-repeated="2"/>
          <table:table-cell table:style-name="ce16" table:formula="of:=AND(NOT(ISNUMBER(FIND([.A39];COM.MICROSOFT.CONCAT(['Offered modules from TUM online (Master)'.A$6:.A$300])))); NOT(ISBLANK([.A39])))" office:value-type="boolean" office:boolean-value="false" calcext:value-type="boolean">
            <text:p>FALSE</text:p>
          </table:table-cell>
          <table:table-cell table:style-name="ce42" table:formula="of:=IF(NOT([.C39]); &quot;&quot;; [.B39])">
            <text:p/>
          </table:table-cell>
          <table:table-cell table:number-columns-repeated="5"/>
        </table:table-row>
        <table:table-row table:style-name="ro17">
          <table:table-cell table:number-columns-repeated="2"/>
          <table:table-cell table:style-name="ce16" table:formula="of:=AND(NOT(ISNUMBER(FIND([.A40];COM.MICROSOFT.CONCAT(['Offered modules from TUM online (Master)'.A$6:.A$300])))); NOT(ISBLANK([.A40])))" office:value-type="boolean" office:boolean-value="false" calcext:value-type="boolean">
            <text:p>FALSE</text:p>
          </table:table-cell>
          <table:table-cell table:style-name="ce42" table:formula="of:=IF(NOT([.C40]); &quot;&quot;; [.B40])">
            <text:p/>
          </table:table-cell>
          <table:table-cell table:number-columns-repeated="5"/>
        </table:table-row>
        <table:table-row table:style-name="ro17">
          <table:table-cell table:number-columns-repeated="2"/>
          <table:table-cell table:style-name="ce16" table:formula="of:=AND(NOT(ISNUMBER(FIND([.A41];COM.MICROSOFT.CONCAT(['Offered modules from TUM online (Master)'.A$6:.A$300])))); NOT(ISBLANK([.A41])))" office:value-type="boolean" office:boolean-value="false" calcext:value-type="boolean">
            <text:p>FALSE</text:p>
          </table:table-cell>
          <table:table-cell table:style-name="ce42" table:formula="of:=IF(NOT([.C41]); &quot;&quot;; [.B41])">
            <text:p/>
          </table:table-cell>
          <table:table-cell table:number-columns-repeated="5"/>
        </table:table-row>
        <table:table-row table:style-name="ro17">
          <table:table-cell table:number-columns-repeated="2"/>
          <table:table-cell table:style-name="ce16" table:formula="of:=AND(NOT(ISNUMBER(FIND([.A42];COM.MICROSOFT.CONCAT(['Offered modules from TUM online (Master)'.A$6:.A$300])))); NOT(ISBLANK([.A42])))" office:value-type="boolean" office:boolean-value="false" calcext:value-type="boolean">
            <text:p>FALSE</text:p>
          </table:table-cell>
          <table:table-cell table:style-name="ce42" table:formula="of:=IF(NOT([.C42]); &quot;&quot;; [.B42])">
            <text:p/>
          </table:table-cell>
          <table:table-cell table:number-columns-repeated="5"/>
        </table:table-row>
        <table:table-row table:style-name="ro17">
          <table:table-cell table:number-columns-repeated="2"/>
          <table:table-cell table:style-name="ce16" table:formula="of:=AND(NOT(ISNUMBER(FIND([.A43];COM.MICROSOFT.CONCAT(['Offered modules from TUM online (Master)'.A$6:.A$300])))); NOT(ISBLANK([.A43])))" office:value-type="boolean" office:boolean-value="false" calcext:value-type="boolean">
            <text:p>FALSE</text:p>
          </table:table-cell>
          <table:table-cell table:style-name="ce42" table:formula="of:=IF(NOT([.C43]); &quot;&quot;; [.B43])">
            <text:p/>
          </table:table-cell>
          <table:table-cell table:number-columns-repeated="5"/>
        </table:table-row>
        <table:table-row table:style-name="ro17">
          <table:table-cell table:number-columns-repeated="2"/>
          <table:table-cell table:style-name="ce16" table:formula="of:=AND(NOT(ISNUMBER(FIND([.A44];COM.MICROSOFT.CONCAT(['Offered modules from TUM online (Master)'.A$6:.A$300])))); NOT(ISBLANK([.A44])))" office:value-type="boolean" office:boolean-value="false" calcext:value-type="boolean">
            <text:p>FALSE</text:p>
          </table:table-cell>
          <table:table-cell table:style-name="ce42" table:formula="of:=IF(NOT([.C44]); &quot;&quot;; [.B44])">
            <text:p/>
          </table:table-cell>
          <table:table-cell table:number-columns-repeated="5"/>
        </table:table-row>
        <table:table-row table:style-name="ro17">
          <table:table-cell table:number-columns-repeated="2"/>
          <table:table-cell table:style-name="ce16" table:formula="of:=AND(NOT(ISNUMBER(FIND([.A45];COM.MICROSOFT.CONCAT(['Offered modules from TUM online (Master)'.A$6:.A$300])))); NOT(ISBLANK([.A45])))" office:value-type="boolean" office:boolean-value="false" calcext:value-type="boolean">
            <text:p>FALSE</text:p>
          </table:table-cell>
          <table:table-cell table:style-name="ce42" table:formula="of:=IF(NOT([.C45]); &quot;&quot;; [.B45])">
            <text:p/>
          </table:table-cell>
          <table:table-cell table:number-columns-repeated="5"/>
        </table:table-row>
        <table:table-row table:style-name="ro17">
          <table:table-cell table:number-columns-repeated="2"/>
          <table:table-cell table:style-name="ce16" table:formula="of:=AND(NOT(ISNUMBER(FIND([.A46];COM.MICROSOFT.CONCAT(['Offered modules from TUM online (Master)'.A$6:.A$300])))); NOT(ISBLANK([.A46])))" office:value-type="boolean" office:boolean-value="false" calcext:value-type="boolean">
            <text:p>FALSE</text:p>
          </table:table-cell>
          <table:table-cell table:style-name="ce42" table:formula="of:=IF(NOT([.C46]); &quot;&quot;; [.B46])">
            <text:p/>
          </table:table-cell>
          <table:table-cell table:number-columns-repeated="5"/>
        </table:table-row>
        <table:table-row table:style-name="ro17">
          <table:table-cell table:number-columns-repeated="2"/>
          <table:table-cell table:style-name="ce16" table:formula="of:=AND(NOT(ISNUMBER(FIND([.A47];COM.MICROSOFT.CONCAT(['Offered modules from TUM online (Master)'.A$6:.A$300])))); NOT(ISBLANK([.A47])))" office:value-type="boolean" office:boolean-value="false" calcext:value-type="boolean">
            <text:p>FALSE</text:p>
          </table:table-cell>
          <table:table-cell table:style-name="ce42" table:formula="of:=IF(NOT([.C47]); &quot;&quot;; [.B47])">
            <text:p/>
          </table:table-cell>
          <table:table-cell table:number-columns-repeated="5"/>
        </table:table-row>
        <table:table-row table:style-name="ro17">
          <table:table-cell table:number-columns-repeated="2"/>
          <table:table-cell table:style-name="ce16" table:formula="of:=AND(NOT(ISNUMBER(FIND([.A48];COM.MICROSOFT.CONCAT(['Offered modules from TUM online (Master)'.A$6:.A$300])))); NOT(ISBLANK([.A48])))" office:value-type="boolean" office:boolean-value="false" calcext:value-type="boolean">
            <text:p>FALSE</text:p>
          </table:table-cell>
          <table:table-cell table:style-name="ce42" table:formula="of:=IF(NOT([.C48]); &quot;&quot;; [.B48])">
            <text:p/>
          </table:table-cell>
          <table:table-cell table:number-columns-repeated="5"/>
        </table:table-row>
        <table:table-row table:style-name="ro17">
          <table:table-cell table:number-columns-repeated="2"/>
          <table:table-cell table:style-name="ce16" table:formula="of:=AND(NOT(ISNUMBER(FIND([.A49];COM.MICROSOFT.CONCAT(['Offered modules from TUM online (Master)'.A$6:.A$300])))); NOT(ISBLANK([.A49])))" office:value-type="boolean" office:boolean-value="false" calcext:value-type="boolean">
            <text:p>FALSE</text:p>
          </table:table-cell>
          <table:table-cell table:style-name="ce42" table:formula="of:=IF(NOT([.C49]); &quot;&quot;; [.B49])">
            <text:p/>
          </table:table-cell>
          <table:table-cell table:number-columns-repeated="5"/>
        </table:table-row>
        <table:table-row table:style-name="ro17">
          <table:table-cell table:number-columns-repeated="2"/>
          <table:table-cell table:style-name="ce16" table:formula="of:=AND(NOT(ISNUMBER(FIND([.A50];COM.MICROSOFT.CONCAT(['Offered modules from TUM online (Master)'.A$6:.A$300])))); NOT(ISBLANK([.A50])))" office:value-type="boolean" office:boolean-value="false" calcext:value-type="boolean">
            <text:p>FALSE</text:p>
          </table:table-cell>
          <table:table-cell table:style-name="ce42" table:formula="of:=IF(NOT([.C50]); &quot;&quot;; [.B50])">
            <text:p/>
          </table:table-cell>
          <table:table-cell table:number-columns-repeated="5"/>
        </table:table-row>
        <table:table-row table:style-name="ro17">
          <table:table-cell table:number-columns-repeated="2"/>
          <table:table-cell table:style-name="ce16" table:formula="of:=AND(NOT(ISNUMBER(FIND([.A51];COM.MICROSOFT.CONCAT(['Offered modules from TUM online (Master)'.A$6:.A$300])))); NOT(ISBLANK([.A51])))" office:value-type="boolean" office:boolean-value="false" calcext:value-type="boolean">
            <text:p>FALSE</text:p>
          </table:table-cell>
          <table:table-cell table:style-name="ce42" table:formula="of:=IF(NOT([.C51]); &quot;&quot;; [.B51])">
            <text:p/>
          </table:table-cell>
          <table:table-cell table:number-columns-repeated="5"/>
        </table:table-row>
        <table:table-row table:style-name="ro17">
          <table:table-cell table:number-columns-repeated="2"/>
          <table:table-cell table:style-name="ce16" table:formula="of:=AND(NOT(ISNUMBER(FIND([.A52];COM.MICROSOFT.CONCAT(['Offered modules from TUM online (Master)'.A$6:.A$300])))); NOT(ISBLANK([.A52])))" office:value-type="boolean" office:boolean-value="false" calcext:value-type="boolean">
            <text:p>FALSE</text:p>
          </table:table-cell>
          <table:table-cell table:style-name="ce42" table:formula="of:=IF(NOT([.C52]); &quot;&quot;; [.B52])">
            <text:p/>
          </table:table-cell>
          <table:table-cell table:number-columns-repeated="5"/>
        </table:table-row>
        <table:table-row table:style-name="ro17">
          <table:table-cell table:number-columns-repeated="2"/>
          <table:table-cell table:style-name="ce16" table:formula="of:=AND(NOT(ISNUMBER(FIND([.A53];COM.MICROSOFT.CONCAT(['Offered modules from TUM online (Master)'.A$6:.A$300])))); NOT(ISBLANK([.A53])))" office:value-type="boolean" office:boolean-value="false" calcext:value-type="boolean">
            <text:p>FALSE</text:p>
          </table:table-cell>
          <table:table-cell table:style-name="ce42" table:formula="of:=IF(NOT([.C53]); &quot;&quot;; [.B53])">
            <text:p/>
          </table:table-cell>
          <table:table-cell table:number-columns-repeated="5"/>
        </table:table-row>
        <table:table-row table:style-name="ro17">
          <table:table-cell table:number-columns-repeated="2"/>
          <table:table-cell table:style-name="ce16" table:formula="of:=AND(NOT(ISNUMBER(FIND([.A54];COM.MICROSOFT.CONCAT(['Offered modules from TUM online (Master)'.A$6:.A$300])))); NOT(ISBLANK([.A54])))" office:value-type="boolean" office:boolean-value="false" calcext:value-type="boolean">
            <text:p>FALSE</text:p>
          </table:table-cell>
          <table:table-cell table:style-name="ce42" table:formula="of:=IF(NOT([.C54]); &quot;&quot;; [.B54])">
            <text:p/>
          </table:table-cell>
          <table:table-cell table:number-columns-repeated="5"/>
        </table:table-row>
        <table:table-row table:style-name="ro17">
          <table:table-cell table:number-columns-repeated="2"/>
          <table:table-cell table:style-name="ce16" table:formula="of:=AND(NOT(ISNUMBER(FIND([.A55];COM.MICROSOFT.CONCAT(['Offered modules from TUM online (Master)'.A$6:.A$300])))); NOT(ISBLANK([.A55])))" office:value-type="boolean" office:boolean-value="false" calcext:value-type="boolean">
            <text:p>FALSE</text:p>
          </table:table-cell>
          <table:table-cell table:style-name="ce42" table:formula="of:=IF(NOT([.C55]); &quot;&quot;; [.B55])">
            <text:p/>
          </table:table-cell>
          <table:table-cell table:number-columns-repeated="5"/>
        </table:table-row>
        <table:table-row table:style-name="ro17">
          <table:table-cell table:number-columns-repeated="2"/>
          <table:table-cell table:style-name="ce16" table:formula="of:=AND(NOT(ISNUMBER(FIND([.A56];COM.MICROSOFT.CONCAT(['Offered modules from TUM online (Master)'.A$6:.A$300])))); NOT(ISBLANK([.A56])))" office:value-type="boolean" office:boolean-value="false" calcext:value-type="boolean">
            <text:p>FALSE</text:p>
          </table:table-cell>
          <table:table-cell table:style-name="ce42" table:formula="of:=IF(NOT([.C56]); &quot;&quot;; [.B56])">
            <text:p/>
          </table:table-cell>
          <table:table-cell table:number-columns-repeated="5"/>
        </table:table-row>
        <table:table-row table:style-name="ro17">
          <table:table-cell table:number-columns-repeated="2"/>
          <table:table-cell table:style-name="ce16" table:formula="of:=AND(NOT(ISNUMBER(FIND([.A57];COM.MICROSOFT.CONCAT(['Offered modules from TUM online (Master)'.A$6:.A$300])))); NOT(ISBLANK([.A57])))" office:value-type="boolean" office:boolean-value="false" calcext:value-type="boolean">
            <text:p>FALSE</text:p>
          </table:table-cell>
          <table:table-cell table:style-name="ce42" table:formula="of:=IF(NOT([.C57]); &quot;&quot;; [.B57])">
            <text:p/>
          </table:table-cell>
          <table:table-cell table:number-columns-repeated="5"/>
        </table:table-row>
        <table:table-row table:style-name="ro17">
          <table:table-cell table:number-columns-repeated="2"/>
          <table:table-cell table:style-name="ce16" table:formula="of:=AND(NOT(ISNUMBER(FIND([.A58];COM.MICROSOFT.CONCAT(['Offered modules from TUM online (Master)'.A$6:.A$300])))); NOT(ISBLANK([.A58])))" office:value-type="boolean" office:boolean-value="false" calcext:value-type="boolean">
            <text:p>FALSE</text:p>
          </table:table-cell>
          <table:table-cell table:style-name="ce42" table:formula="of:=IF(NOT([.C58]); &quot;&quot;; [.B58])">
            <text:p/>
          </table:table-cell>
          <table:table-cell table:number-columns-repeated="5"/>
        </table:table-row>
        <table:table-row table:style-name="ro17">
          <table:table-cell table:number-columns-repeated="2"/>
          <table:table-cell table:style-name="ce16" table:formula="of:=AND(NOT(ISNUMBER(FIND([.A59];COM.MICROSOFT.CONCAT(['Offered modules from TUM online (Master)'.A$6:.A$300])))); NOT(ISBLANK([.A59])))" office:value-type="boolean" office:boolean-value="false" calcext:value-type="boolean">
            <text:p>FALSE</text:p>
          </table:table-cell>
          <table:table-cell table:style-name="ce42" table:formula="of:=IF(NOT([.C59]); &quot;&quot;; [.B59])">
            <text:p/>
          </table:table-cell>
          <table:table-cell table:number-columns-repeated="5"/>
        </table:table-row>
        <table:table-row table:style-name="ro17">
          <table:table-cell table:number-columns-repeated="2"/>
          <table:table-cell table:style-name="ce16" table:formula="of:=AND(NOT(ISNUMBER(FIND([.A60];COM.MICROSOFT.CONCAT(['Offered modules from TUM online (Master)'.A$6:.A$300])))); NOT(ISBLANK([.A60])))" office:value-type="boolean" office:boolean-value="false" calcext:value-type="boolean">
            <text:p>FALSE</text:p>
          </table:table-cell>
          <table:table-cell table:style-name="ce42" table:formula="of:=IF(NOT([.C60]); &quot;&quot;; [.B60])">
            <text:p/>
          </table:table-cell>
          <table:table-cell table:number-columns-repeated="5"/>
        </table:table-row>
        <table:table-row table:style-name="ro17">
          <table:table-cell table:number-columns-repeated="2"/>
          <table:table-cell table:style-name="ce16" table:formula="of:=AND(NOT(ISNUMBER(FIND([.A61];COM.MICROSOFT.CONCAT(['Offered modules from TUM online (Master)'.A$6:.A$300])))); NOT(ISBLANK([.A61])))" office:value-type="boolean" office:boolean-value="false" calcext:value-type="boolean">
            <text:p>FALSE</text:p>
          </table:table-cell>
          <table:table-cell table:style-name="ce42" table:formula="of:=IF(NOT([.C61]); &quot;&quot;; [.B61])">
            <text:p/>
          </table:table-cell>
          <table:table-cell table:number-columns-repeated="5"/>
        </table:table-row>
        <table:table-row table:style-name="ro17">
          <table:table-cell table:number-columns-repeated="2"/>
          <table:table-cell table:style-name="ce16" table:formula="of:=AND(NOT(ISNUMBER(FIND([.A62];COM.MICROSOFT.CONCAT(['Offered modules from TUM online (Master)'.A$6:.A$300])))); NOT(ISBLANK([.A62])))" office:value-type="boolean" office:boolean-value="false" calcext:value-type="boolean">
            <text:p>FALSE</text:p>
          </table:table-cell>
          <table:table-cell table:style-name="ce42" table:formula="of:=IF(NOT([.C62]); &quot;&quot;; [.B62])">
            <text:p/>
          </table:table-cell>
          <table:table-cell table:number-columns-repeated="5"/>
        </table:table-row>
        <table:table-row table:style-name="ro17">
          <table:table-cell table:number-columns-repeated="2"/>
          <table:table-cell table:style-name="ce16" table:formula="of:=AND(NOT(ISNUMBER(FIND([.A63];COM.MICROSOFT.CONCAT(['Offered modules from TUM online (Master)'.A$6:.A$300])))); NOT(ISBLANK([.A63])))" office:value-type="boolean" office:boolean-value="false" calcext:value-type="boolean">
            <text:p>FALSE</text:p>
          </table:table-cell>
          <table:table-cell table:style-name="ce42" table:formula="of:=IF(NOT([.C63]); &quot;&quot;; [.B63])">
            <text:p/>
          </table:table-cell>
          <table:table-cell table:number-columns-repeated="5"/>
        </table:table-row>
        <table:table-row table:style-name="ro17">
          <table:table-cell table:number-columns-repeated="2"/>
          <table:table-cell table:style-name="ce16" table:formula="of:=AND(NOT(ISNUMBER(FIND([.A64];COM.MICROSOFT.CONCAT(['Offered modules from TUM online (Master)'.A$6:.A$300])))); NOT(ISBLANK([.A64])))" office:value-type="boolean" office:boolean-value="false" calcext:value-type="boolean">
            <text:p>FALSE</text:p>
          </table:table-cell>
          <table:table-cell table:style-name="ce42" table:formula="of:=IF(NOT([.C64]); &quot;&quot;; [.B64])">
            <text:p/>
          </table:table-cell>
          <table:table-cell table:number-columns-repeated="5"/>
        </table:table-row>
        <table:table-row table:style-name="ro17">
          <table:table-cell table:number-columns-repeated="2"/>
          <table:table-cell table:style-name="ce16" table:formula="of:=AND(NOT(ISNUMBER(FIND([.A65];COM.MICROSOFT.CONCAT(['Offered modules from TUM online (Master)'.A$6:.A$300])))); NOT(ISBLANK([.A65])))" office:value-type="boolean" office:boolean-value="false" calcext:value-type="boolean">
            <text:p>FALSE</text:p>
          </table:table-cell>
          <table:table-cell table:style-name="ce42" table:formula="of:=IF(NOT([.C65]); &quot;&quot;; [.B65])">
            <text:p/>
          </table:table-cell>
          <table:table-cell table:number-columns-repeated="5"/>
        </table:table-row>
        <table:table-row table:style-name="ro17">
          <table:table-cell table:number-columns-repeated="2"/>
          <table:table-cell table:style-name="ce16" table:formula="of:=AND(NOT(ISNUMBER(FIND([.A66];COM.MICROSOFT.CONCAT(['Offered modules from TUM online (Master)'.A$6:.A$300])))); NOT(ISBLANK([.A66])))" office:value-type="boolean" office:boolean-value="false" calcext:value-type="boolean">
            <text:p>FALSE</text:p>
          </table:table-cell>
          <table:table-cell table:style-name="ce42" table:formula="of:=IF(NOT([.C66]); &quot;&quot;; [.B66])">
            <text:p/>
          </table:table-cell>
          <table:table-cell table:number-columns-repeated="5"/>
        </table:table-row>
        <table:table-row table:style-name="ro17">
          <table:table-cell table:number-columns-repeated="2"/>
          <table:table-cell table:style-name="ce16" table:formula="of:=AND(NOT(ISNUMBER(FIND([.A67];COM.MICROSOFT.CONCAT(['Offered modules from TUM online (Master)'.A$6:.A$300])))); NOT(ISBLANK([.A67])))" office:value-type="boolean" office:boolean-value="false" calcext:value-type="boolean">
            <text:p>FALSE</text:p>
          </table:table-cell>
          <table:table-cell table:style-name="ce42" table:formula="of:=IF(NOT([.C67]); &quot;&quot;; [.B67])">
            <text:p/>
          </table:table-cell>
          <table:table-cell table:number-columns-repeated="5"/>
        </table:table-row>
        <table:table-row table:style-name="ro17">
          <table:table-cell table:number-columns-repeated="2"/>
          <table:table-cell table:style-name="ce16" table:formula="of:=AND(NOT(ISNUMBER(FIND([.A68];COM.MICROSOFT.CONCAT(['Offered modules from TUM online (Master)'.A$6:.A$300])))); NOT(ISBLANK([.A68])))" office:value-type="boolean" office:boolean-value="false" calcext:value-type="boolean">
            <text:p>FALSE</text:p>
          </table:table-cell>
          <table:table-cell table:style-name="ce42" table:formula="of:=IF(NOT([.C68]); &quot;&quot;; [.B68])">
            <text:p/>
          </table:table-cell>
          <table:table-cell table:number-columns-repeated="5"/>
        </table:table-row>
        <table:table-row table:style-name="ro17">
          <table:table-cell table:number-columns-repeated="2"/>
          <table:table-cell table:style-name="ce16" table:formula="of:=AND(NOT(ISNUMBER(FIND([.A69];COM.MICROSOFT.CONCAT(['Offered modules from TUM online (Master)'.A$6:.A$300])))); NOT(ISBLANK([.A69])))" office:value-type="boolean" office:boolean-value="false" calcext:value-type="boolean">
            <text:p>FALSE</text:p>
          </table:table-cell>
          <table:table-cell table:style-name="ce42" table:formula="of:=IF(NOT([.C69]); &quot;&quot;; [.B69])">
            <text:p/>
          </table:table-cell>
          <table:table-cell table:number-columns-repeated="5"/>
        </table:table-row>
        <table:table-row table:style-name="ro17">
          <table:table-cell table:number-columns-repeated="2"/>
          <table:table-cell table:style-name="ce16" table:formula="of:=AND(NOT(ISNUMBER(FIND([.A70];COM.MICROSOFT.CONCAT(['Offered modules from TUM online (Master)'.A$6:.A$300])))); NOT(ISBLANK([.A70])))" office:value-type="boolean" office:boolean-value="false" calcext:value-type="boolean">
            <text:p>FALSE</text:p>
          </table:table-cell>
          <table:table-cell table:style-name="ce42" table:formula="of:=IF(NOT([.C70]); &quot;&quot;; [.B70])">
            <text:p/>
          </table:table-cell>
          <table:table-cell table:number-columns-repeated="5"/>
        </table:table-row>
        <table:table-row table:style-name="ro17">
          <table:table-cell table:number-columns-repeated="2"/>
          <table:table-cell table:style-name="ce16" table:formula="of:=AND(NOT(ISNUMBER(FIND([.A71];COM.MICROSOFT.CONCAT(['Offered modules from TUM online (Master)'.A$6:.A$300])))); NOT(ISBLANK([.A71])))" office:value-type="boolean" office:boolean-value="false" calcext:value-type="boolean">
            <text:p>FALSE</text:p>
          </table:table-cell>
          <table:table-cell table:style-name="ce42" table:formula="of:=IF(NOT([.C71]); &quot;&quot;; [.B71])">
            <text:p/>
          </table:table-cell>
          <table:table-cell table:number-columns-repeated="5"/>
        </table:table-row>
        <table:table-row table:style-name="ro17">
          <table:table-cell table:number-columns-repeated="2"/>
          <table:table-cell table:style-name="ce16" table:formula="of:=AND(NOT(ISNUMBER(FIND([.A72];COM.MICROSOFT.CONCAT(['Offered modules from TUM online (Master)'.A$6:.A$300])))); NOT(ISBLANK([.A72])))" office:value-type="boolean" office:boolean-value="false" calcext:value-type="boolean">
            <text:p>FALSE</text:p>
          </table:table-cell>
          <table:table-cell table:style-name="ce42" table:formula="of:=IF(NOT([.C72]); &quot;&quot;; [.B72])">
            <text:p/>
          </table:table-cell>
          <table:table-cell table:number-columns-repeated="5"/>
        </table:table-row>
        <table:table-row table:style-name="ro17">
          <table:table-cell table:number-columns-repeated="2"/>
          <table:table-cell table:style-name="ce16" table:formula="of:=AND(NOT(ISNUMBER(FIND([.A73];COM.MICROSOFT.CONCAT(['Offered modules from TUM online (Master)'.A$6:.A$300])))); NOT(ISBLANK([.A73])))" office:value-type="boolean" office:boolean-value="false" calcext:value-type="boolean">
            <text:p>FALSE</text:p>
          </table:table-cell>
          <table:table-cell table:style-name="ce42" table:formula="of:=IF(NOT([.C73]); &quot;&quot;; [.B73])">
            <text:p/>
          </table:table-cell>
          <table:table-cell table:number-columns-repeated="5"/>
        </table:table-row>
        <table:table-row table:style-name="ro17">
          <table:table-cell table:number-columns-repeated="2"/>
          <table:table-cell table:style-name="ce16" table:formula="of:=AND(NOT(ISNUMBER(FIND([.A74];COM.MICROSOFT.CONCAT(['Offered modules from TUM online (Master)'.A$6:.A$300])))); NOT(ISBLANK([.A74])))" office:value-type="boolean" office:boolean-value="false" calcext:value-type="boolean">
            <text:p>FALSE</text:p>
          </table:table-cell>
          <table:table-cell table:style-name="ce42" table:formula="of:=IF(NOT([.C74]); &quot;&quot;; [.B74])">
            <text:p/>
          </table:table-cell>
          <table:table-cell table:number-columns-repeated="5"/>
        </table:table-row>
        <table:table-row table:style-name="ro17">
          <table:table-cell table:number-columns-repeated="2"/>
          <table:table-cell table:style-name="ce16" table:formula="of:=AND(NOT(ISNUMBER(FIND([.A75];COM.MICROSOFT.CONCAT(['Offered modules from TUM online (Master)'.A$6:.A$300])))); NOT(ISBLANK([.A75])))" office:value-type="boolean" office:boolean-value="false" calcext:value-type="boolean">
            <text:p>FALSE</text:p>
          </table:table-cell>
          <table:table-cell table:style-name="ce42" table:formula="of:=IF(NOT([.C75]); &quot;&quot;; [.B75])">
            <text:p/>
          </table:table-cell>
          <table:table-cell table:number-columns-repeated="5"/>
        </table:table-row>
        <table:table-row table:style-name="ro17">
          <table:table-cell table:number-columns-repeated="2"/>
          <table:table-cell table:style-name="ce16" table:formula="of:=AND(NOT(ISNUMBER(FIND([.A76];COM.MICROSOFT.CONCAT(['Offered modules from TUM online (Master)'.A$6:.A$300])))); NOT(ISBLANK([.A76])))" office:value-type="boolean" office:boolean-value="false" calcext:value-type="boolean">
            <text:p>FALSE</text:p>
          </table:table-cell>
          <table:table-cell table:style-name="ce42" table:formula="of:=IF(NOT([.C76]); &quot;&quot;; [.B76])">
            <text:p/>
          </table:table-cell>
          <table:table-cell table:number-columns-repeated="5"/>
        </table:table-row>
        <table:table-row table:style-name="ro17">
          <table:table-cell table:number-columns-repeated="2"/>
          <table:table-cell table:style-name="ce16" table:formula="of:=AND(NOT(ISNUMBER(FIND([.A77];COM.MICROSOFT.CONCAT(['Offered modules from TUM online (Master)'.A$6:.A$300])))); NOT(ISBLANK([.A77])))" office:value-type="boolean" office:boolean-value="false" calcext:value-type="boolean">
            <text:p>FALSE</text:p>
          </table:table-cell>
          <table:table-cell table:style-name="ce42" table:formula="of:=IF(NOT([.C77]); &quot;&quot;; [.B77])">
            <text:p/>
          </table:table-cell>
          <table:table-cell table:number-columns-repeated="5"/>
        </table:table-row>
        <table:table-row table:style-name="ro17">
          <table:table-cell table:number-columns-repeated="2"/>
          <table:table-cell table:style-name="ce16" table:formula="of:=AND(NOT(ISNUMBER(FIND([.A78];COM.MICROSOFT.CONCAT(['Offered modules from TUM online (Master)'.A$6:.A$300])))); NOT(ISBLANK([.A78])))" office:value-type="boolean" office:boolean-value="false" calcext:value-type="boolean">
            <text:p>FALSE</text:p>
          </table:table-cell>
          <table:table-cell table:style-name="ce42" table:formula="of:=IF(NOT([.C78]); &quot;&quot;; [.B78])">
            <text:p/>
          </table:table-cell>
          <table:table-cell table:number-columns-repeated="5"/>
        </table:table-row>
        <table:table-row table:style-name="ro5">
          <table:table-cell table:number-columns-repeated="2"/>
          <table:table-cell table:style-name="ce16" table:formula="of:=AND(NOT(ISNUMBER(FIND([.A79];COM.MICROSOFT.CONCAT(['Offered modules from TUM online (Master)'.A$6:.A$300])))); NOT(ISBLANK([.A79])))" office:value-type="boolean" office:boolean-value="false" calcext:value-type="boolean">
            <text:p>FALSE</text:p>
          </table:table-cell>
          <table:table-cell table:style-name="ce42" table:formula="of:=IF(NOT([.C79]); &quot;&quot;; [.B79])">
            <text:p/>
          </table:table-cell>
          <table:table-cell table:number-columns-repeated="5"/>
        </table:table-row>
        <table:table-row table:style-name="ro5">
          <table:table-cell table:number-columns-repeated="2"/>
          <table:table-cell table:style-name="ce16" table:formula="of:=AND(NOT(ISNUMBER(FIND([.A80];COM.MICROSOFT.CONCAT(['Offered modules from TUM online (Master)'.A$6:.A$300])))); NOT(ISBLANK([.A80])))" office:value-type="boolean" office:boolean-value="false" calcext:value-type="boolean">
            <text:p>FALSE</text:p>
          </table:table-cell>
          <table:table-cell table:style-name="ce42" table:formula="of:=IF(NOT([.C80]); &quot;&quot;; [.B80])">
            <text:p/>
          </table:table-cell>
          <table:table-cell table:number-columns-repeated="5"/>
        </table:table-row>
        <table:table-row table:style-name="ro5">
          <table:table-cell table:number-columns-repeated="2"/>
          <table:table-cell table:style-name="ce16" table:formula="of:=AND(NOT(ISNUMBER(FIND([.A81];COM.MICROSOFT.CONCAT(['Offered modules from TUM online (Master)'.A$6:.A$300])))); NOT(ISBLANK([.A81])))" office:value-type="boolean" office:boolean-value="false" calcext:value-type="boolean">
            <text:p>FALSE</text:p>
          </table:table-cell>
          <table:table-cell table:style-name="ce42" table:formula="of:=IF(NOT([.C81]); &quot;&quot;; [.B81])">
            <text:p/>
          </table:table-cell>
          <table:table-cell table:number-columns-repeated="5"/>
        </table:table-row>
        <table:table-row table:style-name="ro5">
          <table:table-cell table:number-columns-repeated="2"/>
          <table:table-cell table:style-name="ce16" table:formula="of:=AND(NOT(ISNUMBER(FIND([.A82];COM.MICROSOFT.CONCAT(['Offered modules from TUM online (Master)'.A$6:.A$300])))); NOT(ISBLANK([.A82])))" office:value-type="boolean" office:boolean-value="false" calcext:value-type="boolean">
            <text:p>FALSE</text:p>
          </table:table-cell>
          <table:table-cell table:style-name="ce42" table:formula="of:=IF(NOT([.C82]); &quot;&quot;; [.B82])">
            <text:p/>
          </table:table-cell>
          <table:table-cell table:number-columns-repeated="5"/>
        </table:table-row>
        <table:table-row table:style-name="ro5">
          <table:table-cell table:number-columns-repeated="2"/>
          <table:table-cell table:style-name="ce16" table:formula="of:=AND(NOT(ISNUMBER(FIND([.A83];COM.MICROSOFT.CONCAT(['Offered modules from TUM online (Master)'.A$6:.A$300])))); NOT(ISBLANK([.A83])))" office:value-type="boolean" office:boolean-value="false" calcext:value-type="boolean">
            <text:p>FALSE</text:p>
          </table:table-cell>
          <table:table-cell table:style-name="ce42" table:formula="of:=IF(NOT([.C83]); &quot;&quot;; [.B83])">
            <text:p/>
          </table:table-cell>
          <table:table-cell table:number-columns-repeated="5"/>
        </table:table-row>
        <table:table-row table:style-name="ro5">
          <table:table-cell table:number-columns-repeated="2"/>
          <table:table-cell table:style-name="ce16" table:formula="of:=AND(NOT(ISNUMBER(FIND([.A84];COM.MICROSOFT.CONCAT(['Offered modules from TUM online (Master)'.A$6:.A$300])))); NOT(ISBLANK([.A84])))" office:value-type="boolean" office:boolean-value="false" calcext:value-type="boolean">
            <text:p>FALSE</text:p>
          </table:table-cell>
          <table:table-cell table:style-name="ce42" table:formula="of:=IF(NOT([.C84]); &quot;&quot;; [.B84])">
            <text:p/>
          </table:table-cell>
          <table:table-cell table:number-columns-repeated="5"/>
        </table:table-row>
        <table:table-row table:style-name="ro5">
          <table:table-cell table:number-columns-repeated="2"/>
          <table:table-cell table:style-name="ce16" table:formula="of:=AND(NOT(ISNUMBER(FIND([.A85];COM.MICROSOFT.CONCAT(['Offered modules from TUM online (Master)'.A$6:.A$300])))); NOT(ISBLANK([.A85])))" office:value-type="boolean" office:boolean-value="false" calcext:value-type="boolean">
            <text:p>FALSE</text:p>
          </table:table-cell>
          <table:table-cell table:style-name="ce42" table:formula="of:=IF(NOT([.C85]); &quot;&quot;; [.B85])">
            <text:p/>
          </table:table-cell>
          <table:table-cell table:number-columns-repeated="5"/>
        </table:table-row>
        <table:table-row table:style-name="ro5">
          <table:table-cell table:number-columns-repeated="2"/>
          <table:table-cell table:style-name="ce16" table:formula="of:=AND(NOT(ISNUMBER(FIND([.A86];COM.MICROSOFT.CONCAT(['Offered modules from TUM online (Master)'.A$6:.A$300])))); NOT(ISBLANK([.A86])))" office:value-type="boolean" office:boolean-value="false" calcext:value-type="boolean">
            <text:p>FALSE</text:p>
          </table:table-cell>
          <table:table-cell table:style-name="ce42" table:formula="of:=IF(NOT([.C86]); &quot;&quot;; [.B86])">
            <text:p/>
          </table:table-cell>
          <table:table-cell table:number-columns-repeated="5"/>
        </table:table-row>
        <table:table-row table:style-name="ro5">
          <table:table-cell table:number-columns-repeated="2"/>
          <table:table-cell table:style-name="ce16" table:formula="of:=AND(NOT(ISNUMBER(FIND([.A87];COM.MICROSOFT.CONCAT(['Offered modules from TUM online (Master)'.A$6:.A$300])))); NOT(ISBLANK([.A87])))" office:value-type="boolean" office:boolean-value="false" calcext:value-type="boolean">
            <text:p>FALSE</text:p>
          </table:table-cell>
          <table:table-cell table:style-name="ce42" table:formula="of:=IF(NOT([.C87]); &quot;&quot;; [.B87])">
            <text:p/>
          </table:table-cell>
          <table:table-cell table:number-columns-repeated="5"/>
        </table:table-row>
        <table:table-row table:style-name="ro5">
          <table:table-cell table:number-columns-repeated="2"/>
          <table:table-cell table:style-name="ce16" table:formula="of:=AND(NOT(ISNUMBER(FIND([.A88];COM.MICROSOFT.CONCAT(['Offered modules from TUM online (Master)'.A$6:.A$300])))); NOT(ISBLANK([.A88])))" office:value-type="boolean" office:boolean-value="false" calcext:value-type="boolean">
            <text:p>FALSE</text:p>
          </table:table-cell>
          <table:table-cell table:style-name="ce42" table:formula="of:=IF(NOT([.C88]); &quot;&quot;; [.B88])">
            <text:p/>
          </table:table-cell>
          <table:table-cell table:number-columns-repeated="5"/>
        </table:table-row>
        <table:table-row table:style-name="ro5">
          <table:table-cell table:number-columns-repeated="2"/>
          <table:table-cell table:style-name="ce16" table:formula="of:=AND(NOT(ISNUMBER(FIND([.A89];COM.MICROSOFT.CONCAT(['Offered modules from TUM online (Master)'.A$6:.A$300])))); NOT(ISBLANK([.A89])))" office:value-type="boolean" office:boolean-value="false" calcext:value-type="boolean">
            <text:p>FALSE</text:p>
          </table:table-cell>
          <table:table-cell table:style-name="ce42" table:formula="of:=IF(NOT([.C89]); &quot;&quot;; [.B89])">
            <text:p/>
          </table:table-cell>
          <table:table-cell table:number-columns-repeated="5"/>
        </table:table-row>
        <table:table-row table:style-name="ro5">
          <table:table-cell table:number-columns-repeated="2"/>
          <table:table-cell table:style-name="ce16" table:formula="of:=AND(NOT(ISNUMBER(FIND([.A90];COM.MICROSOFT.CONCAT(['Offered modules from TUM online (Master)'.A$6:.A$300])))); NOT(ISBLANK([.A90])))" office:value-type="boolean" office:boolean-value="false" calcext:value-type="boolean">
            <text:p>FALSE</text:p>
          </table:table-cell>
          <table:table-cell table:style-name="ce42" table:formula="of:=IF(NOT([.C90]); &quot;&quot;; [.B90])">
            <text:p/>
          </table:table-cell>
          <table:table-cell table:number-columns-repeated="5"/>
        </table:table-row>
        <table:table-row table:style-name="ro5">
          <table:table-cell table:number-columns-repeated="2"/>
          <table:table-cell table:style-name="ce16" table:formula="of:=AND(NOT(ISNUMBER(FIND([.A91];COM.MICROSOFT.CONCAT(['Offered modules from TUM online (Master)'.A$6:.A$300])))); NOT(ISBLANK([.A91])))" office:value-type="boolean" office:boolean-value="false" calcext:value-type="boolean">
            <text:p>FALSE</text:p>
          </table:table-cell>
          <table:table-cell table:style-name="ce42" table:formula="of:=IF(NOT([.C91]); &quot;&quot;; [.B91])">
            <text:p/>
          </table:table-cell>
          <table:table-cell table:number-columns-repeated="5"/>
        </table:table-row>
        <table:table-row table:style-name="ro5">
          <table:table-cell table:number-columns-repeated="2"/>
          <table:table-cell table:style-name="ce16" table:formula="of:=AND(NOT(ISNUMBER(FIND([.A92];COM.MICROSOFT.CONCAT(['Offered modules from TUM online (Master)'.A$6:.A$300])))); NOT(ISBLANK([.A92])))" office:value-type="boolean" office:boolean-value="false" calcext:value-type="boolean">
            <text:p>FALSE</text:p>
          </table:table-cell>
          <table:table-cell table:style-name="ce42" table:formula="of:=IF(NOT([.C92]); &quot;&quot;; [.B92])">
            <text:p/>
          </table:table-cell>
          <table:table-cell table:number-columns-repeated="5"/>
        </table:table-row>
        <table:table-row table:style-name="ro5">
          <table:table-cell table:number-columns-repeated="2"/>
          <table:table-cell table:style-name="ce16" table:formula="of:=AND(NOT(ISNUMBER(FIND([.A93];COM.MICROSOFT.CONCAT(['Offered modules from TUM online (Master)'.A$6:.A$300])))); NOT(ISBLANK([.A93])))" office:value-type="boolean" office:boolean-value="false" calcext:value-type="boolean">
            <text:p>FALSE</text:p>
          </table:table-cell>
          <table:table-cell table:style-name="ce42" table:formula="of:=IF(NOT([.C93]); &quot;&quot;; [.B93])">
            <text:p/>
          </table:table-cell>
          <table:table-cell table:number-columns-repeated="5"/>
        </table:table-row>
        <table:table-row table:style-name="ro5">
          <table:table-cell table:number-columns-repeated="2"/>
          <table:table-cell table:style-name="ce16" table:formula="of:=AND(NOT(ISNUMBER(FIND([.A94];COM.MICROSOFT.CONCAT(['Offered modules from TUM online (Master)'.A$6:.A$300])))); NOT(ISBLANK([.A94])))" office:value-type="boolean" office:boolean-value="false" calcext:value-type="boolean">
            <text:p>FALSE</text:p>
          </table:table-cell>
          <table:table-cell table:style-name="ce42" table:formula="of:=IF(NOT([.C94]); &quot;&quot;; [.B94])">
            <text:p/>
          </table:table-cell>
          <table:table-cell table:number-columns-repeated="5"/>
        </table:table-row>
        <table:table-row table:style-name="ro5">
          <table:table-cell table:number-columns-repeated="2"/>
          <table:table-cell table:style-name="ce16" table:formula="of:=AND(NOT(ISNUMBER(FIND([.A95];COM.MICROSOFT.CONCAT(['Offered modules from TUM online (Master)'.A$6:.A$300])))); NOT(ISBLANK([.A95])))" office:value-type="boolean" office:boolean-value="false" calcext:value-type="boolean">
            <text:p>FALSE</text:p>
          </table:table-cell>
          <table:table-cell table:style-name="ce42" table:formula="of:=IF(NOT([.C95]); &quot;&quot;; [.B95])">
            <text:p/>
          </table:table-cell>
          <table:table-cell table:number-columns-repeated="5"/>
        </table:table-row>
        <table:table-row table:style-name="ro5">
          <table:table-cell table:number-columns-repeated="2"/>
          <table:table-cell table:style-name="ce16" table:formula="of:=AND(NOT(ISNUMBER(FIND([.A96];COM.MICROSOFT.CONCAT(['Offered modules from TUM online (Master)'.A$6:.A$300])))); NOT(ISBLANK([.A96])))" office:value-type="boolean" office:boolean-value="false" calcext:value-type="boolean">
            <text:p>FALSE</text:p>
          </table:table-cell>
          <table:table-cell table:style-name="ce42" table:formula="of:=IF(NOT([.C96]); &quot;&quot;; [.B96])">
            <text:p/>
          </table:table-cell>
          <table:table-cell table:number-columns-repeated="5"/>
        </table:table-row>
        <table:table-row table:style-name="ro5">
          <table:table-cell table:number-columns-repeated="2"/>
          <table:table-cell table:style-name="ce16" table:formula="of:=AND(NOT(ISNUMBER(FIND([.A97];COM.MICROSOFT.CONCAT(['Offered modules from TUM online (Master)'.A$6:.A$300])))); NOT(ISBLANK([.A97])))" office:value-type="boolean" office:boolean-value="false" calcext:value-type="boolean">
            <text:p>FALSE</text:p>
          </table:table-cell>
          <table:table-cell table:style-name="ce42" table:formula="of:=IF(NOT([.C97]); &quot;&quot;; [.B97])">
            <text:p/>
          </table:table-cell>
          <table:table-cell table:number-columns-repeated="5"/>
        </table:table-row>
        <table:table-row table:style-name="ro5">
          <table:table-cell table:number-columns-repeated="2"/>
          <table:table-cell table:style-name="ce16" table:formula="of:=AND(NOT(ISNUMBER(FIND([.A98];COM.MICROSOFT.CONCAT(['Offered modules from TUM online (Master)'.A$6:.A$300])))); NOT(ISBLANK([.A98])))" office:value-type="boolean" office:boolean-value="false" calcext:value-type="boolean">
            <text:p>FALSE</text:p>
          </table:table-cell>
          <table:table-cell table:style-name="ce42" table:formula="of:=IF(NOT([.C98]); &quot;&quot;; [.B98])">
            <text:p/>
          </table:table-cell>
          <table:table-cell table:number-columns-repeated="5"/>
        </table:table-row>
        <table:table-row table:style-name="ro5">
          <table:table-cell table:number-columns-repeated="2"/>
          <table:table-cell table:style-name="ce16" table:formula="of:=AND(NOT(ISNUMBER(FIND([.A99];COM.MICROSOFT.CONCAT(['Offered modules from TUM online (Master)'.A$6:.A$300])))); NOT(ISBLANK([.A99])))" office:value-type="boolean" office:boolean-value="false" calcext:value-type="boolean">
            <text:p>FALSE</text:p>
          </table:table-cell>
          <table:table-cell table:style-name="ce42" table:formula="of:=IF(NOT([.C99]); &quot;&quot;; [.B99])">
            <text:p/>
          </table:table-cell>
          <table:table-cell table:number-columns-repeated="5"/>
        </table:table-row>
        <table:table-row table:style-name="ro5">
          <table:table-cell table:number-columns-repeated="2"/>
          <table:table-cell table:style-name="ce16" table:formula="of:=AND(NOT(ISNUMBER(FIND([.A100];COM.MICROSOFT.CONCAT(['Offered modules from TUM online (Master)'.A$6:.A$300])))); NOT(ISBLANK([.A100])))" office:value-type="boolean" office:boolean-value="false" calcext:value-type="boolean">
            <text:p>FALSE</text:p>
          </table:table-cell>
          <table:table-cell table:style-name="ce42" table:formula="of:=IF(NOT([.C100]); &quot;&quot;; [.B100])">
            <text:p/>
          </table:table-cell>
          <table:table-cell table:number-columns-repeated="5"/>
        </table:table-row>
        <table:table-row table:style-name="ro5">
          <table:table-cell table:number-columns-repeated="2"/>
          <table:table-cell table:style-name="ce16" table:formula="of:=AND(NOT(ISNUMBER(FIND([.A101];COM.MICROSOFT.CONCAT(['Offered modules from TUM online (Master)'.A$6:.A$300])))); NOT(ISBLANK([.A101])))" office:value-type="boolean" office:boolean-value="false" calcext:value-type="boolean">
            <text:p>FALSE</text:p>
          </table:table-cell>
          <table:table-cell table:style-name="ce42" table:formula="of:=IF(NOT([.C101]); &quot;&quot;; [.B101])">
            <text:p/>
          </table:table-cell>
          <table:table-cell table:number-columns-repeated="5"/>
        </table:table-row>
        <table:table-row table:style-name="ro5">
          <table:table-cell table:number-columns-repeated="2"/>
          <table:table-cell table:style-name="ce16" table:formula="of:=AND(NOT(ISNUMBER(FIND([.A102];COM.MICROSOFT.CONCAT(['Offered modules from TUM online (Master)'.A$6:.A$300])))); NOT(ISBLANK([.A102])))" office:value-type="boolean" office:boolean-value="false" calcext:value-type="boolean">
            <text:p>FALSE</text:p>
          </table:table-cell>
          <table:table-cell table:style-name="ce42" table:formula="of:=IF(NOT([.C102]); &quot;&quot;; [.B102])">
            <text:p/>
          </table:table-cell>
          <table:table-cell table:number-columns-repeated="5"/>
        </table:table-row>
        <table:table-row table:style-name="ro5">
          <table:table-cell table:number-columns-repeated="2"/>
          <table:table-cell table:style-name="ce16" table:formula="of:=AND(NOT(ISNUMBER(FIND([.A103];COM.MICROSOFT.CONCAT(['Offered modules from TUM online (Master)'.A$6:.A$300])))); NOT(ISBLANK([.A103])))" office:value-type="boolean" office:boolean-value="false" calcext:value-type="boolean">
            <text:p>FALSE</text:p>
          </table:table-cell>
          <table:table-cell table:style-name="ce42" table:formula="of:=IF(NOT([.C103]); &quot;&quot;; [.B103])">
            <text:p/>
          </table:table-cell>
          <table:table-cell table:number-columns-repeated="5"/>
        </table:table-row>
        <table:table-row table:style-name="ro5">
          <table:table-cell table:number-columns-repeated="2"/>
          <table:table-cell table:style-name="ce16" table:formula="of:=IF(ISBLANK([.A104]); &quot;&quot;; ISNUMBER(FIND([.A104];COM.MICROSOFT.CONCAT(['Offered modules from TUM online (Master)'.A$6:.A$197]))))">
            <text:p/>
          </table:table-cell>
          <table:table-cell table:style-name="ce42" table:formula="of:=IF(OR(ISBLANK([.A104]); [.C104]); &quot;&quot;; [.B104])">
            <text:p/>
          </table:table-cell>
          <table:table-cell table:number-columns-repeated="5"/>
        </table:table-row>
        <table:table-row table:style-name="ro5">
          <table:table-cell table:number-columns-repeated="2"/>
          <table:table-cell table:style-name="ce16" table:formula="of:=IF(ISBLANK([.A105]); &quot;&quot;; ISNUMBER(FIND([.A105];COM.MICROSOFT.CONCAT(['Offered modules from TUM online (Master)'.A$6:.A$197]))))">
            <text:p/>
          </table:table-cell>
          <table:table-cell table:style-name="ce42" table:formula="of:=IF(OR(ISBLANK([.A105]); [.C105]); &quot;&quot;; [.B105])">
            <text:p/>
          </table:table-cell>
          <table:table-cell table:number-columns-repeated="5"/>
        </table:table-row>
        <table:table-row table:style-name="ro5">
          <table:table-cell table:number-columns-repeated="2"/>
          <table:table-cell table:style-name="ce16" table:formula="of:=IF(ISBLANK([.A106]); &quot;&quot;; ISNUMBER(FIND([.A106];COM.MICROSOFT.CONCAT(['Offered modules from TUM online (Master)'.A$6:.A$197]))))">
            <text:p/>
          </table:table-cell>
          <table:table-cell table:style-name="ce42" table:formula="of:=IF(OR(ISBLANK([.A106]); [.C106]); &quot;&quot;; [.B106])">
            <text:p/>
          </table:table-cell>
          <table:table-cell table:number-columns-repeated="5"/>
        </table:table-row>
        <table:table-row table:style-name="ro5">
          <table:table-cell table:number-columns-repeated="2"/>
          <table:table-cell table:style-name="ce16" table:formula="of:=IF(ISBLANK([.A107]); &quot;&quot;; ISNUMBER(FIND([.A107];COM.MICROSOFT.CONCAT(['Offered modules from TUM online (Master)'.A$6:.A$197]))))">
            <text:p/>
          </table:table-cell>
          <table:table-cell table:style-name="ce42" table:formula="of:=IF(OR(ISBLANK([.A107]); [.C107]); &quot;&quot;; [.B107])">
            <text:p/>
          </table:table-cell>
          <table:table-cell table:number-columns-repeated="5"/>
        </table:table-row>
        <table:table-row table:style-name="ro5">
          <table:table-cell table:number-columns-repeated="2"/>
          <table:table-cell table:style-name="ce16" table:formula="of:=IF(ISBLANK([.A108]); &quot;&quot;; ISNUMBER(FIND([.A108];COM.MICROSOFT.CONCAT(['Offered modules from TUM online (Master)'.A$6:.A$197]))))">
            <text:p/>
          </table:table-cell>
          <table:table-cell table:style-name="ce42" table:formula="of:=IF(OR(ISBLANK([.A108]); [.C108]); &quot;&quot;; [.B108])">
            <text:p/>
          </table:table-cell>
          <table:table-cell table:number-columns-repeated="5"/>
        </table:table-row>
        <table:table-row table:style-name="ro5">
          <table:table-cell table:number-columns-repeated="2"/>
          <table:table-cell table:style-name="ce16" table:formula="of:=IF(ISBLANK([.A109]); &quot;&quot;; ISNUMBER(FIND([.A109];COM.MICROSOFT.CONCAT(['Offered modules from TUM online (Master)'.A$6:.A$197]))))">
            <text:p/>
          </table:table-cell>
          <table:table-cell table:style-name="ce42" table:formula="of:=IF(OR(ISBLANK([.A109]); [.C109]); &quot;&quot;; [.B109])">
            <text:p/>
          </table:table-cell>
          <table:table-cell table:number-columns-repeated="5"/>
        </table:table-row>
        <table:table-row table:style-name="ro5">
          <table:table-cell table:number-columns-repeated="2"/>
          <table:table-cell table:style-name="ce16" table:formula="of:=IF(ISBLANK([.A110]); &quot;&quot;; ISNUMBER(FIND([.A110];COM.MICROSOFT.CONCAT(['Offered modules from TUM online (Master)'.A$6:.A$197]))))">
            <text:p/>
          </table:table-cell>
          <table:table-cell table:style-name="ce42" table:formula="of:=IF(OR(ISBLANK([.A110]); [.C110]); &quot;&quot;; [.B110])">
            <text:p/>
          </table:table-cell>
          <table:table-cell table:number-columns-repeated="5"/>
        </table:table-row>
        <table:table-row table:style-name="ro5">
          <table:table-cell table:number-columns-repeated="2"/>
          <table:table-cell table:style-name="ce16" table:formula="of:=IF(ISBLANK([.A111]); &quot;&quot;; ISNUMBER(FIND([.A111];COM.MICROSOFT.CONCAT(['Offered modules from TUM online (Master)'.A$6:.A$197]))))">
            <text:p/>
          </table:table-cell>
          <table:table-cell table:style-name="ce42" table:formula="of:=IF(OR(ISBLANK([.A111]); [.C111]); &quot;&quot;; [.B111])">
            <text:p/>
          </table:table-cell>
          <table:table-cell table:number-columns-repeated="5"/>
        </table:table-row>
        <table:table-row table:style-name="ro5">
          <table:table-cell table:number-columns-repeated="2"/>
          <table:table-cell table:style-name="ce16" table:formula="of:=IF(ISBLANK([.A112]); &quot;&quot;; ISNUMBER(FIND([.A112];COM.MICROSOFT.CONCAT(['Offered modules from TUM online (Master)'.A$6:.A$197]))))">
            <text:p/>
          </table:table-cell>
          <table:table-cell table:style-name="ce42" table:formula="of:=IF(OR(ISBLANK([.A112]); [.C112]); &quot;&quot;; [.B112])">
            <text:p/>
          </table:table-cell>
          <table:table-cell table:number-columns-repeated="5"/>
        </table:table-row>
        <table:table-row table:style-name="ro5">
          <table:table-cell table:number-columns-repeated="2"/>
          <table:table-cell table:style-name="ce16" table:formula="of:=IF(ISBLANK([.A113]); &quot;&quot;; ISNUMBER(FIND([.A113];COM.MICROSOFT.CONCAT(['Offered modules from TUM online (Master)'.A$6:.A$197]))))">
            <text:p/>
          </table:table-cell>
          <table:table-cell table:style-name="ce42" table:formula="of:=IF(OR(ISBLANK([.A113]); [.C113]); &quot;&quot;; [.B113])">
            <text:p/>
          </table:table-cell>
          <table:table-cell table:number-columns-repeated="5"/>
        </table:table-row>
        <table:table-row table:style-name="ro5">
          <table:table-cell table:number-columns-repeated="2"/>
          <table:table-cell table:style-name="ce16" table:formula="of:=IF(ISBLANK([.A114]); &quot;&quot;; ISNUMBER(FIND([.A114];COM.MICROSOFT.CONCAT(['Offered modules from TUM online (Master)'.A$6:.A$197]))))">
            <text:p/>
          </table:table-cell>
          <table:table-cell table:style-name="ce42" table:formula="of:=IF(OR(ISBLANK([.A114]); [.C114]); &quot;&quot;; [.B114])">
            <text:p/>
          </table:table-cell>
          <table:table-cell table:number-columns-repeated="5"/>
        </table:table-row>
        <table:table-row table:style-name="ro5">
          <table:table-cell table:number-columns-repeated="2"/>
          <table:table-cell table:style-name="ce16" table:formula="of:=IF(ISBLANK([.A115]); &quot;&quot;; ISNUMBER(FIND([.A115];COM.MICROSOFT.CONCAT(['Offered modules from TUM online (Master)'.A$6:.A$197]))))">
            <text:p/>
          </table:table-cell>
          <table:table-cell table:style-name="ce42" table:formula="of:=IF(OR(ISBLANK([.A115]); [.C115]); &quot;&quot;; [.B115])">
            <text:p/>
          </table:table-cell>
          <table:table-cell table:number-columns-repeated="5"/>
        </table:table-row>
        <table:table-row table:style-name="ro5">
          <table:table-cell table:number-columns-repeated="2"/>
          <table:table-cell table:style-name="ce16" table:formula="of:=IF(ISBLANK([.A116]); &quot;&quot;; ISNUMBER(FIND([.A116];COM.MICROSOFT.CONCAT(['Offered modules from TUM online (Master)'.A$6:.A$197]))))">
            <text:p/>
          </table:table-cell>
          <table:table-cell table:style-name="ce42" table:formula="of:=IF(OR(ISBLANK([.A116]); [.C116]); &quot;&quot;; [.B116])">
            <text:p/>
          </table:table-cell>
          <table:table-cell table:number-columns-repeated="5"/>
        </table:table-row>
        <table:table-row table:style-name="ro5">
          <table:table-cell table:number-columns-repeated="2"/>
          <table:table-cell table:style-name="ce16" table:formula="of:=IF(ISBLANK([.A117]); &quot;&quot;; ISNUMBER(FIND([.A117];COM.MICROSOFT.CONCAT(['Offered modules from TUM online (Master)'.A$6:.A$197]))))">
            <text:p/>
          </table:table-cell>
          <table:table-cell table:style-name="ce42" table:formula="of:=IF(OR(ISBLANK([.A117]); [.C117]); &quot;&quot;; [.B117])">
            <text:p/>
          </table:table-cell>
          <table:table-cell table:number-columns-repeated="5"/>
        </table:table-row>
        <table:table-row table:style-name="ro5">
          <table:table-cell table:number-columns-repeated="2"/>
          <table:table-cell table:style-name="ce16" table:formula="of:=IF(ISBLANK([.A118]); &quot;&quot;; ISNUMBER(FIND([.A118];COM.MICROSOFT.CONCAT(['Offered modules from TUM online (Master)'.A$6:.A$197]))))">
            <text:p/>
          </table:table-cell>
          <table:table-cell table:style-name="ce42" table:formula="of:=IF(OR(ISBLANK([.A118]); [.C118]); &quot;&quot;; [.B118])">
            <text:p/>
          </table:table-cell>
          <table:table-cell table:number-columns-repeated="5"/>
        </table:table-row>
        <table:table-row table:style-name="ro5" table:number-rows-repeated="126">
          <table:table-cell table:number-columns-repeated="9"/>
        </table:table-row>
        <table:table-row table:style-name="ro5">
          <table:table-cell table:number-columns-repeated="9"/>
        </table:table-row>
      </table:table>
      <table:named-expressions>
        <table:named-range table:name="ALG" table:base-cell-address="$'Modules by Master Areas'.$A$6" table:cell-range-address="$'Modules by Master Areas'.$A$6"/>
        <table:named-range table:name="CGV" table:base-cell-address="$'Modules by Master Areas'.$A$16" table:cell-range-address="$'Modules by Master Areas'.$A$19"/>
        <table:named-range table:name="DBI" table:base-cell-address="$'Modules by Master Areas'.$A$38" table:cell-range-address="$'Modules by Master Areas'.$A$41"/>
        <table:named-range table:name="DBM" table:base-cell-address="$'Modules by Master Areas'.$A$48" table:cell-range-address="$'Modules by Master Areas'.$A$51"/>
        <table:named-range table:name="FMA" table:base-cell-address="$'Modules by Master Areas'.$A$78" table:cell-range-address="$'Modules by Master Areas'.$A$81"/>
        <table:named-range table:name="HPC" table:base-cell-address="$'Modules by Master Areas'.$A$166" table:cell-range-address="$'Modules by Master Areas'.$A$169"/>
        <table:named-range table:name="MLA" table:base-cell-address="$'Modules by Master Areas'.$A$99" table:cell-range-address="$'Modules by Master Areas'.$A$102"/>
        <table:named-range table:name="oZ" table:base-cell-address="$'Modules by Master Areas'.$A$182" table:cell-range-address="$'Modules by Master Areas'.$A$185"/>
        <table:named-range table:name="ROB" table:base-cell-address="$'Modules by Master Areas'.$A$135" table:cell-range-address="$'Modules by Master Areas'.$A$138"/>
        <table:named-range table:name="RRV" table:base-cell-address="$'Modules by Master Areas'.$A$118" table:cell-range-address="$'Modules by Master Areas'.$A$121"/>
        <table:named-range table:name="SE" table:base-cell-address="$'Modules by Master Areas'.$A$60" table:cell-range-address="$'Modules by Master Areas'.$A$63"/>
        <table:named-range table:name="SP" table:base-cell-address="$'Modules by Master Areas'.$A$153" table:cell-range-address="$'Modules by Master Areas'.$A$156"/>
      </table:named-expressions>
      <table:database-ranges>
        <table:database-range table:name="__Anonymous_Sheet_DB__0" table:target-range-address="'Modules by Master Areas'.A3:'Modules by Master Areas'.J501" table:display-filter-buttons="true" table:orientation="column">
          <table:filter>
            <table:filter-and>
              <table:filter-condition table:value="(leave free for spacing)" table:operator="=" table:field-number="7">
                <table:filter-set-item table:value="(leave free for spacing)"/>
                <table:filter-set-item table:value="TRUE"/>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IE" style:font-name-asian="Droid Sans Fallback"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1.001cm" fo:page-height="29.7cm" fo:margin-top="2cm" fo:margin-bottom="1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0T21:25:41.402990211</meta:creation-date>
    <dc:date>2023-03-30T20:10:18.540018222</dc:date>
    <meta:editing-duration>P2DT38M46S</meta:editing-duration>
    <meta:editing-cycles>26</meta:editing-cycles>
    <meta:generator>LibreOffice/7.4.5.1$Linux_X86_64 LibreOffice_project/40$Build-1</meta:generator>
    <meta:document-statistic meta:table-count="3" meta:cell-count="2738" meta:object-count="0"/>
  </office:meta>
</office:document-meta>
</file>